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Consolas5"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7cm" fo:margin-right="0cm" fo:text-indent="0cm" style:auto-text-indent="false" style:text-autospace="none"/>
    </style:style>
    <style:style style:name="P4" style:family="paragraph" style:parent-style-name="Standard">
      <style:paragraph-properties fo:margin-left="1.27cm" fo:margin-right="0cm" fo:text-indent="0cm" style:auto-text-indent="false"/>
      <style:text-properties officeooo:paragraph-rsid="002cb487"/>
    </style:style>
    <style:style style:name="P5" style:family="paragraph" style:parent-style-name="def">
      <style:paragraph-properties fo:margin-left="1.27cm" fo:margin-right="0cm" fo:text-indent="0cm" style:auto-text-indent="false"/>
      <style:text-properties officeooo:paragraph-rsid="0018535a"/>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8" style:family="paragraph" style:parent-style-name="Standard">
      <style:paragraph-properties>
        <style:tab-stops/>
      </style:paragraph-properties>
    </style:style>
    <style:style style:name="P9" style:family="paragraph" style:parent-style-name="Standard">
      <style:text-properties officeooo:paragraph-rsid="00252619"/>
    </style:style>
    <style:style style:name="P10" style:family="paragraph" style:parent-style-name="Standard">
      <style:text-properties officeooo:paragraph-rsid="0039b1f8"/>
    </style:style>
    <style:style style:name="P11" style:family="paragraph" style:parent-style-name="Standard">
      <style:text-properties officeooo:paragraph-rsid="00404588"/>
    </style:style>
    <style:style style:name="P12" style:family="paragraph" style:parent-style-name="Standard">
      <style:text-properties officeooo:paragraph-rsid="00418a74"/>
    </style:style>
    <style:style style:name="P13" style:family="paragraph" style:parent-style-name="Standard">
      <style:text-properties officeooo:paragraph-rsid="0043ed72"/>
    </style:style>
    <style:style style:name="P14" style:family="paragraph" style:parent-style-name="Standard">
      <style:text-properties officeooo:paragraph-rsid="0044bc53"/>
    </style:style>
    <style:style style:name="P15" style:family="paragraph" style:parent-style-name="Standard">
      <style:text-properties officeooo:paragraph-rsid="00499e7e"/>
    </style:style>
    <style:style style:name="P16" style:family="paragraph" style:parent-style-name="Standard">
      <style:text-properties officeooo:paragraph-rsid="004afa0c"/>
    </style:style>
    <style:style style:name="P17" style:family="paragraph" style:parent-style-name="Standard">
      <style:text-properties officeooo:paragraph-rsid="004b17d5"/>
    </style:style>
    <style:style style:name="P18" style:family="paragraph" style:parent-style-name="Standard">
      <style:paragraph-properties fo:margin-left="0cm" fo:margin-right="0cm" fo:text-indent="0cm" style:auto-text-indent="false">
        <style:tab-stops/>
      </style:paragraph-properties>
    </style:style>
    <style:style style:name="P19"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20" style:family="paragraph" style:parent-style-name="Standard">
      <style:paragraph-properties fo:margin-left="0cm" fo:margin-right="0cm" fo:text-indent="0cm" style:auto-text-indent="false"/>
      <style:text-properties officeooo:paragraph-rsid="004b17d5"/>
    </style:style>
    <style:style style:name="P21" style:family="paragraph" style:parent-style-name="def">
      <style:text-properties officeooo:paragraph-rsid="0011d3e2"/>
    </style:style>
    <style:style style:name="P22" style:family="paragraph" style:parent-style-name="def">
      <style:text-properties officeooo:paragraph-rsid="0012f898"/>
    </style:style>
    <style:style style:name="P23" style:family="paragraph" style:parent-style-name="def">
      <style:text-properties officeooo:paragraph-rsid="0022bf94"/>
    </style:style>
    <style:style style:name="P24" style:family="paragraph" style:parent-style-name="Standard">
      <style:paragraph-properties fo:margin-left="3.81cm" fo:margin-right="0cm" fo:text-indent="-0.635cm" style:auto-text-indent="false"/>
    </style:style>
    <style:style style:name="P25"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26" style:family="paragraph" style:parent-style-name="Standard">
      <style:paragraph-properties fo:margin-left="1.27cm" fo:margin-right="0cm" fo:text-indent="-0.635cm" style:auto-text-indent="false"/>
      <style:text-properties officeooo:paragraph-rsid="004afa0c"/>
    </style:style>
    <style:style style:name="P27" style:family="paragraph" style:parent-style-name="Standard">
      <style:paragraph-properties fo:margin-left="3.81cm" fo:margin-right="0cm" fo:text-indent="0cm" style:auto-text-indent="false"/>
    </style:style>
    <style:style style:name="P28" style:family="paragraph" style:parent-style-name="Standard">
      <style:paragraph-properties fo:margin-left="1.905cm" fo:margin-right="0cm" fo:text-indent="0cm" style:auto-text-indent="false"/>
      <style:text-properties officeooo:paragraph-rsid="00372a43"/>
    </style:style>
    <style:style style:name="P29" style:family="paragraph" style:parent-style-name="Standard" style:list-style-name="L15">
      <style:text-properties officeooo:paragraph-rsid="0010ac81"/>
    </style:style>
    <style:style style:name="P30"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31"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32"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33"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34"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35"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36"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37"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38"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39"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0"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41"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42" style:family="paragraph" style:parent-style-name="Standard" style:list-style-name="L25">
      <style:text-properties fo:color="#000000" style:font-name="Consolas" fo:font-size="9.5pt" officeooo:paragraph-rsid="00369ebc" fo:background-color="#0000ff" style:font-size-asian="9.5pt"/>
    </style:style>
    <style:style style:name="P43" style:family="paragraph" style:parent-style-name="Standard" style:list-style-name="L27">
      <style:text-properties fo:color="#000000" style:font-name="Consolas" fo:font-size="9.5pt" fo:background-color="#0000ff" style:font-size-asian="9.5pt"/>
    </style:style>
    <style:style style:name="P44" style:family="paragraph" style:parent-style-name="Standard" style:list-style-name="L29">
      <style:text-properties fo:color="#000000" style:font-name="Consolas" fo:font-size="9.5pt" fo:background-color="#0000ff" style:font-size-asian="9.5pt"/>
    </style:style>
    <style:style style:name="P45" style:family="paragraph" style:parent-style-name="Standard" style:list-style-name="L30">
      <style:text-properties fo:color="#000000" style:font-name="Consolas" fo:font-size="9.5pt" fo:background-color="#0000ff" style:font-size-asian="9.5pt"/>
    </style:style>
    <style:style style:name="P46" style:family="paragraph" style:parent-style-name="Standard" style:list-style-name="L31">
      <style:text-properties fo:color="#000000" style:font-name="Consolas" fo:font-size="9.5pt" fo:background-color="#0000ff" style:font-size-asian="9.5pt"/>
    </style:style>
    <style:style style:name="P47" style:family="paragraph" style:parent-style-name="Standard" style:list-style-name="L32">
      <style:text-properties fo:color="#000000" style:font-name="Consolas" fo:font-size="9.5pt" fo:background-color="#0000ff" style:font-size-asian="9.5pt"/>
    </style:style>
    <style:style style:name="P48" style:family="paragraph" style:parent-style-name="Standard" style:list-style-name="L16"/>
    <style:style style:name="P49" style:family="paragraph" style:parent-style-name="Standard" style:list-style-name="L16">
      <style:paragraph-properties style:text-autospace="none"/>
    </style:style>
    <style:style style:name="P50" style:family="paragraph" style:parent-style-name="Standard" style:list-style-name="L16">
      <style:paragraph-properties style:text-autospace="none"/>
      <style:text-properties officeooo:paragraph-rsid="0010ac81"/>
    </style:style>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8">
      <style:text-properties officeooo:paragraph-rsid="0010ac81"/>
    </style:style>
    <style:style style:name="P54" style:family="paragraph" style:parent-style-name="Standard" style:list-style-name="L19"/>
    <style:style style:name="P55" style:family="paragraph" style:parent-style-name="Standard" style:list-style-name="L20">
      <style:paragraph-properties>
        <style:tab-stops/>
      </style:paragraph-properties>
    </style:style>
    <style:style style:name="P56" style:family="paragraph" style:parent-style-name="Standard" style:list-style-name="L21">
      <style:paragraph-properties>
        <style:tab-stops/>
      </style:paragraph-properties>
    </style:style>
    <style:style style:name="P57" style:family="paragraph" style:parent-style-name="Standard" style:list-style-name="L21">
      <style:paragraph-properties>
        <style:tab-stops/>
      </style:paragraph-properties>
      <style:text-properties officeooo:paragraph-rsid="0010ac81"/>
    </style:style>
    <style:style style:name="P58" style:family="paragraph" style:parent-style-name="Standard" style:list-style-name="L19">
      <style:paragraph-properties>
        <style:tab-stops/>
      </style:paragraph-properties>
    </style:style>
    <style:style style:name="P59" style:family="paragraph" style:parent-style-name="Standard" style:list-style-name="L22">
      <style:paragraph-properties style:text-autospace="none">
        <style:tab-stops/>
      </style:paragraph-properties>
    </style:style>
    <style:style style:name="P60" style:family="paragraph" style:parent-style-name="Standard" style:list-style-name="L22">
      <style:paragraph-properties style:text-autospace="none"/>
    </style:style>
    <style:style style:name="P61"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62"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63"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64"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65" style:family="paragraph" style:parent-style-name="Standard" style:list-style-name="L23">
      <style:paragraph-properties style:text-autospace="none"/>
    </style:style>
    <style:style style:name="P66" style:family="paragraph" style:parent-style-name="Standard" style:list-style-name="L24"/>
    <style:style style:name="P67" style:family="paragraph" style:parent-style-name="Standard" style:list-style-name="L24">
      <style:text-properties officeooo:paragraph-rsid="0011d3e2"/>
    </style:style>
    <style:style style:name="P68" style:family="paragraph" style:parent-style-name="Standard" style:list-style-name="L24">
      <style:text-properties officeooo:paragraph-rsid="0014da3d"/>
    </style:style>
    <style:style style:name="P69" style:family="paragraph" style:parent-style-name="Standard" style:list-style-name="L24">
      <style:text-properties officeooo:paragraph-rsid="0012f898"/>
    </style:style>
    <style:style style:name="P70" style:family="paragraph" style:parent-style-name="Standard" style:list-style-name="L24">
      <style:text-properties officeooo:paragraph-rsid="00252619"/>
    </style:style>
    <style:style style:name="P71" style:family="paragraph" style:parent-style-name="Standard" style:list-style-name="L24">
      <style:text-properties officeooo:paragraph-rsid="00271117"/>
    </style:style>
    <style:style style:name="P72" style:family="paragraph" style:parent-style-name="Standard" style:list-style-name="L24">
      <style:text-properties officeooo:paragraph-rsid="0018535a"/>
    </style:style>
    <style:style style:name="P73" style:family="paragraph" style:parent-style-name="Standard" style:list-style-name="L24">
      <style:text-properties officeooo:paragraph-rsid="0019e517"/>
    </style:style>
    <style:style style:name="P74" style:family="paragraph" style:parent-style-name="Standard" style:list-style-name="L24">
      <style:text-properties officeooo:paragraph-rsid="00287726"/>
    </style:style>
    <style:style style:name="P75" style:family="paragraph" style:parent-style-name="Standard" style:list-style-name="L24">
      <style:text-properties officeooo:paragraph-rsid="001ef108"/>
    </style:style>
    <style:style style:name="P76" style:family="paragraph" style:parent-style-name="Standard" style:list-style-name="L25"/>
    <style:style style:name="P77" style:family="paragraph" style:parent-style-name="Standard" style:list-style-name="L25">
      <style:text-properties officeooo:paragraph-rsid="0022bf94"/>
    </style:style>
    <style:style style:name="P78" style:family="paragraph" style:parent-style-name="Standard" style:list-style-name="L25">
      <style:text-properties officeooo:paragraph-rsid="00329f2b"/>
    </style:style>
    <style:style style:name="P79" style:family="paragraph" style:parent-style-name="Standard" style:list-style-name="L25">
      <style:text-properties officeooo:paragraph-rsid="002cb487"/>
    </style:style>
    <style:style style:name="P80" style:family="paragraph" style:parent-style-name="Standard" style:list-style-name="L25">
      <style:text-properties officeooo:paragraph-rsid="002e5921"/>
    </style:style>
    <style:style style:name="P81" style:family="paragraph" style:parent-style-name="Standard" style:list-style-name="L25">
      <style:text-properties officeooo:paragraph-rsid="0034026c"/>
    </style:style>
    <style:style style:name="P82" style:family="paragraph" style:parent-style-name="Standard" style:list-style-name="L25">
      <style:text-properties officeooo:paragraph-rsid="00338774"/>
    </style:style>
    <style:style style:name="P83" style:family="paragraph" style:parent-style-name="Standard" style:list-style-name="L25">
      <style:text-properties officeooo:paragraph-rsid="0034f8d8"/>
    </style:style>
    <style:style style:name="P84" style:family="paragraph" style:parent-style-name="Standard" style:list-style-name="L25">
      <style:text-properties officeooo:paragraph-rsid="00353f14"/>
    </style:style>
    <style:style style:name="P85" style:family="paragraph" style:parent-style-name="Standard" style:list-style-name="L25">
      <style:text-properties officeooo:paragraph-rsid="00365163"/>
    </style:style>
    <style:style style:name="P86" style:family="paragraph" style:parent-style-name="Standard" style:list-style-name="L25">
      <style:text-properties officeooo:paragraph-rsid="00369ebc"/>
    </style:style>
    <style:style style:name="P87" style:family="paragraph" style:parent-style-name="Standard" style:list-style-name="L25">
      <style:text-properties officeooo:paragraph-rsid="00372a43"/>
    </style:style>
    <style:style style:name="P88" style:family="paragraph" style:parent-style-name="Standard" style:list-style-name="L25">
      <style:text-properties officeooo:paragraph-rsid="0039b1f8"/>
    </style:style>
    <style:style style:name="P89" style:family="paragraph" style:parent-style-name="Standard" style:list-style-name="L26">
      <style:text-properties officeooo:paragraph-rsid="00372a43"/>
    </style:style>
    <style:style style:name="P90" style:family="paragraph" style:parent-style-name="Standard" style:list-style-name="L27"/>
    <style:style style:name="P91" style:family="paragraph" style:parent-style-name="Standard" style:list-style-name="L27">
      <style:text-properties officeooo:paragraph-rsid="0039b1f8"/>
    </style:style>
    <style:style style:name="P92" style:family="paragraph" style:parent-style-name="Standard" style:list-style-name="L27">
      <style:text-properties officeooo:paragraph-rsid="003a8024"/>
    </style:style>
    <style:style style:name="P93" style:family="paragraph" style:parent-style-name="Standard" style:list-style-name="L27">
      <style:text-properties officeooo:paragraph-rsid="003b657a"/>
    </style:style>
    <style:style style:name="P94" style:family="paragraph" style:parent-style-name="Standard" style:list-style-name="L27">
      <style:text-properties officeooo:paragraph-rsid="003dd99e"/>
    </style:style>
    <style:style style:name="P95" style:family="paragraph" style:parent-style-name="Standard" style:list-style-name="L27">
      <style:text-properties officeooo:paragraph-rsid="003fb893"/>
    </style:style>
    <style:style style:name="P96" style:family="paragraph" style:parent-style-name="Standard" style:list-style-name="L28"/>
    <style:style style:name="P97" style:family="paragraph" style:parent-style-name="Standard" style:list-style-name="L28">
      <style:text-properties officeooo:paragraph-rsid="00404588"/>
    </style:style>
    <style:style style:name="P98" style:family="paragraph" style:parent-style-name="Standard" style:list-style-name="L28">
      <style:text-properties officeooo:paragraph-rsid="00418a74"/>
    </style:style>
    <style:style style:name="P99" style:family="paragraph" style:parent-style-name="Standard" style:list-style-name="L28">
      <style:text-properties officeooo:paragraph-rsid="0043312f"/>
    </style:style>
    <style:style style:name="P100" style:family="paragraph" style:parent-style-name="Standard" style:list-style-name="L29"/>
    <style:style style:name="P101" style:family="paragraph" style:parent-style-name="Standard" style:list-style-name="L29">
      <style:text-properties officeooo:paragraph-rsid="0043ed72"/>
    </style:style>
    <style:style style:name="P102" style:family="paragraph" style:parent-style-name="Standard" style:list-style-name="L29">
      <style:text-properties officeooo:paragraph-rsid="00446018"/>
    </style:style>
    <style:style style:name="P103" style:family="paragraph" style:parent-style-name="Standard" style:list-style-name="L30"/>
    <style:style style:name="P104" style:family="paragraph" style:parent-style-name="Standard" style:list-style-name="L30">
      <style:text-properties officeooo:paragraph-rsid="0044bc53"/>
    </style:style>
    <style:style style:name="P105" style:family="paragraph" style:parent-style-name="Standard" style:list-style-name="L30">
      <style:text-properties officeooo:paragraph-rsid="00499e7e"/>
    </style:style>
    <style:style style:name="P106" style:family="paragraph" style:parent-style-name="Standard" style:list-style-name="L30">
      <style:text-properties officeooo:paragraph-rsid="004832b7"/>
    </style:style>
    <style:style style:name="P107" style:family="paragraph" style:parent-style-name="Standard" style:list-style-name="L31"/>
    <style:style style:name="P108" style:family="paragraph" style:parent-style-name="Standard" style:list-style-name="L31">
      <style:text-properties officeooo:paragraph-rsid="00499e7e"/>
    </style:style>
    <style:style style:name="P109" style:family="paragraph" style:parent-style-name="Standard" style:list-style-name="L32"/>
    <style:style style:name="P110" style:family="paragraph" style:parent-style-name="Standard" style:list-style-name="L32">
      <style:text-properties officeooo:paragraph-rsid="004afa0c"/>
    </style:style>
    <style:style style:name="P111" style:family="paragraph" style:parent-style-name="Standard" style:list-style-name="L33"/>
    <style:style style:name="P112" style:family="paragraph" style:parent-style-name="Standard" style:list-style-name="L33">
      <style:text-properties officeooo:paragraph-rsid="004b17d5"/>
    </style:style>
    <style:style style:name="P113" style:family="paragraph" style:parent-style-name="Standard" style:list-style-name="L34">
      <style:text-properties officeooo:paragraph-rsid="004b17d5"/>
    </style:style>
    <style:style style:name="P114" style:family="paragraph" style:parent-style-name="Standard" style:list-style-name="L34">
      <style:text-properties officeooo:paragraph-rsid="004c1643"/>
    </style:style>
    <style:style style:name="P115" style:family="paragraph" style:parent-style-name="Standard">
      <style:text-properties officeooo:paragraph-rsid="004c1643"/>
    </style:style>
    <style:style style:name="P116" style:family="paragraph" style:parent-style-name="Standard">
      <style:text-properties officeooo:paragraph-rsid="004d9fab"/>
    </style:style>
    <style:style style:name="P117" style:family="paragraph" style:parent-style-name="Standard" style:list-style-name="L36"/>
    <style:style style:name="P118" style:family="paragraph" style:parent-style-name="Standard" style:list-style-name="L36">
      <style:text-properties officeooo:paragraph-rsid="004d9fab"/>
    </style:style>
    <style:style style:name="P119" style:family="paragraph" style:parent-style-name="Standard" style:list-style-name="L36">
      <style:text-properties officeooo:paragraph-rsid="004dc8c5"/>
    </style:style>
    <style:style style:name="P120" style:family="paragraph" style:parent-style-name="Standard" style:list-style-name="L36">
      <style:text-properties officeooo:paragraph-rsid="004e2bd0"/>
    </style:style>
    <style:style style:name="P121" style:family="paragraph" style:parent-style-name="Standard" style:list-style-name="L36">
      <style:text-properties officeooo:paragraph-rsid="004fcbd2"/>
    </style:style>
    <style:style style:name="P122" style:family="paragraph" style:parent-style-name="Standard" style:list-style-name="L36">
      <style:text-properties officeooo:paragraph-rsid="0050783a"/>
    </style:style>
    <style:style style:name="P123"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24"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25" style:family="paragraph" style:parent-style-name="Standard" style:list-style-name="L19">
      <style:paragraph-properties fo:margin-left="2.619cm" fo:margin-right="0cm" fo:text-indent="-0.635cm" style:auto-text-indent="false"/>
    </style:style>
    <style:style style:name="P126"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27"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28"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29"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30"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31"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32"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33"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34"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35"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36"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37"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38"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39" style:family="paragraph" style:parent-style-name="Standard" style:list-style-name="L24">
      <style:paragraph-properties fo:margin-left="2.54cm" fo:margin-right="0cm" fo:text-indent="-0.635cm" style:auto-text-indent="false"/>
    </style:style>
    <style:style style:name="P140" style:family="paragraph" style:parent-style-name="Standard" style:list-style-name="L25">
      <style:paragraph-properties fo:margin-left="2.54cm" fo:margin-right="0cm" fo:text-indent="-0.635cm" style:auto-text-indent="false"/>
    </style:style>
    <style:style style:name="P141" style:family="paragraph" style:parent-style-name="Standard" style:list-style-name="L25">
      <style:paragraph-properties fo:margin-left="2.54cm" fo:margin-right="0cm" fo:text-indent="-0.635cm" style:auto-text-indent="false"/>
      <style:text-properties officeooo:paragraph-rsid="00329f2b"/>
    </style:style>
    <style:style style:name="P142" style:family="paragraph" style:parent-style-name="Standard" style:list-style-name="L27">
      <style:paragraph-properties fo:margin-left="2.54cm" fo:margin-right="0cm" fo:text-indent="-0.635cm" style:auto-text-indent="false"/>
    </style:style>
    <style:style style:name="P143" style:family="paragraph" style:parent-style-name="Standard" style:list-style-name="L27">
      <style:paragraph-properties fo:margin-left="2.54cm" fo:margin-right="0cm" fo:text-indent="-0.635cm" style:auto-text-indent="false"/>
      <style:text-properties officeooo:paragraph-rsid="003a8024"/>
    </style:style>
    <style:style style:name="P144" style:family="paragraph" style:parent-style-name="Standard" style:list-style-name="L28">
      <style:paragraph-properties fo:margin-left="2.54cm" fo:margin-right="0cm" fo:text-indent="-0.635cm" style:auto-text-indent="false"/>
    </style:style>
    <style:style style:name="P145" style:family="paragraph" style:parent-style-name="Standard" style:list-style-name="L29">
      <style:paragraph-properties fo:margin-left="2.54cm" fo:margin-right="0cm" fo:text-indent="-0.635cm" style:auto-text-indent="false"/>
    </style:style>
    <style:style style:name="P146" style:family="paragraph" style:parent-style-name="Standard" style:list-style-name="L30">
      <style:paragraph-properties fo:margin-left="2.54cm" fo:margin-right="0cm" fo:text-indent="-0.635cm" style:auto-text-indent="false"/>
    </style:style>
    <style:style style:name="P147" style:family="paragraph" style:parent-style-name="Standard" style:list-style-name="L31">
      <style:paragraph-properties fo:margin-left="2.54cm" fo:margin-right="0cm" fo:text-indent="-0.635cm" style:auto-text-indent="false"/>
    </style:style>
    <style:style style:name="P148" style:family="paragraph" style:parent-style-name="Standard" style:list-style-name="L32">
      <style:paragraph-properties fo:margin-left="2.54cm" fo:margin-right="0cm" fo:text-indent="-0.635cm" style:auto-text-indent="false"/>
    </style:style>
    <style:style style:name="P149" style:family="paragraph" style:parent-style-name="Standard" style:list-style-name="L24">
      <style:paragraph-properties fo:margin-left="3.81cm" fo:margin-right="0cm" fo:text-indent="-0.635cm" style:auto-text-indent="false"/>
    </style:style>
    <style:style style:name="P150" style:family="paragraph" style:parent-style-name="Standard" style:list-style-name="L25">
      <style:paragraph-properties fo:margin-left="3.81cm" fo:margin-right="0cm" fo:text-indent="-0.635cm" style:auto-text-indent="false"/>
    </style:style>
    <style:style style:name="P151" style:family="paragraph" style:parent-style-name="Standard" style:list-style-name="L25">
      <style:paragraph-properties fo:margin-left="3.81cm" fo:margin-right="0cm" fo:text-indent="-0.635cm" style:auto-text-indent="false"/>
      <style:text-properties officeooo:paragraph-rsid="00329f2b"/>
    </style:style>
    <style:style style:name="P152" style:family="paragraph" style:parent-style-name="Standard" style:list-style-name="L27">
      <style:paragraph-properties fo:margin-left="3.81cm" fo:margin-right="0cm" fo:text-indent="-0.635cm" style:auto-text-indent="false"/>
    </style:style>
    <style:style style:name="P153" style:family="paragraph" style:parent-style-name="Standard" style:list-style-name="L29">
      <style:paragraph-properties fo:margin-left="3.81cm" fo:margin-right="0cm" fo:text-indent="-0.635cm" style:auto-text-indent="false"/>
    </style:style>
    <style:style style:name="P154" style:family="paragraph" style:parent-style-name="Standard" style:list-style-name="L30">
      <style:paragraph-properties fo:margin-left="3.81cm" fo:margin-right="0cm" fo:text-indent="-0.635cm" style:auto-text-indent="false"/>
    </style:style>
    <style:style style:name="P155" style:family="paragraph" style:parent-style-name="Standard" style:list-style-name="L31">
      <style:paragraph-properties fo:margin-left="3.81cm" fo:margin-right="0cm" fo:text-indent="-0.635cm" style:auto-text-indent="false"/>
    </style:style>
    <style:style style:name="P156" style:family="paragraph" style:parent-style-name="Standard" style:list-style-name="L32">
      <style:paragraph-properties fo:margin-left="3.81cm" fo:margin-right="0cm" fo:text-indent="-0.635cm" style:auto-text-indent="false"/>
    </style:style>
    <style:style style:name="P157" style:family="paragraph" style:parent-style-name="Standard" style:list-style-name="L36">
      <style:paragraph-properties fo:margin-left="3.81cm" fo:margin-right="0cm" fo:text-indent="-0.635cm" style:auto-text-indent="false"/>
    </style:style>
    <style:style style:name="P158"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59" style:family="paragraph" style:parent-style-name="Standard" style:list-style-name="L25">
      <style:paragraph-properties fo:margin-left="1.27cm" fo:margin-right="0cm" fo:text-indent="0cm" style:auto-text-indent="false"/>
    </style:style>
    <style:style style:name="P160"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61" style:family="paragraph" style:parent-style-name="Standard" style:list-style-name="L25">
      <style:paragraph-properties fo:margin-left="1.27cm" fo:margin-right="0cm" fo:text-indent="-0.635cm" style:auto-text-indent="false"/>
    </style:style>
    <style:style style:name="P162" style:family="paragraph" style:parent-style-name="Standard" style:list-style-name="L27">
      <style:paragraph-properties fo:margin-left="1.27cm" fo:margin-right="0cm" fo:text-indent="-0.635cm" style:auto-text-indent="false"/>
      <style:text-properties officeooo:paragraph-rsid="003fb893"/>
    </style:style>
    <style:style style:name="P163" style:family="paragraph" style:parent-style-name="Standard" style:list-style-name="L32">
      <style:paragraph-properties fo:margin-left="1.27cm" fo:margin-right="0cm" fo:text-indent="-0.635cm" style:auto-text-indent="false"/>
      <style:text-properties officeooo:paragraph-rsid="004afa0c"/>
    </style:style>
    <style:style style:name="P164" style:family="paragraph" style:parent-style-name="Standard" style:list-style-name="L25">
      <style:paragraph-properties fo:margin-left="1.905cm" fo:margin-right="0cm" fo:text-indent="0cm" style:auto-text-indent="false"/>
    </style:style>
    <style:style style:name="P165" style:family="paragraph" style:parent-style-name="Standard" style:list-style-name="L25">
      <style:paragraph-properties fo:margin-left="7.62cm" fo:margin-right="0cm" fo:text-indent="0cm" style:auto-text-indent="false"/>
    </style:style>
    <style:style style:name="P166" style:family="paragraph" style:parent-style-name="Standard" style:list-style-name="L25">
      <style:paragraph-properties fo:margin-left="8.89cm" fo:margin-right="0cm" fo:text-indent="0cm" style:auto-text-indent="false"/>
    </style:style>
    <style:style style:name="P167" style:family="paragraph" style:parent-style-name="Standard" style:list-style-name="L25">
      <style:paragraph-properties fo:margin-left="6.35cm" fo:margin-right="0cm" fo:text-indent="0cm" style:auto-text-indent="false"/>
    </style:style>
    <style:style style:name="P168" style:family="paragraph" style:parent-style-name="Standard" style:list-style-name="L36">
      <style:paragraph-properties fo:background-color="transparent">
        <style:background-image/>
      </style:paragraph-properties>
      <style:text-properties fo:color="#000000" style:font-name="Consolas" fo:font-size="9.5pt" officeooo:paragraph-rsid="004fcbd2" fo:background-color="#0000ff" style:font-size-asian="9.5pt"/>
    </style:style>
    <style:style style:name="P169" style:family="paragraph" style:parent-style-name="Text_20_body" style:master-page-name="Standard">
      <style:paragraph-properties style:page-number="auto"/>
    </style:style>
    <style:style style:name="P170" style:family="paragraph" style:parent-style-name="Text_20_body" style:list-style-name="L1"/>
    <style:style style:name="P171" style:family="paragraph" style:parent-style-name="Text_20_body" style:list-style-name="L2"/>
    <style:style style:name="P172" style:family="paragraph" style:parent-style-name="Text_20_body" style:list-style-name="L3"/>
    <style:style style:name="P173" style:family="paragraph" style:parent-style-name="Text_20_body" style:list-style-name="L4"/>
    <style:style style:name="P174" style:family="paragraph" style:parent-style-name="Text_20_body" style:list-style-name="L4">
      <style:text-properties officeooo:paragraph-rsid="000e7d41"/>
    </style:style>
    <style:style style:name="P175" style:family="paragraph" style:parent-style-name="Text_20_body" style:list-style-name="L5"/>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8"/>
    <style:style style:name="P179" style:family="paragraph" style:parent-style-name="Text_20_body" style:list-style-name="L8">
      <style:text-properties officeooo:paragraph-rsid="000e7d41"/>
    </style:style>
    <style:style style:name="P180"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181" style:family="paragraph" style:parent-style-name="Text_20_body" style:list-style-name="L9"/>
    <style:style style:name="P182" style:family="paragraph" style:parent-style-name="Text_20_body" style:list-style-name="L10"/>
    <style:style style:name="P183" style:family="paragraph" style:parent-style-name="Text_20_body" style:list-style-name="L10">
      <style:text-properties officeooo:paragraph-rsid="000e7d41"/>
    </style:style>
    <style:style style:name="P184" style:family="paragraph" style:parent-style-name="Text_20_body" style:list-style-name="L11"/>
    <style:style style:name="P185" style:family="paragraph" style:parent-style-name="Text_20_body" style:list-style-name="L12"/>
    <style:style style:name="P186" style:family="paragraph" style:parent-style-name="Text_20_body" style:list-style-name="L13"/>
    <style:style style:name="P187" style:family="paragraph" style:parent-style-name="Text_20_body" style:list-style-name="L14"/>
    <style:style style:name="P188" style:family="paragraph" style:parent-style-name="Text_20_body" style:list-style-name="L15"/>
    <style:style style:name="P189" style:family="paragraph" style:parent-style-name="Text_20_body" style:list-style-name="L15">
      <style:text-properties officeooo:paragraph-rsid="000e7d41"/>
    </style:style>
    <style:style style:name="P190" style:family="paragraph" style:parent-style-name="Text_20_body" style:list-style-name="L15">
      <style:text-properties officeooo:paragraph-rsid="000f323a"/>
    </style:style>
    <style:style style:name="P191" style:family="paragraph" style:parent-style-name="Text_20_body" style:list-style-name="L15">
      <style:paragraph-properties>
        <style:tab-stops>
          <style:tab-stop style:position="-0.37cm"/>
        </style:tab-stops>
      </style:paragraph-properties>
    </style:style>
    <style:style style:name="P192" style:family="paragraph" style:parent-style-name="Text_20_body" style:list-style-name="L16"/>
    <style:style style:name="P193" style:family="paragraph" style:parent-style-name="Text_20_body" style:list-style-name="L16">
      <style:text-properties officeooo:paragraph-rsid="0010ac81"/>
    </style:style>
    <style:style style:name="P194" style:family="paragraph" style:parent-style-name="Text_20_body" style:list-style-name="L17"/>
    <style:style style:name="P195" style:family="paragraph" style:parent-style-name="Text_20_body" style:list-style-name="L18"/>
    <style:style style:name="P196" style:family="paragraph" style:parent-style-name="Text_20_body" style:list-style-name="L19"/>
    <style:style style:name="P197" style:family="paragraph" style:parent-style-name="Text_20_body" style:list-style-name="L19">
      <style:paragraph-properties>
        <style:tab-stops/>
      </style:paragraph-properties>
    </style:style>
    <style:style style:name="P198"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P199" style:family="paragraph" style:parent-style-name="def" style:list-style-name="L24">
      <style:text-properties officeooo:paragraph-rsid="0011d3e2"/>
    </style:style>
    <style:style style:name="P200" style:family="paragraph" style:parent-style-name="def" style:list-style-name="L24">
      <style:text-properties officeooo:paragraph-rsid="0012f898"/>
    </style:style>
    <style:style style:name="P201" style:family="paragraph" style:parent-style-name="def" style:list-style-name="L24">
      <style:text-properties officeooo:paragraph-rsid="00252619"/>
    </style:style>
    <style:style style:name="P202" style:family="paragraph" style:parent-style-name="def" style:list-style-name="L24">
      <style:text-properties officeooo:paragraph-rsid="0017802e"/>
    </style:style>
    <style:style style:name="P203" style:family="paragraph" style:parent-style-name="def" style:list-style-name="L24">
      <style:text-properties officeooo:paragraph-rsid="0022bf94"/>
    </style:style>
    <style:style style:name="P204" style:family="paragraph" style:parent-style-name="def" style:list-style-name="L24">
      <style:text-properties officeooo:paragraph-rsid="0014da3d"/>
    </style:style>
    <style:style style:name="P205" style:family="paragraph" style:parent-style-name="def" style:list-style-name="L24">
      <style:text-properties officeooo:paragraph-rsid="0019e517"/>
    </style:style>
    <style:style style:name="P206" style:family="paragraph" style:parent-style-name="def" style:list-style-name="L24">
      <style:text-properties officeooo:paragraph-rsid="00178651"/>
    </style:style>
    <style:style style:name="P207" style:family="paragraph" style:parent-style-name="def" style:list-style-name="L24">
      <style:text-properties officeooo:paragraph-rsid="00158f6a"/>
    </style:style>
    <style:style style:name="P208" style:family="paragraph" style:parent-style-name="def" style:list-style-name="L24">
      <style:text-properties officeooo:paragraph-rsid="00271117"/>
    </style:style>
    <style:style style:name="P209" style:family="paragraph" style:parent-style-name="def" style:list-style-name="L24">
      <style:text-properties officeooo:paragraph-rsid="0018535a"/>
    </style:style>
    <style:style style:name="P210" style:family="paragraph" style:parent-style-name="def" style:list-style-name="L24">
      <style:text-properties officeooo:paragraph-rsid="002a17eb"/>
    </style:style>
    <style:style style:name="P211" style:family="paragraph" style:parent-style-name="def" style:list-style-name="L24">
      <style:text-properties officeooo:paragraph-rsid="002092cd"/>
    </style:style>
    <style:style style:name="P212" style:family="paragraph" style:parent-style-name="def" style:list-style-name="L24">
      <style:text-properties officeooo:rsid="0011d3e2" officeooo:paragraph-rsid="0011d3e2"/>
    </style:style>
    <style:style style:name="P213" style:family="paragraph" style:parent-style-name="def" style:list-style-name="L25">
      <style:text-properties officeooo:paragraph-rsid="0022bf94"/>
    </style:style>
    <style:style style:name="P214" style:family="paragraph" style:parent-style-name="def" style:list-style-name="L25">
      <style:text-properties officeooo:paragraph-rsid="002e5921"/>
    </style:style>
    <style:style style:name="P215" style:family="paragraph" style:parent-style-name="Def" style:list-style-name="L23"/>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fo:font-weight="bold" officeooo:rsid="004d9fab" style:font-weight-asian="bold" style:font-weight-complex="bold"/>
    </style:style>
    <style:style style:name="T9" style:family="text">
      <style:text-properties style:font-name="Times New Roman" fo:font-weight="bold" style:font-weight-asian="bold" style:font-weight-complex="bold"/>
    </style:style>
    <style:style style:name="T10" style:family="text">
      <style:text-properties fo:font-size="11pt" style:font-size-asian="11pt" style:font-size-complex="11pt"/>
    </style:style>
    <style:style style:name="T11" style:family="text">
      <style:text-properties fo:color="#000000"/>
    </style:style>
    <style:style style:name="T12" style:family="text">
      <style:text-properties fo:color="#000000" style:font-name="Consolas1" fo:font-size="9.5pt" style:font-name-asian="Consolas1" style:font-size-asian="9.5pt" style:font-name-complex="Consolas1" style:font-size-complex="9.5pt"/>
    </style:style>
    <style:style style:name="T13"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14"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15" style:family="text">
      <style:text-properties fo:color="#000000" style:font-name-asian="Consolas1" style:font-name-complex="Consolas1"/>
    </style:style>
    <style:style style:name="T16" style:family="text">
      <style:text-properties fo:color="#000000" style:font-name="Times New Roman" fo:font-size="12pt" style:font-name-asian="Consolas1" style:font-size-asian="12pt" style:font-name-complex="Consolas1" style:font-size-complex="12pt"/>
    </style:style>
    <style:style style:name="T17"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18" style:family="text">
      <style:text-properties fo:color="#000000" style:font-name="Times New Roman" fo:font-size="12pt" fo:background-color="transparent" style:font-name-asian="Consolas1" style:font-size-asian="12pt" style:font-name-complex="Consolas1" style:font-size-complex="12pt"/>
    </style:style>
    <style:style style:name="T19" style:family="text">
      <style:text-properties fo:color="#000000" fo:font-weight="bold" style:font-name-asian="Consolas1" style:font-weight-asian="bold" style:font-name-complex="Consolas1" style:font-weight-complex="bold"/>
    </style:style>
    <style:style style:name="T20" style:family="text">
      <style:text-properties fo:color="#000000" fo:font-weight="normal" style:font-name-asian="Consolas1" style:font-weight-asian="normal" style:font-name-complex="Consolas1" style:font-weight-complex="normal"/>
    </style:style>
    <style:style style:name="T21" style:family="text">
      <style:text-properties fo:color="#000000" style:font-name="Consolas"/>
    </style:style>
    <style:style style:name="T22" style:family="text">
      <style:text-properties fo:color="#000000" style:font-name="Consolas" officeooo:rsid="002cb487"/>
    </style:style>
    <style:style style:name="T23" style:family="text">
      <style:text-properties fo:color="#000000" style:font-name="Consolas" officeooo:rsid="00317186"/>
    </style:style>
    <style:style style:name="T24" style:family="text">
      <style:text-properties fo:color="#000000" style:font-name="Consolas" officeooo:rsid="00338774"/>
    </style:style>
    <style:style style:name="T25" style:family="text">
      <style:text-properties fo:color="#000000" style:font-name="Consolas" officeooo:rsid="0034f8d8"/>
    </style:style>
    <style:style style:name="T26" style:family="text">
      <style:text-properties fo:color="#000000" style:font-name="Consolas" officeooo:rsid="00365163"/>
    </style:style>
    <style:style style:name="T27" style:family="text">
      <style:text-properties fo:color="#000000" style:font-name="Consolas" officeooo:rsid="00372a43"/>
    </style:style>
    <style:style style:name="T28" style:family="text">
      <style:text-properties fo:color="#000000" style:font-name="Consolas" officeooo:rsid="003a8024"/>
    </style:style>
    <style:style style:name="T29" style:family="text">
      <style:text-properties fo:color="#000000" style:font-name="Consolas" officeooo:rsid="0039b1f8"/>
    </style:style>
    <style:style style:name="T30" style:family="text">
      <style:text-properties fo:color="#000000" style:font-name="Consolas" officeooo:rsid="003b657a"/>
    </style:style>
    <style:style style:name="T31" style:family="text">
      <style:text-properties fo:color="#000000" style:font-name="Consolas" officeooo:rsid="003cdede"/>
    </style:style>
    <style:style style:name="T32" style:family="text">
      <style:text-properties fo:color="#000000" style:font-name="Consolas" officeooo:rsid="003d36df"/>
    </style:style>
    <style:style style:name="T33" style:family="text">
      <style:text-properties fo:color="#000000" style:font-name="Consolas" officeooo:rsid="003fb893"/>
    </style:style>
    <style:style style:name="T34" style:family="text">
      <style:text-properties fo:color="#000000" style:font-name="Consolas" officeooo:rsid="00418a74"/>
    </style:style>
    <style:style style:name="T35" style:family="text">
      <style:text-properties fo:color="#000000" style:font-name="Consolas" officeooo:rsid="0043312f"/>
    </style:style>
    <style:style style:name="T36" style:family="text">
      <style:text-properties fo:color="#000000" style:font-name="Consolas" officeooo:rsid="00446018"/>
    </style:style>
    <style:style style:name="T37" style:family="text">
      <style:text-properties fo:color="#000000" style:font-name="Consolas" officeooo:rsid="00499e7e"/>
    </style:style>
    <style:style style:name="T38" style:family="text">
      <style:text-properties fo:color="#000000" style:font-name="Consolas" officeooo:rsid="004afa0c"/>
    </style:style>
    <style:style style:name="T39" style:family="text">
      <style:text-properties fo:color="#000000" style:font-name="Consolas" officeooo:rsid="004b17d5"/>
    </style:style>
    <style:style style:name="T40" style:family="text">
      <style:text-properties fo:color="#000000" style:font-name="Consolas2" officeooo:rsid="0017802e"/>
    </style:style>
    <style:style style:name="T41" style:family="text">
      <style:text-properties fo:color="#000000" style:font-name="Consolas2" officeooo:rsid="0012f898"/>
    </style:style>
    <style:style style:name="T42" style:family="text">
      <style:text-properties fo:color="#000000" style:font-name="Consolas2" officeooo:rsid="00271117"/>
    </style:style>
    <style:style style:name="T43" style:family="text">
      <style:text-properties fo:color="#000000" officeooo:rsid="0012f898"/>
    </style:style>
    <style:style style:name="T44" style:family="text">
      <style:text-properties fo:color="#000000" style:font-name="Consolas3" officeooo:rsid="0039b1f8"/>
    </style:style>
    <style:style style:name="T45" style:family="text">
      <style:text-properties fo:color="#000000" style:font-name="Consolas3" officeooo:rsid="003a8024"/>
    </style:style>
    <style:style style:name="T46" style:family="text">
      <style:text-properties fo:color="#000000" style:font-name="Consolas"/>
    </style:style>
    <style:style style:name="T47" style:family="text">
      <style:text-properties fo:color="#000000" style:font-name="Consolas" fo:font-size="9.5pt" fo:background-color="#0000ff" style:font-size-asian="9.5pt"/>
    </style:style>
    <style:style style:name="T48" style:family="text">
      <style:text-properties fo:color="#000000" style:font-name="Consolas" officeooo:rsid="004e2bd0"/>
    </style:style>
    <style:style style:name="T49" style:family="text">
      <style:text-properties fo:color="#000000" style:font-name="Consolas" officeooo:rsid="004fcbd2"/>
    </style:style>
    <style:style style:name="T50" style:family="text">
      <style:text-properties fo:color="#000000" style:font-name="Consolas" officeooo:rsid="0050783a"/>
    </style:style>
    <style:style style:name="T51" style:family="text">
      <style:text-properties fo:color="#0000ff" style:font-name="Consolas1" fo:font-size="9.5pt" style:font-name-asian="Consolas1" style:font-size-asian="9.5pt" style:font-name-complex="Consolas1" style:font-size-complex="9.5pt"/>
    </style:style>
    <style:style style:name="T52"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53"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54" style:family="text">
      <style:text-properties fo:color="#0000ff" style:font-name="Consolas3" officeooo:rsid="0011d3e2"/>
    </style:style>
    <style:style style:name="T55" style:family="text">
      <style:text-properties fo:color="#0000ff" style:font-name="Consolas3" officeooo:rsid="0039b1f8"/>
    </style:style>
    <style:style style:name="T56" style:family="text">
      <style:text-properties fo:color="#0000ff" style:font-name="Consolas3" officeooo:rsid="00404588"/>
    </style:style>
    <style:style style:name="T57" style:family="text">
      <style:text-properties fo:color="#0000ff" style:font-name="Consolas3" fo:font-weight="normal" officeooo:rsid="0044bc53" style:font-weight-asian="normal" style:font-weight-complex="normal"/>
    </style:style>
    <style:style style:name="T58" style:family="text">
      <style:text-properties fo:color="#0000ff" style:font-name="Consolas3" fo:font-weight="normal" officeooo:rsid="004b17d5" style:font-weight-asian="normal" style:font-weight-complex="normal"/>
    </style:style>
    <style:style style:name="T59" style:family="text">
      <style:text-properties fo:color="#0000ff" style:font-name="Consolas3" officeooo:rsid="00499e7e"/>
    </style:style>
    <style:style style:name="T60" style:family="text">
      <style:text-properties fo:color="#0000ff" style:font-name="Consolas"/>
    </style:style>
    <style:style style:name="T61" style:family="text">
      <style:text-properties fo:color="#0000ff" style:font-name="Consolas" officeooo:rsid="00317186"/>
    </style:style>
    <style:style style:name="T62" style:family="text">
      <style:text-properties fo:color="#0000ff" style:font-name="Consolas" officeooo:rsid="00329f2b"/>
    </style:style>
    <style:style style:name="T63" style:family="text">
      <style:text-properties fo:color="#0000ff" style:font-name="Consolas" officeooo:rsid="00338774"/>
    </style:style>
    <style:style style:name="T64" style:family="text">
      <style:text-properties fo:color="#0000ff" style:font-name="Consolas" officeooo:rsid="00365163"/>
    </style:style>
    <style:style style:name="T65" style:family="text">
      <style:text-properties fo:color="#0000ff" style:font-name="Consolas" officeooo:rsid="0039b1f8"/>
    </style:style>
    <style:style style:name="T66" style:family="text">
      <style:text-properties fo:color="#0000ff" style:font-name="Consolas" officeooo:rsid="003b657a"/>
    </style:style>
    <style:style style:name="T67" style:family="text">
      <style:text-properties fo:color="#0000ff" style:font-name="Consolas" officeooo:rsid="003dd99e"/>
    </style:style>
    <style:style style:name="T68" style:family="text">
      <style:text-properties fo:color="#0000ff" style:font-name="Consolas" officeooo:rsid="003fb893"/>
    </style:style>
    <style:style style:name="T69" style:family="text">
      <style:text-properties fo:color="#0000ff" style:font-name="Consolas" officeooo:rsid="00404588"/>
    </style:style>
    <style:style style:name="T70" style:family="text">
      <style:text-properties fo:color="#0000ff" style:font-name="Consolas" officeooo:rsid="0043ed72"/>
    </style:style>
    <style:style style:name="T71" style:family="text">
      <style:text-properties fo:color="#0000ff" style:font-name="Consolas" officeooo:rsid="00446018"/>
    </style:style>
    <style:style style:name="T72" style:family="text">
      <style:text-properties fo:color="#0000ff" style:font-name="Consolas" officeooo:rsid="00499e7e"/>
    </style:style>
    <style:style style:name="T73" style:family="text">
      <style:text-properties fo:color="#0000ff" style:font-name="Consolas" fo:font-weight="normal" officeooo:rsid="004afa0c" style:font-weight-asian="normal" style:font-weight-complex="normal"/>
    </style:style>
    <style:style style:name="T74" style:family="text">
      <style:text-properties fo:color="#0000ff" style:font-name="Consolas2" officeooo:rsid="0011d3e2"/>
    </style:style>
    <style:style style:name="T75" style:family="text">
      <style:text-properties fo:color="#0000ff" style:font-name="Consolas2" officeooo:rsid="0012f898"/>
    </style:style>
    <style:style style:name="T76" style:family="text">
      <style:text-properties fo:color="#0000ff" style:font-name="Consolas2" officeooo:rsid="0014da3d"/>
    </style:style>
    <style:style style:name="T77" style:family="text">
      <style:text-properties fo:color="#0000ff" style:font-name="Consolas2" officeooo:rsid="0018535a"/>
    </style:style>
    <style:style style:name="T78" style:family="text">
      <style:text-properties fo:color="#0000ff" style:font-name="Consolas2" officeooo:rsid="002092cd"/>
    </style:style>
    <style:style style:name="T79" style:family="text">
      <style:text-properties fo:color="#0000ff" style:font-name="Consolas3"/>
    </style:style>
    <style:style style:name="T80" style:family="text">
      <style:text-properties fo:color="#0000ff" style:font-name="Consolas3" officeooo:rsid="004d9fab"/>
    </style:style>
    <style:style style:name="T81" style:family="text">
      <style:text-properties fo:color="#0000ff" style:font-name="Consolas3" officeooo:rsid="004dc8c5"/>
    </style:style>
    <style:style style:name="T82" style:family="text">
      <style:text-properties fo:color="#0000ff" style:font-name="Consolas"/>
    </style:style>
    <style:style style:name="T83" style:family="text">
      <style:text-properties fo:color="#0000ff" style:font-name="Consolas" fo:font-size="9.5pt" fo:background-color="#0000ff" style:font-size-asian="9.5pt"/>
    </style:style>
    <style:style style:name="T84" style:family="text">
      <style:text-properties fo:color="#0000ff" style:font-name="Consolas" officeooo:rsid="004d9fab"/>
    </style:style>
    <style:style style:name="T85" style:family="text">
      <style:text-properties fo:color="#0000ff" style:font-name="Consolas" officeooo:rsid="004e2bd0"/>
    </style:style>
    <style:style style:name="T86" style:family="text">
      <style:text-properties fo:color="#008000" style:font-name="Consolas1" fo:font-size="9.5pt" style:font-name-asian="Consolas1" style:font-size-asian="9.5pt" style:font-name-complex="Consolas1" style:font-size-complex="9.5pt"/>
    </style:style>
    <style:style style:name="T87" style:family="text">
      <style:text-properties fo:color="#008000" style:font-name="Consolas"/>
    </style:style>
    <style:style style:name="T88" style:family="text">
      <style:text-properties fo:color="#008000" style:font-name="Consolas" officeooo:rsid="00271117"/>
    </style:style>
    <style:style style:name="T89" style:family="text">
      <style:text-properties fo:color="#008000" style:font-name="Consolas" officeooo:rsid="00276942"/>
    </style:style>
    <style:style style:name="T90" style:family="text">
      <style:text-properties fo:color="#008000" style:font-name="Consolas" officeooo:rsid="00287726"/>
    </style:style>
    <style:style style:name="T91" style:family="text">
      <style:text-properties fo:color="#008000" style:font-name="Consolas" officeooo:rsid="00293f5f"/>
    </style:style>
    <style:style style:name="T92" style:family="text">
      <style:text-properties fo:color="#008000" officeooo:rsid="0014da3d" fo:background-color="transparent"/>
    </style:style>
    <style:style style:name="T93" style:family="text">
      <style:text-properties fo:color="#008000" officeooo:rsid="0012f898" fo:background-color="transparent"/>
    </style:style>
    <style:style style:name="T94" style:family="text">
      <style:text-properties fo:color="#a31515" style:font-name="Consolas1" fo:font-size="9.5pt" style:font-name-asian="Consolas1" style:font-size-asian="9.5pt" style:font-name-complex="Consolas1" style:font-size-complex="9.5pt"/>
    </style:style>
    <style:style style:name="T95" style:family="text">
      <style:text-properties fo:color="#a31515" style:font-name="Consolas"/>
    </style:style>
    <style:style style:name="T96" style:family="text">
      <style:text-properties fo:color="#a31515" style:font-name="Consolas" officeooo:rsid="003b657a"/>
    </style:style>
    <style:style style:name="T97" style:family="text">
      <style:text-properties fo:color="#a31515" style:font-name="Consolas"/>
    </style:style>
    <style:style style:name="T98" style:family="text">
      <style:text-properties fo:color="#a31515" style:font-name="Consolas" fo:font-size="9.5pt" fo:background-color="#0000ff" style:font-size-asian="9.5pt"/>
    </style:style>
    <style:style style:name="T99" style:family="text">
      <style:text-properties fo:font-weight="normal" style:font-weight-asian="normal" style:font-weight-complex="normal"/>
    </style:style>
    <style:style style:name="T100" style:family="text">
      <style:text-properties fo:font-weight="normal" officeooo:rsid="0014da3d" style:font-weight-asian="normal" style:font-weight-complex="normal"/>
    </style:style>
    <style:style style:name="T101" style:family="text">
      <style:text-properties fo:font-weight="normal" officeooo:rsid="00178651" style:font-weight-asian="normal" style:font-weight-complex="normal"/>
    </style:style>
    <style:style style:name="T102" style:family="text">
      <style:text-properties fo:font-weight="normal" officeooo:rsid="0019e517" style:font-weight-asian="normal" style:font-weight-complex="normal"/>
    </style:style>
    <style:style style:name="T103" style:family="text">
      <style:text-properties fo:font-weight="normal" officeooo:rsid="0038b734" style:font-weight-asian="normal" style:font-weight-complex="normal"/>
    </style:style>
    <style:style style:name="T104" style:family="text">
      <style:text-properties fo:font-weight="normal" officeooo:rsid="0044bc53" style:font-weight-asian="normal" style:font-weight-complex="normal"/>
    </style:style>
    <style:style style:name="T105" style:family="text">
      <style:text-properties fo:font-weight="normal" officeooo:rsid="00492ff3" style:font-weight-asian="normal" style:font-weight-complex="normal"/>
    </style:style>
    <style:style style:name="T106" style:family="text">
      <style:text-properties fo:font-weight="normal" officeooo:rsid="004afa0c" style:font-weight-asian="normal" style:font-weight-complex="normal"/>
    </style:style>
    <style:style style:name="T107" style:family="text">
      <style:text-properties fo:font-weight="normal" officeooo:rsid="004b17d5" style:font-weight-asian="normal" style:font-weight-complex="normal"/>
    </style:style>
    <style:style style:name="T108" style:family="text">
      <style:text-properties fo:color="#2b91af" style:font-name="Consolas1" fo:font-size="9.5pt" style:font-name-asian="Consolas1" style:font-size-asian="9.5pt" style:font-name-complex="Consolas1" style:font-size-complex="9.5pt"/>
    </style:style>
    <style:style style:name="T109" style:family="text">
      <style:text-properties fo:color="#2b91af" style:font-name="Consolas1" fo:font-size="9.5pt" officeooo:rsid="0011d3e2" style:font-name-asian="Consolas1" style:font-size-asian="9.5pt" style:font-name-complex="Consolas1" style:font-size-complex="9.5pt"/>
    </style:style>
    <style:style style:name="T110"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111" style:family="text">
      <style:text-properties fo:color="#2b91af" style:font-name="Consolas"/>
    </style:style>
    <style:style style:name="T112" style:family="text">
      <style:text-properties fo:color="#2b91af" style:font-name="Consolas" officeooo:rsid="00329f2b"/>
    </style:style>
    <style:style style:name="T113" style:family="text">
      <style:text-properties fo:color="#2b91af" style:font-name="Consolas" officeooo:rsid="00338774"/>
    </style:style>
    <style:style style:name="T114" style:family="text">
      <style:text-properties fo:color="#2b91af" style:font-name="Consolas" officeooo:rsid="0034026c"/>
    </style:style>
    <style:style style:name="T115" style:family="text">
      <style:text-properties fo:color="#2b91af" style:font-name="Consolas" officeooo:rsid="00365163"/>
    </style:style>
    <style:style style:name="T116" style:family="text">
      <style:text-properties fo:color="#2b91af" style:font-name="Consolas" officeooo:rsid="00369ebc"/>
    </style:style>
    <style:style style:name="T117" style:family="text">
      <style:text-properties fo:color="#2b91af" style:font-name="Consolas" officeooo:rsid="00372a43"/>
    </style:style>
    <style:style style:name="T118" style:family="text">
      <style:text-properties fo:color="#2b91af" style:font-name="Consolas" officeooo:rsid="0039b1f8"/>
    </style:style>
    <style:style style:name="T119" style:family="text">
      <style:text-properties fo:color="#2b91af" style:font-name="Consolas" officeooo:rsid="003a8024"/>
    </style:style>
    <style:style style:name="T120" style:family="text">
      <style:text-properties fo:color="#2b91af" style:font-name="Consolas" officeooo:rsid="0043ed72"/>
    </style:style>
    <style:style style:name="T121" style:family="text">
      <style:text-properties fo:color="#2b91af" style:font-name="Consolas" fo:font-weight="normal" officeooo:rsid="004afa0c" style:font-weight-asian="normal" style:font-weight-complex="normal"/>
    </style:style>
    <style:style style:name="T122" style:family="text">
      <style:text-properties fo:color="#2b91af" style:font-name="Consolas2" officeooo:rsid="0011d3e2"/>
    </style:style>
    <style:style style:name="T123" style:family="text">
      <style:text-properties fo:color="#2b91af" style:font-name="Consolas2" officeooo:rsid="0012f898"/>
    </style:style>
    <style:style style:name="T124" style:family="text">
      <style:text-properties fo:color="#2b91af" style:font-name="Consolas2" officeooo:rsid="0019e517"/>
    </style:style>
    <style:style style:name="T125" style:family="text">
      <style:text-properties fo:color="#2b91af" style:font-name="Consolas2" officeooo:rsid="002092cd"/>
    </style:style>
    <style:style style:name="T126" style:family="text">
      <style:text-properties fo:color="#2b91af" style:font-name="Consolas3" officeooo:rsid="00365163"/>
    </style:style>
    <style:style style:name="T127" style:family="text">
      <style:text-properties fo:color="#2b91af" style:font-name="Consolas3" officeooo:rsid="004dc8c5"/>
    </style:style>
    <style:style style:name="T128" style:family="text">
      <style:text-properties fo:color="#2b91af" style:font-name="Consolas3" officeooo:rsid="004e2bd0"/>
    </style:style>
    <style:style style:name="T129" style:family="text">
      <style:text-properties fo:color="#2b91af" style:font-name="Consolas"/>
    </style:style>
    <style:style style:name="T130" style:family="text">
      <style:text-properties fo:color="#2b91af" style:font-name="Consolas" fo:font-size="9.5pt" fo:background-color="#0000ff" style:font-size-asian="9.5pt"/>
    </style:style>
    <style:style style:name="T131" style:family="text">
      <style:text-properties fo:color="#2b91af" style:font-name="Consolas" fo:font-size="9.5pt" officeooo:rsid="004e2bd0" fo:background-color="#0000ff" style:font-size-asian="9.5pt"/>
    </style:style>
    <style:style style:name="T132" style:family="text">
      <style:text-properties fo:color="#2b91af" style:font-name="Consolas" fo:font-size="9.5pt" officeooo:rsid="004fcbd2" fo:background-color="#0000ff" style:font-size-asian="9.5pt"/>
    </style:style>
    <style:style style:name="T133" style:family="text">
      <style:text-properties fo:color="#2b91af" style:font-name="Consolas" officeooo:rsid="004e2bd0"/>
    </style:style>
    <style:style style:name="T134" style:family="text">
      <style:text-properties fo:color="#2b91af" style:font-name="Consolas" officeooo:rsid="004fcbd2"/>
    </style:style>
    <style:style style:name="T135" style:family="text">
      <style:text-properties fo:color="#2b91af" style:font-name="Consolas" officeooo:rsid="0050783a"/>
    </style:style>
    <style:style style:name="T136" style:family="text">
      <style:text-properties fo:color="#2b91af" officeooo:rsid="004e33f7"/>
    </style:style>
    <style:style style:name="T137" style:family="text">
      <style:text-properties style:font-name="Consolas1" fo:font-size="9.5pt" style:font-name-asian="Consolas1" style:font-size-asian="9.5pt" style:font-name-complex="Consolas1" style:font-size-complex="9.5pt"/>
    </style:style>
    <style:style style:name="T138" style:family="text">
      <style:text-properties style:font-name="Consolas4" fo:font-size="9.5pt" style:font-size-asian="9.5pt" style:font-size-complex="9.5pt"/>
    </style:style>
    <style:style style:name="T139" style:family="text">
      <style:text-properties officeooo:rsid="0011d3e2"/>
    </style:style>
    <style:style style:name="T140" style:family="text">
      <style:text-properties officeooo:rsid="0012f898"/>
    </style:style>
    <style:style style:name="T141" style:family="text">
      <style:text-properties officeooo:rsid="0014da3d"/>
    </style:style>
    <style:style style:name="T142" style:family="text">
      <style:text-properties officeooo:rsid="00158f6a"/>
    </style:style>
    <style:style style:name="T143" style:family="text">
      <style:text-properties officeooo:rsid="0017802e"/>
    </style:style>
    <style:style style:name="T144" style:family="text">
      <style:text-properties officeooo:rsid="00178651"/>
    </style:style>
    <style:style style:name="T145" style:family="text">
      <style:text-properties officeooo:rsid="0018535a"/>
    </style:style>
    <style:style style:name="T146" style:family="text">
      <style:text-properties officeooo:rsid="0019e517"/>
    </style:style>
    <style:style style:name="T147" style:family="text">
      <style:text-properties officeooo:rsid="001aa135"/>
    </style:style>
    <style:style style:name="T148" style:family="text">
      <style:text-properties officeooo:rsid="001ba928"/>
    </style:style>
    <style:style style:name="T149" style:family="text">
      <style:text-properties officeooo:rsid="002092cd"/>
    </style:style>
    <style:style style:name="T150" style:family="text">
      <style:text-properties officeooo:rsid="0022bf94"/>
    </style:style>
    <style:style style:name="T151" style:family="text">
      <style:text-properties officeooo:rsid="00252619"/>
    </style:style>
    <style:style style:name="T152" style:family="text">
      <style:text-properties officeooo:rsid="00271117"/>
    </style:style>
    <style:style style:name="T153" style:family="text">
      <style:text-properties officeooo:rsid="002cb487"/>
    </style:style>
    <style:style style:name="T154" style:family="text">
      <style:text-properties officeooo:rsid="002e5921"/>
    </style:style>
    <style:style style:name="T155" style:family="text">
      <style:text-properties officeooo:rsid="002ffde7"/>
    </style:style>
    <style:style style:name="T156" style:family="text">
      <style:text-properties officeooo:rsid="003001db"/>
    </style:style>
    <style:style style:name="T157" style:family="text">
      <style:text-properties officeooo:rsid="00317186"/>
    </style:style>
    <style:style style:name="T158" style:family="text">
      <style:text-properties officeooo:rsid="00329f2b"/>
    </style:style>
    <style:style style:name="T159" style:family="text">
      <style:text-properties officeooo:rsid="0034026c"/>
    </style:style>
    <style:style style:name="T160" style:family="text">
      <style:text-properties officeooo:rsid="00338774"/>
    </style:style>
    <style:style style:name="T161" style:family="text">
      <style:text-properties officeooo:rsid="0034f8d8"/>
    </style:style>
    <style:style style:name="T162" style:family="text">
      <style:text-properties officeooo:rsid="00353f14"/>
    </style:style>
    <style:style style:name="T163" style:family="text">
      <style:text-properties officeooo:rsid="003566ca"/>
    </style:style>
    <style:style style:name="T164" style:family="text">
      <style:text-properties officeooo:rsid="00365163"/>
    </style:style>
    <style:style style:name="T165" style:family="text">
      <style:text-properties officeooo:rsid="00369ebc"/>
    </style:style>
    <style:style style:name="T166" style:family="text">
      <style:text-properties officeooo:rsid="00372a43"/>
    </style:style>
    <style:style style:name="T167" style:family="text">
      <style:text-properties officeooo:rsid="0038b734"/>
    </style:style>
    <style:style style:name="T168" style:family="text">
      <style:text-properties style:font-name-asian="Consolas1" style:font-name-complex="Consolas1" style:font-size-complex="9.5pt"/>
    </style:style>
    <style:style style:name="T169" style:family="text">
      <style:text-properties style:font-name-asian="Consolas1" style:font-name-complex="Consolas1" style:font-size-complex="12pt"/>
    </style:style>
    <style:style style:name="T170" style:family="text">
      <style:text-properties officeooo:rsid="0038d267"/>
    </style:style>
    <style:style style:name="T171" style:family="text">
      <style:text-properties officeooo:rsid="0039b1f8"/>
    </style:style>
    <style:style style:name="T172" style:family="text">
      <style:text-properties officeooo:rsid="003b657a"/>
    </style:style>
    <style:style style:name="T173" style:family="text">
      <style:text-properties officeooo:rsid="003dd99e"/>
    </style:style>
    <style:style style:name="T174" style:family="text">
      <style:text-properties officeooo:rsid="003fb893"/>
    </style:style>
    <style:style style:name="T175" style:family="text">
      <style:text-properties officeooo:rsid="00404588"/>
    </style:style>
    <style:style style:name="T176" style:family="text">
      <style:text-properties officeooo:rsid="00418a74"/>
    </style:style>
    <style:style style:name="T177" style:family="text">
      <style:text-properties officeooo:rsid="0043312f"/>
    </style:style>
    <style:style style:name="T178" style:family="text">
      <style:text-properties officeooo:rsid="0043ed72"/>
    </style:style>
    <style:style style:name="T179" style:family="text">
      <style:text-properties officeooo:rsid="004832b7"/>
    </style:style>
    <style:style style:name="T180" style:family="text">
      <style:text-properties officeooo:rsid="00499e7e"/>
    </style:style>
    <style:style style:name="T181" style:family="text">
      <style:text-properties officeooo:rsid="004ac1b1"/>
    </style:style>
    <style:style style:name="T182" style:family="text">
      <style:text-properties officeooo:rsid="004afa0c"/>
    </style:style>
    <style:style style:name="T183" style:family="text">
      <style:text-properties officeooo:rsid="004b17d5"/>
    </style:style>
    <style:style style:name="T184" style:family="text">
      <style:text-properties officeooo:rsid="004c1643"/>
    </style:style>
    <style:style style:name="T185" style:family="text">
      <style:text-properties officeooo:rsid="004d9fab"/>
    </style:style>
    <style:style style:name="T186" style:family="text">
      <style:text-properties officeooo:rsid="004dc8c5"/>
    </style:style>
    <style:style style:name="T187" style:family="text">
      <style:text-properties officeooo:rsid="004e2bd0"/>
    </style:style>
    <style:style style:name="T188" style:family="text">
      <style:text-properties officeooo:rsid="004e33f7"/>
    </style:style>
    <style:style style:name="T189" style:family="text">
      <style:text-properties officeooo:rsid="004fcbd2"/>
    </style:style>
    <style:style style:name="T190" style:family="text">
      <style:text-properties officeooo:rsid="004fcbd2" fo:background-color="transparent"/>
    </style:style>
    <style:style style:name="T191" style:family="text">
      <style:text-properties officeooo:rsid="004d9fab" fo:background-color="transparent"/>
    </style:style>
    <style:style style:name="T192" style:family="text">
      <style:text-properties officeooo:rsid="005078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Informacje ogólne</text:p>
      <text:list xml:id="list156973631446267098" text:style-name="L1">
        <text:list-item>
          <text:p text:style-name="P170">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70">W plikach wygenerowanych przez kompilator, poza instrukcjami CLI są też <text:span text:style-name="T1">metadane</text:span>, które wykorzystuje np. Intelisense.</text:p>
        </text:list-item>
        <text:list-item>
          <text:p text:style-name="P170"><text:span text:style-name="T1">CTS</text:span> - formalna definicja typu (klasa, interfejs,struktura, wyliczenie, delegacja). CTS posiadają składowe, czyli: </text:p>
          <text:list>
            <text:list-item>
              <text:p text:style-name="P170">konstruktor, finalizator, typ zagnieżdżony, operator, metoda, właściwość, indeksator, pole , stała, zdarzenie.</text:p>
            </text:list-item>
          </text:list>
        </text:list-item>
        <text:list-item>
          <text:p text:style-name="P170"><text:span text:style-name="T1">Typy podstawowe</text:span>,to np.: String, Int, Double, Bool...</text:p>
        </text:list-item>
        <text:list-item>
          <text:p text:style-name="P170"><text:span text:style-name="T1">CLS</text:span> – zbiór reguł, które musi spełniać kompilator na platformę, np. parametry i wartości zwracane muszą być typami ze znakiem.</text:p>
        </text:list-item>
        <text:list-item>
          <text:p text:style-name="P170"><text:span text:style-name="T1">CLR</text:span> – wspólne środowisko uruchomieniowe.</text:p>
        </text:list-item>
        <text:list-item>
          <text:p text:style-name="P170"><text:span text:style-name="T1">System nazw</text:span> - logiczne grupowanie (w drzewo) typów w jednym pakiecie np. <text:span text:style-name="T1">System.IO.</text:span> </text:p>
          <text:list>
            <text:list-item>
              <text:p text:style-name="P170">Używany go podając bezpośrednio, jak ścieżkę docelową: <text:span text:style-name="T9">System.IO.Write('Ala');</text:span></text:p>
            </text:list-item>
            <text:list-item>
              <text:p text:style-name="P170">Używamy importując przestrzeń nazw, np.: <text:span text:style-name="T9">using System.Windows.Form;</text:span></text:p>
            </text:list-item>
          </text:list>
        </text:list-item>
      </text:list>
      <text:p text:style-name="Text_20_body"/>
      <text:p text:style-name="Text_20_body">Kodzenie</text:p>
      <text:list xml:id="list5912969964667364751" text:style-name="L2">
        <text:list-item>
          <text:p text:style-name="P171">C# nie posiada funkcji i punktów danych (zmienne, stałe) globalnych</text:p>
        </text:list-item>
        <text:list-item>
          <text:p text:style-name="P171">Punkt wyjścia – opcja „/main” wskazująca tylko jeden punkt aplikacji. Może być wiele obiektów aplikacji (klas ze zdefiniowaną funkcją Main), ale kompilator musi znać miejsce od którego program rozpoczyna swoją pracę.</text:p>
        </text:list-item>
        <text:list-item>
          <text:p text:style-name="P171"><text:span text:style-name="T1">Main</text:span> </text:p>
          <text:list>
            <text:list-item>
              <text:p text:style-name="P171">zwracać void lub dane. Jeśli zwraca void to oznacza, że zwraca 0 dla poprawnego zakończenia aplikacji. -1 oznacza błąd, które można potem obejrzeć w <text:span text:style-name="T9">%ERRORLEVEL%</text:span></text:p>
            </text:list-item>
            <text:list-item>
              <text:p text:style-name="P171">może pobierać lub nie argumenty</text:p>
            </text:list-item>
          </text:list>
        </text:list-item>
      </text:list>
      <text:p text:style-name="Text_20_body">Dane i typy proste</text:p>
      <text:list xml:id="list41434432" text:continue-numbering="true" text:style-name="L2">
        <text:list-item>
          <text:p text:style-name="P171"><text:span text:style-name="T10">De</text:span>finiowanie zmiennych:</text:p>
          <text:list>
            <text:list-item>
              <text:p text:style-name="P171">int x;</text:p>
            </text:list-item>
            <text:list-item>
              <text:p text:style-name="P171">int x = 7;</text:p>
            </text:list-item>
            <text:list-item>
              <text:p text:style-name="P171">int x=7, y=8; <text:span text:style-name="defZiel"><text:s/>/* </text:span><text:span text:style-name="defZiel"><text:span text:style-name="T167">m</text:span></text:span><text:span text:style-name="defZiel">ożna stosować jeśli x i y są tego samego typu.*/</text:span></text:p>
            </text:list-item>
            <text:list-item>
              <text:p text:style-name="P171">System.Integer32 x; <text:span text:style-name="defZiel">/* to samo co int x;*/</text:span></text:p>
            </text:list-item>
            <text:list-item>
              <text:p text:style-name="P171">int x = new int(); <text:span text:style-name="defZiel">/* ustawia wartość domyślną/*</text:span></text:p>
            </text:list-item>
          </text:list>
        </text:list-item>
        <text:list-item>
          <text:p text:style-name="P171"><text:span text:style-name="T1">typ Nullable</text:span> – int? n; Można przypisywać wartość null do typów prostych, ale int &lt;&gt; int? Więc nie da się po prostu przepisać wartości z jednej zmiennej do drugiej.</text:p>
        </text:list-item>
        <text:list-item>
          <text:p text:style-name="P171">Liczbowe typy danych</text:p>
          <text:list>
            <text:list-item>
              <text:p text:style-name="P171">x.MinValue(); / MaxnValue(); oddaje minimalną i maksymalną wartość dla danego typu;</text:p>
            </text:list-item>
            <text:list-item>
              <text:p text:style-name="P171"><text:soft-page-break/>x.Epsilon() / PositiveInfinity() / NegativeInfinity() / etc</text:p>
            </text:list-item>
            <text:list-item>
              <text:p text:style-name="P171"><text:span text:style-name="T1">BigInteger</text:span> – przechowije liczby właściwie beaz ograniczenia co do ilości cyfr</text:p>
              <text:list>
                <text:list-item>
                  <text:p text:style-name="P171">using System.Numerics</text:p>
                </text:list-item>
                <text:list-item>
                  <text:p text:style-name="P171">BigInteger x = BigInteger.Parse(„999...9”);</text:p>
                </text:list-item>
                <text:list-item>
                  <text:p text:style-name="P171">Nie można używać operatorów +, *, /, - etc, ale można używać metod: x.Multiply(„y”)</text:p>
                </text:list-item>
              </text:list>
            </text:list-item>
          </text:list>
        </text:list-item>
        <text:list-item>
          <text:p text:style-name="P171">System.Boolean</text:p>
          <text:list>
            <text:list-item>
              <text:p text:style-name="P171">x.TrueString == „True” / FalseString == 'False” - stringowa reprezentacja wartości bool<text:tab/> </text:p>
            </text:list-item>
          </text:list>
        </text:list-item>
        <text:list-item>
          <text:p text:style-name="P171"><text:span text:style-name="T1">System.Cha</text:span>r</text:p>
          <text:list>
            <text:list-item>
              <text:p text:style-name="P171">IsDigit(), IsLetter(), IsChar(), IsWhiteSpace(), IsPuntaction();</text:p>
            </text:list-item>
          </text:list>
        </text:list-item>
        <text:list-item>
          <text:p text:style-name="P171">System.String</text:p>
          <text:list>
            <text:list-item>
              <text:p text:style-name="P171">Length()), Compose(), Contains(), Insert(), Split(), Trim, ToUpper();</text:p>
            </text:list-item>
            <text:list-item>
              <text:p text:style-name="P171">„+” - konkatenacja, jest równoważne x= String.Concat(„a”, y);</text:p>
            </text:list-item>
            <text:list-item>
              <text:p text:style-name="P171">Znaki unikowe</text:p>
              <text:list>
                <text:list-item>
                  <text:p text:style-name="P171">'\' więc \\ da '\', '\”' dla '”'</text:p>
                </text:list-item>
                <text:list-item>
                  <text:p text:style-name="P171">'\a' daje dźwięk systemowy</text:p>
                </text:list-item>
              </text:list>
            </text:list-item>
            <text:list-item>
              <text:p text:style-name="P171"><text:span text:style-name="T1">Łańcuchy dosłowne @</text:span> - @”...” spowoduje, że '\' będzie traktowane jak zwykły znak, a nie unikowy</text:p>
            </text:list-item>
            <text:list-item>
              <text:p text:style-name="P171"><text:span text:style-name="T1">Porównywanie łańcuchów</text:span> '==' i '!='</text:p>
            </text:list-item>
            <text:list-item>
              <text:p text:style-name="P171">Stringów nie modyfikujemy, tylko zwracamy nowe stringi. Dlatego dużo operacji na długich stringach może być obciążeniem.</text:p>
            </text:list-item>
            <text:list-item>
              <text:p text:style-name="P171"><text:span text:style-name="T1">System.Text.StringBuilder</text:span> – klasa do operacji na łańcuchach, która modyfikuje łańcuch, a nie zwraca nowy, co jest szybsze.</text:p>
              <text:list>
                <text:list-item>
                  <text:p text:style-name="P171">sb = new StringBuilder(„...”);</text:p>
                </text:list-item>
                <text:list-item>
                  <text:p text:style-name="P171">Do pracy używamy metod jak AppendLine(), Replace() itp.</text:p>
                </text:list-item>
              </text:list>
            </text:list-item>
          </text:list>
        </text:list-item>
        <text:list-item>
          <text:p text:style-name="P171">Konwersja danych</text:p>
          <text:list>
            <text:list-item>
              <text:p text:style-name="P171"><text:span text:style-name="T1">Poszerzanie</text:span> = niejawne rzutowanie w górę, czyli na typ obszerniejszy, które nie będzie skutkowało utratą danych.</text:p>
            </text:list-item>
            <text:list-item>
              <text:p text:style-name="P171"><text:span text:style-name="T1">Zwężanie</text:span> – jawne rzutowanie w dół – możliwa jest ustrata danych</text:p>
              <text:list>
                <text:list-item>
                  <text:p text:style-name="P171"><text:span text:style-name="defZiel">Źle:</text:span> short x = Add(int a, int b);</text:p>
                </text:list-item>
                <text:list-item>
                  <text:p text:style-name="P171"><text:span text:style-name="defZiel">Dobrze: </text:span>short x = (short) Add(int a, int b);</text:p>
                </text:list-item>
                <text:list-item>
                  <text:p text:style-name="P171"><text:span text:style-name="T1">checked</text:span> przechwytuje przepełnienia typów i zwracaSystem.OverflowException</text:p>
                  <text:p text:style-name="P171">checked</text:p>
                </text:list-item>
              </text:list>
            </text:list-item>
          </text:list>
        </text:list-item>
      </text:list>
      <text:p text:style-name="Standard"><text:s text:c="12"/><text:tab/>{</text:p>
      <text:p text:style-name="Standard"><text:span text:style-name="T12"><text:tab/><text:tab/><text:tab/></text:span><text:span text:style-name="T51">try</text:span></text:p>
      <text:p text:style-name="Standard"><text:span text:style-name="T51"><text:tab/><text:tab/><text:tab/></text:span>{</text:p>
      <text:p text:style-name="Standard"><text:span text:style-name="T12"><text:tab/><text:tab/><text:tab/><text:tab/></text:span><text:span text:style-name="T51">int</text:span><text:span text:style-name="T12"> x = 999;</text:span></text:p>
      <text:p text:style-name="Standard"><text:soft-page-break/><text:span text:style-name="T12"><text:tab/><text:tab/><text:tab/><text:tab/></text:span><text:span text:style-name="T51">byte</text:span><text:span text:style-name="T12"> b = (</text:span><text:span text:style-name="T51">byte</text:span><text:span text:style-name="T12">) x;</text:span></text:p>
      <text:p text:style-name="Standard"><text:s text:c="15"/><text:tab/><text:tab/>}</text:p>
      <text:p text:style-name="Standard"><text:span text:style-name="T12"><text:tab/><text:tab/><text:tab/></text:span><text:span text:style-name="T51">catch</text:span></text:p>
      <text:p text:style-name="Standard"><text:span text:style-name="T51"><text:tab/><text:tab/><text:tab/></text:span><text:span text:style-name="T12">{</text:span><text:span text:style-name="T86">//...</text:span>}</text:p>
      <text:p text:style-name="Standard"><text:s text:c="12"/><text:tab/>}</text:p>
      <text:list xml:id="list41430417" text:continue-numbering="true" text:style-name="L2">
        <text:list-item>
          <text:list>
            <text:list-item>
              <text:list>
                <text:list-item>
                  <text:p text:style-name="P171">'/checked' - flaga włącza <text:s/>sprawdzania przepełnień w całym projekcie</text:p>
                </text:list-item>
                <text:list-item>
                  <text:p text:style-name="P171">unchecked działa analogicznie (np. jeśli jest włączona flaga '/checked')</text:p>
                </text:list-item>
              </text:list>
            </text:list-item>
            <text:list-item>
              <text:p text:style-name="P171"><text:span text:style-name="T1">System.Convert </text:span>– działa jak jawna konwersja</text:p>
              <text:list>
                <text:list-item>
                  <text:p text:style-name="P171">byte myByte = Convert.ToByte(myInt);</text:p>
                </text:list-item>
              </text:list>
            </text:list-item>
          </text:list>
        </text:list-item>
        <text:list-item>
          <text:p text:style-name="P171"><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71">var i = 7; <text:span text:style-name="defZiel">/*zostanie uznane za System.Integer32*/</text:span></text:p>
            </text:list-item>
            <text:list-item>
              <text:p text:style-name="P171">Źle: var i; <text:span text:style-name="defZiel">/* wartość musi być przypisana w momencie */</text:span></text:p>
            </text:list-item>
            <text:list-item>
              <text:p text:style-name="P171">var i = j;</text:p>
            </text:list-item>
            <text:list-item>
              <text:p text:style-name="P171"><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71">Niedozwolone jest używanie tokena „?” nullable</text:p>
              <text:list>
                <text:list-item>
                  <text:p text:style-name="P171">Źle: var? x = 12;</text:p>
                </text:list-item>
                <text:list-item>
                  <text:p text:style-name="P171">Źle: var? x = null;</text:p>
                </text:list-item>
              </text:list>
            </text:list-item>
            <text:list-item>
              <text:p text:style-name="P171">Dane typowane niejawnie mają ścisłą kontrolę typów, tak jak np., typy proste;</text:p>
            </text:list-item>
          </text:list>
        </text:list-item>
      </text:list>
      <text:p text:style-name="Text_20_body">Pętle, warunki, iteratory</text:p>
      <text:list xml:id="list5945584418086205141" text:style-name="L3">
        <text:list-item>
          <text:p text:style-name="P172"><text:span text:style-name="T51">for</text:span><text:span text:style-name="T12"> (</text:span><text:span text:style-name="T51">int</text:span><text:span text:style-name="T12"> i=0; i&lt;5; i++)</text:span> <text:span text:style-name="T12">{…};</text:span></text:p>
          <text:list>
            <text:list-item>
              <text:p text:style-name="P172">działają słowa kluczowe <text:s/>goto, continue, break</text:p>
            </text:list-item>
          </text:list>
        </text:list-item>
        <text:list-item>
          <text:p text:style-name="P172">foreach – pozwala przejść po elementach tablicy lub obiektowej kolekcji</text:p>
          <text:list>
            <text:list-item>
              <text:p text:style-name="P172"><text:span text:style-name="T51">foreach</text:span><text:span text:style-name="T12">(</text:span><text:span text:style-name="T51">string</text:span><text:span text:style-name="T12"> s </text:span><text:span text:style-name="T51">in</text:span><text:span text:style-name="T12"> strArray) {…};</text:span></text:p>
            </text:list-item>
            <text:list-item>
              <text:p text:style-name="P172">można używać niejawnie typowanej zmiennej (co nabiera sensy w LINQ)</text:p>
              <text:list>
                <text:list-item>
                  <text:p text:style-name="P172"><text:span text:style-name="T51">foreach</text:span><text:span text:style-name="T12">(</text:span><text:span text:style-name="T51">var</text:span><text:span text:style-name="T12"> s </text:span><text:span text:style-name="T51">in</text:span><text:span text:style-name="T12"> strArr) {…};</text:span></text:p>
                </text:list-item>
              </text:list>
            </text:list-item>
          </text:list>
        </text:list-item>
        <text:list-item>
          <text:p text:style-name="P172"><text:span text:style-name="T51">while</text:span><text:span text:style-name="T12"> (i &lt; 10) </text:span><text:span text:style-name="T51">do</text:span><text:span text:style-name="T12"> {…};</text:span></text:p>
        </text:list-item>
        <text:list-item>
          <text:p text:style-name="P172"><text:span text:style-name="T51">do</text:span><text:span text:style-name="T12"> {…} </text:span><text:span text:style-name="T51">while</text:span><text:span text:style-name="T12"> (i &lt; 10);</text:span> – wykona się przynajmniej raz</text:p>
        </text:list-item>
        <text:list-item>
          <text:p text:style-name="P172"><text:span text:style-name="T51">if</text:span><text:span text:style-name="T12"> (...) {...} </text:span></text:p>
        </text:list-item>
      </text:list>
      <text:p text:style-name="Text_20_body"><text:span text:style-name="T12"><text:s text:c="7"/></text:span><text:span text:style-name="T51">else</text:span><text:span text:style-name="T12"> </text:span><text:span text:style-name="T51">if</text:span><text:span text:style-name="T12"> (...) {...}</text:span></text:p>
      <text:p text:style-name="Text_20_body"><text:span text:style-name="T12"><text:s text:c="7"/></text:span><text:span text:style-name="T51">else</text:span><text:span text:style-name="T12"> {...};</text:span></text:p>
      <text:list xml:id="list5115579551832463881" text:style-name="L4">
        <text:list-item>
          <text:p text:style-name="P173"><text:span text:style-name="T19">switch</text:span><text:span text:style-name="T15"> może operować na liczbach całkowitych i stringach</text:span></text:p>
          <text:list>
            <text:list-item>
              <text:p text:style-name="P174"><text:span text:style-name="T51">switch</text:span><text:span text:style-name="T12"> (n)</text:span></text:p>
              <text:p text:style-name="P174">{</text:p>
              <text:list>
                <text:list-header>
                  <text:p text:style-name="P174"><text:span text:style-name="T51">case</text:span><text:span text:style-name="T12"> 1: { … </text:span><text:span text:style-name="T51">break</text:span><text:span text:style-name="T12">; }</text:span></text:p>
                  <text:p text:style-name="P174"><text:span text:style-name="T51">case</text:span><text:span text:style-name="T12"> 2: { … </text:span><text:span text:style-name="T51">break</text:span><text:span text:style-name="T12">; }</text:span></text:p>
                  <text:p text:style-name="P174"><text:soft-page-break/><text:span text:style-name="T51">default</text:span><text:span text:style-name="T12">: { … </text:span><text:span text:style-name="T51">break</text:span><text:span text:style-name="T12">; }</text:span></text:p>
                </text:list-header>
              </text:list>
              <text:p text:style-name="P174">}</text:p>
            </text:list-item>
          </text:list>
        </text:list-item>
        <text:list-item>
          <text:p text:style-name="P173"><text:span text:style-name="T19">Operatory</text:span><text:span text:style-name="T15"> </text:span><text:span text:style-name="T19">logiczne</text:span><text:span text:style-name="T15">: &amp;&amp;, ||, !</text:span></text:p>
        </text:list-item>
        <text:list-item>
          <text:p text:style-name="P173"><text:span text:style-name="T19">Operatory</text:span><text:span text:style-name="T15"> </text:span><text:span text:style-name="T19">relacyjne</text:span><text:span text:style-name="T15">: ==, !=, &lt;, &gt;, &lt;=, &gt;=</text:span></text:p>
        </text:list-item>
      </text:list>
      <text:p text:style-name="Text_20_body">Metody</text:p>
      <text:list xml:id="list975025659019553591" text:style-name="L5">
        <text:list-item>
          <text:p text:style-name="P175">parametry</text:p>
          <text:list>
            <text:list-item>
              <text:p text:style-name="P175">modyfikatory</text:p>
              <text:list>
                <text:list-item>
                  <text:p text:style-name="P175"><text:span text:style-name="T17">brak</text:span><text:span text:style-name="T16"> – metoda dostanie kopię danych</text:span></text:p>
                </text:list-item>
                <text:list-item>
                  <text:p text:style-name="P175"><text:span text:style-name="T17">out</text:span><text:span text:style-name="T16"> – wewnątrz metody musi wystąpić przypisanie do parametru</text:span></text:p>
                  <text:list>
                    <text:list-item>
                      <text:p text:style-name="P175"><text:span text:style-name="T16">Wywołanie też wymaga modyfikatora: </text:span><text:span text:style-name="T12">Fill(a, </text:span><text:span text:style-name="T51">out</text:span><text:span text:style-name="T12"> b);</text:span></text:p>
                    </text:list-item>
                    <text:list-item>
                      <text:p text:style-name="P175"><text:span text:style-name="T15">NIE </text:span><text:span text:style-name="T15">MUSZĄ</text:span><text:span text:style-name="T15"> być zainicjowane przed przesłaniem</text:span></text:p>
                    </text:list-item>
                  </text:list>
                </text:list-item>
                <text:list-item>
                  <text:p text:style-name="P175"><text:span text:style-name="T17">ref</text:span><text:span text:style-name="T16"> – przekazywana jest referencja do obiektów, czyli nie działamy na kopi</text:span></text:p>
                  <text:list>
                    <text:list-item>
                      <text:p text:style-name="P175">MUSZĄ być zainicjowane przed wysłaniem</text:p>
                    </text:list-item>
                  </text:list>
                </text:list-item>
                <text:list-item>
                  <text:p text:style-name="P175"><text:span text:style-name="T17">params</text:span><text:span text:style-name="T16"> – można użyć tylko 1 raz i tylko dla ostatniego parametru</text:span></text:p>
                  <text:list>
                    <text:list-item>
                      <text:p text:style-name="P175"><text:span text:style-name="T51">public</text:span><text:span text:style-name="T12"> </text:span><text:span text:style-name="T51">static</text:span><text:span text:style-name="T12"> </text:span><text:span text:style-name="T51">void</text:span><text:span text:style-name="T12"> Metoda(</text:span><text:span text:style-name="T51">int</text:span><text:span text:style-name="T12"> i, </text:span><text:span text:style-name="T51">params</text:span><text:span text:style-name="T12"> </text:span><text:span text:style-name="T51">double</text:span><text:span text:style-name="T12">[] argumenty) {…}</text:span></text:p>
                    </text:list-item>
                    <text:list-item>
                      <text:p text:style-name="P175">zamiast params można używać tablicy lub jakiegoś kontenera</text:p>
                    </text:list-item>
                  </text:list>
                </text:list-item>
              </text:list>
            </text:list-item>
            <text:list-item>
              <text:p text:style-name="P175"><text:span text:style-name="T17">Parametry</text:span><text:span text:style-name="T16"> </text:span><text:span text:style-name="T17">opcjonalne</text:span></text:p>
              <text:list>
                <text:list-item>
                  <text:p text:style-name="P175"><text:span text:style-name="T51">public</text:span><text:span text:style-name="T12"> </text:span><text:span text:style-name="T51">static</text:span><text:span text:style-name="T12"> </text:span><text:span text:style-name="T51">void</text:span><text:span text:style-name="T12"> Metoda(</text:span><text:span text:style-name="T51">int</text:span><text:span text:style-name="T12"> i, </text:span><text:span text:style-name="T51">string</text:span><text:span text:style-name="T12"> s = </text:span><text:span text:style-name="T94">"domyślny"</text:span><text:span text:style-name="T12">) {...}</text:span></text:p>
                </text:list-item>
                <text:list-item>
                  <text:p text:style-name="P175"><text:span text:style-name="T51">public</text:span><text:span text:style-name="T12"> </text:span><text:span text:style-name="T51">static</text:span><text:span text:style-name="T12"> </text:span><text:span text:style-name="T51">void</text:span><text:span text:style-name="T12"> Metoda(</text:span><text:span text:style-name="T51">int</text:span><text:span text:style-name="T12"> i, </text:span><text:span text:style-name="T51">int</text:span><text:span text:style-name="T12"> i2 = z) {…}</text:span></text:p>
                </text:list-item>
              </text:list>
            </text:list-item>
            <text:list-item>
              <text:p text:style-name="P175"><text:span text:style-name="T19">Parametry</text:span><text:span text:style-name="T15"> </text:span><text:span text:style-name="T19">imienne</text:span><text:span text:style-name="T15"> – przydatne gdy mamy wiele parametrów z wartościami domyślnymi</text:span></text:p>
              <text:list>
                <text:list-item>
                  <text:p text:style-name="P175"><text:span text:style-name="T16">dla</text:span><text:span text:style-name="T12"> </text:span><text:span text:style-name="T51">public</text:span><text:span text:style-name="T12"> </text:span><text:span text:style-name="T51">static</text:span><text:span text:style-name="T12"> </text:span><text:span text:style-name="T51">void</text:span><text:span text:style-name="T12"> Metoda(</text:span><text:span text:style-name="T51">int</text:span><text:span text:style-name="T12"> i, </text:span><text:span text:style-name="T51">string</text:span><text:span text:style-name="T12"> s = </text:span><text:span text:style-name="T94">"domyślny"</text:span><text:span text:style-name="T12">) {…} </text:span><text:span text:style-name="T16">można wywołać</text:span></text:p>
                  <text:list>
                    <text:list-item>
                      <text:p text:style-name="P175">Metoda(7, „ala”);</text:p>
                    </text:list-item>
                    <text:list-item>
                      <text:p text:style-name="P175">Metoda(s:”ala”, i: 7);</text:p>
                    </text:list-item>
                    <text:list-item>
                      <text:p text:style-name="P175">Metoda(7, s:”ala”);</text:p>
                    </text:list-item>
                    <text:list-item>
                      <text:p text:style-name="P175"><text:span text:style-name="T16">Źle:</text:span><text:span text:style-name="T12"> Metoda(s:”ala”, 7); </text:span><text:span text:style-name="defZiel"><text:span text:style-name="T168">/* </text:span></text:span><text:span text:style-name="defZiel"><text:span text:style-name="T169">parametry nienazwane muszą być zawsze podawane za pozycyjnymi*/</text:span></text:span></text:p>
                    </text:list-item>
                  </text:list>
                </text:list-item>
              </text:list>
            </text:list-item>
          </text:list>
        </text:list-item>
        <text:list-item>
          <text:p text:style-name="P175">Przeciążanie – odbywa się bez overload, ale ważne jest, aby metody różniły się typami parametrów lub ich ilością. Uważać z parametrami domyślnymi, bo wywołania funkcji mogą być niejednoznaczne.</text:p>
        </text:list-item>
        <text:list-item>
          <text:p text:style-name="P175">Wszystkie zmienne definiowane wewnątrz metody są lokalne, więc nie mogą mieć <text:span text:style-name="T51">public </text:span><text:span text:style-name="def">lub</text:span> <text:span text:style-name="T51">private</text:span></text:p>
        </text:list-item>
      </text:list>
      <text:p text:style-name="Text_20_body">Tablice</text:p>
      <text:list xml:id="list3678070938702372421" text:style-name="L6">
        <text:list-item>
          <text:p text:style-name="P176">definiowanie tablic – wszystkie elementy muszą być tego samego typu</text:p>
          <text:list>
            <text:list-item>
              <text:p text:style-name="P176"><text:span text:style-name="T51">int</text:span><text:span text:style-name="T12">[] i = </text:span><text:span text:style-name="T51">new</text:span><text:span text:style-name="T12"> </text:span><text:span text:style-name="T51">int</text:span><text:span text:style-name="T12">[3];</text:span></text:p>
            </text:list-item>
            <text:list-item>
              <text:p text:style-name="P176"><text:span text:style-name="T51">int</text:span><text:span text:style-name="T12">[] j = </text:span><text:span text:style-name="T51">new</text:span><text:span text:style-name="T12"> </text:span><text:span text:style-name="T51">int</text:span><text:span text:style-name="T12">[3] {11,12,13};</text:span></text:p>
            </text:list-item>
            <text:list-item>
              <text:p text:style-name="P176"><text:soft-page-break/><text:span text:style-name="T51">int</text:span><text:span text:style-name="T12">[] k = </text:span><text:span text:style-name="T51">new</text:span><text:span text:style-name="T12"> </text:span><text:span text:style-name="T51">int</text:span><text:span text:style-name="T12">[] {11,12,13};</text:span></text:p>
            </text:list-item>
            <text:list-item>
              <text:p text:style-name="P176"><text:span text:style-name="T51">int</text:span><text:span text:style-name="T12">[] l = {11,12,13};</text:span></text:p>
            </text:list-item>
            <text:list-item>
              <text:p text:style-name="P176"><text:span text:style-name="T51">Car</text:span><text:span text:style-name="T12">[] k = </text:span><text:span text:style-name="T51">new</text:span><text:span text:style-name="T12"> </text:span><text:span text:style-name="T51">Car</text:span><text:span text:style-name="T12">[]; </text:span><text:span text:style-name="defZiel"><text:span text:style-name="T168">/*</text:span></text:span><text:span text:style-name="defZiel"><text:span text:style-name="T169"> tablica obiektów typu</text:span></text:span><text:span text:style-name="defZiel"><text:span text:style-name="T168"> Car*/</text:span></text:span></text:p>
            </text:list-item>
            <text:list-item>
              <text:p text:style-name="P176"><text:span text:style-name="defZiel"><text:span text:style-name="T169">Źle</text:span></text:span><text:span text:style-name="T18"> - </text:span><text:span text:style-name="T51"><text:s/>int</text:span><text:span text:style-name="T12">[] m = </text:span><text:span text:style-name="T51">new</text:span><text:span text:style-name="T12"> </text:span><text:span text:style-name="T51">int</text:span><text:span text:style-name="T12">[3] {11,12}; </text:span><text:span text:style-name="defZiel"><text:span text:style-name="T168">/* jeśli podane, to liczba podanych elementów musi być równa rozmiarowi tablicy*/</text:span></text:span></text:p>
            </text:list-item>
          </text:list>
        </text:list-item>
        <text:list-item>
          <text:p text:style-name="P176">niejawne typizowanie tablic lokalnych</text:p>
          <text:list>
            <text:list-item>
              <text:p text:style-name="P176"><text:span text:style-name="T51">var</text:span><text:span text:style-name="T12"> a = </text:span><text:span text:style-name="T51">new</text:span><text:span text:style-name="T12">[] { 1, 2, 3 };<text:tab/></text:span></text:p>
            </text:list-item>
            <text:list-item>
              <text:p text:style-name="P176"><text:span text:style-name="T51">var</text:span><text:span text:style-name="T12"> b = </text:span><text:span text:style-name="T51">new</text:span><text:span text:style-name="T12">[] { </text:span><text:span text:style-name="T94">"ala"</text:span><text:span text:style-name="T12">, </text:span><text:span text:style-name="T51">null</text:span><text:span text:style-name="T12">, </text:span><text:span text:style-name="T94">"1"</text:span><text:span text:style-name="T12"> };</text:span></text:p>
            </text:list-item>
            <text:list-item>
              <text:p text:style-name="P176"><text:span text:style-name="defZiel"><text:span text:style-name="T169">Źle</text:span></text:span><text:span text:style-name="T16"> -</text:span><text:span text:style-name="T51"> var</text:span><text:span text:style-name="T12"> c = </text:span><text:span text:style-name="T51">new</text:span><text:span text:style-name="T12">[] { 1, </text:span><text:span text:style-name="T51">null</text:span><text:span text:style-name="T12">, </text:span><text:span text:style-name="T94">"1"</text:span><text:span text:style-name="T12"> };</text:span></text:p>
            </text:list-item>
          </text:list>
        </text:list-item>
        <text:list-item>
          <text:p text:style-name="P176"><text:span text:style-name="def">tablice wielowymiarowe</text:span></text:p>
          <text:list>
            <text:list-item>
              <text:p text:style-name="P176"><text:span text:style-name="def"><text:span text:style-name="T51">int</text:span></text:span><text:span text:style-name="def"><text:span text:style-name="T12">[,] i = </text:span></text:span><text:span text:style-name="def"><text:span text:style-name="T51">new</text:span></text:span><text:span text:style-name="def"><text:span text:style-name="T12"> </text:span></text:span><text:span text:style-name="def"><text:span text:style-name="T51">int</text:span></text:span><text:span text:style-name="def"><text:span text:style-name="T12">[3,6]; </text:span></text:span><text:span text:style-name="defZiel"><text:span text:style-name="T168">/* tablica prostokątna*/</text:span></text:span></text:p>
            </text:list-item>
            <text:list-item>
              <text:p text:style-name="P176"><text:span text:style-name="T51">int</text:span><text:span text:style-name="T12">[][] j = </text:span><text:span text:style-name="T51">new</text:span><text:span text:style-name="T12"> </text:span><text:span text:style-name="T51">int</text:span><text:span text:style-name="T12">[3][]; </text:span><text:span text:style-name="defZiel"><text:span text:style-name="T168">/*tablica postrzępiona*/</text:span></text:span></text:p>
            </text:list-item>
          </text:list>
        </text:list-item>
      </text:list>
      <text:p text:style-name="Text_20_body"><text:span text:style-name="T12"><text:s text:c="11"/>j[0] = </text:span><text:span text:style-name="T51">new</text:span><text:span text:style-name="T12"> </text:span><text:span text:style-name="T51">int</text:span><text:span text:style-name="T12">[1];</text:span></text:p>
      <text:p text:style-name="Text_20_body"><text:span text:style-name="T12"><text:s text:c="11"/>j[1] = </text:span><text:span text:style-name="T51">new</text:span><text:span text:style-name="T12"> </text:span><text:span text:style-name="T51">int</text:span><text:span text:style-name="T12">[4];</text:span></text:p>
      <text:list xml:id="list7563409263863452401" text:style-name="L7">
        <text:list-item>
          <text:p text:style-name="P177"><text:span text:style-name="T12">public string[] Met(</text:span><text:span text:style-name="T51">int</text:span><text:span text:style-name="T12">[] i); tablica jako funkcji metody i zwracany typ</text:span></text:p>
        </text:list-item>
        <text:list-item>
          <text:p text:style-name="P177">System.Array</text:p>
          <text:list>
            <text:list-item>
              <text:p text:style-name="P177">Clear, Sort, Reverse, Length …</text:p>
            </text:list-item>
          </text:list>
        </text:list-item>
      </text:list>
      <text:p text:style-name="Text_20_body"/>
      <text:p text:style-name="Text_20_body"><text:span text:style-name="T15">Wyliczenia</text:span><text:span text:style-name="T20"> – zbiór symbolicznych nazw z odpowiadającymi im wartościami liczbowymi</text:span></text:p>
      <text:list xml:id="list8421654086406499059" text:style-name="L8">
        <text:list-item>
          <text:p text:style-name="P178"><text:span text:style-name="T52">enum</text:span><text:span text:style-name="T13"> </text:span><text:span text:style-name="T110">Wyl1</text:span><text:span text:style-name="T13"> { a, be, e, de };</text:span></text:p>
        </text:list-item>
        <text:list-item>
          <text:p text:style-name="P178"><text:span text:style-name="T51">enum</text:span><text:span text:style-name="T12"> </text:span><text:span text:style-name="T108">Wyl2</text:span><text:span text:style-name="T12"> { a, be = 100, e, de = 200 };</text:span></text:p>
        </text:list-item>
        <text:list-item>
          <text:p text:style-name="P178"><text:span text:style-name="T51">enum</text:span><text:span text:style-name="T12"> </text:span><text:span text:style-name="T108">Wyl3</text:span><text:span text:style-name="T12"> : </text:span><text:span text:style-name="T51">byte</text:span><text:span text:style-name="T12"> { a, be = 1, e, de = 1 }; </text:span><text:span text:style-name="defZiel"><text:span text:style-name="T168">/* </text:span></text:span><text:span text:style-name="defZiel">przejdzie bez problemów, ale potem będzie wyskoczy błąd np. na </text:span><text:span text:style-name="defZiel"><text:span text:style-name="T99">case</text:span></text:span><text:span text:style-name="defZiel"> w iteracji </text:span><text:span text:style-name="defZiel"><text:span text:style-name="T99">swich z powodu powt</text:span></text:span><text:span text:style-name="defZiel"><text:span text:style-name="T103">ó</text:span></text:span><text:span text:style-name="defZiel"><text:span text:style-name="T99">rzeń wartości*/</text:span></text:span></text:p>
        </text:list-item>
        <text:list-item>
          <text:p text:style-name="P178"><text:span text:style-name="def"><text:span text:style-name="T1">Parametr, switch –</text:span></text:span><text:span text:style-name="def"><text:span text:style-name="T99"> jako parametr przyjmuje wyliczenie konkretnego typu</text:span></text:span></text:p>
          <text:p text:style-name="P179"><text:span text:style-name="T51">public</text:span><text:span text:style-name="T12"> </text:span><text:span text:style-name="T51">void</text:span><text:span text:style-name="T12"> proc(</text:span><text:span text:style-name="T108">Wyl1</text:span><text:span text:style-name="T12"> o) </text:span></text:p>
          <text:p text:style-name="P180">{</text:p>
          <text:list>
            <text:list-header>
              <text:p text:style-name="P179"><text:span text:style-name="T51">switch</text:span><text:span text:style-name="T12"> (o)</text:span></text:p>
              <text:p text:style-name="P180">{</text:p>
              <text:list>
                <text:list-header>
                  <text:p text:style-name="P179"><text:span text:style-name="T51">case</text:span><text:span text:style-name="T12"> </text:span><text:span text:style-name="T108">Wyl1</text:span><text:span text:style-name="T12">.be: { </text:span><text:span text:style-name="T51">break</text:span><text:span text:style-name="T12">; }</text:span></text:p>
                  <text:p text:style-name="P179"><text:span text:style-name="T51">case</text:span><text:span text:style-name="T12"> </text:span><text:span text:style-name="T108">Wyl1</text:span><text:span text:style-name="T12">.de: { </text:span><text:span text:style-name="T51">break</text:span><text:span text:style-name="T12">; }</text:span></text:p>
                </text:list-header>
              </text:list>
              <text:p text:style-name="P179">}</text:p>
            </text:list-header>
          </text:list>
          <text:p text:style-name="P179">}</text:p>
        </text:list-item>
      </text:list>
      <text:list xml:id="list3988424201988648208" text:style-name="L9">
        <text:list-item>
          <text:p text:style-name="P181"><text:span text:style-name="def">Parametr – przyjmuje dowolne wyliczenie</text:span></text:p>
          <text:p text:style-name="P181"><text:span text:style-name="def"><text:span text:style-name="T51">public</text:span></text:span><text:span text:style-name="def"><text:span text:style-name="T12"> </text:span></text:span><text:span text:style-name="def"><text:span text:style-name="T51">void</text:span></text:span><text:span text:style-name="def"><text:span text:style-name="T12"> proc(</text:span></text:span><text:span text:style-name="def"><text:span text:style-name="T108">Sestem.Enum</text:span></text:span><text:span text:style-name="def"><text:span text:style-name="T12"> o) {</text:span></text:span></text:p>
        </text:list-item>
        <text:list-item>
          <text:p text:style-name="P181"><text:span text:style-name="def"><text:span text:style-name="T14">System.Enum</text:span></text:span></text:p>
          <text:list>
            <text:list-item>
              <text:p text:style-name="P181"><text:span text:style-name="def"><text:span text:style-name="T12">ToString(); </text:span></text:span><text:span text:style-name="def">odda np.</text:span><text:span text:style-name="def"><text:span text:style-name="T12"> „be=100”</text:span></text:span></text:p>
            </text:list-item>
            <text:list-item>
              <text:p text:style-name="P181"><text:span text:style-name="def"><text:span text:style-name="T12">Format(); </text:span></text:span><text:span text:style-name="def">pozwala na dokładniejsze formatowanie</text:span></text:p>
            </text:list-item>
            <text:list-item>
              <text:p text:style-name="P181"><text:soft-page-break/><text:span text:style-name="def"><text:span text:style-name="T12">GetValues(); </text:span></text:span><text:span text:style-name="def">- zwraca tablicę wartości</text:span></text:p>
            </text:list-item>
            <text:list-item>
              <text:p text:style-name="P181"><text:span text:style-name="def"><text:span text:style-name="T12">GetValue[]; </text:span></text:span><text:span text:style-name="def">- zwraca konkretną wartość</text:span></text:p>
            </text:list-item>
          </text:list>
        </text:list-item>
        <text:list-item>
          <text:p text:style-name="P181"><text:span text:style-name="def"><text:span text:style-name="T14">System</text:span></text:span><text:span text:style-name="def"><text:span text:style-name="T12"> </text:span></text:span><text:span text:style-name="def">ma wiele wyliczeń</text:span></text:p>
          <text:list>
            <text:list-item>
              <text:p text:style-name="P181"><text:span text:style-name="def"><text:span text:style-name="T12">DayOfWeek</text:span></text:span></text:p>
            </text:list-item>
            <text:list-item>
              <text:p text:style-name="P181"><text:span text:style-name="def"><text:span text:style-name="T12">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4543839769548325702" text:style-name="L10">
        <text:list-item>
          <text:list>
            <text:list-item>
              <text:p text:style-name="P182"><text:span text:style-name="def">nie można po nich dziedziczyć (niejawnie sealed)</text:span></text:p>
            </text:list-item>
            <text:list-item>
              <text:p text:style-name="P182"><text:span text:style-name="def">nie pozwalają nadpisać domyślnego kostruktora. Jeśli napiszemy własny, to domyślny i tak pozostanie</text:span></text:p>
            </text:list-item>
            <text:list-item>
              <text:p text:style-name="P182"><text:span text:style-name="def">konstruktor sam nie inicjuje pól</text:span></text:p>
            </text:list-item>
            <text:list-item>
              <text:p text:style-name="P182"><text:span text:style-name="def">nie można przypisać wartości do pola w momencie ich deklaracji</text:span></text:p>
            </text:list-item>
            <text:list-item>
              <text:p text:style-name="P182"><text:span text:style-name="def">są typami wartościowymi a nie referencynymi</text:span></text:p>
            </text:list-item>
            <text:list-item>
              <text:p text:style-name="P182"><text:span text:style-name="def">Wszystkie typy proste poza System.String są strukturami</text:span></text:p>
            </text:list-item>
          </text:list>
        </text:list-item>
        <text:list-item>
          <text:p text:style-name="P183"><text:span text:style-name="def"><text:span text:style-name="T51">struct</text:span></text:span><text:span text:style-name="def"><text:span text:style-name="T12"> </text:span></text:span><text:span text:style-name="def"><text:span text:style-name="T108">MyPoint</text:span></text:span></text:p>
          <text:p text:style-name="P183">{</text:p>
          <text:list>
            <text:list-header>
              <text:p text:style-name="P183"><text:span text:style-name="T51">public</text:span><text:span text:style-name="T12"> </text:span><text:span text:style-name="T51">int</text:span><text:span text:style-name="T12"> x;</text:span></text:p>
              <text:p text:style-name="P183"><text:span text:style-name="T51">public</text:span><text:span text:style-name="T12"> </text:span><text:span text:style-name="T51">int</text:span><text:span text:style-name="T12"> y;</text:span></text:p>
              <text:p text:style-name="P183"><text:span text:style-name="T51">public</text:span><text:span text:style-name="T12"> MyPoint(</text:span><text:span text:style-name="T51">int</text:span><text:span text:style-name="T12"> ax, </text:span><text:span text:style-name="T51">int</text:span><text:span text:style-name="T12"> ay)</text:span></text:p>
              <text:p text:style-name="P183">{</text:p>
              <text:list>
                <text:list-header>
                  <text:p text:style-name="P183">x = ax;</text:p>
                  <text:p text:style-name="P183">y = ay;</text:p>
                </text:list-header>
              </text:list>
              <text:p text:style-name="P183">}</text:p>
            </text:list-header>
          </text:list>
          <text:p text:style-name="P183">}</text:p>
        </text:list-item>
      </text:list>
      <text:list xml:id="list1810786175547723079" text:style-name="L11">
        <text:list-item>
          <text:p text:style-name="P184"><text:span text:style-name="def"><text:span text:style-name="T108">MyPoint</text:span></text:span><text:span text:style-name="def"><text:span text:style-name="T12"> p1; </text:span></text:span><text:span text:style-name="defZiel"><text:span text:style-name="T168">/* </text:span></text:span><text:span text:style-name="defZiel">pola niezainicjowane. Jeśli się do nich odwołamy to dostaniemy błąd*/</text:span></text:p>
        </text:list-item>
        <text:list-item>
          <text:p text:style-name="P184"><text:span text:style-name="T108">MyPoint</text:span><text:span text:style-name="T12"> p2 = </text:span><text:span text:style-name="T51">new</text:span><text:span text:style-name="T12"> </text:span><text:span text:style-name="T108">MyPoint</text:span><text:span text:style-name="T12">(); </text:span><text:span text:style-name="defZiel"><text:span text:style-name="T168">/* </text:span></text:span><text:span text:style-name="defZiel">pola zainicjowane wartościami domyślnymi*/</text:span></text:p>
        </text:list-item>
        <text:list-item>
          <text:p text:style-name="P184"><text:span text:style-name="T108">MyPoint</text:span><text:span text:style-name="T12"> p3 = </text:span><text:span text:style-name="T51">new</text:span><text:span text:style-name="T12"> </text:span><text:span text:style-name="T108">MyPoint</text:span><text:span text:style-name="T12">(2, 6); </text:span><text:span text:style-name="defZiel"><text:span text:style-name="T168">/*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5940164176037440385" text:style-name="L12">
        <text:list-item>
          <text:p text:style-name="P185"><text:span text:style-name="def">wartościowe żyją TYLKO w definiującym je zasięgu, a referencyjne tak długo jak jest do niego odwołanie (dłużej bo odśmiecacz musi go wyrzucić)</text:span></text:p>
        </text:list-item>
        <text:list-item>
          <text:p text:style-name="P185"><text:span text:style-name="def">przekazywanie typu wartościowego robi jego kopię (chyba, że przekazujemy przez referencję)</text:span></text:p>
        </text:list-item>
        <text:list-item>
          <text:p text:style-name="P185"><text:span text:style-name="def">przekazywanie typu wartościowego przez referencję polega na przekazaniu kopii jego adresu.</text:span></text:p>
        </text:list-item>
        <text:list-item>
          <text:p text:style-name="P185"><text:span text:style-name="def">typy wartościowe całe trzymana są na stosie. Typy referencyjne na stercie mają tylko </text:span><text:span text:style-name="def">referencję, a wartości przetrzymywane są też na stosie.</text:span></text:p>
        </text:list-item>
        <text:list-item>
          <text:p text:style-name="P185"><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1214017593433789533" text:style-name="L13">
        <text:list-item>
          <text:p text:style-name="P186"><text:span text:style-name="def"><text:span text:style-name="T51">int</text:span></text:span><text:span text:style-name="def"><text:span text:style-name="T12">? a;</text:span></text:span></text:p>
        </text:list-item>
        <text:list-item>
          <text:p text:style-name="P186"><text:span text:style-name="def"><text:span text:style-name="T108">Nullable</text:span></text:span><text:span text:style-name="def"><text:span text:style-name="T12"> &lt;</text:span></text:span><text:span text:style-name="def"><text:span text:style-name="T51">int</text:span></text:span><text:span text:style-name="def"><text:span text:style-name="T12">&gt; a;</text:span></text:span></text:p>
        </text:list-item>
      </text:list>
      <text:list xml:id="list3299621676321671158" text:style-name="L14">
        <text:list-item>
          <text:p text:style-name="P187"><text:span text:style-name="def">można stosować tylko do typów wartościowych (typy referencyj</text:span><text:span text:style-name="def"><text:span text:style-name="T167">n</text:span></text:span><text:span text:style-name="def">e mogą mieć </text:span><text:span text:style-name="def"><text:span text:style-name="T51">null</text:span></text:span><text:span text:style-name="def"> z samego założenia)</text:span></text:p>
          <text:list>
            <text:list-item>
              <text:p text:style-name="P187"><text:span text:style-name="def">źle - </text:span><text:span text:style-name="def"><text:span text:style-name="T108">String</text:span></text:span><text:span text:style-name="def"><text:span text:style-name="T12">? S</text:span></text:span><text:span text:style-name="def">;</text:span></text:p>
            </text:list-item>
          </text:list>
        </text:list-item>
        <text:list-item>
          <text:p text:style-name="P187"><text:span text:style-name="def">wykrywanie wartości </text:span><text:span text:style-name="def"><text:span text:style-name="T51">null</text:span></text:span></text:p>
          <text:list>
            <text:list-item>
              <text:p text:style-name="P187"><text:span text:style-name="def"><text:span text:style-name="T51">if</text:span></text:span><text:span text:style-name="def"><text:span text:style-name="T12"> (i.HasValue) {...};</text:span></text:span></text:p>
            </text:list-item>
            <text:list-item>
              <text:p text:style-name="P187"><text:span text:style-name="T51">bool</text:span><text:span text:style-name="T12"> b = (i == </text:span><text:span text:style-name="T51">null</text:span><text:span text:style-name="T12">);</text:span></text:p>
            </text:list-item>
          </text:list>
        </text:list-item>
        <text:list-item>
          <text:p text:style-name="P187"><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12"> <text:s/></text:span><text:span text:style-name="def"><text:span text:style-name="T51">null</text:span></text:span></text:p>
        </text:list-item>
        <text:list-item>
          <text:p text:style-name="P187"><text:span text:style-name="def"><text:span text:style-name="T51">int</text:span></text:span><text:span text:style-name="def"><text:span text:style-name="T12"> x = i ?? ii ?? 100; </text:span></text:span><text:span text:style-name="defZiel"><text:span text:style-name="T168">/*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1632964642700356329" text:style-name="L15">
        <text:list-item>
          <text:p text:style-name="P188"><text:span text:style-name="T51">class</text:span><text:span text:style-name="T12"> </text:span><text:span text:style-name="T108">Car </text:span><text:span text:style-name="T12">{}</text:span><text:span text:style-name="def"> - najprostsza definicja klasy</text:span></text:p>
        </text:list-item>
        <text:list-item>
          <text:p text:style-name="P188"><text:span text:style-name="def">tworzenie instancji:</text:span></text:p>
          <text:list>
            <text:list-item>
              <text:p text:style-name="P188"><text:span text:style-name="T108">Car</text:span><text:span text:style-name="T12"> a; </text:span><text:span text:style-name="defZiel"><text:span text:style-name="T168">/*</text:span></text:span><text:span text:style-name="defZiel"> tworzymy tylko referencję, bez obiektu*/</text:span></text:p>
            </text:list-item>
            <text:list-item>
              <text:p text:style-name="P188"><text:span text:style-name="T108">Car</text:span><text:span text:style-name="T12"> a = </text:span><text:span text:style-name="T51">new</text:span><text:span text:style-name="T12"> </text:span><text:span text:style-name="T108">Car</text:span><text:span text:style-name="T12">(); </text:span><text:span text:style-name="defZiel"><text:span text:style-name="T168">/* </text:span></text:span><text:span text:style-name="defZiel">tworzymy referencję i od razu przypisujemy do niej nowy*/</text:span><text:span text:style-name="def"> obiekt.</text:span></text:p>
            </text:list-item>
          </text:list>
        </text:list-item>
        <text:list-item>
          <text:p text:style-name="P188"><text:span text:style-name="def">Konstruktory</text:span></text:p>
          <text:list>
            <text:list-item>
              <text:p text:style-name="P188"><text:span text:style-name="def">zawsze dostajemy domyślny, ale (inaczej niż w strukturach) jest on usuwany jeśli definiujemy niestandardowy.</text:span></text:p>
            </text:list-item>
            <text:list-item>
              <text:p text:style-name="P188"><text:span text:style-name="def">Jeśli chcemy używać konstruktora domyślnego, pomimo zdefiniować niestandardowego, to musimy zdefiniować go sami </text:span><text:span text:style-name="T12">- </text:span><text:span text:style-name="T51">public</text:span><text:span text:style-name="T12"> Car(){...}</text:span></text:p>
            </text:list-item>
            <text:list-item>
              <text:p text:style-name="P188"><text:span text:style-name="def">Łączenie konstruktorów – działa jak inherited z zadanymi parametrami w Delphi, ale budowany jest inaczej!</text:span></text:p>
              <text:list>
                <text:list-item>
                  <text:p text:style-name="P189"><text:span text:style-name="T51">public</text:span><text:span text:style-name="T137"> </text:span><text:span text:style-name="T51">class</text:span><text:span text:style-name="T137"> </text:span><text:span text:style-name="T108">Car</text:span></text:p>
                  <text:p text:style-name="P189">{</text:p>
                  <text:list>
                    <text:list-header>
                      <text:p text:style-name="P189"><text:span text:style-name="T51">public</text:span><text:span text:style-name="T12"> Car(){...} </text:span><text:span text:style-name="defZiel"><text:span text:style-name="T168">/* </text:span></text:span><text:span text:style-name="defZiel">konstruktor domyślny*/</text:span></text:p>
                      <text:p text:style-name="P189"><text:span text:style-name="T51">public</text:span><text:span text:style-name="T12"> Car(</text:span><text:span text:style-name="T51">int</text:span><text:span text:style-name="T12"> speed): </text:span><text:span text:style-name="T51">this</text:span><text:span text:style-name="T12">(speed, </text:span><text:span text:style-name="T94">""</text:span><text:span text:style-name="T12">){...} </text:span><text:span text:style-name="defZiel"><text:span text:style-name="T168">/* </text:span></text:span><text:span text:style-name="defZiel">ten konstruktor najpierw </text:span></text:p>
                      <text:list>
                        <text:list-item>
                          <text:list>
                            <text:list-item>
                              <text:list>
                                <text:list-item>
                                  <text:list>
                                    <text:list-item>
                                      <text:list>
                                        <text:list-item>
                                          <text:list>
                                            <text:list-header>
                                              <text:p text:style-name="P198"><text:span text:style-name="defZiel">wywoła konstruktora z 2 </text:span></text:p>
                                              <text:p text:style-name="P198"><text:span text:style-name="defZiel">parametrami, a potem ciało*/</text:span></text:p>
                                            </text:list-header>
                                          </text:list>
                                        </text:list-item>
                                      </text:list>
                                    </text:list-item>
                                  </text:list>
                                </text:list-item>
                              </text:list>
                            </text:list-item>
                          </text:list>
                        </text:list-item>
                      </text:list>
                      <text:p text:style-name="P189"><text:span text:style-name="T51">public</text:span><text:span text:style-name="T12"> Car(</text:span><text:span text:style-name="T51">int</text:span><text:span text:style-name="T12"> speed, </text:span><text:span text:style-name="T51">string</text:span><text:span text:style-name="T12"> name){...}</text:span></text:p>
                    </text:list-header>
                  </text:list>
                  <text:p text:style-name="P189">}</text:p>
                </text:list-item>
                <text:list-item>
                  <text:p text:style-name="P188"><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188"><text:span text:style-name="def">Static – współdzielenie jednej zmiennej przez wszystkie instancje klasy</text:span></text:p>
          <text:list>
            <text:list-item>
              <text:p text:style-name="P188"><text:span text:style-name="def"><text:span text:style-name="T51">public</text:span></text:span><text:span text:style-name="def"><text:span text:style-name="T12">/</text:span></text:span><text:span text:style-name="def"><text:span text:style-name="T51">private</text:span></text:span><text:span text:style-name="def"><text:span text:style-name="T12"> </text:span></text:span><text:span text:style-name="def"><text:span text:style-name="T51">static</text:span></text:span><text:span text:style-name="def"><text:span text:style-name="T12"> [zmienna, metoda]</text:span></text:span></text:p>
            </text:list-item>
            <text:list-item>
              <text:p text:style-name="P188"><text:span text:style-name="def"><text:span text:style-name="T1">Konstruktory statyczne</text:span></text:span></text:p>
              <text:list>
                <text:list-item>
                  <text:p text:style-name="P188"><text:span text:style-name="def">używamy, gdy w konstruktorze ustalamy wartość zmiennej statycznej</text:span></text:p>
                </text:list-item>
                <text:list-item>
                  <text:p text:style-name="P188"><text:span text:style-name="def">w klasie może być TYLKO 1 konstruktor statyczny</text:span></text:p>
                </text:list-item>
                <text:list-item>
                  <text:p text:style-name="P188"><text:span text:style-name="def">NIE MOŻE</text:span><text:span text:style-name="def"> przyjmować parametrów</text:span></text:p>
                </text:list-item>
                <text:list-item>
                  <text:p text:style-name="P188"><text:span text:style-name="def">NIE MOŻE zawierać modyfikatorów </text:span><text:span text:style-name="def"><text:span text:style-name="T51">public</text:span></text:span><text:span text:style-name="def"><text:span text:style-name="T12">/</text:span></text:span><text:span text:style-name="def"><text:span text:style-name="T51">private</text:span></text:span></text:p>
                </text:list-item>
                <text:list-item>
                  <text:p text:style-name="P188"><text:span text:style-name="def">jest wykonywany TYLKO 1 raz</text:span></text:p>
                </text:list-item>
                <text:list-item>
                  <text:p text:style-name="P188"><text:span text:style-name="def">wywoływany jest podczas tworzenia instancji LUB uzyskania dostępu do jakiejkolwiek składowej statycznej</text:span></text:p>
                </text:list-item>
                <text:list-item>
                  <text:p text:style-name="P188"><text:span text:style-name="def">jest wykonywany PRZED innymi konstruktorami (najgłębiej w łańcuszku)</text:span></text:p>
                </text:list-item>
              </text:list>
            </text:list-item>
            <text:list-item>
              <text:p text:style-name="P188"><text:span text:style-name="def"><text:span text:style-name="T1">Klasa statyczna</text:span></text:span></text:p>
              <text:list>
                <text:list-item>
                  <text:p text:style-name="P188"><text:span text:style-name="def">nie może tworzyć instancji</text:span></text:p>
                </text:list-item>
                <text:list-item>
                  <text:p text:style-name="P188"><text:span text:style-name="def">wcześnie trzeba było nałożyć </text:span><text:span text:style-name="def"><text:span text:style-name="T51">private</text:span></text:span><text:span text:style-name="def"> na jedyny konstruktor domyślny lub oznaczyć klasę jako <text:s/></text:span><text:span text:style-name="def"><text:span text:style-name="T51">abstract</text:span></text:span></text:p>
                </text:list-item>
                <text:list-item>
                  <text:p text:style-name="P188"><text:span text:style-name="def"><text:span text:style-name="T1">Enkapsulacja</text:span></text:span><text:span text:style-name="def"> – czarna skrzynka ukrywająca pola pod </text:span><text:span text:style-name="def"><text:span text:style-name="T51">private</text:span></text:span><text:span text:style-name="def"><text:span text:style-name="T12">/</text:span></text:span><text:span text:style-name="def"><text:span text:style-name="T51">protected</text:span></text:span></text:p>
                  <text:list>
                    <text:list-item>
                      <text:p text:style-name="P188"><text:span text:style-name="def"><text:span text:style-name="T1">tradycyjna</text:span></text:span><text:span text:style-name="def"> - </text:span><text:span text:style-name="def"><text:span text:style-name="T51">getter / setter</text:span></text:span></text:p>
                    </text:list-item>
                    <text:list-item>
                      <text:p text:style-name="P188"><text:span text:style-name="def">za pomocą </text:span><text:span text:style-name="def"><text:span text:style-name="T1">właściwości </text:span></text:span><text:span text:style-name="def">.NET</text:span></text:p>
                      <text:list>
                        <text:list-item>
                          <text:p text:style-name="P188"><text:span text:style-name="def"/></text:p>
                        </text:list-item>
                      </text:list>
                    </text:list-item>
                  </text:list>
                </text:list-item>
                <text:list-item>
                  <text:p text:style-name="P188"><text:span text:style-name="def"><text:span text:style-name="T1">Dziedziczenie</text:span></text:span><text:span text:style-name="def"> – relacja „jest”</text:span></text:p>
                </text:list-item>
                <text:list-item>
                  <text:p text:style-name="P188"><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188"><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188"><text:span text:style-name="def"><text:span text:style-name="T1">Modyfikatory</text:span></text:span><text:span text:style-name="def"> </text:span><text:span text:style-name="def"><text:span text:style-name="T1">dostępu</text:span></text:span></text:p>
                  <text:list>
                    <text:list-item>
                      <text:p text:style-name="P188"><text:span text:style-name="def"><text:span text:style-name="T51">public</text:span></text:span><text:span text:style-name="def"> – dostępne dla wszystkich</text:span></text:p>
                    </text:list-item>
                    <text:list-item>
                      <text:p text:style-name="P188"><text:span text:style-name="def"><text:span text:style-name="T51">private</text:span></text:span><text:span text:style-name="def"> – tylko dla tego typu</text:span></text:p>
                    </text:list-item>
                    <text:list-item>
                      <text:p text:style-name="P188"><text:span text:style-name="def"><text:span text:style-name="T51">protected</text:span></text:span><text:span text:style-name="def"> – tylko dla typu i typów dziedziczących</text:span></text:p>
                    </text:list-item>
                    <text:list-item>
                      <text:p text:style-name="P188"><text:span text:style-name="def"><text:span text:style-name="T51">internal</text:span></text:span><text:span text:style-name="def"> – dostępne dla bieżącego pakietu</text:span></text:p>
                    </text:list-item>
                    <text:list-item>
                      <text:p text:style-name="P188"><text:span text:style-name="def"><text:span text:style-name="T51">protected</text:span></text:span><text:span text:style-name="def"> </text:span><text:span text:style-name="def"><text:span text:style-name="T51">internal</text:span></text:span><text:span text:style-name="def"> – dostępne w pakiecie i klasach dziedziczących</text:span></text:p>
                    </text:list-item>
                    <text:list-item>
                      <text:p text:style-name="P188"><text:span text:style-name="def">klasy DOMYŚLNIE są </text:span><text:span text:style-name="def"><text:span text:style-name="T51">internal</text:span></text:span></text:p>
                    </text:list-item>
                    <text:list-item>
                      <text:p text:style-name="P188"><text:span text:style-name="def"><text:span text:style-name="T1">typy zagnieżdżone</text:span></text:span><text:span text:style-name="def"> (deklarowane z zasięgu klasy lub struktury) mogą być </text:span><text:span text:style-name="def"><text:span text:style-name="T51">private</text:span></text:span></text:p>
                    </text:list-item>
                    <text:list-item>
                      <text:p text:style-name="P188"><text:span text:style-name="def"><text:span text:style-name="T1">typy deklarowane w zasięgu pakietu</text:span></text:span><text:span text:style-name="def"> mogą być tylko </text:span><text:span text:style-name="def"><text:span text:style-name="T51">public</text:span></text:span><text:span text:style-name="def"> lub <text:s/></text:span><text:span text:style-name="def"><text:span text:style-name="T51">internal</text:span></text:span></text:p>
                    </text:list-item>
                  </text:list>
                </text:list-item>
              </text:list>
            </text:list-item>
          </text:list>
        </text:list-item>
      </text:list>
      <text:p text:style-name="Text_20_body"><text:span text:style-name="def"><text:span text:style-name="T51"/></text:span></text:p>
      <text:list xml:id="list41446912" text:continue-numbering="true" text:style-name="L15">
        <text:list-item>
          <text:p text:style-name="P188">Właściwości</text:p>
          <text:list>
            <text:list-item>
              <text:p text:style-name="P188"><text:soft-page-break/><text:span text:style-name="def"><text:span text:style-name="T51">private</text:span></text:span><text:span text:style-name="def"><text:span text:style-name="T12"> </text:span></text:span><text:span text:style-name="def"><text:span text:style-name="T51">int</text:span></text:span><text:span text:style-name="def"><text:span text:style-name="T12"> fSpeed;</text:span></text:span></text:p>
              <text:p text:style-name="P188"><text:span text:style-name="T51">public</text:span><text:span text:style-name="T12"> </text:span><text:span text:style-name="T51">int</text:span><text:span text:style-name="T12"> Speed</text:span></text:p>
              <text:p text:style-name="P188">{</text:p>
              <text:list>
                <text:list-header>
                  <text:p text:style-name="P188"><text:span text:style-name="T51">get</text:span><text:span text:style-name="T12"> { </text:span><text:span text:style-name="T51">return</text:span><text:span text:style-name="T12"> fSpeed; }</text:span></text:p>
                  <text:p text:style-name="P188"><text:span text:style-name="T51">set</text:span><text:span text:style-name="T12"> { fSpeed = </text:span><text:span text:style-name="T51">value</text:span><text:span text:style-name="T12">; } </text:span><text:span text:style-name="defZiel"><text:span text:style-name="T168">/* </text:span></text:span><text:span text:style-name="defZiel">w setterze zawsze jest token <text:s/></text:span><text:span text:style-name="defZiel"><text:span text:style-name="T168">value*/</text:span></text:span></text:p>
                </text:list-header>
              </text:list>
              <text:p text:style-name="P188"><text:span text:style-name="T12">}</text:span><text:tab/><text:tab/></text:p>
            </text:list-item>
            <text:list-item>
              <text:p text:style-name="P188">właściwości korzystają z wybranych operatorów np.: <text:span text:style-name="T12">Speed++;</text:span></text:p>
            </text:list-item>
            <text:list-item>
              <text:p text:style-name="P188"><text:span text:style-name="def">wartości </text:span><text:span text:style-name="def"><text:span text:style-name="T51">private</text:span></text:span><text:span text:style-name="def"> należy używać najrzadziej jak to tylko możliwe</text:span></text:p>
            </text:list-item>
            <text:list-item>
              <text:p text:style-name="P188"><text:span text:style-name="def"><text:span text:style-name="T1">wewnętrzna reprezentacja</text:span></text:span><text:span text:style-name="def"> dodaje niejawnie </text:span><text:span text:style-name="def2">get_</text:span><text:span text:style-name="def"><text:span text:style-name="T12"> i </text:span></text:span><text:span text:style-name="def2">set_</text:span><text:span text:style-name="def"><text:span text:style-name="T12"> </text:span></text:span><text:span text:style-name="def">do nazwy parametru więc jeśli sami zdefiniujemy takie metody, to kompilator zgłosi błąd.</text:span></text:p>
            </text:list-item>
            <text:list-item>
              <text:p text:style-name="P188"><text:span text:style-name="def">można ustawiać modyfikator </text:span><text:span text:style-name="def"><text:span text:style-name="T51">private</text:span></text:span><text:span text:style-name="def"> aby modyfikować dostęp z zewnątrz</text:span></text:p>
            </text:list-item>
            <text:list-item>
              <text:p text:style-name="P188"><text:span text:style-name="def"><text:span text:style-name="T51">get </text:span></text:span><text:span text:style-name="def">i <text:s/></text:span><text:span text:style-name="def"><text:span text:style-name="T51">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188"><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191"><text:span text:style-name="def"><text:span text:style-name="T1">właściwości</text:span></text:span><text:span text:style-name="def"> </text:span><text:span text:style-name="def"><text:span text:style-name="T1">automatycznie</text:span></text:span></text:p>
              <text:list>
                <text:list-item>
                  <text:p text:style-name="P190"><text:span text:style-name="def"><text:span text:style-name="T51">private</text:span></text:span><text:span text:style-name="def"><text:span text:style-name="T12"> </text:span></text:span><text:span text:style-name="def"><text:span text:style-name="T51">int</text:span></text:span><text:span text:style-name="def"><text:span text:style-name="T12"> fSpeed;</text:span></text:span></text:p>
                  <text:p text:style-name="P190"><text:span text:style-name="T51">public</text:span><text:span text:style-name="T12"> </text:span><text:span text:style-name="T51">int</text:span><text:span text:style-name="T12"> Speed</text:span></text:p>
                  <text:p text:style-name="P190">{</text:p>
                  <text:list>
                    <text:list-header>
                      <text:p text:style-name="P190"><text:span text:style-name="T51">get</text:span><text:span text:style-name="T12">;</text:span></text:p>
                      <text:p text:style-name="P190"><text:span text:style-name="T51">private</text:span><text:span text:style-name="T12"> </text:span><text:span text:style-name="T51">set</text:span><text:span text:style-name="T12">;</text:span></text:p>
                    </text:list-header>
                  </text:list>
                  <text:p text:style-name="P190">}</text:p>
                </text:list-item>
                <text:list-item>
                  <text:p text:style-name="P188"><text:span text:style-name="def">tworzą automatyczny prosty read / write</text:span></text:p>
                </text:list-item>
                <text:list-item>
                  <text:p text:style-name="P188"><text:span text:style-name="def">WYMAGANE są <text:s/>i </text:span><text:span text:style-name="def"><text:span text:style-name="T51">get </text:span></text:span><text:span text:style-name="def">i <text:s/></text:span><text:span text:style-name="def"><text:span text:style-name="T51">set</text:span></text:span></text:p>
                </text:list-item>
                <text:list-item>
                  <text:p text:style-name="P188"><text:span text:style-name="def">dla włąsciwości automatycznych pole </text:span><text:span text:style-name="def"><text:span text:style-name="T51">private </text:span></text:span><text:span text:style-name="def">jest tworzone dopier</text:span><text:span text:style-name="def"><text:span text:style-name="T167">o</text:span></text:span><text:span text:style-name="def"> podczas kompilacji, więc nie można do w ogóle w kodzie używać (nie istnieje)</text:span></text:p>
                </text:list-item>
                <text:list-item>
                  <text:p text:style-name="P188"><text:span text:style-name="def">właściwości automatycznych są podczas tworzenia wypełniane wartościami domyślnymi, co w przypadku obiektów będzie oznaczać NULL</text:span></text:p>
                </text:list-item>
              </text:list>
            </text:list-item>
          </text:list>
        </text:list-item>
        <text:list-item>
          <text:p text:style-name="P188"><text:span text:style-name="def"/></text:p>
        </text:list-item>
        <text:list-item>
          <text:p text:style-name="P188"><text:span text:style-name="def"><text:span text:style-name="T1"/></text:span></text:p>
          <text:p text:style-name="P188"><text:span text:style-name="def"><text:span text:style-name="T1"/></text:span></text:p>
        </text:list-item>
        <text:list-item>
          <text:p text:style-name="P188"><text:span text:style-name="def"><text:span text:style-name="T1">Składnia inicjalizacji obiektów – </text:span></text:span><text:span text:style-name="def"><text:span text:style-name="T99">przypisuje dane zaraz po wywołaniu konstruktora. Można ustawiać wartości tylko jeśli z danego poziomu mamy do nich dostęp (</text:span></text:span><text:span text:style-name="def"><text:span text:style-name="T52">private </text:span></text:span><text:span text:style-name="def"><text:span text:style-name="T99">może temu przeszkodzić)</text:span></text:span></text:p>
          <text:list>
            <text:list-item>
              <text:p text:style-name="P188"><text:span text:style-name="def"><text:span text:style-name="T110">Point</text:span></text:span><text:span text:style-name="def"><text:span text:style-name="T13"> p1 = </text:span></text:span><text:span text:style-name="def"><text:span text:style-name="T52">new</text:span></text:span><text:span text:style-name="def"><text:span text:style-name="T13"> </text:span></text:span><text:span text:style-name="def"><text:span text:style-name="T110">Point</text:span></text:span><text:span text:style-name="def"><text:span text:style-name="T13"> { x = 1, y = 2 };</text:span></text:span><text:span text:style-name="defZiel"><text:span text:style-name="T99">/*konstruktor domyślny wywołany niejawnie*/</text:span></text:span></text:p>
            </text:list-item>
            <text:list-item>
              <text:p text:style-name="P188"><text:span text:style-name="T108">Point</text:span><text:span text:style-name="T12"> p2 = </text:span><text:span text:style-name="T51">new</text:span><text:span text:style-name="T12"> </text:span><text:span text:style-name="T108">Point</text:span><text:span text:style-name="T12">(){ x = 1, y = 2 }; </text:span><text:span text:style-name="defZiel"><text:span text:style-name="T168">/*</text:span></text:span><text:span text:style-name="defZiel"> konstruktor domyślny wywołany jawnie*/</text:span></text:p>
            </text:list-item>
            <text:list-item>
              <text:p text:style-name="P188"><text:span text:style-name="T108">Point</text:span><text:span text:style-name="T12"> p3 = </text:span><text:span text:style-name="T51">new</text:span><text:span text:style-name="T12"> </text:span><text:span text:style-name="T108">Point</text:span><text:span text:style-name="T12">(3,4){ x = 1, y = 2 }; </text:span><text:span text:style-name="defZiel"><text:span text:style-name="T168">/*</text:span></text:span><text:span text:style-name="defZiel">wywołany niestandardowy kontruktor, ale wartości zostaną nadpisane. x == 1, y ==2*/</text:span></text:p>
            </text:list-item>
            <text:list-item>
              <text:p text:style-name="P188"><text:span text:style-name="T108">Point</text:span><text:span text:style-name="T12"> p4 = </text:span><text:span text:style-name="T51">new</text:span><text:span text:style-name="T12"> </text:span><text:span text:style-name="T108">Point</text:span><text:span text:style-name="T12">(</text:span><text:span text:style-name="T94">"red"</text:span><text:span text:style-name="T12">) { x = 1, y = 2 }; </text:span><text:span text:style-name="defZiel"><text:span text:style-name="T168">/*</text:span></text:span><text:span text:style-name="defZiel"> oto cała moc, nie trzeba przeciążać wielu konstruktorów*/</text:span></text:p>
            </text:list-item>
            <text:list-item>
              <text:p text:style-name="P188"><text:span text:style-name="def"><text:span text:style-name="T108">Rectangle</text:span></text:span><text:span text:style-name="def"><text:span text:style-name="T12"> r = </text:span></text:span><text:span text:style-name="def"><text:span text:style-name="T51">new</text:span></text:span><text:span text:style-name="def"><text:span text:style-name="T12"> </text:span></text:span><text:span text:style-name="def"><text:span text:style-name="T108">Rectangle</text:span></text:span><text:span text:style-name="def"><text:span text:style-name="T12"> { p1= </text:span></text:span><text:span text:style-name="def"><text:span text:style-name="T51">new</text:span></text:span><text:span text:style-name="def"><text:span text:style-name="T12"> </text:span></text:span><text:span text:style-name="def"><text:span text:style-name="T108">Point</text:span></text:span><text:span text:style-name="def"><text:span text:style-name="T12"> { x = 1, y = 2 }, p2 = </text:span></text:span><text:span text:style-name="def"><text:span text:style-name="T51">new</text:span></text:span><text:span text:style-name="def"><text:span text:style-name="T12"> </text:span></text:span><text:span text:style-name="def"><text:span text:style-name="T108">Point</text:span></text:span><text:span text:style-name="def"><text:span text:style-name="T12"> { x </text:span></text:span><text:soft-page-break/><text:span text:style-name="def"><text:span text:style-name="T12">= 3, y = 4 } };</text:span></text:span><text:span text:style-name="def"> </text:span><text:span text:style-name="defZiel">/* działa też dla obiektów*/</text:span></text:p>
            </text:list-item>
          </text:list>
        </text:list-item>
        <text:list-item>
          <text:p text:style-name="P188"><text:span text:style-name="def"><text:span text:style-name="T1">Stałe</text:span></text:span><text:span text:style-name="def"> </text:span></text:p>
          <text:list>
            <text:list-item>
              <text:p text:style-name="P188"><text:span text:style-name="def">SĄ statyczne z samego założenia!</text:span></text:p>
            </text:list-item>
            <text:list-item>
              <text:p text:style-name="P188"><text:span text:style-name="def"><text:span text:style-name="T51">const</text:span></text:span><text:span text:style-name="def"><text:span text:style-name="T12"> </text:span></text:span><text:span text:style-name="def"><text:span text:style-name="T51">string</text:span></text:span><text:span text:style-name="def"><text:span text:style-name="T12"> text = </text:span></text:span><text:span text:style-name="def"><text:span text:style-name="T94">"..."</text:span></text:span><text:span text:style-name="def"><text:span text:style-name="T12">;</text:span></text:span></text:p>
            </text:list-item>
          </text:list>
        </text:list-item>
        <text:list-item>
          <text:p text:style-name="P188"><text:span text:style-name="def"><text:span text:style-name="T1">Readonly</text:span></text:span></text:p>
          <text:list>
            <text:list-item>
              <text:p text:style-name="P188"><text:span text:style-name="def">NIE SĄ statyczne</text:span></text:p>
            </text:list-item>
            <text:list-item>
              <text:p text:style-name="P188"><text:span text:style-name="def">można ustawić ich wartość JEDEN RAZ</text:span></text:p>
            </text:list-item>
            <text:list-item>
              <text:p text:style-name="P188"><text:span text:style-name="def"><text:span text:style-name="T51">readonly</text:span></text:span><text:span text:style-name="def"><text:span text:style-name="T12"> </text:span></text:span><text:span text:style-name="def"><text:span text:style-name="T51">string</text:span></text:span><text:span text:style-name="def"><text:span text:style-name="T12"> text2 = </text:span></text:span><text:span text:style-name="def"><text:span text:style-name="T94">"..."</text:span></text:span><text:span text:style-name="def"><text:span text:style-name="T12">;</text:span></text:span></text:p>
            </text:list-item>
          </text:list>
        </text:list-item>
        <text:list-item>
          <text:p text:style-name="P188"><text:span text:style-name="def"><text:span text:style-name="T12">Typy częściowe – możliwość przetrzymywania typu (o dużej ilości kodu) w kilku plikach</text:span></text:span></text:p>
          <text:list>
            <text:list-item>
              <text:p text:style-name="P29"><text:span text:style-name="def"><text:span text:style-name="T51">partial</text:span></text:span><text:span text:style-name="def"><text:span text:style-name="T12"> </text:span></text:span><text:span text:style-name="def"><text:span text:style-name="T51">class</text:span></text:span><text:span text:style-name="def"><text:span text:style-name="T12"> </text:span></text:span><text:span text:style-name="def"><text:span text:style-name="T108">Moja</text:span></text:span></text:p>
              <text:p text:style-name="P30">{</text:p>
              <text:list>
                <text:list-header>
                  <text:p text:style-name="P29"><text:span text:style-name="T51">void</text:span><text:span text:style-name="T12"> Funct1() {... }</text:span></text:p>
                </text:list-header>
              </text:list>
              <text:p text:style-name="P30">}</text:p>
              <text:p text:style-name="P30"/>
              <text:p text:style-name="P29"><text:span text:style-name="T51">partial</text:span><text:span text:style-name="T12"> </text:span><text:span text:style-name="T51">class</text:span><text:span text:style-name="T12"> </text:span><text:span text:style-name="T108">Moja</text:span></text:p>
              <text:p text:style-name="P30">{</text:p>
              <text:list text:continue-numbering="true">
                <text:list-header>
                  <text:p text:style-name="P29"><text:span text:style-name="T51">void</text:span><text:span text:style-name="T12"> Funct2() {... }</text:span></text:p>
                </text:list-header>
              </text:list>
              <text:p text:style-name="P30">}</text:p>
            </text:list-item>
          </text:list>
        </text:list-item>
      </text:list>
      <text:list xml:id="list8323395879408874637" text:style-name="L16">
        <text:list-item>
          <text:list>
            <text:list-item>
              <text:p text:style-name="P49"><text:span text:style-name="def">w instancji klasy</text:span><text:span text:style-name="def"><text:span text:style-name="T12"> </text:span></text:span><text:span text:style-name="def"><text:span text:style-name="T108">Moja</text:span></text:span><text:span text:style-name="def"><text:span text:style-name="T12"> </text:span></text:span><text:span text:style-name="def">będą dostępne obie funkcje</text:span></text:p>
            </text:list-item>
          </text:list>
        </text:list-item>
        <text:list-item>
          <text:p text:style-name="P49"><text:span text:style-name="def">Dziedziczenie</text:span></text:p>
          <text:list>
            <text:list-item>
              <text:p text:style-name="P49"><text:span text:style-name="def"><text:span text:style-name="T51">class</text:span></text:span><text:span text:style-name="def"><text:span text:style-name="T12"> </text:span></text:span><text:span text:style-name="def"><text:span text:style-name="T108">Fiat</text:span></text:span><text:span text:style-name="def"><text:span text:style-name="T12"> : </text:span></text:span><text:span text:style-name="def"><text:span text:style-name="T108">Car</text:span></text:span><text:span text:style-name="def"><text:span text:style-name="T12"> {...}</text:span></text:span></text:p>
            </text:list-item>
            <text:list-item>
              <text:p text:style-name="P49"><text:span text:style-name="def"><text:span text:style-name="T51">sealed</text:span></text:span><text:span text:style-name="def"><text:span text:style-name="T12"> </text:span></text:span><text:span text:style-name="def"><text:span text:style-name="T51">class</text:span></text:span><text:span text:style-name="def"><text:span text:style-name="T12"> </text:span></text:span><text:span text:style-name="def"><text:span text:style-name="T108">Car </text:span></text:span><text:span text:style-name="def"><text:span text:style-name="T12">{...}</text:span></text:span><text:span text:style-name="T12"> - </text:span><text:span text:style-name="def">zapobiega dziedziczeniu po klasie</text:span><text:span text:style-name="T12"> </text:span><text:span text:style-name="def"><text:span text:style-name="T108">Car</text:span></text:span></text:p>
            </text:list-item>
            <text:list-item>
              <text:p text:style-name="P49"><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49"><text:span text:style-name="def"><text:span text:style-name="T51">public</text:span></text:span><text:span text:style-name="def"><text:span text:style-name="T12"> Fiat(</text:span></text:span><text:span text:style-name="def"><text:span text:style-name="T51">int</text:span></text:span><text:span text:style-name="def"><text:span text:style-name="T12"> b, </text:span></text:span><text:span text:style-name="def"><text:span text:style-name="T51">int</text:span></text:span><text:span text:style-name="def"><text:span text:style-name="T12"> a) </text:span></text:span><text:span text:style-name="T12">: </text:span><text:span text:style-name="T51">base</text:span><text:span text:style-name="T12">(a) </text:span><text:span text:style-name="def"><text:span text:style-name="T12">{...}</text:span></text:span><text:span text:style-name="T12"> <text:s text:c="4"/></text:span></text:p>
                </text:list-item>
              </text:list>
            </text:list-item>
            <text:list-item>
              <text:p text:style-name="P49"><text:span text:style-name="def">Typy zagnieżdżone</text:span></text:p>
              <text:list>
                <text:list-item>
                  <text:p text:style-name="P49"><text:span text:style-name="def">typy definiowane wewnątrz innych typówl</text:span></text:p>
                </text:list-item>
                <text:list-item>
                  <text:p text:style-name="P50"><text:span text:style-name="def"><text:span text:style-name="T51">class</text:span></text:span><text:span text:style-name="def"><text:span text:style-name="T12"> </text:span></text:span><text:span text:style-name="def"><text:span text:style-name="T108">Fiat</text:span></text:span><text:span text:style-name="def"><text:span text:style-name="T12"> : </text:span></text:span><text:span text:style-name="def"><text:span text:style-name="T108">Car</text:span></text:span></text:p>
                  <text:p text:style-name="P31">{</text:p>
                  <text:list>
                    <text:list-header>
                      <text:p text:style-name="P50"><text:span text:style-name="T51">public</text:span><text:span text:style-name="T12"> </text:span><text:span text:style-name="T51">class</text:span><text:span text:style-name="T12"> </text:span><text:span text:style-name="T108">Breakes</text:span></text:p>
                      <text:p text:style-name="P31">{</text:p>
                      <text:list>
                        <text:list-header>
                          <text:p text:style-name="P50"><text:span text:style-name="T51">public</text:span><text:span text:style-name="T12"> </text:span><text:span text:style-name="T51">static</text:span><text:span text:style-name="T12"> </text:span><text:span text:style-name="T51">void</text:span><text:span text:style-name="T12"> UseStaticForce() </text:span><text:span text:style-name="def"><text:span text:style-name="T12">{...};</text:span></text:span><text:span text:style-name="T12"> </text:span></text:p>
                          <text:p text:style-name="P50"><text:span text:style-name="T51">public</text:span><text:span text:style-name="T12"> </text:span><text:span text:style-name="T51">void</text:span><text:span text:style-name="T12"> UseForce() </text:span><text:span text:style-name="def"><text:span text:style-name="T12">{...};</text:span></text:span></text:p>
                        </text:list-header>
                      </text:list>
                      <text:p text:style-name="P31">}</text:p>
                    </text:list-header>
                  </text:list>
                  <text:p text:style-name="P31">}</text:p>
                </text:list-item>
                <text:list-item>
                  <text:p text:style-name="P50"><text:span text:style-name="def"><text:span text:style-name="T51">class</text:span></text:span><text:span text:style-name="def"><text:span text:style-name="T12"> </text:span></text:span><text:span text:style-name="def"><text:span text:style-name="T108">Fiat</text:span></text:span><text:span text:style-name="def"><text:span text:style-name="T12"> : </text:span></text:span><text:span text:style-name="def"><text:span text:style-name="T108">Car</text:span></text:span></text:p>
                  <text:p text:style-name="P31">{</text:p>
                  <text:list>
                    <text:list-header>
                      <text:p text:style-name="P50"><text:span text:style-name="T51">private</text:span><text:span text:style-name="T12"> </text:span><text:span text:style-name="T51">class</text:span><text:span text:style-name="T12"> </text:span><text:span text:style-name="T108">Roof</text:span><text:span text:style-name="T12"> </text:span><text:span text:style-name="def"><text:span text:style-name="T12">{...}</text:span></text:span><text:span text:style-name="T12"> </text:span></text:p>
                    </text:list-header>
                  </text:list>
                  <text:p text:style-name="P50"><text:span text:style-name="T12">} - </text:span><text:span text:style-name="def">można je deklarować jako prywatne, co całkowicie schowa je przed innymi</text:span></text:p>
                </text:list-item>
                <text:list-item>
                  <text:p text:style-name="P49"><text:span text:style-name="def">typ zagnieżdżony ma pełen dostęp do zewnętrznego, łącznie z <text:s/></text:span><text:span text:style-name="def"><text:span text:style-name="T51">private</text:span></text:span></text:p>
                </text:list-item>
                <text:list-item>
                  <text:p text:style-name="P49"><text:span text:style-name="def">zazwyczaj jest tylko typem pomocniczym i nie powinien być używany na zewnątrz</text:span></text:p>
                </text:list-item>
                <text:list-item>
                  <text:p text:style-name="P49"><text:span text:style-name="def">NIE MA ograniczenia głębokości zagnieżdżania</text:span></text:p>
                </text:list-item>
                <text:list-item>
                  <text:p text:style-name="P49"><text:span text:style-name="def"><text:span text:style-name="T51">static</text:span></text:span><text:span text:style-name="def"> można używać</text:span></text:p>
                  <text:list>
                    <text:list-item>
                      <text:p text:style-name="P49"><text:span text:style-name="def"><text:s/></text:span><text:span text:style-name="def"><text:span text:style-name="T108">Fiat</text:span></text:span><text:span text:style-name="def"><text:span text:style-name="T12">.</text:span></text:span><text:span text:style-name="def"><text:span text:style-name="T108">Breakes</text:span></text:span><text:span text:style-name="def"><text:span text:style-name="T12">.UseStaticForce();</text:span></text:span></text:p>
                    </text:list-item>
                  </text:list>
                </text:list-item>
              </text:list>
            </text:list-item>
          </text:list>
        </text:list-item>
        <text:list-item>
          <text:p text:style-name="P49"><text:span text:style-name="def">Polimorfizm – przesłanianie metod</text:span></text:p>
          <text:list>
            <text:list-item>
              <text:p text:style-name="P49"><text:span text:style-name="def">przesłaniana metoda musi być </text:span><text:span text:style-name="def"><text:span text:style-name="T51">virtual</text:span></text:span><text:span text:style-name="def"><text:span text:style-name="T12"> </text:span></text:span></text:p>
              <text:list>
                <text:list-item>
                  <text:p text:style-name="P49"><text:span text:style-name="def"><text:span text:style-name="T51">public</text:span></text:span><text:span text:style-name="def"><text:span text:style-name="T12"> </text:span></text:span><text:span text:style-name="def"><text:span text:style-name="T51">virtual</text:span></text:span><text:span text:style-name="def"><text:span text:style-name="T12"> </text:span></text:span><text:span text:style-name="def"><text:span text:style-name="T51">int</text:span></text:span><text:span text:style-name="def"><text:span text:style-name="T12"> UseForce(){...}</text:span></text:span></text:p>
                </text:list-item>
              </text:list>
            </text:list-item>
            <text:list-item>
              <text:p text:style-name="P49"><text:span text:style-name="def">przesłaniająca metoda musi być </text:span><text:span text:style-name="def"><text:span text:style-name="T51">override</text:span></text:span></text:p>
              <text:list>
                <text:list-item>
                  <text:p text:style-name="P50"><text:soft-page-break/><text:span text:style-name="def"><text:span text:style-name="T51">public</text:span></text:span><text:span text:style-name="def"><text:span text:style-name="T12"> </text:span></text:span><text:span text:style-name="def"><text:span text:style-name="T51">override</text:span></text:span><text:span text:style-name="def"><text:span text:style-name="T12"> </text:span></text:span><text:span text:style-name="def"><text:span text:style-name="T51">int</text:span></text:span><text:span text:style-name="def"><text:span text:style-name="T12"> UseForce()</text:span></text:span></text:p>
                  <text:p text:style-name="P31">{</text:p>
                  <text:list>
                    <text:list-header>
                      <text:p text:style-name="P50"><text:span text:style-name="T51">int</text:span><text:span text:style-name="T12"> x = </text:span><text:span text:style-name="T51">base</text:span><text:span text:style-name="T12">.UseForce();</text:span></text:p>
                      <text:p text:style-name="P50"><text:span text:style-name="T51">result</text:span><text:span text:style-name="T12"> x+1;</text:span></text:p>
                    </text:list-header>
                  </text:list>
                  <text:p text:style-name="P31">}</text:p>
                </text:list-item>
                <text:list-item>
                  <text:p text:style-name="P192"><text:span text:style-name="def"><text:span text:style-name="T51">base </text:span></text:span><text:span text:style-name="def">można używać jeśli metoda nie jest statyczn</text:span><text:span text:style-name="def"><text:span text:style-name="T167">a</text:span></text:span></text:p>
                </text:list-item>
              </text:list>
            </text:list-item>
          </text:list>
        </text:list-item>
      </text:list>
      <text:p text:style-name="Text_20_body"><text:span text:style-name="def"><text:tab/></text:span></text:p>
      <text:list xml:id="list41426703" text:continue-numbering="true" text:style-name="L16">
        <text:list-item>
          <text:list>
            <text:list-item>
              <text:p text:style-name="P192"><text:span text:style-name="def">sealed – blokuje przesłanianie klasy</text:span></text:p>
              <text:list>
                <text:list-item>
                  <text:p text:style-name="P192"><text:span text:style-name="def"><text:span text:style-name="T51">public</text:span></text:span><text:span text:style-name="def"><text:span text:style-name="T12"> </text:span></text:span><text:span text:style-name="def"><text:span text:style-name="T51">sealed</text:span></text:span><text:span text:style-name="def"><text:span text:style-name="T12"> </text:span></text:span><text:span text:style-name="def"><text:span text:style-name="T51">int</text:span></text:span><text:span text:style-name="def"><text:span text:style-name="T12"> UseForce(){...}</text:span></text:span></text:p>
                </text:list-item>
              </text:list>
            </text:list-item>
          </text:list>
        </text:list-item>
        <text:list-item>
          <text:p text:style-name="P192"><text:span text:style-name="def">Klasa abstrakcyjne</text:span></text:p>
          <text:list>
            <text:list-item>
              <text:p text:style-name="P192"><text:span text:style-name="def"><text:span text:style-name="T51">abstract</text:span></text:span><text:span text:style-name="def"><text:span text:style-name="T12"> </text:span></text:span><text:span text:style-name="def"><text:span text:style-name="T51">class</text:span></text:span><text:span text:style-name="def"><text:span text:style-name="T12"> </text:span></text:span><text:span text:style-name="def"><text:span text:style-name="T108">Fiat</text:span></text:span><text:span text:style-name="def"><text:span text:style-name="T12"> : </text:span></text:span><text:span text:style-name="def"><text:span text:style-name="T108">Car</text:span></text:span><text:span text:style-name="def"><text:span text:style-name="T12">{...}</text:span></text:span></text:p>
            </text:list-item>
            <text:list-item>
              <text:p text:style-name="P192"><text:span text:style-name="def">nie można tworzyć instancji klasy abstrakcyjnej (</text:span><text:span text:style-name="def"><text:span text:style-name="T51">new</text:span></text:span><text:span text:style-name="def">)</text:span></text:p>
            </text:list-item>
            <text:list-item>
              <text:p text:style-name="P192"><text:span text:style-name="def">jeśli funkcję oznaczymy tokenem </text:span><text:span text:style-name="def"><text:span text:style-name="T51">abstract</text:span></text:span><text:span text:style-name="def"> to znaczy, że klasa dziedzicząca MUSI ją przesłonić. Taka klasa jest NIEJAWNIE „</text:span><text:span text:style-name="def"><text:span text:style-name="T51">virtual</text:span></text:span><text:span text:style-name="def">”</text:span></text:p>
            </text:list-item>
            <text:list-item>
              <text:p text:style-name="P192"><text:span text:style-name="def">metoda </text:span><text:span text:style-name="def"><text:span text:style-name="T51">abstract</text:span></text:span><text:span text:style-name="def"> może być TYLKO w klasie </text:span><text:span text:style-name="def"><text:span text:style-name="T51">abstract</text:span></text:span></text:p>
            </text:list-item>
            <text:list-item>
              <text:p text:style-name="P192"><text:span text:style-name="def">klasa </text:span><text:span text:style-name="def"><text:span text:style-name="T51">abstract</text:span></text:span><text:span text:style-name="def"> nie ma definicji</text:span></text:p>
              <text:list>
                <text:list-item>
                  <text:p text:style-name="P192"><text:span text:style-name="def"><text:span text:style-name="T51">public</text:span></text:span><text:span text:style-name="def"><text:span text:style-name="T12"> </text:span></text:span><text:span text:style-name="def"><text:span text:style-name="T51">abstract</text:span></text:span><text:span text:style-name="def"><text:span text:style-name="T12"> </text:span></text:span><text:span text:style-name="def"><text:span text:style-name="T51">int</text:span></text:span><text:span text:style-name="def"><text:span text:style-name="T12"> UseForce();</text:span></text:span></text:p>
                </text:list-item>
              </text:list>
            </text:list-item>
            <text:list-item>
              <text:p text:style-name="P192"><text:span text:style-name="def">Nie można tworzyć klasy abstrakcyjnej, ale można zadeklarować zmienną tej klasy</text:span></text:p>
              <text:list>
                <text:list-item>
                  <text:p text:style-name="P192"><text:span text:style-name="def"><text:span text:style-name="T108">Car</text:span></text:span><text:span text:style-name="def"><text:span text:style-name="T12"> c;</text:span></text:span></text:p>
                </text:list-item>
                <text:list-item>
                  <text:p text:style-name="P192"><text:span text:style-name="T108">Car</text:span><text:span text:style-name="T12"> f = </text:span><text:span text:style-name="T51">new</text:span><text:span text:style-name="T12"> </text:span><text:span text:style-name="T108">Fiat</text:span><text:span text:style-name="T12">();</text:span></text:p>
                </text:list-item>
              </text:list>
            </text:list-item>
          </text:list>
        </text:list-item>
        <text:list-item>
          <text:p text:style-name="P192"><text:span text:style-name="def">Cieniowanie – coś jak reintroduce</text:span></text:p>
          <text:list>
            <text:list-item>
              <text:p text:style-name="P192"><text:span text:style-name="def">gdy chcemy zmienić działanie </text:span><text:span text:style-name="def"><text:span text:style-name="T51">public</text:span></text:span><text:span text:style-name="def"><text:span text:style-name="T12"> </text:span></text:span><text:span text:style-name="def"><text:span text:style-name="T51">void</text:span></text:span><text:span text:style-name="def"><text:span text:style-name="T12"> Draw() { }, ale nie ma ona </text:span></text:span><text:span text:style-name="def"><text:span text:style-name="T51">virtual</text:span></text:span><text:span text:style-name="def">. Zmiana jest możliwa bez tokena </text:span><text:span text:style-name="def"><text:span text:style-name="T51">new</text:span></text:span><text:span text:style-name="def">, ale kompilator będzie zgłaszał warninga. Ten token niczego w działaniu programu nie zmienia, ale daje znać, ze cieniujemy w pełni świadomie.</text:span></text:p>
            </text:list-item>
            <text:list-item>
              <text:p text:style-name="P192"><text:span text:style-name="def"><text:span text:style-name="T51">public</text:span></text:span><text:span text:style-name="def"><text:span text:style-name="T12"> </text:span></text:span><text:span text:style-name="def"><text:span text:style-name="T51">new</text:span></text:span><text:span text:style-name="def"><text:span text:style-name="T12"> </text:span></text:span><text:span text:style-name="def"><text:span text:style-name="T51">void</text:span></text:span><text:span text:style-name="def"><text:span text:style-name="T12"> Draw() { }</text:span></text:span></text:p>
            </text:list-item>
            <text:list-item>
              <text:p text:style-name="P192"><text:span text:style-name="def">korzystając z jawnego rzutowania można wywołać zacieniowaną metodę</text:span></text:p>
            </text:list-item>
            <text:list-item>
              <text:p text:style-name="P192"><text:span text:style-name="def"><text:span text:style-name="T12">((</text:span></text:span><text:span text:style-name="def"><text:span text:style-name="T108">Shape</text:span></text:span><text:span text:style-name="def"><text:span text:style-name="T12">)c).Draw();</text:span></text:span></text:p>
            </text:list-item>
            <text:list-item>
              <text:p text:style-name="P193"><text:span text:style-name="def"><text:span text:style-name="T108">Circle</text:span></text:span><text:span text:style-name="def"><text:span text:style-name="T12"> c = </text:span></text:span><text:span text:style-name="def"><text:span text:style-name="T51">new</text:span></text:span><text:span text:style-name="def"><text:span text:style-name="T12"> </text:span></text:span><text:span text:style-name="def"><text:span text:style-name="T108">Circle</text:span></text:span><text:span text:style-name="def"><text:span text:style-name="T12">();</text:span></text:span></text:p>
              <text:p text:style-name="P193">c.Draw(); <text:span text:style-name="defZiel">/*wywoła z </text:span><text:span text:style-name="defZiel"><text:span text:style-name="T168">Circle;*/</text:span></text:span></text:p>
              <text:p text:style-name="P193"><text:span text:style-name="T12">((</text:span><text:span text:style-name="T108">Shape</text:span><text:span text:style-name="T12">)c).Draw(); </text:span><text:span text:style-name="defZiel"><text:span text:style-name="T168">/* </text:span></text:span><text:span text:style-name="defZiel">wywoła</text:span><text:span text:style-name="defZiel"><text:span text:style-name="T168"> </text:span></text:span><text:span text:style-name="defZiel">z</text:span><text:span text:style-name="defZiel"><text:span text:style-name="T168"> Shape;*/</text:span></text:span></text:p>
            </text:list-item>
            <text:list-item>
              <text:p text:style-name="P193"><text:span text:style-name="T108">Shape</text:span><text:span text:style-name="T12"> c2 = </text:span><text:span text:style-name="T51">new</text:span><text:span text:style-name="T12"> </text:span><text:span text:style-name="T108">Circle</text:span><text:span text:style-name="T12">();</text:span></text:p>
              <text:p text:style-name="P193">c2.Draw();<text:span text:style-name="defZiel"> /* wywoła z </text:span><text:span text:style-name="defZiel"><text:span text:style-name="T168">Shape;*/</text:span></text:span></text:p>
              <text:p text:style-name="P193"><text:span text:style-name="T12">((</text:span><text:span text:style-name="T108">Shape</text:span><text:span text:style-name="T12">)c2).Draw(); </text:span><text:span text:style-name="defZiel"><text:span text:style-name="T168">/* </text:span></text:span><text:span text:style-name="defZiel">wywoła z</text:span><text:span text:style-name="defZiel"><text:span text:style-name="T168"> Shape;*/</text:span></text:span></text:p>
            </text:list-item>
          </text:list>
        </text:list-item>
        <text:list-item>
          <text:p text:style-name="P192"><text:span text:style-name="def">Rzutowanie</text:span></text:p>
          <text:list>
            <text:list-item>
              <text:p text:style-name="P192"><text:span text:style-name="def">niejawne (automatyczne)</text:span></text:p>
              <text:list>
                <text:list-item>
                  <text:p text:style-name="P192"><text:span text:style-name="def"><text:span text:style-name="T108">Shape</text:span></text:span><text:span text:style-name="def"><text:span text:style-name="T12"> c2 = </text:span></text:span><text:span text:style-name="def"><text:span text:style-name="T51">new</text:span></text:span><text:span text:style-name="def"><text:span text:style-name="T12"> </text:span></text:span><text:span text:style-name="def"><text:span text:style-name="T108">Circle</text:span></text:span><text:span text:style-name="def"><text:span text:style-name="T12">();<text:tab/></text:span></text:span></text:p>
                </text:list-item>
                <text:list-item>
                  <text:p text:style-name="P192"><text:span text:style-name="def"><text:span text:style-name="T12"><text:s/></text:span></text:span><text:span text:style-name="def"><text:span text:style-name="T51">int</text:span></text:span><text:span text:style-name="def"><text:span text:style-name="T12"> Test(</text:span></text:span><text:span text:style-name="def"><text:span text:style-name="T108">Circle</text:span></text:span><text:span text:style-name="def"><text:span text:style-name="T12"> obj){</text:span></text:span><text:span text:style-name="def">...}</text:span></text:p>
                  <text:list>
                    <text:list-item>
                      <text:p text:style-name="P192"><text:span text:style-name="def"><text:span text:style-name="T108">Shape</text:span></text:span><text:span text:style-name="def"><text:span text:style-name="T12"> o = </text:span></text:span><text:span text:style-name="def"><text:span text:style-name="T51">new</text:span></text:span><text:span text:style-name="def"><text:span text:style-name="T12"> </text:span></text:span><text:span text:style-name="def"><text:span text:style-name="T108">Circle</text:span></text:span><text:span text:style-name="def"><text:span text:style-name="T12">();</text:span></text:span></text:p>
                      <text:p text:style-name="P49"><text:soft-page-break/><text:span text:style-name="def"><text:span text:style-name="T12">Test(o); </text:span></text:span><text:span text:style-name="defZiel">ŹLE</text:span><text:span text:style-name="def"> – kompilator widzi o jako </text:span><text:span text:style-name="def"><text:span text:style-name="T108">Shape</text:span></text:span><text:span text:style-name="def"> a nie <text:s/></text:span><text:span text:style-name="def"><text:span text:style-name="T108">Circle</text:span></text:span></text:p>
                    </text:list-item>
                  </text:list>
                </text:list-item>
              </text:list>
            </text:list-item>
          </text:list>
        </text:list-item>
      </text:list>
      <text:p text:style-name="P7"><text:s text:c="12"/></text:p>
      <text:list xml:id="list41452237" text:continue-numbering="true" text:style-name="L16">
        <text:list-item>
          <text:list>
            <text:list-item>
              <text:p text:style-name="P192"><text:span text:style-name="def">Rzutowanie jawne</text:span></text:p>
              <text:list>
                <text:list-item>
                  <text:list>
                    <text:list-item>
                      <text:p text:style-name="P48"><text:span text:style-name="def"><text:span text:style-name="T12">Test((</text:span></text:span><text:span text:style-name="def"><text:span text:style-name="T108">Circle</text:span></text:span><text:span text:style-name="def"><text:span text:style-name="T12">)o); </text:span></text:span><text:span text:style-name="defZiel">DOBRZE</text:span><text:span text:style-name="def"> (rzutowanie jawne)</text:span></text:p>
                    </text:list-item>
                  </text:list>
                </text:list-item>
              </text:list>
            </text:list-item>
            <text:list-item>
              <text:p text:style-name="P192"><text:span text:style-name="def">Rzutowanie jawne zawsze odbywa się w trakcie działania programu, więc mogą pojawiać się błędy</text:span></text:p>
              <text:list>
                <text:list-item>
                  <text:p text:style-name="P48"><text:span text:style-name="def"><text:span text:style-name="T108">Object</text:span></text:span><text:span text:style-name="def"><text:span text:style-name="T12"> c = </text:span></text:span><text:span text:style-name="def"><text:span text:style-name="T51">new</text:span></text:span><text:span text:style-name="def"><text:span text:style-name="T12"> </text:span></text:span><text:span text:style-name="def"><text:span text:style-name="T108">Circle</text:span></text:span><text:span text:style-name="def"><text:span text:style-name="T12">();</text:span></text:span></text:p>
                </text:list-item>
              </text:list>
            </text:list-item>
          </text:list>
        </text:list-item>
      </text:list>
      <text:p text:style-name="P1"><text:span text:style-name="T108">Car</text:span><text:span text:style-name="T12"> c2 = (</text:span><text:span text:style-name="T108">Car</text:span><text:span text:style-name="T12">)c; </text:span><text:span text:style-name="defZiel"><text:span text:style-name="T168">/* tego nie wyłapie kompilator, bo widzi o jako Object a nie <text:s/>Circle*/</text:span></text:span></text:p>
      <text:list xml:id="list41437907" text:continue-numbering="true" text:style-name="L16">
        <text:list-item>
          <text:list>
            <text:list-item>
              <text:p text:style-name="P192"><text:span text:style-name="def">As</text:span></text:p>
              <text:list>
                <text:list-item>
                  <text:p text:style-name="P192"><text:span text:style-name="def">oddaje </text:span><text:span text:style-name="def"><text:span text:style-name="T51">null</text:span></text:span><text:span text:style-name="def"> jeśli typ jest nieprawidłowy – jest bezpieczniejsze.</text:span></text:p>
                </text:list-item>
                <text:list-item>
                  <text:p text:style-name="P192"><text:span text:style-name="def"><text:span text:style-name="T108">Car</text:span></text:span><text:span text:style-name="def"><text:span text:style-name="T12"> c2 = c </text:span></text:span><text:span text:style-name="def"><text:span text:style-name="T51">as</text:span></text:span><text:span text:style-name="def"><text:span text:style-name="T12"> </text:span></text:span><text:span text:style-name="def"><text:span text:style-name="T108">Car</text:span></text:span><text:span text:style-name="def"><text:span text:style-name="T12">; </text:span></text:span><text:span text:style-name="defZiel"><text:span text:style-name="T168">/* c2 będzie null*/</text:span></text:span></text:p>
                </text:list-item>
              </text:list>
            </text:list-item>
            <text:list-item>
              <text:p text:style-name="P192"><text:span text:style-name="def">Is</text:span></text:p>
              <text:list>
                <text:list-item>
                  <text:p text:style-name="P192"><text:span text:style-name="def">oddaje </text:span><text:span text:style-name="def"><text:span text:style-name="T51">true</text:span></text:span><text:span text:style-name="def"> / </text:span><text:span text:style-name="def"><text:span text:style-name="T51">false</text:span></text:span><text:span text:style-name="def"> na pytanie czy obiekt jest wskazanego typy</text:span></text:p>
                </text:list-item>
                <text:list-item>
                  <text:p text:style-name="P192"><text:span text:style-name="def"><text:span text:style-name="T52">if</text:span></text:span><text:span text:style-name="def"><text:span text:style-name="T13"> (c </text:span></text:span><text:span text:style-name="def"><text:span text:style-name="T52">is</text:span></text:span><text:span text:style-name="def"><text:span text:style-name="T13"> </text:span></text:span><text:span text:style-name="def"><text:span text:style-name="T110">Car</text:span></text:span><text:span text:style-name="def"><text:span text:style-name="T13">)</text:span></text:span><text:span text:style-name="def"><text:span text:style-name="T99"> {...}</text:span></text:span></text:p>
                </text:list-item>
              </text:list>
            </text:list-item>
          </text:list>
        </text:list-item>
        <text:list-item>
          <text:p text:style-name="P192"><text:span text:style-name="def">System.Object</text:span></text:p>
          <text:list>
            <text:list-item>
              <text:p text:style-name="P192"><text:span text:style-name="def">ToString – łańcuch reprezentujący instancję</text:span></text:p>
            </text:list-item>
            <text:list-item>
              <text:p text:style-name="P192"><text:span text:style-name="def">Equals - <text:s/>porównuje referencje obiektów, więc odda </text:span><text:span text:style-name="def"><text:span text:style-name="T51">true</text:span></text:span><text:span text:style-name="def"> tylko gdy to ten sam obiekt</text:span></text:p>
            </text:list-item>
            <text:list-item>
              <text:p text:style-name="P192"><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6821755657711185760" text:style-name="L17">
        <text:list-item>
          <text:p text:style-name="P194"><text:span text:style-name="def"><text:span text:style-name="T51">throw</text:span></text:span><text:span text:style-name="def"><text:span text:style-name="T12"> </text:span></text:span><text:span text:style-name="def"><text:span text:style-name="T51">new</text:span></text:span><text:span text:style-name="def"><text:span text:style-name="T12"> </text:span></text:span><text:span text:style-name="def"><text:span text:style-name="T108">Exception</text:span></text:span><text:span text:style-name="def"><text:span text:style-name="T12">(</text:span></text:span><text:span text:style-name="def"><text:span text:style-name="T94">"..."</text:span></text:span><text:span text:style-name="def"><text:span text:style-name="T12">); </text:span></text:span><text:span text:style-name="defZiel"><text:span text:style-name="T168">/* rzucenie wyjątku*/</text:span></text:span></text:p>
        </text:list-item>
        <text:list-item>
          <text:p text:style-name="P51"><text:span text:style-name="def"><text:span text:style-name="T51">try</text:span></text:span><text:span text:style-name="def"><text:span text:style-name="T12"> {...}</text:span></text:span></text:p>
        </text:list-item>
      </text:list>
      <text:p text:style-name="P3"><text:span text:style-name="T51">catch</text:span><text:span text:style-name="T12"> (</text:span><text:span text:style-name="T108">Exception</text:span><text:span text:style-name="T12"> e) {...}</text:span></text:p>
      <text:list xml:id="list1195189374369101634" text:style-name="L18">
        <text:list-item>
          <text:p text:style-name="P195"><text:span text:style-name="def">Właściwości klasy <text:s/></text:span><text:span text:style-name="def"><text:span text:style-name="T108">Exception</text:span></text:span></text:p>
          <text:list>
            <text:list-item>
              <text:p text:style-name="P195"><text:span text:style-name="def">Message – string z opisem problemu</text:span></text:p>
            </text:list-item>
            <text:list-item>
              <text:p text:style-name="P195"><text:span text:style-name="def">TargetSite – zwraca System.Reflection.MethodBase, czyli zbiór informacji o metodzie która rzuciła wyjątkiem</text:span></text:p>
              <text:list>
                <text:list-item>
                  <text:p text:style-name="P195"><text:span text:style-name="def">DeclaringType – pełna nazwa klasy rzucającej błąd np. „</text:span><text:span text:style-name="def"><text:span text:style-name="T138">SimpleException</text:span></text:span><text:span text:style-name="def"><text:span text:style-name="T12">.</text:span></text:span><text:span text:style-name="def"><text:span text:style-name="T108">Car</text:span></text:span><text:span text:style-name="def">”</text:span></text:p>
                </text:list-item>
                <text:list-item>
                  <text:p text:style-name="P195"><text:span text:style-name="def">MemberType – typ składowej (właściwość lub metoda) np. „</text:span><text:span text:style-name="def"><text:span text:style-name="T138">Method</text:span></text:span><text:span text:style-name="def">”</text:span></text:p>
                </text:list-item>
              </text:list>
            </text:list-item>
            <text:list-item>
              <text:p text:style-name="P195"><text:span text:style-name="def">Source – Nazwa pakietu lub obiektu zgłaszającego błąd. np.: „</text:span><text:span text:style-name="def"><text:span text:style-name="T108">Car</text:span></text:span><text:span text:style-name="def">”</text:span></text:p>
            </text:list-item>
            <text:list-item>
              <text:p text:style-name="P195"><text:span text:style-name="def">StackTrace – łańcuch tekstowy z sekwencją wywołań, która prowadziła do powstania błędu</text:span></text:p>
            </text:list-item>
            <text:list-item>
              <text:p text:style-name="P195"><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195"><text:span text:style-name="def">Data – obiekt implementujący </text:span><text:span text:style-name="def"><text:span text:style-name="T108">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195"><text:span text:style-name="def">Jeśli jest wiele klas dziedziczących po </text:span><text:span text:style-name="def"><text:span text:style-name="T138">System.</text:span></text:span><text:span text:style-name="def"><text:span text:style-name="T108">Exception </text:span></text:span><text:span text:style-name="def">to ich typ można przedzić przy </text:span><text:span text:style-name="def">pomocy </text:span><text:span text:style-name="def"><text:span text:style-name="T51">is</text:span></text:span></text:p>
        </text:list-item>
        <text:list-item>
          <text:p text:style-name="P195"><text:soft-page-break/><text:span text:style-name="def">Tworzenie nowych wyjątków</text:span></text:p>
          <text:list>
            <text:list-item>
              <text:p text:style-name="P195"><text:span text:style-name="def">powinny dziedziczyć po </text:span><text:span text:style-name="def"><text:span text:style-name="T108">ApplicationException</text:span></text:span><text:span text:style-name="def">, bo </text:span><text:span text:style-name="def"><text:span text:style-name="T108">SystemException</text:span></text:span><text:span text:style-name="def"> to wyjątki CLR</text:span></text:p>
            </text:list-item>
            <text:list-item>
              <text:p text:style-name="P52"><text:span text:style-name="def2">public</text:span><text:span text:style-name="def"><text:span text:style-name="T12"> </text:span></text:span><text:span text:style-name="def"><text:span text:style-name="T51">class</text:span></text:span><text:span text:style-name="def"><text:span text:style-name="T12"> </text:span></text:span><text:span text:style-name="def"><text:span text:style-name="T108">CarException</text:span></text:span><text:span text:style-name="def"><text:span text:style-name="T12">: </text:span></text:span><text:span text:style-name="def"><text:span text:style-name="T108">ApplicationException</text:span></text:span><text:span text:style-name="def"><text:span text:style-name="T12">{</text:span></text:span></text:p>
              <text:list>
                <text:list-header>
                  <text:p text:style-name="P52"><text:span text:style-name="T51">public</text:span><text:span text:style-name="T12"> CarException(</text:span><text:span text:style-name="T51">string</text:span><text:span text:style-name="T12"> message, </text:span><text:span text:style-name="T51">int</text:span><text:span text:style-name="T12"> x):</text:span><text:span text:style-name="T51">base</text:span><text:span text:style-name="T12">(message){}</text:span></text:p>
                  <text:p text:style-name="P123">}</text:p>
                </text:list-header>
              </text:list>
            </text:list-item>
          </text:list>
        </text:list-item>
        <text:list-item>
          <text:p text:style-name="P195"><text:span text:style-name="def">Idealny wyjątek musi:</text:span></text:p>
          <text:list>
            <text:list-item>
              <text:p text:style-name="P195"><text:span text:style-name="def">wywodzić się z klasy <text:s/></text:span><text:span text:style-name="def"><text:span text:style-name="T108">ApplicationException</text:span></text:span></text:p>
            </text:list-item>
            <text:list-item>
              <text:p text:style-name="P195"><text:span text:style-name="def">zostać oznakowany atrybutem [</text:span><text:span text:style-name="def"><text:span text:style-name="T138">System.</text:span></text:span><text:span text:style-name="def"><text:span text:style-name="T108">Serializable</text:span></text:span><text:span text:style-name="def">] </text:span></text:p>
            </text:list-item>
            <text:list-item>
              <text:p text:style-name="P195"><text:span text:style-name="def">definiować domyślny konstruktor</text:span></text:p>
            </text:list-item>
            <text:list-item>
              <text:p text:style-name="P195"><text:span text:style-name="def">definiować domyślny konstruktor ustawiający dziedziczoną własność </text:span><text:span text:style-name="def"><text:span text:style-name="T12">message</text:span></text:span></text:p>
            </text:list-item>
            <text:list-item>
              <text:p text:style-name="P195"><text:span text:style-name="def">definiować domyślny konstruktor obsługujący „wyjątki wewnętrzne”</text:span></text:p>
            </text:list-item>
            <text:list-item>
              <text:p text:style-name="P195"><text:span text:style-name="def">definiować domyślny konstruktor obsługujący serializację tego typu</text:span></text:p>
            </text:list-item>
            <text:list-item>
              <text:p text:style-name="P195"><text:span text:style-name="def">patrz str. 226</text:span></text:p>
            </text:list-item>
          </text:list>
        </text:list-item>
        <text:list-item>
          <text:p text:style-name="P195"><text:span text:style-name="def">przechwytywanie wielu wyjątków, ważna jest kolejność: od szczegółu do ogółu</text:span></text:p>
          <text:list>
            <text:list-item>
              <text:p text:style-name="P52"><text:span text:style-name="def"><text:span text:style-name="T51">try</text:span></text:span><text:span text:style-name="def"><text:span text:style-name="T12"> { }</text:span></text:span></text:p>
              <text:p text:style-name="P52"><text:span text:style-name="T51">catch</text:span><text:span text:style-name="T12"> (</text:span><text:span text:style-name="T108">CarException</text:span><text:span text:style-name="T12"> e) { } </text:span><text:span text:style-name="defZiel"><text:span text:style-name="T168">/* </text:span></text:span><text:span text:style-name="defZiel">jeśli to nie taki wyjątek to patrzy w kolejnego</text:span><text:span text:style-name="defZiel"><text:span text:style-name="T168"> catch*/</text:span></text:span></text:p>
              <text:p text:style-name="P52"><text:span text:style-name="T51">catch</text:span><text:span text:style-name="T12"> (</text:span><text:span text:style-name="T108">Exception</text:span><text:span text:style-name="T12"> e) { } </text:span><text:span text:style-name="defZiel"><text:span text:style-name="T168">/* ten powinien być na końcu, bo jest najogólniejszy*/</text:span></text:span></text:p>
            </text:list-item>
          </text:list>
        </text:list-item>
        <text:list-item>
          <text:p text:style-name="P195"><text:span text:style-name="def">ponowne rzucanie wyjątków – gdy catch nie potrafi w pełni się nim zająć</text:span></text:p>
          <text:list>
            <text:list-item>
              <text:p text:style-name="P53"><text:span text:style-name="def"><text:span text:style-name="T51">catch</text:span></text:span><text:span text:style-name="def"><text:span text:style-name="T12"> (</text:span></text:span><text:span text:style-name="def"><text:span text:style-name="T108">CarException</text:span></text:span><text:span text:style-name="def"><text:span text:style-name="T12"> e)</text:span></text:span></text:p>
              <text:p text:style-name="P33">{</text:p>
              <text:list>
                <text:list-header>
                  <text:p text:style-name="P53"><text:span text:style-name="T51">throw</text:span><text:span text:style-name="T12">;</text:span></text:p>
                </text:list-header>
              </text:list>
              <text:p text:style-name="P33">}</text:p>
            </text:list-item>
          </text:list>
        </text:list-item>
        <text:list-item>
          <text:p text:style-name="P195"><text:span text:style-name="def">wyjątki wewnętrzne to wyjątki, które zdarzają się wewnątrz bloku </text:span><text:span text:style-name="def"><text:span text:style-name="T51">catch</text:span></text:span><text:span text:style-name="def">. Powinny zostać przechwycone i zapewne jakoś”wmontowane” w wyjątek zewnętrzny”</text:span></text:p>
          <text:list>
            <text:list-item>
              <text:p text:style-name="P53"><text:span text:style-name="def"><text:span text:style-name="T51">try</text:span></text:span><text:span text:style-name="def"><text:span text:style-name="T12"> { }</text:span></text:span></text:p>
              <text:p text:style-name="P53"><text:span text:style-name="T51">catch</text:span><text:span text:style-name="T12"> (</text:span><text:span text:style-name="T108">CarException</text:span><text:span text:style-name="T12"> e)</text:span></text:p>
              <text:p text:style-name="P33">{</text:p>
              <text:list>
                <text:list-header>
                  <text:p text:style-name="P52"><text:span text:style-name="T51">try</text:span><text:span text:style-name="T12"> { }</text:span></text:p>
                  <text:p text:style-name="P52"><text:span text:style-name="T51">catch</text:span><text:span text:style-name="T12"> (</text:span><text:span text:style-name="T108">Exception</text:span><text:span text:style-name="T12"> e2)</text:span></text:p>
                  <text:p text:style-name="P32">{</text:p>
                  <text:list>
                    <text:list-header>
                      <text:p text:style-name="P52"><text:span text:style-name="T51">throw</text:span><text:span text:style-name="T12"> </text:span><text:span text:style-name="T51">new</text:span><text:span text:style-name="T12"> </text:span><text:span text:style-name="T108">Exception</text:span><text:span text:style-name="T12">(e.Message + </text:span><text:span text:style-name="T94">"-&gt;"</text:span><text:span text:style-name="T12"> + e2.Message);</text:span></text:p>
                    </text:list-header>
                  </text:list>
                  <text:p text:style-name="P32">}</text:p>
                </text:list-header>
              </text:list>
              <text:p text:style-name="P32">}</text:p>
            </text:list-item>
          </text:list>
        </text:list-item>
        <text:list-item>
          <text:p text:style-name="P195"><text:span text:style-name="def">Finally: to co robimy zawsze po wyjściu z bloku </text:span><text:span text:style-name="def"><text:span text:style-name="T51">try</text:span></text:span></text:p>
          <text:list>
            <text:list-item>
              <text:p text:style-name="P52"><text:span text:style-name="def"><text:span text:style-name="T51">try</text:span></text:span><text:span text:style-name="def"><text:span text:style-name="T12"> { }</text:span></text:span></text:p>
              <text:p text:style-name="P52"><text:span text:style-name="def"><text:span text:style-name="T51">catch</text:span></text:span><text:span text:style-name="def"><text:span text:style-name="T12"> (</text:span></text:span><text:span text:style-name="def"><text:span text:style-name="T108">CarException</text:span></text:span><text:span text:style-name="def"><text:span text:style-name="T12"> e) {}</text:span></text:span></text:p>
              <text:p text:style-name="P52"><text:span text:style-name="def"><text:span text:style-name="T51">finally </text:span></text:span><text:span text:style-name="def"><text:span text:style-name="T12">{}</text:span></text:span></text:p>
            </text:list-item>
          </text:list>
        </text:list-item>
      </text:list>
      <text:list xml:id="list41439755" text:continue-list="list41437907" text:style-name="L16">
        <text:list-item>
          <text:list>
            <text:list-item>
              <text:p text:style-name="P48"><text:span text:style-name="def"><text:span text:style-name="T51">try</text:span></text:span><text:span text:style-name="def"><text:span text:style-name="T12"> { }</text:span></text:span></text:p>
              <text:p text:style-name="P48"><text:span text:style-name="def"><text:span text:style-name="T51">finally </text:span></text:span><text:span text:style-name="def"><text:span text:style-name="T12">{} </text:span></text:span><text:span text:style-name="defZiel"><text:span text:style-name="T168">/* </text:span></text:span><text:span text:style-name="defZiel">można obyć się bez</text:span><text:span text:style-name="defZiel"><text:span text:style-name="T168"> catch</text:span></text:span><text:span text:style-name="defZiel">, ale to ma mniejsze zastosowanie niż w Delphi</text:span><text:span text:style-name="defZiel"><text:span text:style-name="T168">, </text:span></text:span><text:span text:style-name="defZiel">bo nie zwalniamy obiektów*/</text:span></text:p>
            </text:list-item>
            <text:list-item>
              <text:p text:style-name="P192"><text:span text:style-name="def"><text:span text:style-name="T51">finally </text:span></text:span><text:span text:style-name="def">ZAWSZE na końcu</text:span></text:p>
            </text:list-item>
          </text:list>
        </text:list-item>
      </text:list>
      <text:p text:style-name="Text_20_body"><text:span text:style-name="def">Czas życia obiektu</text:span></text:p>
      <text:list xml:id="list1394551121143262269" text:style-name="L19">
        <text:list-item>
          <text:p text:style-name="P196"><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196"><text:span text:style-name="def">usuwanie obiektów</text:span></text:p>
          <text:list>
            <text:list-item>
              <text:p text:style-name="P196"><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196"><text:soft-page-break/><text:span text:style-name="def">można to „lekko” wymusić ustawiając obiektowi </text:span><text:span text:style-name="def2">null</text:span></text:p>
            </text:list-item>
            <text:list-item>
              <text:p text:style-name="P196"><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170">i</text:span></text:span><text:span text:style-name="def">e (chyba chodzi o porządkowanie) jest miejsce na stercie i przypisanie korzeni do nowej sterty.</text:span></text:p>
            </text:list-item>
            <text:list-item>
              <text:p text:style-name="P196"><text:span text:style-name="def">Celem przyspieszenia procesu obiekty podzielone są na 3 generacje</text:span></text:p>
              <text:list>
                <text:list-item>
                  <text:p text:style-name="P196"><text:span text:style-name="def">0 – jeszcze nie oznaczona do usunięcia</text:span></text:p>
                </text:list-item>
                <text:list-item>
                  <text:p text:style-name="P196"><text:span text:style-name="def">1 - przetrwał odśmiecanie, choć był zaznaczony do usunięcia, bo wcześniej uzyskano potrzebną ilość miejsca</text:span></text:p>
                </text:list-item>
                <text:list-item>
                  <text:p text:style-name="P196"><text:span text:style-name="def">2 – przetrwał więcej niż jedno odśmiecanie</text:span></text:p>
                </text:list-item>
                <text:list-item>
                  <text:p text:style-name="P196"><text:span text:style-name="def">dzięki takiemu podziałowi, zmienne lokalne trafiają do generacji 0 i są usuwane w pierwszej kolejności</text:span></text:p>
                </text:list-item>
              </text:list>
            </text:list-item>
            <text:list-item>
              <text:p text:style-name="P196"><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196"><text:span text:style-name="def">System.GC – pozwala na komunikację z odśmiecaczem</text:span></text:p>
              <text:list>
                <text:list-item>
                  <text:p text:style-name="P196"><text:span text:style-name="def">Collect – wymusza odśmiecanie: </text:span><text:span text:style-name="def"><text:span text:style-name="T12">System.</text:span></text:span><text:span text:style-name="def"><text:span text:style-name="T108">GC</text:span></text:span><text:span text:style-name="def"><text:span text:style-name="T12">.Collect(0, </text:span></text:span><text:span text:style-name="def"><text:span text:style-name="T108">GCCollectionMode</text:span></text:span><text:span text:style-name="def"><text:span text:style-name="T12">.Forced);</text:span></text:span></text:p>
                </text:list-item>
                <text:list-item>
                  <text:p text:style-name="P196"><text:span text:style-name="def">GetTotalMemory – szacowana ilość pamięci zajętej przez stertę</text:span></text:p>
                </text:list-item>
                <text:list-item>
                  <text:p text:style-name="P196"><text:span text:style-name="def">strona 244</text:span></text:p>
                </text:list-item>
              </text:list>
            </text:list-item>
          </text:list>
        </text:list-item>
        <text:list-item>
          <text:p text:style-name="P196"><text:span text:style-name="def">Finalization</text:span></text:p>
          <text:list>
            <text:list-item>
              <text:p text:style-name="P196"><text:span text:style-name="def">przesłanianie Finalize w strukturze jest NIEDOZWOLONE</text:span></text:p>
            </text:list-item>
            <text:list-item>
              <text:p text:style-name="P196"><text:span text:style-name="def">w odróżnieniu od Delphi przesłanianie Finalize jest rzadko potrzebne, bo obiekty zwalnia automat. Pomocne mogą być do usuwania niezarządzalnych zasobów.</text:span></text:p>
            </text:list-item>
            <text:list-item>
              <text:p text:style-name="P196"><text:span text:style-name="def"><text:span text:style-name="T12">~Circle()</text:span></text:span><text:span text:style-name="T12">{}</text:span></text:p>
            </text:list-item>
          </text:list>
        </text:list-item>
        <text:list-item>
          <text:p text:style-name="P196"><text:span text:style-name="T12">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196"><text:span text:style-name="def"><text:span text:style-name="T51">public</text:span></text:span><text:span text:style-name="def"><text:span text:style-name="T12"> </text:span></text:span><text:span text:style-name="def"><text:span text:style-name="T51">void</text:span></text:span><text:span text:style-name="def"><text:span text:style-name="T12"> Dispose() {...}</text:span></text:span></text:p>
            </text:list-item>
            <text:list-item>
              <text:p text:style-name="P196"><text:span text:style-name="def">Automatycznie jest wywoływana przez odśmiecacz, ale lepiej na to nie czekać.</text:span></text:p>
            </text:list-item>
            <text:list-item>
              <text:p text:style-name="P196"><text:span text:style-name="def">Czasem funkcja nazywa się Close, co bywa mylące, ale brzmi bardziej naturalnie (np. dla plików)</text:span></text:p>
            </text:list-item>
            <text:list-item>
              <text:p text:style-name="P196"><text:span text:style-name="def">Dispose można <text:s/>wykonać np. w bloku </text:span><text:span text:style-name="def"><text:span text:style-name="T51">try</text:span></text:span><text:span text:style-name="def">/</text:span><text:span text:style-name="def"><text:span text:style-name="T51">finally</text:span></text:span><text:span text:style-name="def"><text:span text:style-name="T12"> </text:span></text:span><text:span text:style-name="def">lub prościej </text:span></text:p>
              <text:p text:style-name="P196"><text:span text:style-name="def"><text:span text:style-name="T51">using</text:span></text:span><text:span text:style-name="def"><text:span text:style-name="T12"> (MyFile file = </text:span></text:span><text:span text:style-name="def"><text:span text:style-name="T51">new</text:span></text:span><text:span text:style-name="def"><text:span text:style-name="T12"> MyFile()) {…}</text:span></text:span><text:span text:style-name="def"> co zostaje rozwinięte do bloku</text:span><text:span text:style-name="def"><text:span text:style-name="T12"> </text:span></text:span><text:span text:style-name="def"><text:span text:style-name="T51">try</text:span></text:span><text:span text:style-name="def">/</text:span><text:span text:style-name="def"><text:span text:style-name="T51">finally</text:span></text:span></text:p>
            </text:list-item>
            <text:list-item>
              <text:p text:style-name="P196"><text:span text:style-name="def">Finalize i Dispose w jednym obiekcie. Aby nie powtarzać Dispose przy finalizacji wewnątrz klasy piszemy:</text:span></text:p>
              <text:p text:style-name="P196"><text:span text:style-name="def"><text:span text:style-name="T12">~MyClass(){ /*tu NIE robimy Dispose*/}</text:span></text:span></text:p>
              <text:p text:style-name="P196"><text:span text:style-name="def"><text:span text:style-name="T51">public</text:span></text:span><text:span text:style-name="def"><text:span text:style-name="T12"> </text:span></text:span><text:span text:style-name="def"><text:span text:style-name="T51">void</text:span></text:span><text:span text:style-name="def"><text:span text:style-name="T12"> Dispose() {</text:span></text:span></text:p>
              <text:list>
                <text:list-header>
                  <text:p text:style-name="P196"><text:span text:style-name="def"><text:span text:style-name="T108">GC</text:span></text:span><text:span text:style-name="def"><text:span text:style-name="T12">.SupressFinalize(); </text:span></text:span><text:span text:style-name="defZiel"><text:span text:style-name="T168">//wyłączenie Finalize gdy robimy Dispose</text:span></text:span></text:p>
                </text:list-header>
              </text:list>
              <text:p text:style-name="P196"><text:span text:style-name="def"><text:span text:style-name="T12">}</text:span></text:span></text:p>
            </text:list-item>
          </text:list>
        </text:list-item>
        <text:list-item>
          <text:p text:style-name="P196"><text:soft-page-break/><text:span text:style-name="def">Generyczna klasa</text:span><text:span text:style-name="def"><text:span text:style-name="T12"> Lazy</text:span></text:span></text:p>
          <text:list>
            <text:list-item>
              <text:p text:style-name="P196"><text:span text:style-name="def">pomaga utworzyć obiekt TYLKO i DOPIERO wtedy, kiedy jest potrzebny</text:span></text:p>
            </text:list-item>
            <text:list-item>
              <text:p text:style-name="P54"><text:span text:style-name="def"><text:span text:style-name="T51">private</text:span></text:span><text:span text:style-name="def"><text:span text:style-name="T12"> </text:span></text:span><text:span text:style-name="def"><text:span text:style-name="T108">Lazy</text:span></text:span><text:span text:style-name="def"><text:span text:style-name="T12">&lt;</text:span></text:span><text:span text:style-name="def"><text:span text:style-name="T108">Car</text:span></text:span><text:span text:style-name="def"><text:span text:style-name="T12">&gt; pojazd = </text:span></text:span><text:span text:style-name="def"><text:span text:style-name="T51">new</text:span></text:span><text:span text:style-name="def"><text:span text:style-name="T12"> </text:span></text:span><text:span text:style-name="def"><text:span text:style-name="T108">Lazy</text:span></text:span><text:span text:style-name="def"><text:span text:style-name="T12">&lt;</text:span></text:span><text:span text:style-name="def"><text:span text:style-name="T108">Car</text:span></text:span><text:span text:style-name="def"><text:span text:style-name="T12">&gt;();</text:span></text:span></text:p>
              <text:p text:style-name="P54"><text:span text:style-name="T51">private</text:span><text:span text:style-name="T12"> </text:span><text:span text:style-name="T108">Car</text:span><text:span text:style-name="T12"> dotknijPojazdu()</text:span></text:p>
              <text:p text:style-name="P34">{</text:p>
              <text:list>
                <text:list-header>
                  <text:p text:style-name="P54"><text:span text:style-name="T51">return</text:span><text:span text:style-name="T12"> pojazd.Value; </text:span><text:span text:style-name="defZiel"><text:span text:style-name="T168">/* </text:span></text:span><text:span text:style-name="defZiel">tu wywołany będzie DOMYŚLNY konstruktor*/</text:span></text:p>
                </text:list-header>
              </text:list>
              <text:p text:style-name="P34">}</text:p>
            </text:list-item>
            <text:list-item>
              <text:p text:style-name="P54"><text:span text:style-name="def"><text:span text:style-name="T51">private</text:span></text:span><text:span text:style-name="def"><text:span text:style-name="T12"> </text:span></text:span><text:span text:style-name="def"><text:span text:style-name="T108">Lazy</text:span></text:span><text:span text:style-name="def"><text:span text:style-name="T12">&lt;</text:span></text:span><text:span text:style-name="def"><text:span text:style-name="T108">Car</text:span></text:span><text:span text:style-name="def"><text:span text:style-name="T12">&gt; pojazd = </text:span></text:span><text:span text:style-name="def"><text:span text:style-name="T51">new</text:span></text:span><text:span text:style-name="def"><text:span text:style-name="T12"> </text:span></text:span><text:span text:style-name="def"><text:span text:style-name="T108">Lazy</text:span></text:span><text:span text:style-name="def"><text:span text:style-name="T12">&lt;</text:span></text:span><text:span text:style-name="def"><text:span text:style-name="T108">Car</text:span></text:span><text:span text:style-name="def"><text:span text:style-name="T12">&gt;( () =&gt;</text:span></text:span></text:p>
              <text:list>
                <text:list-header>
                  <text:p text:style-name="P54"><text:span text:style-name="T51">private</text:span><text:span text:style-name="T12"> </text:span><text:span text:style-name="T108">Car</text:span><text:span text:style-name="T12"> dotknijPojazdu()</text:span></text:p>
                  <text:p text:style-name="P34">{</text:p>
                  <text:list>
                    <text:list-header>
                      <text:p text:style-name="P125"><text:span text:style-name="T51">return</text:span><text:span text:style-name="T12"> new </text:span><text:span text:style-name="T108">Car</text:span><text:span text:style-name="def2"><text:span text:style-name="T11">('Henryk')</text:span></text:span><text:span text:style-name="T12">; </text:span><text:span text:style-name="defZiel"><text:span text:style-name="T168">/* </text:span></text:span><text:span text:style-name="defZiel">tu wywołany będzie PRZECIĄŻONY konstruktor*/</text:span></text:p>
                      <text:p text:style-name="P126">}</text:p>
                      <text:p text:style-name="P124">);</text:p>
                    </text:list-header>
                  </text:list>
                </text:list-header>
              </text:list>
            </text:list-item>
          </text:list>
        </text:list-item>
      </text:list>
      <text:p text:style-name="P18"><text:span text:style-name="def">Interfejsy</text:span></text:p>
      <text:list xml:id="list6054174545305186793" text:style-name="L20">
        <text:list-item>
          <text:p text:style-name="P55"><text:span text:style-name="def">Ogólne</text:span></text:p>
          <text:list>
            <text:list-item>
              <text:p text:style-name="P55"><text:span text:style-name="def">NIE POZWWALAJĄ na definiowanie zmiennych (klasy abstrakcyjne tak)</text:span></text:p>
            </text:list-item>
            <text:list-item>
              <text:p text:style-name="P55"><text:span text:style-name="def">klasa może implementować wiele interfejsów, ale dziedziczyć po jednej klasie abstrakcyjnej</text:span></text:p>
            </text:list-item>
            <text:list-item>
              <text:p text:style-name="P55"><text:span text:style-name="def"><text:span text:style-name="T1">metody</text:span></text:span><text:span text:style-name="def"> interfejsów NIE MAJĄ DEFINJICJI, metody abstrakcyjne myszą zostać zdefiniowane</text:span></text:p>
            </text:list-item>
            <text:list-item>
              <text:p text:style-name="P55"><text:span text:style-name="def">interfejsy NIE MAJĄ </text:span><text:span text:style-name="def"><text:span text:style-name="T1">konstruktorów</text:span></text:span></text:p>
            </text:list-item>
            <text:list-item>
              <text:p text:style-name="P55"><text:span text:style-name="def">NIE MOŻNA tworzyć ich </text:span><text:span text:style-name="def"><text:span text:style-name="T1">instancji</text:span></text:span></text:p>
            </text:list-item>
            <text:list-item>
              <text:p text:style-name="P55"><text:span text:style-name="def"><text:span text:style-name="T51">public</text:span></text:span><text:span text:style-name="def"><text:span text:style-name="T12"> </text:span></text:span><text:span text:style-name="def"><text:span text:style-name="T51">interface</text:span></text:span><text:span text:style-name="def"><text:span text:style-name="T12"> </text:span></text:span><text:span text:style-name="def"><text:span text:style-name="T108">Ipointy</text:span></text:span><text:span text:style-name="def"><text:span text:style-name="T12">{</text:span></text:span></text:p>
            </text:list-item>
          </text:list>
        </text:list-item>
      </text:list>
      <text:list xml:id="list2749035838195272468" text:style-name="L21">
        <text:list-item>
          <text:list>
            <text:list-header>
              <text:p text:style-name="P57"><text:span text:style-name="T51">public</text:span><text:span text:style-name="T12"> </text:span><text:span text:style-name="T51">int</text:span><text:span text:style-name="T12"> DajKrawedzie();</text:span></text:p>
            </text:list-header>
          </text:list>
          <text:p text:style-name="P36">}</text:p>
          <text:list text:continue-numbering="true">
            <text:list-item>
              <text:p text:style-name="P127"><text:span text:style-name="T51">class</text:span><text:span text:style-name="T12"> </text:span><text:span text:style-name="T108">Circle</text:span><text:span text:style-name="T12"> : </text:span><text:span text:style-name="T108">Shape</text:span><text:span text:style-name="T12">, </text:span><text:span text:style-name="T108">Ipointy</text:span><text:span text:style-name="T12">{</text:span></text:p>
              <text:p text:style-name="P56"><text:span text:style-name="T12">p</text:span><text:span text:style-name="T51">ublic</text:span><text:span text:style-name="T12"> </text:span><text:span text:style-name="T51">int</text:span><text:span text:style-name="T12"> DajKrawedzie(){ </text:span><text:span text:style-name="defZiel">/*konieczna definicja funkcji*/</text:span><text:span text:style-name="T12"> }</text:span></text:p>
            </text:list-item>
          </text:list>
          <text:p text:style-name="P128">}</text:p>
          <text:list text:continue-numbering="true">
            <text:list-header>
              <text:p text:style-name="P129"/>
            </text:list-header>
            <text:list-item>
              <text:p text:style-name="P130"><text:span text:style-name="T51">class</text:span><text:span text:style-name="T12"> </text:span><text:span text:style-name="T108">Circle</text:span><text:span text:style-name="T12"> : </text:span><text:span text:style-name="T108">Shape</text:span><text:span text:style-name="T12">, </text:span><text:span text:style-name="T108">Ipointy</text:span><text:span text:style-name="T12">{</text:span></text:p>
              <text:p text:style-name="P57"><text:span text:style-name="T12">p</text:span><text:span text:style-name="T51">ublic</text:span><text:span text:style-name="T12"> </text:span><text:span text:style-name="T51">int</text:span><text:span text:style-name="T12"> DajKrawedzie(){</text:span><text:span text:style-name="defZiel"><text:span text:style-name="T168"> </text:span></text:span><text:span text:style-name="defZiel">/*konieczna definicja funkcji*/</text:span><text:span text:style-name="T12"> }</text:span></text:p>
            </text:list-item>
          </text:list>
          <text:p text:style-name="P36">}</text:p>
          <text:list text:continue-numbering="true">
            <text:list-item>
              <text:p text:style-name="P133"><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34"><text:span text:style-name="def">MOŻNA przekazywać jako </text:span><text:span text:style-name="def"><text:span text:style-name="T1">parametry</text:span></text:span></text:p>
            </text:list-item>
            <text:list-item>
              <text:p text:style-name="P134"><text:span text:style-name="def"><text:span text:style-name="T1">i</text:span></text:span><text:span text:style-name="def"><text:span text:style-name="T99">nterfejsy MOGĄ być </text:span></text:span><text:span text:style-name="def"><text:span text:style-name="T1">wartościami</text:span></text:span><text:span text:style-name="def"><text:span text:style-name="T99"> </text:span></text:span><text:span text:style-name="def"><text:span text:style-name="T1">zwracanymi</text:span></text:span></text:p>
            </text:list-item>
            <text:list-item>
              <text:p text:style-name="P135"><text:span text:style-name="def"><text:span text:style-name="T1">tablica</text:span></text:span><text:span text:style-name="def"><text:span text:style-name="T99"> </text:span></text:span><text:span text:style-name="def"><text:span text:style-name="T1">interfejsów</text:span></text:span><text:span text:style-name="def"><text:span text:style-name="T99"> MOŻE przechowywać obiekty różnych klas o ile wszystkie implementują jeden interfejs</text:span></text:span></text:p>
              <text:list>
                <text:list-item>
                  <text:p text:style-name="P56"><text:span text:style-name="def"><text:span text:style-name="T110">IPointy</text:span></text:span><text:span text:style-name="def"><text:span text:style-name="T13">[] tab = </text:span></text:span><text:span text:style-name="def"><text:span text:style-name="T52">new</text:span></text:span><text:span text:style-name="def"><text:span text:style-name="T13"> </text:span></text:span><text:span text:style-name="def"><text:span text:style-name="T110">IPointy</text:span></text:span><text:span text:style-name="def"><text:span text:style-name="T13">[] {...};</text:span></text:span></text:p>
                </text:list-item>
              </text:list>
            </text:list-item>
            <text:list-item>
              <text:p text:style-name="P131"><text:span text:style-name="def"><text:span text:style-name="T99">jeśli implementowane interfejsy mają metody o tych samych nazwach</text:span></text:span></text:p>
            </text:list-item>
            <text:list-item>
              <text:p text:style-name="P136"><text:span text:style-name="def"><text:span text:style-name="T99">Każdy interfejs ma INNĄ implementację</text:span></text:span></text:p>
              <text:p text:style-name="P56"><text:span text:style-name="def"><text:span text:style-name="T52">class</text:span></text:span><text:span text:style-name="def"><text:span text:style-name="T13"> </text:span></text:span><text:span text:style-name="def"><text:span text:style-name="T110">Circle</text:span></text:span><text:span text:style-name="def"><text:span text:style-name="T13"> : </text:span></text:span><text:span text:style-name="def"><text:span text:style-name="T110">Shape</text:span></text:span><text:span text:style-name="def"><text:span text:style-name="T13">, </text:span></text:span><text:span text:style-name="def"><text:span text:style-name="T110">IPointy</text:span></text:span><text:span text:style-name="def"><text:span text:style-name="T13">, </text:span></text:span><text:span text:style-name="def"><text:span text:style-name="T110">IinnyPointy</text:span></text:span></text:p>
              <text:p text:style-name="P35">{</text:p>
              <text:list>
                <text:list-header>
                  <text:p text:style-name="P56"><text:span text:style-name="T51">int</text:span><text:span text:style-name="T12"> </text:span><text:span text:style-name="T108">IPointy</text:span><text:span text:style-name="T12">.DajKrawedzie() { </text:span><text:span text:style-name="T51">return</text:span><text:span text:style-name="T12"> 1; }</text:span></text:p>
                  <text:p text:style-name="P56"><text:span text:style-name="T51">int</text:span><text:span text:style-name="T12"> </text:span><text:span text:style-name="T108">IInnyPointy</text:span><text:span text:style-name="T12">.DajKrawedzie() { </text:span><text:span text:style-name="T51">return</text:span><text:span text:style-name="T12"> 1; }</text:span></text:p>
                </text:list-header>
              </text:list>
              <text:p text:style-name="P35">}</text:p>
            </text:list-item>
            <text:list-item>
              <text:p text:style-name="P132"><text:span text:style-name="def"><text:span text:style-name="T99">Wszystkie interfejsy mają TĘ SAMĄ implementację</text:span></text:span></text:p>
              <text:p text:style-name="P56"><text:span text:style-name="def"><text:span text:style-name="T52">class</text:span></text:span><text:span text:style-name="def"><text:span text:style-name="T13"> </text:span></text:span><text:span text:style-name="def"><text:span text:style-name="T110">Circle</text:span></text:span><text:span text:style-name="def"><text:span text:style-name="T13"> : </text:span></text:span><text:span text:style-name="def"><text:span text:style-name="T110">Shape</text:span></text:span><text:span text:style-name="def"><text:span text:style-name="T13">, </text:span></text:span><text:span text:style-name="def"><text:span text:style-name="T110">IPointy</text:span></text:span><text:span text:style-name="def"><text:span text:style-name="T13">, </text:span></text:span><text:span text:style-name="def"><text:span text:style-name="T110">IinnyPointy</text:span></text:span></text:p>
              <text:p text:style-name="P35">{</text:p>
              <text:list>
                <text:list-header>
                  <text:p text:style-name="P56"><text:span text:style-name="T51">int</text:span><text:span text:style-name="T12"> DajKrawedzie() { </text:span><text:span text:style-name="T51">return</text:span><text:span text:style-name="T12"> 1; }</text:span></text:p>
                </text:list-header>
              </text:list>
              <text:p text:style-name="P35">}</text:p>
            </text:list-item>
            <text:list-item>
              <text:p text:style-name="P137"><text:span text:style-name="def"><text:span text:style-name="T99">interfejsy mogą dziedziczyć innych interfejsach</text:span></text:span></text:p>
            </text:list-item>
            <text:list-item>
              <text:p text:style-name="P56"><text:span text:style-name="def"><text:span text:style-name="T52">public</text:span></text:span><text:span text:style-name="def"><text:span text:style-name="T13"> </text:span></text:span><text:span text:style-name="def"><text:span text:style-name="T52">interface</text:span></text:span><text:span text:style-name="def"><text:span text:style-name="T13"> </text:span></text:span><text:span text:style-name="def"><text:span text:style-name="T110">INewPointy</text:span></text:span><text:span text:style-name="def"><text:span text:style-name="T13">: </text:span></text:span><text:span text:style-name="def"><text:span text:style-name="T110">Ipointy</text:span></text:span><text:span text:style-name="def"><text:span text:style-name="T13">{...}</text:span></text:span></text:p>
            </text:list-item>
          </text:list>
        </text:list-item>
      </text:list>
      <text:p text:style-name="P8"><text:span text:style-name="def"/></text:p>
      <text:list xml:id="list41432025" text:continue-list="list1394551121143262269" text:style-name="L19">
        <text:list-item>
          <text:p text:style-name="P197"><text:span text:style-name="def"><text:span text:style-name="T99">Typy wyliczeniowe (</text:span></text:span><text:span text:style-name="def"><text:span text:style-name="T110">IEnumerable, Ienumerator</text:span></text:span><text:span text:style-name="def"><text:span text:style-name="T99">) - </text:span></text:span><text:span text:style-name="def"><text:span text:style-name="T13">System.</text:span></text:span><text:span text:style-name="def2"><text:span text:style-name="T99">Collections</text:span></text:span></text:p>
          <text:list>
            <text:list-item>
              <text:p text:style-name="P197"><text:soft-page-break/><text:span text:style-name="def"><text:span text:style-name="T52">foreach</text:span></text:span><text:span text:style-name="def"><text:span text:style-name="T99"> można stosować w każdym typie z metodą GetEnumerator() (</text:span></text:span><text:span text:style-name="def"><text:span text:style-name="T110">IEnumerable</text:span></text:span><text:span text:style-name="def"><text:span text:style-name="T99">)</text:span></text:span></text:p>
            </text:list-item>
            <text:list-item>
              <text:p text:style-name="P197"><text:span text:style-name="def"><text:span text:style-name="T99">po zaimplementowaniu </text:span></text:span><text:span text:style-name="def"><text:span text:style-name="T110">IEnumerator</text:span></text:span><text:span text:style-name="def"><text:span text:style-name="T99"> <text:s/>dostajemy</text:span></text:span></text:p>
              <text:list>
                <text:list-item>
                  <text:p text:style-name="P197"><text:span text:style-name="def"><text:span text:style-name="T52">bool</text:span></text:span><text:span text:style-name="def"><text:span text:style-name="T13"> MoveNext(); </text:span></text:span></text:p>
                </text:list-item>
                <text:list-item>
                  <text:p text:style-name="P197"><text:span text:style-name="def"><text:span text:style-name="T52">object</text:span></text:span><text:span text:style-name="def"><text:span text:style-name="T13"> Current{</text:span></text:span><text:span text:style-name="def2"><text:span text:style-name="T99">get</text:span></text:span><text:span text:style-name="def"><text:span text:style-name="T13">;}; </text:span></text:span></text:p>
                </text:list-item>
                <text:list-item>
                  <text:p text:style-name="P197"><text:span text:style-name="def"><text:span text:style-name="T52">void</text:span></text:span><text:span text:style-name="def"><text:span text:style-name="T13"> Reset(); </text:span></text:span></text:p>
                </text:list-item>
              </text:list>
            </text:list-item>
            <text:list-item>
              <text:p text:style-name="P197"><text:span text:style-name="def"><text:span text:style-name="T99">każda klasa implementująca </text:span></text:span><text:span text:style-name="def"><text:span text:style-name="T110">IEnumerator</text:span></text:span><text:span text:style-name="def"><text:span text:style-name="T99"> może zwracać enumerator</text:span></text:span><text:span text:style-name="def2"><text:span text:style-name="T99"> GetEnumertator()</text:span></text:span><text:span text:style-name="def"><text:span text:style-name="T99">. Jeśli posiadamy klasę, której podelementem jest instancja klasy implementującej </text:span></text:span><text:span text:style-name="def"><text:span text:style-name="T110">IEnumerator</text:span></text:span><text:span text:style-name="def"><text:span text:style-name="T99"> to nie musimy ręcznie implementować powyższych funkcji, ale zwrócić enumerator podobiektu.</text:span></text:span></text:p>
              <text:list>
                <text:list-item>
                  <text:p text:style-name="P58"><text:span text:style-name="def"><text:span text:style-name="T52">public</text:span></text:span><text:span text:style-name="def"><text:span text:style-name="T13"> </text:span></text:span><text:span text:style-name="def"><text:span text:style-name="T110">IEnumerator</text:span></text:span><text:span text:style-name="def"><text:span text:style-name="T13"> GetEnumerator(){</text:span></text:span></text:p>
                  <text:list>
                    <text:list-header>
                      <text:p text:style-name="P58"><text:span text:style-name="T51">return</text:span><text:span text:style-name="T12"> podList.GetEnumerator();</text:span></text:p>
                    </text:list-header>
                  </text:list>
                  <text:p text:style-name="P37">}</text:p>
                </text:list-item>
                <text:list-item>
                  <text:p text:style-name="P197"><text:span text:style-name="def"><text:span text:style-name="T13">System.</text:span></text:span><text:span text:style-name="def"><text:span text:style-name="T110">Array</text:span></text:span><text:span text:style-name="def"><text:span text:style-name="T13"> </text:span></text:span><text:span text:style-name="def"><text:span text:style-name="T99">już implementuje <text:s/></text:span></text:span><text:span text:style-name="def"><text:span text:style-name="T110">Ienumerator</text:span></text:span></text:p>
                </text:list-item>
              </text:list>
            </text:list-item>
            <text:list-item>
              <text:p text:style-name="P197"><text:span text:style-name="def"><text:span text:style-name="T99">Iteratory – alternatywa dla implementowania <text:s/>(</text:span></text:span><text:span text:style-name="def"><text:span text:style-name="T110">Ienumerable</text:span></text:span><text:span text:style-name="def"><text:span text:style-name="T99">) Wystarczy stworzyć metody iteracyjnez pomicąsłowa kluczowego </text:span></text:span><text:span text:style-name="def2"><text:span text:style-name="T99">yield</text:span></text:span><text:span text:style-name="def"><text:span text:style-name="T99">. „Rzuca” ono poszczególnymi elementami W DOWOLNEJ KOLEJNOŚCI</text:span></text:span></text:p>
              <text:list>
                <text:list-item>
                  <text:p text:style-name="P58"><text:span text:style-name="def"><text:span text:style-name="T52">public</text:span></text:span><text:span text:style-name="def"><text:span text:style-name="T13"> </text:span></text:span><text:span text:style-name="def"><text:span text:style-name="T52">class</text:span></text:span><text:span text:style-name="def"><text:span text:style-name="T13"> </text:span></text:span><text:span text:style-name="def"><text:span text:style-name="T110">Garage1</text:span></text:span><text:span text:style-name="def"><text:span text:style-name="T13">{</text:span></text:span></text:p>
                  <text:list>
                    <text:list-header>
                      <text:p text:style-name="P58"><text:span text:style-name="T51">private</text:span><text:span text:style-name="T12"> </text:span><text:span text:style-name="T108">Car</text:span><text:span text:style-name="T12">[] list = </text:span><text:span text:style-name="T51">new</text:span><text:span text:style-name="T12"> </text:span><text:span text:style-name="T108">Car</text:span><text:span text:style-name="T12">[4];</text:span></text:p>
                      <text:p text:style-name="P58"><text:span text:style-name="T51">public</text:span><text:span text:style-name="T12"> </text:span><text:span text:style-name="T108">IEnumerator</text:span><text:span text:style-name="T12"> GetEnumerator()</text:span></text:p>
                      <text:p text:style-name="P37">{</text:p>
                      <text:list>
                        <text:list-header>
                          <text:p text:style-name="P58"><text:span text:style-name="T51">foreach</text:span><text:span text:style-name="T12"> (</text:span><text:span text:style-name="T108">Car</text:span><text:span text:style-name="T12"> c </text:span><text:span text:style-name="T51">in</text:span><text:span text:style-name="T12"> list){</text:span></text:p>
                          <text:list>
                            <text:list-header>
                              <text:p text:style-name="P58"><text:span text:style-name="T51">yield</text:span><text:span text:style-name="T12"> </text:span><text:span text:style-name="T51">return</text:span><text:span text:style-name="T12"> c;</text:span></text:p>
                            </text:list-header>
                          </text:list>
                          <text:p text:style-name="P37">}</text:p>
                        </text:list-header>
                      </text:list>
                      <text:p text:style-name="P37">}</text:p>
                    </text:list-header>
                  </text:list>
                  <text:p text:style-name="P37">}</text:p>
                </text:list-item>
              </text:list>
            </text:list-item>
          </text:list>
        </text:list-item>
      </text:list>
      <text:p text:style-name="P7"/>
      <text:list xml:id="list41429188" text:continue-numbering="true" text:style-name="L19">
        <text:list-item>
          <text:list>
            <text:list-item>
              <text:list>
                <text:list-item>
                  <text:p text:style-name="P58"><text:span text:style-name="def"><text:span text:style-name="T52">public</text:span></text:span><text:span text:style-name="def"><text:span text:style-name="T13"> </text:span></text:span><text:span text:style-name="def"><text:span text:style-name="T52">class</text:span></text:span><text:span text:style-name="def"><text:span text:style-name="T13"> </text:span></text:span><text:span text:style-name="def"><text:span text:style-name="T110">Garage1</text:span></text:span><text:span text:style-name="def"><text:span text:style-name="T13">{</text:span></text:span></text:p>
                  <text:list>
                    <text:list-header>
                      <text:p text:style-name="P58"><text:span text:style-name="T51">private</text:span><text:span text:style-name="T12"> </text:span><text:span text:style-name="T108">Car</text:span><text:span text:style-name="T12">[] list = </text:span><text:span text:style-name="T51">new</text:span><text:span text:style-name="T12"> </text:span><text:span text:style-name="T108">Car</text:span><text:span text:style-name="T12">[4];</text:span></text:p>
                      <text:p text:style-name="P58"><text:span text:style-name="T51">public</text:span><text:span text:style-name="T12"> </text:span><text:span text:style-name="T108">IEnumerator</text:span><text:span text:style-name="T12"> GetEnumerator()</text:span></text:p>
                      <text:p text:style-name="P37">{</text:p>
                      <text:list>
                        <text:list-header>
                          <text:p text:style-name="P58"><text:span text:style-name="T51">yield</text:span><text:span text:style-name="T12"> </text:span><text:span text:style-name="T51">return</text:span><text:span text:style-name="T12"> list[0];</text:span></text:p>
                          <text:p text:style-name="P58"><text:span text:style-name="T51">yield</text:span><text:span text:style-name="T12"> </text:span><text:span text:style-name="T51">return</text:span><text:span text:style-name="T12"> list[3];</text:span></text:p>
                          <text:p text:style-name="P58"><text:span text:style-name="T51">yield</text:span><text:span text:style-name="T12"> </text:span><text:span text:style-name="T51">return</text:span><text:span text:style-name="T12"> list[1];</text:span></text:p>
                        </text:list-header>
                      </text:list>
                      <text:p text:style-name="P38">}</text:p>
                    </text:list-header>
                  </text:list>
                </text:list-item>
              </text:list>
            </text:list-item>
          </text:list>
        </text:list-item>
      </text:list>
      <text:p text:style-name="P7"><text:s text:c="7"/><text:tab/> }</text:p>
      <text:list xml:id="list3802427836057385566" text:style-name="L22">
        <text:list-item>
          <text:list>
            <text:list-item>
              <text:p text:style-name="P59"><text:span text:style-name="def">Iteratory nazwane – metody w obrębie której użyto <text:s/></text:span><text:span text:style-name="def2"><text:span text:style-name="T99">yield</text:span></text:span></text:p>
              <text:list>
                <text:list-item>
                  <text:p text:style-name="P59"><text:span text:style-name="def"><text:span text:style-name="T52">public</text:span></text:span><text:span text:style-name="def"><text:span text:style-name="T13"> </text:span></text:span><text:span text:style-name="def"><text:span text:style-name="T52">class</text:span></text:span><text:span text:style-name="def"><text:span text:style-name="T13"> </text:span></text:span><text:span text:style-name="def"><text:span text:style-name="T110">Garage2</text:span></text:span></text:p>
                  <text:p text:style-name="P39">{</text:p>
                  <text:list>
                    <text:list-header>
                      <text:p text:style-name="P59"><text:span text:style-name="T51">private</text:span><text:span text:style-name="T12"> </text:span><text:span text:style-name="T108">Car</text:span><text:span text:style-name="T12">[] list = </text:span><text:span text:style-name="T51">new</text:span><text:span text:style-name="T12"> </text:span><text:span text:style-name="T108">Car</text:span><text:span text:style-name="T12">[4];</text:span></text:p>
                      <text:p text:style-name="P59"><text:span text:style-name="T51">public</text:span><text:span text:style-name="T12"> </text:span><text:span text:style-name="T108">IEnumerable</text:span><text:span text:style-name="T12"> GetSorted(</text:span><text:span text:style-name="T51">bool</text:span><text:span text:style-name="T12"> reversed)</text:span></text:p>
                      <text:p text:style-name="P39">{</text:p>
                      <text:list>
                        <text:list-header>
                          <text:p text:style-name="P59"><text:span text:style-name="T51">if</text:span><text:span text:style-name="T12"> (reversed)</text:span></text:p>
                          <text:p text:style-name="P39">{</text:p>
                          <text:list>
                            <text:list-header>
                              <text:p text:style-name="P61">// yield...</text:p>
                            </text:list-header>
                          </text:list>
                          <text:p text:style-name="P39">}</text:p>
                          <text:p text:style-name="P64">else</text:p>
                          <text:p text:style-name="P39">{</text:p>
                          <text:list text:continue-numbering="true">
                            <text:list-header>
                              <text:p text:style-name="P61">//yield...</text:p>
                            </text:list-header>
                          </text:list>
                          <text:p text:style-name="P39">}</text:p>
                        </text:list-header>
                      </text:list>
                      <text:p text:style-name="P39">}</text:p>
                      <text:p text:style-name="P138">}</text:p>
                    </text:list-header>
                  </text:list>
                </text:list-item>
                <text:list-item>
                  <text:p text:style-name="P59"><text:span text:style-name="T108">Garage2</text:span><text:span text:style-name="T12"> myGarage = </text:span><text:span text:style-name="T51">new</text:span><text:span text:style-name="T12"> </text:span><text:span text:style-name="T108">Garage2</text:span><text:span text:style-name="T12">();</text:span></text:p>
                  <text:p text:style-name="P59"><text:span text:style-name="T51">foreach</text:span><text:span text:style-name="T12"> (</text:span><text:span text:style-name="T108">Car</text:span><text:span text:style-name="T12"> c </text:span><text:span text:style-name="T51">in</text:span><text:span text:style-name="T12"> myGarage.GetSorted(</text:span><text:span text:style-name="T51">true</text:span><text:span text:style-name="T12">)) {…} </text:span><text:span text:style-name="def">- wskazujemy konkretną metodę nazwaną</text:span></text:p>
                </text:list-item>
              </text:list>
            </text:list-item>
          </text:list>
        </text:list-item>
        <text:list-item>
          <text:p text:style-name="P60"><text:soft-page-break/><text:span text:style-name="def">Klonowanie (</text:span><text:span text:style-name="def"><text:span text:style-name="T108">ICloneable</text:span></text:span><text:span text:style-name="def">) – </text:span><text:span text:style-name="def"><text:span text:style-name="T12">System.Object.</text:span></text:span><text:span text:style-name="def"><text:span text:style-name="T108">ICloneable</text:span></text:span><text:span text:style-name="def"><text:span text:style-name="T12"> </text:span></text:span><text:span text:style-name="def">ma zwracać GŁĘBOKĄ kopie obiektu. Płytką zwróci nam <text:s/></text:span><text:span text:style-name="def"><text:span text:style-name="T12">MemberwiseClone()</text:span></text:span></text:p>
          <text:list>
            <text:list-item>
              <text:p text:style-name="P60"><text:span text:style-name="def"><text:span text:style-name="T51">public</text:span></text:span><text:span text:style-name="def"><text:span text:style-name="T12"> </text:span></text:span><text:span text:style-name="def"><text:span text:style-name="T51">class</text:span></text:span><text:span text:style-name="def"><text:span text:style-name="T12"> </text:span></text:span><text:span text:style-name="def"><text:span text:style-name="T108">Garage2</text:span></text:span><text:span text:style-name="def"><text:span text:style-name="T12">: </text:span></text:span><text:span text:style-name="def"><text:span text:style-name="T108"><text:s/>ICloneable</text:span></text:span></text:p>
              <text:p text:style-name="P40">{</text:p>
              <text:list>
                <text:list-header>
                  <text:p text:style-name="P60"><text:span text:style-name="T51">private</text:span><text:span text:style-name="T12"> </text:span><text:span text:style-name="T108">Car</text:span><text:span text:style-name="T12">[] list = </text:span><text:span text:style-name="T51">new</text:span><text:span text:style-name="T12"> </text:span><text:span text:style-name="T108">Car</text:span><text:span text:style-name="T12">[4];</text:span></text:p>
                  <text:p text:style-name="P60"><text:span text:style-name="T51">public</text:span><text:span text:style-name="T12"> </text:span><text:span text:style-name="T51">object</text:span><text:span text:style-name="T12"> Clone()</text:span></text:p>
                  <text:p text:style-name="P40">{</text:p>
                  <text:list>
                    <text:list-header>
                      <text:p text:style-name="P60"><text:span text:style-name="T108">Garage2</text:span><text:span text:style-name="T12"> g = (</text:span><text:span text:style-name="T108">Garage2</text:span><text:span text:style-name="T12">)</text:span><text:span text:style-name="T51">this</text:span><text:span text:style-name="T12">.MemberwiseClone();</text:span></text:p>
                      <text:p text:style-name="P60"><text:span text:style-name="T12">g.list = </text:span><text:span text:style-name="T51">new</text:span><text:span text:style-name="T12"> </text:span><text:span text:style-name="T108">Car</text:span><text:span text:style-name="T12">[4];</text:span></text:p>
                      <text:p text:style-name="P62">//tu wypełnianie listy kopiami samochodów</text:p>
                      <text:p text:style-name="P60"><text:span text:style-name="T51">return</text:span><text:span text:style-name="T12"> g;</text:span></text:p>
                    </text:list-header>
                  </text:list>
                  <text:p text:style-name="P40">}</text:p>
                </text:list-header>
              </text:list>
              <text:p text:style-name="P40">}</text:p>
            </text:list-item>
            <text:list-item>
              <text:p text:style-name="P60"><text:span text:style-name="def"><text:span text:style-name="T12">MemberwiseClone() </text:span></text:span><text:span text:style-name="def"><text:s/>zwraca płytką kopię, czyli oryginał i kopia będzie posiadać ten sam obiekt listy!</text:span></text:p>
            </text:list-item>
          </text:list>
        </text:list-item>
        <text:list-item>
          <text:p text:style-name="P60"><text:span text:style-name="def">Obiekty porównywalne (</text:span><text:span text:style-name="def"><text:span text:style-name="T108">Icomparable</text:span></text:span><text:span text:style-name="def">) - <text:s/></text:span><text:span text:style-name="def"><text:span text:style-name="T12">System.</text:span></text:span><text:span text:style-name="def"><text:span text:style-name="T108"> Icomparable</text:span></text:span><text:span text:style-name="def"> - </text:span></text:p>
          <text:list>
            <text:list-item>
              <text:p text:style-name="P60"><text:span text:style-name="def"><text:span text:style-name="T51">public</text:span></text:span><text:span text:style-name="def"><text:span text:style-name="T12"> </text:span></text:span><text:span text:style-name="def"><text:span text:style-name="T51">class</text:span></text:span><text:span text:style-name="def"><text:span text:style-name="T12"> </text:span></text:span><text:span text:style-name="def"><text:span text:style-name="T108">Garage2</text:span></text:span><text:span text:style-name="def"><text:span text:style-name="T12">: <text:s/></text:span></text:span><text:span text:style-name="def"><text:span text:style-name="T108">Icomparable</text:span></text:span></text:p>
              <text:p text:style-name="P40">{</text:p>
              <text:list>
                <text:list-header>
                  <text:p text:style-name="P60"><text:span text:style-name="T51">private</text:span><text:span text:style-name="T12"> </text:span><text:span text:style-name="T108">Car</text:span><text:span text:style-name="T12">[] list = </text:span><text:span text:style-name="T51">new</text:span><text:span text:style-name="T12"> </text:span><text:span text:style-name="T108">Car</text:span><text:span text:style-name="T12">[4];</text:span></text:p>
                  <text:p text:style-name="P60"><text:span text:style-name="T51">int</text:span><text:span text:style-name="T12"> CompareTo(</text:span><text:span text:style-name="T51">object</text:span><text:span text:style-name="T12"> obj)</text:span></text:p>
                  <text:p text:style-name="P40">{</text:p>
                  <text:list>
                    <text:list-header>
                      <text:p text:style-name="P62">//if this &lt; obj =&gt; -1 else</text:p>
                      <text:p text:style-name="P62">//if this &gt; obj =&gt; 1 else</text:p>
                      <text:p text:style-name="P62">//0</text:p>
                      <text:p text:style-name="P60"><text:span text:style-name="T51">return</text:span><text:span text:style-name="T12"> </text:span><text:span text:style-name="T51">this</text:span><text:span text:style-name="T12">.list.Length.CompareTo(((</text:span><text:span text:style-name="T108">Garage2</text:span><text:span text:style-name="T12">)obj).list.Length);</text:span></text:p>
                    </text:list-header>
                  </text:list>
                  <text:p text:style-name="P40">}</text:p>
                </text:list-header>
              </text:list>
              <text:p text:style-name="P40">}</text:p>
            </text:list-item>
            <text:list-item>
              <text:p text:style-name="P60"><text:span text:style-name="def">ArrayList ma zdefiniowaną funkcję sort, ale jeśli trafi na obiekty, które nie implementuję</text:span><text:span text:style-name="T12"> </text:span><text:span text:style-name="def"><text:span text:style-name="T108">Icomparable </text:span></text:span><text:span text:style-name="def">to powstanie błąd</text:span></text:p>
            </text:list-item>
          </text:list>
        </text:list-item>
        <text:list-item>
          <text:p text:style-name="P60"><text:span text:style-name="def">Obiekty porównujące (</text:span><text:span text:style-name="def"><text:span text:style-name="T108">Icomparer</text:span></text:span><text:span text:style-name="def">) – </text:span><text:span text:style-name="def"><text:span text:style-name="T13">System.</text:span></text:span><text:span text:style-name="def2"><text:span text:style-name="T99">Collections.</text:span></text:span><text:span text:style-name="def"><text:span text:style-name="T110">Icomparer –</text:span></text:span><text:span text:style-name="def"><text:span text:style-name="T99"> pozwala porównywać na wiele sposobów</text:span></text:span></text:p>
          <text:list>
            <text:list-item>
              <text:p text:style-name="P60"><text:span text:style-name="def"><text:span text:style-name="T99">do używania tego typu porównań zazwyczaj tworzymy klasę pomocniczą – jedna klasa na jeden typ porównywania</text:span></text:span></text:p>
            </text:list-item>
            <text:list-item>
              <text:p text:style-name="P60"><text:span text:style-name="def"><text:span text:style-name="T52">public</text:span></text:span><text:span text:style-name="def"><text:span text:style-name="T13"> </text:span></text:span><text:span text:style-name="def"><text:span text:style-name="T52">class</text:span></text:span><text:span text:style-name="def"><text:span text:style-name="T13"> </text:span></text:span><text:span text:style-name="def"><text:span text:style-name="T110">CompareHelp</text:span></text:span><text:span text:style-name="def"><text:span text:style-name="T13"> : </text:span></text:span><text:span text:style-name="def"><text:span text:style-name="T110">Icomparer</text:span></text:span></text:p>
              <text:p text:style-name="P40">{</text:p>
              <text:list>
                <text:list-header>
                  <text:p text:style-name="P60"><text:span text:style-name="T51">int</text:span><text:span text:style-name="T12"> </text:span><text:span text:style-name="T108">IComparer</text:span><text:span text:style-name="T12">.CompareTo(</text:span><text:span text:style-name="T51">object</text:span><text:span text:style-name="T12"> o1, </text:span><text:span text:style-name="T51">object</text:span><text:span text:style-name="T12"> o2)</text:span></text:p>
                  <text:p text:style-name="P40">{</text:p>
                  <text:list>
                    <text:list-header>
                      <text:p text:style-name="P62">//porównanie obiektów typu Car</text:p>
                      <text:p text:style-name="P60"><text:span text:style-name="T51">return</text:span><text:span text:style-name="T12"> -1;</text:span></text:p>
                    </text:list-header>
                  </text:list>
                  <text:p text:style-name="P40">}</text:p>
                </text:list-header>
              </text:list>
              <text:p text:style-name="P40">}</text:p>
              <text:p text:style-name="P40">...</text:p>
              <text:p text:style-name="P60"><text:span text:style-name="T108">Array</text:span><text:span text:style-name="T12">.Sort(myGarage, </text:span><text:span text:style-name="T51">new</text:span><text:span text:style-name="T12"> </text:span><text:span text:style-name="T108">CompareHelp</text:span><text:span text:style-name="T12">());</text:span></text:p>
            </text:list-item>
            <text:list-item>
              <text:p text:style-name="P60"><text:span text:style-name="def">aby było bardziej logicznie dodajny do klasy</text:span><text:span text:style-name="T12"> Garage </text:span><text:span text:style-name="def">metodę zwracającą </text:span><text:span text:style-name="def"><text:span text:style-name="T12">klasę pomocniczą</text:span></text:span></text:p>
              <text:list>
                <text:list-item>
                  <text:p text:style-name="P60"><text:span text:style-name="def"><text:span text:style-name="T51">public</text:span></text:span><text:span text:style-name="def"><text:span text:style-name="T12"> </text:span></text:span><text:span text:style-name="def"><text:span text:style-name="T51">class</text:span></text:span><text:span text:style-name="def"><text:span text:style-name="T12"> </text:span></text:span><text:span text:style-name="def"><text:span text:style-name="T108">Garage2</text:span></text:span><text:span text:style-name="def"><text:span text:style-name="T12">: <text:s/></text:span></text:span><text:span text:style-name="def"><text:span text:style-name="T108">Icomparable</text:span></text:span></text:p>
                  <text:p text:style-name="P40">{</text:p>
                  <text:list>
                    <text:list-header>
                      <text:p text:style-name="P60"><text:span text:style-name="T51">public</text:span><text:span text:style-name="T12"> </text:span><text:span text:style-name="T108">Car</text:span><text:span text:style-name="T12">[] list = </text:span><text:span text:style-name="T51">new</text:span><text:span text:style-name="T12"> </text:span><text:span text:style-name="T108">Car</text:span><text:span text:style-name="T12">[4];</text:span></text:p>
                      <text:p text:style-name="P60"><text:span text:style-name="T51">public</text:span><text:span text:style-name="T12"> </text:span><text:span text:style-name="T108">CompareHelp</text:span><text:span text:style-name="T12"> dajCompareHelp()</text:span></text:p>
                      <text:p text:style-name="P40">{</text:p>
                      <text:list>
                        <text:list-header>
                          <text:p text:style-name="P60"><text:span text:style-name="T51">return</text:span><text:span text:style-name="T12"> </text:span><text:span text:style-name="T51">new</text:span><text:span text:style-name="T12"> </text:span><text:span text:style-name="T108">CompareHelp</text:span><text:span text:style-name="T12">();</text:span></text:p>
                        </text:list-header>
                      </text:list>
                      <text:p text:style-name="P40">}</text:p>
                    </text:list-header>
                  </text:list>
                  <text:p text:style-name="P40">}</text:p>
                </text:list-item>
              </text:list>
            </text:list-item>
          </text:list>
        </text:list-item>
      </text:list>
      <text:p text:style-name="P7"><text:tab/><text:tab/>...</text:p>
      <text:list xml:id="list41433600" text:continue-numbering="true" text:style-name="L22">
        <text:list-item>
          <text:list>
            <text:list-item>
              <text:list>
                <text:list-header>
                  <text:p text:style-name="P60"><text:span text:style-name="T108">Array</text:span><text:span text:style-name="T12">.Sort(myGarage, myGarage.dajCompareHelp());</text:span></text:p>
                </text:list-header>
              </text:list>
            </text:list-item>
          </text:list>
        </text:list-item>
      </text:list>
      <text:p text:style-name="P6"><text:span text:style-name="def">Generyczność</text:span></text:p>
      <text:list xml:id="list7445958385824225287" text:style-name="L23">
        <text:list-item>
          <text:p text:style-name="P65"><text:span text:style-name="def">Niegeneryczne kolekcje - </text:span><text:span text:style-name="def"><text:span text:style-name="T13">System.</text:span></text:span><text:span text:style-name="def2"><text:span text:style-name="T99">Collections</text:span></text:span><text:span text:style-name="def"> – (strona 298)</text:span></text:p>
          <text:list>
            <text:list-item>
              <text:p text:style-name="P65"><text:span text:style-name="def">ArrayList – koleksja o dynamicznym rozmiarze z sekwencyjnym ułożeniem obiektów</text:span></text:p>
            </text:list-item>
            <text:list-item>
              <text:p text:style-name="P65"><text:span text:style-name="def">HashTable – Mapa – kolekcja przechowująca pary klucz-wartość</text:span></text:p>
            </text:list-item>
            <text:list-item>
              <text:p text:style-name="P65"><text:soft-page-break/><text:span text:style-name="def">Queue – kolejka FIFO</text:span></text:p>
            </text:list-item>
            <text:list-item>
              <text:p text:style-name="P65"><text:span text:style-name="def">SortedList – mapa posortowana wg klucza, elementy dostępne wg klucz i indeksu</text:span></text:p>
            </text:list-item>
            <text:list-item>
              <text:p text:style-name="P65"><text:span text:style-name="def">Stack – kolejka LIFO</text:span></text:p>
            </text:list-item>
          </text:list>
        </text:list-item>
        <text:list-item>
          <text:p text:style-name="P65"><text:span text:style-name="def">Niegeneryczne interfejsy kluczowe dla kolekcji</text:span></text:p>
          <text:list>
            <text:list-item>
              <text:p text:style-name="P65"><text:span text:style-name="def"><text:span text:style-name="T108">Icollection </text:span></text:span><text:span text:style-name="def">– rozmiar, wyliczenie, ?bezpieczeństwo wątków</text:span></text:p>
            </text:list-item>
            <text:list-item>
              <text:p text:style-name="P65"><text:span text:style-name="def"><text:span text:style-name="T108">ICloneable </text:span></text:span><text:span text:style-name="def">– klonowanie</text:span></text:p>
            </text:list-item>
            <text:list-item>
              <text:p text:style-name="P65"><text:span text:style-name="def"><text:span text:style-name="T108">IDictionary </text:span></text:span><text:span text:style-name="def">– przedstawianie zawartości pod postacią mapy</text:span></text:p>
            </text:list-item>
            <text:list-item>
              <text:p text:style-name="P65"><text:span text:style-name="def"><text:span text:style-name="T108">IEnumerable </text:span></text:span><text:span text:style-name="def">– zwraca obiekt implementujący </text:span><text:span text:style-name="def"><text:span text:style-name="T108">IEnumerator</text:span></text:span></text:p>
            </text:list-item>
            <text:list-item>
              <text:p text:style-name="P65"><text:span text:style-name="def"><text:span text:style-name="T108">IEnumerator </text:span></text:span><text:span text:style-name="def">– pozwala wykonywać pętlę </text:span><text:span text:style-name="def"><text:span text:style-name="T51">foreach</text:span></text:span></text:p>
            </text:list-item>
            <text:list-item>
              <text:p text:style-name="P65"><text:span text:style-name="def"><text:span text:style-name="T108">IList </text:span></text:span><text:span text:style-name="def">- pozwala dodawać, usuwać i indeksować obiekty na sekwencyjnej liście</text:span></text:p>
            </text:list-item>
          </text:list>
        </text:list-item>
        <text:list-item>
          <text:p text:style-name="P65"><text:span text:style-name="def">Problemy niegenerycznych kolekcji</text:span></text:p>
          <text:list>
            <text:list-item>
              <text:p text:style-name="P65"><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65"><text:span text:style-name="def2"><text:span text:style-name="T51">int</text:span></text:span><text:span text:style-name="def2"><text:span text:style-name="T12"> x = 4;</text:span></text:span></text:p>
                  <text:p text:style-name="P65"><text:span text:style-name="T51">object</text:span><text:span text:style-name="T12"> o = x;</text:span><text:span text:style-name="defZiel"><text:span text:style-name="T168"> /*opakowywanie wartości w obiekt*/</text:span></text:span></text:p>
                  <text:p text:style-name="P65"><text:span text:style-name="T51">int</text:span><text:span text:style-name="T12"> y = (</text:span><text:span text:style-name="T51">int</text:span><text:span text:style-name="T12">)x; </text:span><text:span text:style-name="defZiel"><text:span text:style-name="T168">/* rzutowanie obiektu na wartość (CLR sprawdza, czy typ obiektu jest odpowiedni)*/</text:span></text:span></text:p>
                </text:list-item>
                <text:list-item>
                  <text:p text:style-name="P65"><text:span text:style-name="def2">boxing</text:span><text:span text:style-name="def"> wymaga <text:s/></text:span><text:span text:style-name="def2">try</text:span><text:span text:style-name="def">/</text:span><text:span text:style-name="def2">catch</text:span></text:p>
                </text:list-item>
              </text:list>
            </text:list-item>
            <text:list-item>
              <text:p text:style-name="P65"><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65"><text:span text:style-name="def"/></text:p>
            </text:list-item>
          </text:list>
        </text:list-item>
        <text:list-item>
          <text:p text:style-name="P65"><text:span text:style-name="def">Typy generyczne (na przykładzie List, choć istnieją odpowiedniki chyba dla każdego rodzaju kolekcji bazowej) są to kolekcje, które mogą przechowywać obiekty jednego typu.</text:span></text:p>
          <text:list>
            <text:list-item>
              <text:p text:style-name="P65"><text:span text:style-name="def">Zwiększają wydajność bo nie stosują <text:s/></text:span><text:span text:style-name="def2">boxingu</text:span><text:span text:style-name="def"> i </text:span><text:span text:style-name="def2">unboxingu</text:span></text:p>
            </text:list-item>
            <text:list-item>
              <text:p text:style-name="P65"><text:span text:style-name="def">zapewniają bezpieczeństwo typów pozwalając przechowywać obiekty tylko jednego typu</text:span></text:p>
            </text:list-item>
            <text:list-item>
              <text:p text:style-name="P65"><text:span text:style-name="def">zmniejszają konieczność tworzenia niestandardowych kolekcji</text:span></text:p>
            </text:list-item>
            <text:list-item>
              <text:p text:style-name="P65"><text:span text:style-name="def"><text:span text:style-name="T108">List</text:span></text:span><text:span text:style-name="def"><text:span text:style-name="T12">&lt;</text:span></text:span><text:span text:style-name="def"><text:span text:style-name="T108">Car</text:span></text:span><text:span text:style-name="def"><text:span text:style-name="T12">&gt; cars = </text:span></text:span><text:span text:style-name="def"><text:span text:style-name="T51">new</text:span></text:span><text:span text:style-name="def"><text:span text:style-name="T12"> </text:span></text:span><text:span text:style-name="def"><text:span text:style-name="T108">List</text:span></text:span><text:span text:style-name="def"><text:span text:style-name="T12">&lt;</text:span></text:span><text:span text:style-name="def"><text:span text:style-name="T108">Car</text:span></text:span><text:span text:style-name="def"><text:span text:style-name="T12">&gt;(); </text:span></text:span><text:span text:style-name="defZiel"><text:span text:style-name="T168">/*</text:span></text:span><text:span text:style-name="defZiel"> kolekcja typów </text:span><text:span text:style-name="defZiel"><text:span text:style-name="T1">referencyjnych*/</text:span></text:span></text:p>
              <text:p text:style-name="P65"><text:span text:style-name="T108">List</text:span><text:span text:style-name="T12">&lt;</text:span><text:span text:style-name="T51">int</text:span><text:span text:style-name="T12">&gt; liczby = </text:span><text:span text:style-name="T51">new</text:span><text:span text:style-name="T12"> </text:span><text:span text:style-name="T108">List</text:span><text:span text:style-name="T12">&lt;</text:span><text:span text:style-name="T51">int</text:span><text:span text:style-name="T12">&gt;(); </text:span><text:span text:style-name="defZiel"><text:span text:style-name="T168">/*</text:span></text:span><text:span text:style-name="defZiel">kolekcja typów </text:span><text:span text:style-name="defZiel"><text:span text:style-name="T1">wartościowych*/</text:span></text:span></text:p>
            </text:list-item>
            <text:list-item>
              <text:p text:style-name="P65"><text:span text:style-name="def"><text:span text:style-name="T12">liczby.Add(</text:span></text:span><text:span text:style-name="def"><text:span text:style-name="T51">new</text:span></text:span><text:span text:style-name="def"><text:span text:style-name="T12"> </text:span></text:span><text:span text:style-name="def"><text:span text:style-name="T108">Car</text:span></text:span><text:span text:style-name="def"><text:span text:style-name="T12">()); </text:span></text:span><text:span text:style-name="def">da BŁĄD już na etapie kompilacji, więc nie trzeba używać</text:span><text:span text:style-name="def"><text:span text:style-name="T12"> </text:span></text:span><text:span text:style-name="def2">try</text:span><text:span text:style-name="def">/</text:span><text:span text:style-name="def2">catch</text:span><text:span text:style-name="def"><text:span text:style-name="T12"> </text:span></text:span></text:p>
            </text:list-item>
            <text:list-item>
              <text:p text:style-name="P65"><text:span text:style-name="def">NIE MOŻNA zmieniać raz podanego typu kolekcji</text:span></text:p>
            </text:list-item>
            <text:list-item>
              <text:p text:style-name="P65"><text:span text:style-name="def">niektóre niegeneryczne kolekcje obsługują generyczne metody</text:span></text:p>
              <text:list>
                <text:list-item>
                  <text:p text:style-name="P65"><text:span text:style-name="def"><text:span text:style-name="T51">int</text:span></text:span><text:span text:style-name="def"><text:span text:style-name="T12">[] myInts = { 1, 3, 5, 2 };</text:span></text:span></text:p>
                  <text:p text:style-name="P65"><text:span text:style-name="T108">Array</text:span><text:span text:style-name="T12">.Sort&lt;</text:span><text:span text:style-name="T51">int</text:span><text:span text:style-name="T12">&gt;(myInts);</text:span></text:p>
                </text:list-item>
              </text:list>
            </text:list-item>
            <text:list-item>
              <text:p text:style-name="P65"><text:span text:style-name="def">Generyczne interfejsy – </text:span></text:p>
              <text:list>
                <text:list-item>
                  <text:p text:style-name="P65"><text:span text:style-name="def">NIE MUSIMY stosować rzutowania</text:span></text:p>
                </text:list-item>
                <text:list-item>
                  <text:p text:style-name="P65"><text:span text:style-name="def">NIE MUSIMY stosować bloku try/catch </text:span></text:p>
                </text:list-item>
                <text:list-item>
                  <text:p text:style-name="P65"><text:span text:style-name="T51">public</text:span><text:span text:style-name="T12"> </text:span><text:span text:style-name="T51">class</text:span><text:span text:style-name="T12"> </text:span><text:span text:style-name="T108">Car</text:span><text:span text:style-name="T12">: </text:span><text:span text:style-name="T108">Icomparable</text:span><text:span text:style-name="T12">&lt;</text:span><text:span text:style-name="T108">Car</text:span><text:span text:style-name="T12">&gt;</text:span></text:p>
                  <text:p text:style-name="P41">{</text:p>
                  <text:list>
                    <text:list-header>
                      <text:p text:style-name="P65"><text:span text:style-name="T51">int</text:span><text:span text:style-name="T12"> id;</text:span></text:p>
                      <text:p text:style-name="P65"><text:span text:style-name="T51">int</text:span><text:span text:style-name="T12"> </text:span><text:span text:style-name="T108">IComparable</text:span><text:span text:style-name="T12">&lt;</text:span><text:span text:style-name="T108">Car</text:span><text:span text:style-name="T12">&gt;.CompareTo(</text:span><text:span text:style-name="T108">Car</text:span><text:span text:style-name="T12"> obj)</text:span></text:p>
                      <text:p text:style-name="P41">{</text:p>
                      <text:list>
                        <text:list-header>
                          <text:p text:style-name="P65"><text:span text:style-name="T51">return</text:span><text:span text:style-name="T12"> id.CompareTo(obj.id);</text:span></text:p>
                        </text:list-header>
                      </text:list>
                      <text:p text:style-name="P41">}</text:p>
                    </text:list-header>
                  </text:list>
                  <text:p text:style-name="P41">}</text:p>
                </text:list-item>
              </text:list>
            </text:list-item>
            <text:list-item>
              <text:p text:style-name="P65"><text:span text:style-name="def">składnia inicjalizacji kolekcji generycznych jest taka sama jak ich odpowiedników </text:span><text:span text:style-name="def">niegenerycznych, z tym że podajemy typ obiektów np.:</text:span><text:span text:style-name="T12"> &lt;</text:span><text:span text:style-name="T51">int</text:span><text:span text:style-name="T12">&gt; </text:span><text:span text:style-name="def">lub</text:span><text:span text:style-name="T12"> &lt;</text:span><text:span text:style-name="T108">Car</text:span><text:span text:style-name="T12">&gt;</text:span></text:p>
            </text:list-item>
            <text:list-item>
              <text:p text:style-name="P65"><text:span text:style-name="def">szybki przegląd generycznych kolekcji</text:span></text:p>
              <text:list>
                <text:list-item>
                  <text:p text:style-name="P65"><text:soft-page-break/><text:span text:style-name="def"><text:span text:style-name="T108">Array&lt;T&gt;</text:span></text:span></text:p>
                  <text:list>
                    <text:list-item>
                      <text:p text:style-name="P65"><text:span text:style-name="def">umożliwia zmianę wielkości kolekcji</text:span></text:p>
                    </text:list-item>
                    <text:list-item>
                      <text:p text:style-name="P65"><text:span text:style-name="def">Insert - wstawia elementach</text:span></text:p>
                    </text:list-item>
                    <text:list-item>
                      <text:p text:style-name="P65"><text:span text:style-name="def"><text:span text:style-name="T108">ToArray </text:span></text:span><text:span text:style-name="def">- oddaje tablicę</text:span></text:p>
                    </text:list-item>
                  </text:list>
                </text:list-item>
                <text:list-item>
                  <text:p text:style-name="P65"><text:span text:style-name="def"><text:span text:style-name="T108">Stack&lt;T&gt;</text:span></text:span></text:p>
                  <text:list>
                    <text:list-item>
                      <text:p text:style-name="P65"><text:span text:style-name="def"><text:span text:style-name="T108">Pop </text:span></text:span><text:span text:style-name="def">i</text:span><text:span text:style-name="def"><text:span text:style-name="T108"> Push </text:span></text:span><text:span text:style-name="def">– wstawia i zdejmuje element</text:span></text:p>
                    </text:list-item>
                    <text:list-item>
                      <text:p text:style-name="P65"><text:span text:style-name="def"><text:span text:style-name="T108">Peek </text:span></text:span><text:span text:style-name="def">– oddaje element z wierzchu stosu, ale go nie usuwa</text:span></text:p>
                    </text:list-item>
                  </text:list>
                </text:list-item>
                <text:list-item>
                  <text:p text:style-name="P65"><text:span text:style-name="def"><text:span text:style-name="T108">Queue&lt;T&gt;</text:span></text:span></text:p>
                  <text:list>
                    <text:list-item>
                      <text:p text:style-name="P65"><text:span text:style-name="def"><text:span text:style-name="T108">Enqueue </text:span></text:span><text:span text:style-name="def">i</text:span><text:span text:style-name="def"><text:span text:style-name="T108"> Dequeue</text:span></text:span><text:span text:style-name="def"> – wstawia i zdejmuje element</text:span></text:p>
                    </text:list-item>
                    <text:list-item>
                      <text:p text:style-name="P65"><text:span text:style-name="def"><text:span text:style-name="T108">Peek</text:span></text:span><text:span text:style-name="def"> – oddaje element z wierzchu stosu, ale go nie usuwa</text:span></text:p>
                    </text:list-item>
                  </text:list>
                </text:list-item>
                <text:list-item>
                  <text:p text:style-name="P65"><text:span text:style-name="def"><text:span text:style-name="T108">SortedSet&lt;T&gt;</text:span></text:span></text:p>
                  <text:list>
                    <text:list-item>
                      <text:p text:style-name="P65"><text:span text:style-name="def">musi mieć klasę sortującą (implementującą</text:span><text:span text:style-name="def"><text:span text:style-name="T108"> IComparer&lt;T&gt;</text:span></text:span><text:span text:style-name="def">)</text:span></text:p>
                      <text:list>
                        <text:list-item>
                          <text:p text:style-name="P65"><text:span text:style-name="def"><text:span text:style-name="T51">public</text:span></text:span><text:span text:style-name="def"><text:span text:style-name="T12"> </text:span></text:span><text:span text:style-name="def"><text:span text:style-name="T51">class</text:span></text:span><text:span text:style-name="def"><text:span text:style-name="T12"> </text:span></text:span><text:span text:style-name="def"><text:span text:style-name="T108">GenericCompareHelp</text:span></text:span><text:span text:style-name="def"><text:span text:style-name="T12"> : </text:span></text:span><text:span text:style-name="def"><text:span text:style-name="T108">Icomparer</text:span></text:span><text:span text:style-name="def"><text:span text:style-name="T12">&lt;</text:span></text:span><text:span text:style-name="def"><text:span text:style-name="T108">Car</text:span></text:span><text:span text:style-name="def"><text:span text:style-name="T12">&gt;</text:span></text:span></text:p>
                          <text:p text:style-name="P41">{</text:p>
                          <text:list>
                            <text:list-header>
                              <text:p text:style-name="P65"><text:span text:style-name="T51">int</text:span><text:span text:style-name="T12"> </text:span><text:span text:style-name="T108">IComparer&lt;Car&gt;</text:span><text:span text:style-name="T12">.Compare(</text:span><text:span text:style-name="T108">Car</text:span><text:span text:style-name="T12"> o1, </text:span><text:span text:style-name="T108">Car</text:span><text:span text:style-name="T12"> o2)</text:span></text:p>
                              <text:p text:style-name="P41">{</text:p>
                              <text:list>
                                <text:list-header>
                                  <text:p text:style-name="P63">//porównanie obiektów typu Car</text:p>
                                </text:list-header>
                              </text:list>
                              <text:p text:style-name="P41">}</text:p>
                            </text:list-header>
                          </text:list>
                          <text:p text:style-name="P41">}</text:p>
                          <text:p text:style-name="P41">...</text:p>
                          <text:p text:style-name="P65"><text:span text:style-name="T108">SortedSet</text:span><text:span text:style-name="T12">&lt;</text:span><text:span text:style-name="T108">Car</text:span><text:span text:style-name="T12">&gt; carSet = </text:span><text:span text:style-name="T51">new</text:span><text:span text:style-name="T12"> </text:span><text:span text:style-name="T108">SortedSet</text:span><text:span text:style-name="T12">&lt;</text:span><text:span text:style-name="T108">Car</text:span><text:span text:style-name="T12">&gt;(</text:span><text:span text:style-name="T51">new</text:span><text:span text:style-name="T12"> </text:span><text:span text:style-name="T108">GenericCompareHelp</text:span><text:span text:style-name="T12">());</text:span></text:p>
                        </text:list-item>
                      </text:list>
                    </text:list-item>
                    <text:list-item>
                      <text:p text:style-name="P65"><text:span text:style-name="def"><text:span text:style-name="T108">Add </text:span></text:span><text:span text:style-name="def">- wstawia element</text:span></text:p>
                    </text:list-item>
                  </text:list>
                </text:list-item>
              </text:list>
            </text:list-item>
            <text:list-item>
              <text:p text:style-name="P65"><text:span text:style-name="def">niestandardowe metody generyczne – aby mieć metodę operującą na różnych typach z zachowaniem bezpieczeństwa.</text:span></text:p>
              <text:list>
                <text:list-item>
                  <text:p text:style-name="P65"><text:span text:style-name="def"><text:span text:style-name="T51">void</text:span></text:span><text:span text:style-name="def"><text:span text:style-name="T12"> Swap&lt;T&gt;(</text:span></text:span><text:span text:style-name="def"><text:span text:style-name="T51">ref</text:span></text:span><text:span text:style-name="def"><text:span text:style-name="T12"> T a, </text:span></text:span><text:span text:style-name="def"><text:span text:style-name="T51">ref</text:span></text:span><text:span text:style-name="def"><text:span text:style-name="T12"> T b) – </text:span></text:span><text:span text:style-name="def">ref jest ważne bo Swap podmienia referencje !!!</text:span></text:p>
                  <text:p text:style-name="P41">{</text:p>
                  <text:list>
                    <text:list-header>
                      <text:p text:style-name="P41">T temp = a;</text:p>
                      <text:p text:style-name="P41">a = b;</text:p>
                      <text:p text:style-name="P41">b = temp;</text:p>
                    </text:list-header>
                  </text:list>
                  <text:p text:style-name="P41">}</text:p>
                  <text:p text:style-name="P41">...</text:p>
                  <text:p text:style-name="P65"><text:span text:style-name="T51">bool</text:span><text:span text:style-name="T12"> b1 = </text:span><text:span text:style-name="T51">true</text:span><text:span text:style-name="T12">;</text:span></text:p>
                  <text:p text:style-name="P65"><text:span text:style-name="T51">bool</text:span><text:span text:style-name="T12"> b2 = </text:span><text:span text:style-name="T51">false</text:span><text:span text:style-name="T12">;</text:span></text:p>
                  <text:p text:style-name="P65"><text:span text:style-name="T12">Swap&lt;</text:span><text:span text:style-name="T51">bool</text:span><text:span text:style-name="T12">&gt;(</text:span><text:span text:style-name="T51">ref</text:span><text:span text:style-name="T12"> b1, </text:span><text:span text:style-name="T51">ref</text:span><text:span text:style-name="T12"> b2); </text:span><text:span text:style-name="defZiel"><text:span text:style-name="T168">/* działa dla typów wartościowych*/</text:span></text:span></text:p>
                  <text:p text:style-name="P65"><text:span text:style-name="T108">Car</text:span><text:span text:style-name="T12"> c1 = </text:span><text:span text:style-name="T51">new</text:span><text:span text:style-name="T12"> </text:span><text:span text:style-name="T108">Car</text:span><text:span text:style-name="T12">() { id = </text:span><text:span text:style-name="T94">"1"</text:span><text:span text:style-name="T12"> };</text:span></text:p>
                  <text:p text:style-name="P65"><text:span text:style-name="T108">Car</text:span><text:span text:style-name="T12"> c2 = </text:span><text:span text:style-name="T51">new</text:span><text:span text:style-name="T12"> </text:span><text:span text:style-name="T108">Car</text:span><text:span text:style-name="T12">() { id = </text:span><text:span text:style-name="T94">"2"</text:span><text:span text:style-name="T12"> };</text:span></text:p>
                  <text:p text:style-name="P65"><text:span text:style-name="T12">Swap&lt;</text:span><text:span text:style-name="T108">Car</text:span><text:span text:style-name="T12">&gt;(</text:span><text:span text:style-name="T51">ref</text:span><text:span text:style-name="T12"> c1, </text:span><text:span text:style-name="T51">ref</text:span><text:span text:style-name="T12"> c2); </text:span><text:span text:style-name="defZiel"><text:span text:style-name="T168">/* działa dla typów referencyjnych*/</text:span></text:span></text:p>
                </text:list-item>
              </text:list>
            </text:list-item>
            <text:list-item>
              <text:p text:style-name="P65"><text:span text:style-name="T12">niestandardowe klasy generyczne – taka klasa operuje na innych typach generycznych, np. klasa </text:span><text:span text:style-name="def"><text:span text:style-name="T108">Point</text:span></text:span><text:span text:style-name="T12">, która może operować zarówno na wartościach całkowitych jak i ułamkowych.</text:span></text:p>
              <text:list>
                <text:list-item>
                  <text:p text:style-name="P65"><text:span text:style-name="T51">class</text:span><text:span text:style-name="T12"> </text:span><text:span text:style-name="T108">Point</text:span><text:span text:style-name="T12">&lt;T&gt;{</text:span></text:p>
                  <text:list>
                    <text:list-header>
                      <text:p text:style-name="P65"><text:span text:style-name="T51">private</text:span><text:span text:style-name="T12"> T posX;</text:span></text:p>
                      <text:p text:style-name="P65"><text:span text:style-name="T52">private</text:span><text:span text:style-name="T53"> </text:span><text:span text:style-name="T12">T posY;</text:span></text:p>
                      <text:p text:style-name="P65"><text:span text:style-name="T51">public</text:span><text:span text:style-name="T12"> T Y </text:span></text:p>
                      <text:p text:style-name="P41">{</text:p>
                      <text:list>
                        <text:list-header>
                          <text:p text:style-name="P65"><text:span text:style-name="T51">get</text:span><text:span text:style-name="T12"> { </text:span><text:span text:style-name="T51">return</text:span><text:span text:style-name="T12"> posY; }</text:span></text:p>
                          <text:p text:style-name="P65"><text:span text:style-name="T51">set</text:span><text:span text:style-name="T12"> { posY = </text:span><text:span text:style-name="T51">value</text:span><text:span text:style-name="T12">; }</text:span></text:p>
                        </text:list-header>
                      </text:list>
                      <text:p text:style-name="P41">}</text:p>
                      <text:p text:style-name="P65"><text:span text:style-name="T51">public</text:span><text:span text:style-name="T12"> Point(T ax, T ay)</text:span></text:p>
                      <text:p text:style-name="P41">{</text:p>
                      <text:list text:continue-numbering="true">
                        <text:list-header>
                          <text:p text:style-name="P41">posX = ax;</text:p>
                          <text:p text:style-name="P41">posY = ay;</text:p>
                        </text:list-header>
                      </text:list>
                      <text:p text:style-name="P41">}</text:p>
                    </text:list-header>
                  </text:list>
                  <text:p text:style-name="P41">}</text:p>
                  <text:p text:style-name="P41">...</text:p>
                  <text:p text:style-name="P65"><text:span text:style-name="T108">Point</text:span><text:span text:style-name="T12">&lt;</text:span><text:span text:style-name="T51">int</text:span><text:span text:style-name="T12">&gt; p1 = </text:span><text:span text:style-name="T51">new</text:span><text:span text:style-name="T12"> </text:span><text:span text:style-name="T108">Point</text:span><text:span text:style-name="T12">&lt;</text:span><text:span text:style-name="T51">int</text:span><text:span text:style-name="T12">&gt;(1, 2);</text:span></text:p>
                  <text:p text:style-name="P65"><text:span text:style-name="T108">Point</text:span><text:span text:style-name="T12">&lt;</text:span><text:span text:style-name="T51">double</text:span><text:span text:style-name="T12">&gt; p2 = </text:span><text:span text:style-name="T51">new</text:span><text:span text:style-name="T12"> </text:span><text:span text:style-name="T108">Point</text:span><text:span text:style-name="T12">&lt;</text:span><text:span text:style-name="T51">double</text:span><text:span text:style-name="T12">&gt;(1.1, 2); </text:span><text:span text:style-name="defZiel"><text:span text:style-name="T168">/*</text:span></text:span><text:span text:style-name="defZiel">2 niejawnie rzutowane na double*/</text:span></text:p>
                </text:list-item>
                <text:list-item>
                  <text:p text:style-name="P65"><text:soft-page-break/><text:span text:style-name="def">default(T) – oddaje wartość domyślną dla typu T</text:span></text:p>
                </text:list-item>
                <text:list-item>
                  <text:p text:style-name="P65"><text:span text:style-name="def">Dziedziczenie</text:span></text:p>
                  <text:list>
                    <text:list-item>
                      <text:p text:style-name="P65"><text:span text:style-name="def">Jeśli klasa niegeneryczna wywodzi się od generycznej to trzeba ustawić jej typ</text:span></text:p>
                      <text:list>
                        <text:list-item>
                          <text:p text:style-name="P65"><text:span text:style-name="def"><text:span text:style-name="T51">class</text:span></text:span><text:span text:style-name="def"><text:span text:style-name="T12"> </text:span></text:span><text:span text:style-name="def"><text:span text:style-name="T108">NewPoint</text:span></text:span><text:span text:style-name="def"><text:span text:style-name="T12"> : </text:span></text:span><text:span text:style-name="def"><text:span text:style-name="T108">Point</text:span></text:span><text:span text:style-name="def"><text:span text:style-name="T12">&lt;</text:span></text:span><text:span text:style-name="def"><text:span text:style-name="T51">int</text:span></text:span><text:span text:style-name="def"><text:span text:style-name="T12">&gt; {…}</text:span></text:span></text:p>
                        </text:list-item>
                      </text:list>
                    </text:list-item>
                    <text:list-item>
                      <text:p text:style-name="P65"><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65"><text:span text:style-name="def">Jeśli klasa potomna jest generyczna, to można dalej używać wypełniacza, ale respektując ograniczenia z klasy bazowej (patrz poniżej)</text:span></text:p>
                    </text:list-item>
                  </text:list>
                </text:list-item>
              </text:list>
            </text:list-item>
            <text:list-item>
              <text:p text:style-name="P65"><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65"><text:span text:style-name="def">Mozemy nakładać cały łańcuszek warunków</text:span></text:p>
                  <text:list>
                    <text:list-item>
                      <text:p text:style-name="P65"><text:span text:style-name="def"><text:span text:style-name="T51">void</text:span></text:span><text:span text:style-name="def"><text:span text:style-name="T12"> Swap&lt;T&gt;(</text:span></text:span><text:span text:style-name="def"><text:span text:style-name="T51">ref</text:span></text:span><text:span text:style-name="def"><text:span text:style-name="T12"> T a, </text:span></text:span><text:span text:style-name="def"><text:span text:style-name="T51">ref</text:span></text:span><text:span text:style-name="def"><text:span text:style-name="T12"> T b) </text:span></text:span><text:span text:style-name="def"><text:span text:style-name="T51">where</text:span></text:span><text:span text:style-name="def"><text:span text:style-name="T12"> T: </text:span></text:span><text:span text:style-name="def"><text:span text:style-name="T51">struct</text:span></text:span><text:span text:style-name="def"><text:span text:style-name="T12">, </text:span></text:span><text:span text:style-name="def"><text:span text:style-name="T108">Ienumerable</text:span></text:span><text:span text:style-name="def"><text:span text:style-name="T12"> {…}</text:span></text:span></text:p>
                    </text:list-item>
                  </text:list>
                </text:list-item>
                <text:list-item>
                  <text:p text:style-name="P65"><text:span text:style-name="def2">struct</text:span><text:span text:style-name="def"> – struktura </text:span></text:p>
                </text:list-item>
                <text:list-item>
                  <text:p text:style-name="P65"><text:span text:style-name="def2">class</text:span><text:span text:style-name="def"> - klasa</text:span></text:p>
                </text:list-item>
                <text:list-item>
                  <text:p text:style-name="P65"><text:span text:style-name="def2">new</text:span><text:span text:style-name="def2"><text:span text:style-name="T11">()</text:span></text:span><text:span text:style-name="def"> - ma domyślny konstruktor</text:span></text:p>
                </text:list-item>
                <text:list-item>
                  <text:p text:style-name="P65"><text:span text:style-name="def2">Point</text:span><text:span text:style-name="def"> – dziedziczy lub jest klasy Point</text:span></text:p>
                </text:list-item>
                <text:list-item>
                  <text:p text:style-name="P215"><text:span text:style-name="def"><text:span text:style-name="T108">IComparer</text:span></text:span><text:span text:style-name="def"> – implementuje <text:s/></text:span><text:span text:style-name="def"><text:span text:style-name="T108">Icomparer</text:span></text:span></text:p>
                </text:list-item>
              </text:list>
            </text:list-item>
          </text:list>
        </text:list-item>
      </text:list>
      <text:p text:style-name="P6"><text:span text:style-name="def"><text:span text:style-name="T108"/></text:span></text:p>
      <text:p text:style-name="Def"><text:span text:style-name="def"><text:span text:style-name="T109"/></text:span></text:p>
      <text:list xml:id="list41433730" text:continue-numbering="true" text:style-name="L23">
        <text:list-item>
          <text:list>
            <text:list-item>
              <text:list>
                <text:list-header>
                  <text:p text:style-name="P65"><text:span text:style-name="def"/></text:p>
                </text:list-header>
              </text:list>
            </text:list-item>
          </text:list>
        </text:list-item>
      </text:list>
      <text:p text:style-name="P21"><text:span text:style-name="def"><text:span text:style-name="T139">Delegaty</text:span></text:span></text:p>
      <text:list xml:id="list5925832806925411497" text:style-name="L24">
        <text:list-item>
          <text:p text:style-name="P67"><text:span text:style-name="def3"><text:span text:style-name="T54">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60">string</text:span></text:span><text:span text:style-name="def3"><text:span text:style-name="T21"> </text:span></text:span><text:span text:style-name="def3"><text:span text:style-name="T111">Binary</text:span></text:span><text:span text:style-name="def3"><text:span text:style-name="T21">(</text:span></text:span><text:span text:style-name="def3"><text:span text:style-name="T60">int</text:span></text:span><text:span text:style-name="def3"><text:span text:style-name="T21"> x, </text:span></text:span><text:span text:style-name="def3"><text:span text:style-name="T60">int</text:span></text:span><text:span text:style-name="def3"><text:span text:style-name="T21"> y); </text:span></text:span><text:span text:style-name="def"><text:span text:style-name="T139">- ten delegat może wskazywać na dowolną funkcję przyjmującą 2 integery i zwracającą stringa. Delegaty przetrzymują WIELE funkcji </text:span></text:span><text:span text:style-name="def"><text:span text:style-name="T155">(MULTICASTING)</text:span></text:span><text:span text:style-name="def"><text:span text:style-name="T139">, a nie tylko jedną jak w Delphi. Uruchamiając delegat uruchamiamy całą grypę funkcji;</text:span></text:span></text:p>
        </text:list-item>
        <text:list-item>
          <text:p text:style-name="P199"><text:span text:style-name="def"><text:span text:style-name="T139">Wynikiem zdefiniowania delegatu jest klasa </text:span></text:span><text:span text:style-name="def2"><text:span text:style-name="T139">sealed</text:span></text:span><text:span text:style-name="def"><text:span text:style-name="T139"> z 3 metodami.</text:span></text:span></text:p>
        </text:list-item>
        <text:list-item>
          <text:p text:style-name="P199"><text:span text:style-name="def"><text:span text:style-name="T139">Użycie z metodami statycznymi</text:span></text:span></text:p>
          <text:p text:style-name="P67"><text:span text:style-name="def3"><text:span text:style-name="T74">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60">string</text:span></text:span><text:span text:style-name="def3"><text:span text:style-name="T21"> </text:span></text:span><text:span text:style-name="def3"><text:span text:style-name="T111">Binary</text:span></text:span><text:span text:style-name="def3"><text:span text:style-name="T21">(</text:span></text:span><text:span text:style-name="def3"><text:span text:style-name="T60">int</text:span></text:span><text:span text:style-name="def3"><text:span text:style-name="T21"> x, </text:span></text:span><text:span text:style-name="def3"><text:span text:style-name="T60">int</text:span></text:span><text:span text:style-name="def3"><text:span text:style-name="T21"> y);</text:span></text:span></text:p>
          <text:p text:style-name="P66"><text:span text:style-name="def3"><text:span text:style-name="T60">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Klasa</text:span></text:span></text:p>
          <text:p text:style-name="P66"><text:span text:style-name="def3"><text:span text:style-name="T21">{</text:span></text:span></text:p>
          <text:p text:style-name="P66"><text:span text:style-name="def3"><text:span text:style-name="T21"><text:s text:c="4"/></text:span></text:span><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string</text:span></text:span><text:span text:style-name="def3"><text:span text:style-name="T21"> AddFunct(</text:span></text:span><text:span text:style-name="def3"><text:span text:style-name="T60">int</text:span></text:span><text:span text:style-name="def3"><text:span text:style-name="T21"> x, </text:span></text:span><text:span text:style-name="def3"><text:span text:style-name="T60">int</text:span></text:span><text:span text:style-name="def3"><text:span text:style-name="T21"> y) { </text:span></text:span><text:span text:style-name="def3"><text:span text:style-name="T60">return</text:span></text:span><text:span text:style-name="def3"><text:span text:style-name="T21"> </text:span></text:span><text:span text:style-name="def3"><text:span text:style-name="T95">"u"</text:span></text:span><text:span text:style-name="def3"><text:span text:style-name="T21">; }</text:span></text:span></text:p>
          <text:p text:style-name="P66"><text:span text:style-name="def3"><text:span text:style-name="T21">}</text:span></text:span></text:p>
          <text:p text:style-name="P199"><text:span text:style-name="def2"><text:span text:style-name="T139">...</text:span></text:span></text:p>
          <text:p text:style-name="P67"><text:span text:style-name="def3"><text:span text:style-name="T122">Binary</text:span></text:span><text:span text:style-name="def3"><text:span text:style-name="T21"> b = </text:span></text:span><text:span text:style-name="def3"><text:span text:style-name="T60">new</text:span></text:span><text:span text:style-name="def3"><text:span text:style-name="T21"> </text:span></text:span><text:span text:style-name="def3"><text:span text:style-name="T111">Binary</text:span></text:span><text:span text:style-name="def3"><text:span text:style-name="T21">(</text:span></text:span><text:span text:style-name="def3"><text:span text:style-name="T111">Klasa</text:span></text:span><text:span text:style-name="def3"><text:span text:style-name="T21">.AddFunct);</text:span></text:span></text:p>
          <text:p text:style-name="P66"><text:span text:style-name="def3"><text:span text:style-name="T60">string</text:span></text:span><text:span text:style-name="def3"><text:span text:style-name="T21"> s = b(1,3);</text:span></text:span></text:p>
          <text:p text:style-name="P212"><text:span text:style-name="def3"/></text:p>
        </text:list-item>
        <text:list-item>
          <text:p text:style-name="P199"><text:span text:style-name="def"><text:span text:style-name="T139">Użycie z metodami instantyjnymi</text:span></text:span></text:p>
          <text:p text:style-name="P67"><text:span text:style-name="def3"><text:span text:style-name="T75">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Car</text:span></text:span></text:p>
          <text:p text:style-name="P66"><text:span text:style-name="def3"><text:span text:style-name="T21">{</text:span></text:span></text:p>
          <text:p text:style-name="P139"><text:span text:style-name="def3"><text:span text:style-name="T60">private</text:span></text:span><text:span text:style-name="def3"><text:span text:style-name="T21"> </text:span></text:span><text:span text:style-name="def3"><text:span text:style-name="T60">int</text:span></text:span><text:span text:style-name="def3"><text:span text:style-name="T21"> MaxSpeed{</text:span></text:span><text:span text:style-name="def3"><text:span text:style-name="T60">get</text:span></text:span><text:span text:style-name="def3"><text:span text:style-name="T21">; </text:span></text:span><text:span text:style-name="def3"><text:span text:style-name="T60">set</text:span></text:span><text:span text:style-name="def3"><text:span text:style-name="T21">;}</text:span></text:span></text:p>
          <text:p text:style-name="P139"><text:span text:style-name="def3"><text:span text:style-name="T60">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60">void</text:span></text:span><text:span text:style-name="def3"><text:span text:style-name="T21"> </text:span></text:span><text:span text:style-name="def3"><text:span text:style-name="T111">InformSpeed</text:span></text:span><text:span text:style-name="def3"><text:span text:style-name="T21">(</text:span></text:span><text:span text:style-name="def3"><text:span text:style-name="T60">string</text:span></text:span><text:span text:style-name="def3"><text:span text:style-name="T21"> msg); </text:span></text:span><text:span text:style-name="def3"><text:span text:style-name="T87">/*- definiowanie delegata*/</text:span></text:span></text:p>
          <text:p text:style-name="P139"><text:span text:style-name="def3"><text:span text:style-name="T60">public</text:span></text:span><text:span text:style-name="def3"><text:span text:style-name="T21"> </text:span></text:span><text:span text:style-name="def3"><text:span text:style-name="T111">InformSpeed</text:span></text:span><text:span text:style-name="def3"><text:span text:style-name="T21"> listaPowiadamiaczy;</text:span></text:span><text:span text:style-name="def3"><text:span text:style-name="T87">/* - definiwanie składowej (obiektu) </text:span></text:span></text:p>
          <text:p text:style-name="P139"><text:span text:style-name="def3"><text:span text:style-name="T87">delegata*/</text:span></text:span></text:p>
          <text:p text:style-name="P139"><text:span text:style-name="def3"><text:span text:style-name="T60">public</text:span></text:span><text:span text:style-name="def3"><text:span text:style-name="T21"> </text:span></text:span><text:span text:style-name="def3"><text:span text:style-name="T60">void</text:span></text:span><text:span text:style-name="def3"><text:span text:style-name="T21"> RejestrujPowiadamiacz(</text:span></text:span><text:span text:style-name="def3"><text:span text:style-name="T111">InformSpeed</text:span></text:span><text:span text:style-name="def3"><text:span text:style-name="T21"> metodaObca)</text:span></text:span></text:p>
          <text:p text:style-name="P139"><text:span text:style-name="def3"><text:span text:style-name="T21">{</text:span></text:span></text:p>
          <text:p text:style-name="P149"><text:span text:style-name="def3"><text:span text:style-name="T21">listaPowiadamiaczy += metodaObca;</text:span></text:span></text:p>
          <text:p text:style-name="P139"><text:span text:style-name="def3"><text:span text:style-name="T21">}</text:span></text:span></text:p>
          <text:p text:style-name="P139"><text:span text:style-name="def3"><text:span text:style-name="T60">public</text:span></text:span><text:span text:style-name="def3"><text:span text:style-name="T21"> </text:span></text:span><text:span text:style-name="def3"><text:span text:style-name="T60">void</text:span></text:span><text:span text:style-name="def3"><text:span text:style-name="T21"> UsunPowiadamiacz(</text:span></text:span><text:span text:style-name="def3"><text:span text:style-name="T111">InformSpeed</text:span></text:span><text:span text:style-name="def3"><text:span text:style-name="T21"> metodaObca)</text:span></text:span></text:p>
          <text:p text:style-name="P139"><text:span text:style-name="def3"><text:span text:style-name="T21">{</text:span></text:span></text:p>
          <text:p text:style-name="P149"><text:span text:style-name="def3"><text:span text:style-name="T21">listaPowiadamiaczy -= metodaObca;</text:span></text:span></text:p>
          <text:p text:style-name="P139"><text:span text:style-name="def3"><text:span text:style-name="T21">}</text:span></text:span></text:p>
          <text:p text:style-name="P139"><text:span text:style-name="def3"><text:span text:style-name="T60">public</text:span></text:span><text:span text:style-name="def3"><text:span text:style-name="T21"> </text:span></text:span><text:span text:style-name="def3"><text:span text:style-name="T60">void</text:span></text:span><text:span text:style-name="def3"><text:span text:style-name="T21"> UruchomPowiadamiaczy()</text:span></text:span></text:p>
          <text:p text:style-name="P139"><text:span text:style-name="def3"><text:span text:style-name="T21">{</text:span></text:span></text:p>
          <text:p text:style-name="P149"><text:span text:style-name="def3"><text:span text:style-name="T21">listaPowiadamiaczy(</text:span></text:span><text:span text:style-name="def3"><text:span text:style-name="T95">"text"</text:span></text:span><text:span text:style-name="def3"><text:span text:style-name="T21">);</text:span></text:span><text:span text:style-name="def3"><text:span text:style-name="T87">/* - uruchomi wszystkie funkcje dodane do </text:span></text:span><text:soft-page-break/><text:span text:style-name="def3"><text:span text:style-name="T87">obiektu delegata*/</text:span></text:span></text:p>
          <text:p text:style-name="P139"><text:span text:style-name="def3"><text:span text:style-name="T21">}</text:span></text:span></text:p>
          <text:p text:style-name="P66"><text:span text:style-name="def3"><text:span text:style-name="T21">}</text:span></text:span></text:p>
          <text:p text:style-name="P199"><text:span text:style-name="def2"><text:span text:style-name="T140"/></text:span></text:p>
          <text:p text:style-name="P68"><text:span text:style-name="def3"><text:span text:style-name="T76">public</text:span></text:span><text:span text:style-name="def3"><text:span text:style-name="T21"> </text:span></text:span><text:span text:style-name="def3"><text:span text:style-name="T60">void</text:span></text:span><text:span text:style-name="def3"><text:span text:style-name="T21"> Widz1(</text:span></text:span><text:span text:style-name="def3"><text:span text:style-name="T60">string</text:span></text:span><text:span text:style-name="def3"><text:span text:style-name="T21"> atext)</text:span></text:span></text:p>
          <text:p text:style-name="P66"><text:span text:style-name="def3"><text:span text:style-name="T21">{</text:span></text:span></text:p>
          <text:p text:style-name="P66"><text:span text:style-name="def3"><text:span text:style-name="T87">//akcja obserwatora po otrzymaniu powiadomienia od powiadamiacza</text:span></text:span></text:p>
          <text:p text:style-name="P66"><text:span text:style-name="def3"><text:span text:style-name="T21"><text:s text:c="4"/></text:span></text:span><text:span text:style-name="def3"><text:span text:style-name="T60">string</text:span></text:span><text:span text:style-name="def3"><text:span text:style-name="T21"> g = </text:span></text:span><text:span text:style-name="def3"><text:span text:style-name="T95">""</text:span></text:span><text:span text:style-name="def3"><text:span text:style-name="T21">;</text:span></text:span></text:p>
          <text:p text:style-name="P66"><text:span text:style-name="def3"><text:span text:style-name="T21">}</text:span></text:span></text:p>
          <text:p text:style-name="P200"><text:span text:style-name="def2"><text:span text:style-name="T140">...</text:span></text:span></text:p>
          <text:p text:style-name="P69"><text:span text:style-name="def3"><text:span text:style-name="T123">Car</text:span></text:span><text:span text:style-name="def3"><text:span text:style-name="T21"> c =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p>
        </text:list-item>
      </text:list>
      <text:p text:style-name="P22"><text:span text:style-name="def2"><text:span text:style-name="T140"/></text:span></text:p>
      <text:list xml:id="list41439464" text:continue-numbering="true" text:style-name="L24">
        <text:list-item>
          <text:list>
            <text:list-item>
              <text:p text:style-name="P201"><text:span text:style-name="def"><text:span text:style-name="T143">Dodanie do delegaty nowej funkcji</text:span></text:span></text:p>
              <text:list>
                <text:list-item>
                  <text:p text:style-name="P201"><text:span text:style-name="def3"><text:span text:style-name="T40">c.RejestrujPowiadamiacz(Widz1);</text:span></text:span></text:p>
                </text:list-item>
                <text:list-item>
                  <text:p text:style-name="P70"><text:span text:style-name="def3"><text:span text:style-name="T40">c.RejestrujPowiadamiacz(</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span text:style-name="def3"><text:span text:style-name="T111">InformSpeed</text:span></text:span><text:span text:style-name="def3"><text:span text:style-name="T21">(Widz1));</text:span></text:span></text:p>
                </text:list-item>
              </text:list>
            </text:list-item>
          </text:list>
        </text:list-item>
      </text:list>
      <text:p text:style-name="P9"><text:span text:style-name="def3"><text:span text:style-name="T40"/></text:span></text:p>
      <text:list xml:id="list41445816" text:continue-numbering="true" text:style-name="L24">
        <text:list-item>
          <text:list>
            <text:list-item>
              <text:p text:style-name="P71"><text:span text:style-name="def3"><text:span text:style-name="T42">Usunięcie funkcji z delegaty</text:span></text:span></text:p>
              <text:list>
                <text:list-item>
                  <text:p text:style-name="P71"><text:span text:style-name="def2"><text:span text:style-name="T43">c.UsunPowiadamiacz(</text:span></text:span><text:span text:style-name="def3"><text:span text:style-name="T40">Widz1</text:span></text:span><text:span text:style-name="def2"><text:span text:style-name="T43">);</text:span></text:span></text:p>
                </text:list-item>
                <text:list-item>
                  <text:p text:style-name="P71"><text:span text:style-name="def3"><text:span text:style-name="T123">Car</text:span></text:span><text:span text:style-name="def3"><text:span text:style-name="T21">.</text:span></text:span><text:span text:style-name="def3"><text:span text:style-name="T111">InformSpeed</text:span></text:span><text:span text:style-name="def3"><text:span text:style-name="T21"> del =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span text:style-name="def3"><text:span text:style-name="T111">InformSpeed</text:span></text:span><text:span text:style-name="def3"><text:span text:style-name="T21">(Widz1); </text:span></text:span><text:span text:style-name="def3"><text:span text:style-name="T87">/*tworzenie nowego </text:span></text:span><text:span text:style-name="def3"><text:span text:style-name="T88">obiektu</text:span></text:span><text:span text:style-name="def3"><text:span text:style-name="T87">*/</text:span></text:span></text:p>
                  <text:p text:style-name="P66"><text:span text:style-name="def3"><text:span text:style-name="T21">c.RejestrujPowiadamiacz(del);</text:span></text:span></text:p>
                  <text:p text:style-name="P66"><text:span text:style-name="def3"><text:span text:style-name="T21">c.listaPowiadamiaczy(</text:span></text:span><text:span text:style-name="def3"><text:span text:style-name="T95">"Treść wiadomości"</text:span></text:span><text:span text:style-name="def3"><text:span text:style-name="T21">);</text:span></text:span></text:p>
                  <text:p text:style-name="P66"><text:span text:style-name="def3"><text:span text:style-name="T21">c.UsunPowiadamiacz(del);</text:span></text:span></text:p>
                  <text:p text:style-name="P71"><text:span text:style-name="def3"><text:span text:style-name="T43"/></text:span></text:p>
                </text:list-item>
              </text:list>
            </text:list-item>
          </text:list>
          <text:p text:style-name="P200"><text:span text:style-name="def2"><text:span text:style-name="T140"/></text:span></text:p>
          <text:list text:continue-numbering="true">
            <text:list-item>
              <text:p text:style-name="P202"><text:span text:style-name="def"><text:span text:style-name="T143">Podmiana delegaty na nową, w konstruktorze dodajemy od razu funkcję</text:span></text:span></text:p>
              <text:p text:style-name="P70"><text:span text:style-name="def3"><text:span text:style-name="T41">c.listaPowiadamiaczy =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span text:style-name="def3"><text:span text:style-name="T111">InformSpeed</text:span></text:span><text:span text:style-name="def3"><text:span text:style-name="T21">(Widz1);</text:span></text:span><text:span text:style-name="def2"><text:span text:style-name="T140"> </text:span></text:span><text:span text:style-name="def2"><text:span text:style-name="T141">-</text:span></text:span><text:span text:style-name="def2"><text:span text:style-name="T92"> </text:span></text:span><text:span text:style-name="def2"><text:span text:style-name="T93">Car.InformSpeed </text:span></text:span><text:span text:style-name="def2"><text:span text:style-name="T92">bo definicja </text:span></text:span></text:p>
              <text:p text:style-name="P158"><text:span text:style-name="def2"><text:span text:style-name="T92">delegatu jest wewnątrz klasy Car</text:span></text:span></text:p>
            </text:list-item>
            <text:list-item>
              <text:p text:style-name="P203"><text:span text:style-name="def"><text:span text:style-name="T150">to podejście narusza enakapsulację, bo instancja delegatu powinna być </text:span></text:span><text:span text:style-name="def2"><text:span text:style-name="T150">private</text:span></text:span><text:span text:style-name="def"><text:span text:style-name="T150">, ale na potrzeby przykładu zrobiliśmy odstępstwo.</text:span></text:span></text:p>
            </text:list-item>
            <text:list-item>
              <text:p text:style-name="P204"><text:span text:style-name="def"><text:span text:style-name="T100">=</text:span></text:span><text:span text:style-name="def"><text:span text:style-name="T141"> WYPEŁNIA listę jedną metodą (tak jakby usuwał to co do tej pory zawierała)</text:span></text:span></text:p>
            </text:list-item>
            <text:list-item>
              <text:p text:style-name="P204"><text:span text:style-name="def"><text:span text:style-name="T100">+= </text:span></text:span><text:span text:style-name="def"><text:span text:style-name="T102">jest przeciążone i</text:span></text:span><text:span text:style-name="def"><text:span text:style-name="T141"> DOPISUJE do listy metodę</text:span></text:span></text:p>
            </text:list-item>
            <text:list-item>
              <text:p text:style-name="P205"><text:span text:style-name="def"><text:span text:style-name="T101">-</text:span></text:span><text:span text:style-name="def"><text:span text:style-name="T100">=</text:span></text:span><text:span text:style-name="def"><text:span text:style-name="T141"> </text:span></text:span><text:span text:style-name="def"><text:span text:style-name="T102">jest przeciążone i </text:span></text:span><text:span text:style-name="def"><text:span text:style-name="T144">USUWA</text:span></text:span><text:span text:style-name="def"><text:span text:style-name="T141"> do listy metodę </text:span></text:span><text:span text:style-name="def"><text:span text:style-name="T144">(sam wie jaką)</text:span></text:span></text:p>
            </text:list-item>
            <text:list-item>
              <text:p text:style-name="P206"><text:span text:style-name="def"><text:span text:style-name="T144">Delegat wewnętrznie przypomina kolejkę FIFO, więc pierwsza dodana funkcja będzie też pierwszą uruchomioną przez delegat</text:span></text:span></text:p>
              <text:p text:style-name="P204"><text:span text:style-name="def2"><text:span text:style-name="T139"/></text:span></text:p>
            </text:list-item>
          </text:list>
        </text:list-item>
        <text:list-item>
          <text:p text:style-name="P199"><text:span text:style-name="def"><text:span text:style-name="T139">Delegaty </text:span></text:span><text:span text:style-name="def"><text:span text:style-name="T2">zachowują bezpieczeństwo typów</text:span></text:span><text:span text:style-name="def"><text:span text:style-name="T139">, więc nie przyjmą innych parametrów niż zawarte w definicji.</text:span></text:span></text:p>
        </text:list-item>
        <text:list-item>
          <text:p text:style-name="P207"><text:span text:style-name="def"><text:span text:style-name="T152">NIE DA SIĘ </text:span></text:span><text:span text:style-name="def"><text:span text:style-name="T142"><text:s/>uruchomić delegata, do którego nie podłączono odpowiedniej metody. </text:span></text:span><text:span text:style-name="def"><text:span text:style-name="T151">Będzie rzucony wyjątek;</text:span></text:span></text:p>
        </text:list-item>
        <text:list-item>
          <text:p text:style-name="P208"><text:span text:style-name="def"><text:span text:style-name="T152">NIE DA SIĘ utworzyć obiektu delegata bez podania fynkcji jako argumentu konstruktora.</text:span></text:span></text:p>
        </text:list-item>
        <text:list-item>
          <text:p text:style-name="P209"><text:span text:style-name="def"><text:span text:style-name="T145">Kowariancja delegatów – uwzględnienie dziedziczenia. Dzięki tej właściwości możemy dodawać do jednej instancji delegata metody, które zwracają także typy dziedziczące po zdefiniowanym</text:span></text:span></text:p>
          <text:p text:style-name="P72"><text:span text:style-name="def3"><text:span text:style-name="T77">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111">Car</text:span></text:span><text:span text:style-name="def3"><text:span text:style-name="T21"> </text:span></text:span><text:span text:style-name="def3"><text:span text:style-name="T111">ObtainCarDelegate</text:span></text:span><text:span text:style-name="def3"><text:span text:style-name="T21">(); </text:span></text:span><text:span text:style-name="def3"><text:span text:style-name="T87">/*nie pobiera </text:span></text:span><text:span text:style-name="def3"><text:span text:style-name="T89">argumentów</text:span></text:span><text:span text:style-name="def3"><text:span text:style-name="T87">, oddaje Car*/</text:span></text:span></text:p>
          <text:p text:style-name="P66"><text:span text:style-name="def3"><text:span text:style-name="T60">public</text:span></text:span><text:span text:style-name="def3"><text:span text:style-name="T21"> </text:span></text:span><text:span text:style-name="def3"><text:span text:style-name="T111">Car</text:span></text:span><text:span text:style-name="def3"><text:span text:style-name="T21"> GetCar() { </text:span></text:span><text:span text:style-name="def3"><text:span text:style-name="T60">return</text:span></text:span><text:span text:style-name="def3"><text:span text:style-name="T21"> </text:span></text:span><text:span text:style-name="def3"><text:span text:style-name="T60">new</text:span></text:span><text:span text:style-name="def3"><text:span text:style-name="T21"> </text:span></text:span><text:span text:style-name="def3"><text:span text:style-name="T111">Car</text:span></text:span><text:span text:style-name="def3"><text:span text:style-name="T21">(); }</text:span></text:span></text:p>
          <text:p text:style-name="P66"><text:span text:style-name="def3"><text:span text:style-name="T60">public</text:span></text:span><text:span text:style-name="def3"><text:span text:style-name="T21"> </text:span></text:span><text:span text:style-name="def3"><text:span text:style-name="T111">SportCar</text:span></text:span><text:span text:style-name="def3"><text:span text:style-name="T21"> GetSportCar() { </text:span></text:span><text:span text:style-name="def3"><text:span text:style-name="T60">return</text:span></text:span><text:span text:style-name="def3"><text:span text:style-name="T21"> </text:span></text:span><text:span text:style-name="def3"><text:span text:style-name="T60">new</text:span></text:span><text:span text:style-name="def3"><text:span text:style-name="T21"> </text:span></text:span><text:span text:style-name="def3"><text:span text:style-name="T111">SportCar</text:span></text:span><text:span text:style-name="def3"><text:span text:style-name="T21">(); }</text:span></text:span></text:p>
        </text:list-item>
      </text:list>
      <text:p text:style-name="P5"><text:span text:style-name="def2"><text:span text:style-name="T145">...</text:span></text:span></text:p>
      <text:list xml:id="list41443599" text:continue-numbering="true" text:style-name="L24">
        <text:list-header>
          <text:p text:style-name="P73"><text:span text:style-name="def3"><text:span text:style-name="T124">ObtainCarDelegate</text:span></text:span><text:span text:style-name="def3"><text:span text:style-name="T21"> DajCar = </text:span></text:span><text:span text:style-name="def3"><text:span text:style-name="T60">new</text:span></text:span><text:span text:style-name="def3"><text:span text:style-name="T21"> </text:span></text:span><text:span text:style-name="def3"><text:span text:style-name="T111">ObtainCarDelegate</text:span></text:span><text:span text:style-name="def3"><text:span text:style-name="T21">(GetCar);</text:span></text:span></text:p>
          <text:p text:style-name="P66"><text:span text:style-name="def3"><text:span text:style-name="T111">ObtainCarDelegate</text:span></text:span><text:span text:style-name="def3"><text:span text:style-name="T21"> DajSportCar = </text:span></text:span><text:span text:style-name="def3"><text:span text:style-name="T60">new</text:span></text:span><text:span text:style-name="def3"><text:span text:style-name="T21"> </text:span></text:span><text:span text:style-name="def3"><text:span text:style-name="T111">ObtainCarDelegate</text:span></text:span><text:span text:style-name="def3"><text:span text:style-name="T21">(GetSportCar);</text:span></text:span></text:p>
          <text:p text:style-name="P205"><text:span text:style-name="def2"><text:span text:style-name="T146">...</text:span></text:span></text:p>
          <text:p text:style-name="P74"><text:span text:style-name="def3"><text:span text:style-name="T124">ObtainCarDelegate</text:span></text:span><text:span text:style-name="def3"><text:span text:style-name="T21"> DajCar = </text:span></text:span><text:span text:style-name="def3"><text:span text:style-name="T60">null</text:span></text:span><text:span text:style-name="def3"><text:span text:style-name="T21">; </text:span></text:span><text:span text:style-name="def3"><text:span text:style-name="T87">/*</text:span></text:span><text:span text:style-name="def3"><text:span text:style-name="T90">przypisanie null konieczne. Jeśli jest to pole w obiekcie to jest automatycznie inicjalizowane wartością null. </text:span></text:span><text:span text:style-name="def3"><text:span text:style-name="T91">Jeśli użylibyśmy = to było by ok, ale</text:span></text:span><text:span text:style-name="def3"><text:span text:style-name="T90"> </text:span></text:span><text:span text:style-name="def3"><text:span text:style-name="T91">n</text:span></text:span><text:span text:style-name="def3"><text:span text:style-name="T90">ajwidoczniej += nie jest takie mądre </text:span></text:span><text:span text:style-name="def3"><text:span text:style-name="T91">żeby wyczaić, ze dla niezainicjalizowanego ma samo wpierw przypisać null</text:span></text:span><text:span text:style-name="def3"><text:span text:style-name="T87">*/</text:span></text:span></text:p>
          <text:p text:style-name="P66"><text:span text:style-name="def3"><text:span text:style-name="T21">DajCar += GetCar;</text:span></text:span></text:p>
          <text:p text:style-name="P66"><text:span text:style-name="def3"><text:span text:style-name="T21">DajCar += GetSportCar;</text:span></text:span></text:p>
          <text:p text:style-name="P66"><text:span text:style-name="def3"><text:span text:style-name="T111">Car</text:span></text:span><text:span text:style-name="def3"><text:span text:style-name="T21"> c = DajCar();</text:span></text:span></text:p>
          <text:p text:style-name="P205"><text:soft-page-break/><text:span text:style-name="def2"><text:span text:style-name="T146"/></text:span></text:p>
        </text:list-header>
        <text:list-item>
          <text:p text:style-name="P205"><text:span text:style-name="def"><text:span text:style-name="T146">Delegaty generyczne –</text:span></text:span><text:span text:style-name="def"><text:span text:style-name="T147"> dają możliwość przyjmowania </text:span></text:span><text:span text:style-name="def"><text:span text:style-name="T148">i oddawania obiek</text:span></text:span><text:span text:style-name="def"><text:span text:style-name="T170">t</text:span></text:span><text:span text:style-name="def"><text:span text:style-name="T148">ów o dowo</text:span></text:span><text:span text:style-name="def"><text:span text:style-name="T170">l</text:span></text:span><text:span text:style-name="def"><text:span text:style-name="T148">nym typie, o ile jest to JEDEN typ</text:span></text:span></text:p>
          <text:p text:style-name="P75"><text:span text:style-name="def3"><text:span text:style-name="T78">public</text:span></text:span><text:span text:style-name="def3"><text:span text:style-name="T21"> </text:span></text:span><text:span text:style-name="def3"><text:span text:style-name="T60">delegate</text:span></text:span><text:span text:style-name="def3"><text:span text:style-name="T21"> T </text:span></text:span><text:span text:style-name="def3"><text:span text:style-name="T111">GenericDelegate</text:span></text:span><text:span text:style-name="def3"><text:span text:style-name="T21"> &lt;T&gt; (T obj1, T obj2);</text:span></text:span></text:p>
          <text:p text:style-name="P66"><text:span text:style-name="def3"><text:span text:style-name="T60">public</text:span></text:span><text:span text:style-name="def3"><text:span text:style-name="T21"> </text:span></text:span><text:span text:style-name="def3"><text:span text:style-name="T111">Car</text:span></text:span><text:span text:style-name="def3"><text:span text:style-name="T21"> DoWithCar(</text:span></text:span><text:span text:style-name="def3"><text:span text:style-name="T111">Car</text:span></text:span><text:span text:style-name="def3"><text:span text:style-name="T21"> c1, </text:span></text:span><text:span text:style-name="def3"><text:span text:style-name="T111">Car</text:span></text:span><text:span text:style-name="def3"><text:span text:style-name="T21"> c2){</text:span></text:span><text:span text:style-name="def3"><text:span text:style-name="T60">return</text:span></text:span><text:span text:style-name="def3"><text:span text:style-name="T21">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p>
          <text:p text:style-name="P66"><text:span text:style-name="def3"><text:span text:style-name="T60">public</text:span></text:span><text:span text:style-name="def3"><text:span text:style-name="T21"> </text:span></text:span><text:span text:style-name="def3"><text:span text:style-name="T60">int</text:span></text:span><text:span text:style-name="def3"><text:span text:style-name="T21"> DoWithInt(</text:span></text:span><text:span text:style-name="def3"><text:span text:style-name="T60">int</text:span></text:span><text:span text:style-name="def3"><text:span text:style-name="T21"> i1, </text:span></text:span><text:span text:style-name="def3"><text:span text:style-name="T60">int</text:span></text:span><text:span text:style-name="def3"><text:span text:style-name="T21"> i2){</text:span></text:span><text:span text:style-name="def3"><text:span text:style-name="T60">return</text:span></text:span><text:span text:style-name="def3"><text:span text:style-name="T21"> 8;}</text:span></text:span></text:p>
          <text:p text:style-name="P210"><text:span text:style-name="def2"><text:span text:style-name="T149">…</text:span></text:span></text:p>
          <text:p text:style-name="P210"><text:span text:style-name="def3"><text:span text:style-name="T125">GenericDelegate</text:span></text:span><text:span text:style-name="def3"><text:span text:style-name="T21"> &lt;</text:span></text:span><text:span text:style-name="def3"><text:span text:style-name="T111">Car</text:span></text:span><text:span text:style-name="def3"><text:span text:style-name="T21">&gt; carDel = </text:span></text:span><text:span text:style-name="def3"><text:span text:style-name="T60">new</text:span></text:span><text:span text:style-name="def3"><text:span text:style-name="T21"> </text:span></text:span><text:span text:style-name="def3"><text:span text:style-name="T111">GenericDelegate</text:span></text:span><text:span text:style-name="def3"><text:span text:style-name="T21">&lt;</text:span></text:span><text:span text:style-name="def3"><text:span text:style-name="T111">Car</text:span></text:span><text:span text:style-name="def3"><text:span text:style-name="T21">&gt;(DoWithCar);</text:span></text:span></text:p>
          <text:p text:style-name="P66"><text:span text:style-name="def3"><text:span text:style-name="T111">GenericDelegate</text:span></text:span><text:span text:style-name="def3"><text:span text:style-name="T21"> &lt;</text:span></text:span><text:span text:style-name="def3"><text:span text:style-name="T60">int</text:span></text:span><text:span text:style-name="def3"><text:span text:style-name="T21">&gt; intDel = </text:span></text:span><text:span text:style-name="def3"><text:span text:style-name="T60">new</text:span></text:span><text:span text:style-name="def3"><text:span text:style-name="T21"> </text:span></text:span><text:span text:style-name="def3"><text:span text:style-name="T111">GenericDelegate</text:span></text:span><text:span text:style-name="def3"><text:span text:style-name="T21">&lt;</text:span></text:span><text:span text:style-name="def3"><text:span text:style-name="T60">int</text:span></text:span><text:span text:style-name="def3"><text:span text:style-name="T21">&gt;(DoWithInt);</text:span></text:span></text:p>
          <text:p text:style-name="P66"><text:span text:style-name="def3"><text:span text:style-name="T111">Car</text:span></text:span><text:span text:style-name="def3"><text:span text:style-name="T21"> newCar = carDel(</text:span></text:span><text:span text:style-name="def3"><text:span text:style-name="T60">new</text:span></text:span><text:span text:style-name="def3"><text:span text:style-name="T21"> </text:span></text:span><text:span text:style-name="def3"><text:span text:style-name="T111">Car</text:span></text:span><text:span text:style-name="def3"><text:span text:style-name="T21">(),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p>
          <text:p text:style-name="P66"><text:span text:style-name="def3"><text:span text:style-name="T60">int</text:span></text:span><text:span text:style-name="def3"><text:span text:style-name="T21"> x = intDel(7, 8);</text:span></text:span></text:p>
          <text:p text:style-name="P211"><text:span text:style-name="def3"><text:span text:style-name="T149"/></text:span></text:p>
          <text:list>
            <text:list-item>
              <text:p text:style-name="P211"><text:span text:style-name="def"><text:span text:style-name="T149">Poprzednio można było to uzyskać tworząc delegat dla </text:span></text:span><text:span text:style-name="def2"><text:span text:style-name="T149">System.Object</text:span></text:span><text:span text:style-name="def"><text:span text:style-name="T149">, ale nie było ścisłej kontroli typów i był</text:span></text:span><text:span text:style-name="def2"><text:span text:style-name="T149"> boxing</text:span></text:span><text:span text:style-name="def"><text:span text:style-name="T149">,</text:span></text:span><text:span text:style-name="def2"><text:span text:style-name="T149"> unboxing</text:span></text:span></text:p>
            </text:list-item>
          </text:list>
        </text:list-item>
      </text:list>
      <text:p text:style-name="P23"><text:span text:style-name="def"><text:span text:style-name="T150">Zdarzenia</text:span></text:span></text:p>
      <text:p text:style-name="P23"><text:span text:style-name="def"><text:span text:style-name="T150">Z powodu </text:span></text:span><text:span text:style-name="def2"><text:span text:style-name="T150">public</text:span></text:span><text:span text:style-name="def"><text:span text:style-name="T150">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150">private</text:span></text:span><text:span text:style-name="def"><text:span text:style-name="T150">), ale to zabiera czas i zaśmieca kod.</text:span></text:span></text:p>
      <text:list xml:id="list305738608444953939" text:style-name="L25">
        <text:list-item>
          <text:p text:style-name="P213"><text:span text:style-name="def"><text:span text:style-name="T150">event – automatyczne budowanie metod dostępowych do delegatów</text:span></text:span></text:p>
          <text:p text:style-name="P77"><text:span text:style-name="def3"><text:span text:style-name="T60">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60">void</text:span></text:span><text:span text:style-name="def3"><text:span text:style-name="T21"> </text:span></text:span><text:span text:style-name="def3"><text:span text:style-name="T111">MyDelegate</text:span></text:span><text:span text:style-name="def3"><text:span text:style-name="T21">(</text:span></text:span><text:span text:style-name="def3"><text:span text:style-name="T60">string</text:span></text:span><text:span text:style-name="def3"><text:span text:style-name="T21"> msg);</text:span></text:span></text:p>
          <text:p text:style-name="P76"><text:span text:style-name="def3"><text:span text:style-name="T60">public</text:span></text:span><text:span text:style-name="def3"><text:span text:style-name="T21"> </text:span></text:span><text:span text:style-name="def3"><text:span text:style-name="T60">event</text:span></text:span><text:span text:style-name="def3"><text:span text:style-name="T21"> </text:span></text:span><text:span text:style-name="def3"><text:span text:style-name="T111">MyDelegate</text:span></text:span><text:span text:style-name="def3"><text:span text:style-name="T21"> del1; </text:span></text:span></text:p>
          <text:p text:style-name="P76"><text:span text:style-name="def3"><text:span text:style-name="T60">public</text:span></text:span><text:span text:style-name="def3"><text:span text:style-name="T21"> </text:span></text:span><text:span text:style-name="def3"><text:span text:style-name="T60">event</text:span></text:span><text:span text:style-name="def3"><text:span text:style-name="T21"> </text:span></text:span><text:span text:style-name="def3"><text:span text:style-name="T111">MyDelegate</text:span></text:span><text:span text:style-name="def3"><text:span text:style-name="T21"> del2;</text:span></text:span></text:p>
        </text:list-item>
      </text:list>
      <text:p text:style-name="P4"><text:span text:style-name="def3"><text:span text:style-name="T22">...</text:span></text:span></text:p>
      <text:list xml:id="list41448632" text:continue-numbering="true" text:style-name="L25">
        <text:list-header>
          <text:p text:style-name="P76"><text:span text:style-name="def3"><text:span text:style-name="T111">Car</text:span></text:span><text:span text:style-name="def3"><text:span text:style-name="T21"> c =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p>
          <text:p text:style-name="P76"><text:span text:style-name="def3"><text:span text:style-name="T21">del1 += c.MyDelegate</text:span></text:span><text:span text:style-name="defZiel">Handl</text:span><text:span text:style-name="def3"><text:span text:style-name="T21">er; </text:span></text:span><text:span text:style-name="defZiel"><text:span text:style-name="T153">/*zasada jak przy delegatach, czyli += / = */</text:span></text:span></text:p>
          <text:p text:style-name="P76"><text:span text:style-name="def3"><text:span text:style-name="T21">del2 += </text:span></text:span><text:span text:style-name="def3"><text:span text:style-name="T111">Car</text:span></text:span><text:span text:style-name="def3"><text:span text:style-name="T21">.MyDelegateStaticHandler;</text:span></text:span><text:span text:style-name="defZiel"> /*</text:span><text:span text:style-name="defZiel"><text:span text:style-name="T153">można też dodawać funkcje statyczne</text:span></text:span><text:span text:style-name="defZiel">*/</text:span></text:p>
          <text:p text:style-name="P76"><text:span text:style-name="def3"><text:span text:style-name="T111">MyDelegate</text:span></text:span><text:span text:style-name="def3"><text:span text:style-name="T21"> d = </text:span></text:span><text:span text:style-name="def3"><text:span text:style-name="T60">new</text:span></text:span><text:span text:style-name="def3"><text:span text:style-name="T21"> </text:span></text:span><text:span text:style-name="def3"><text:span text:style-name="T111">MyDelegate</text:span></text:span><text:span text:style-name="def3"><text:span text:style-name="T21">(c.MyDelegateHandler);</text:span></text:span><text:span text:style-name="defZiel"> /*</text:span><text:span text:style-name="defZiel"><text:span text:style-name="T153">budowanie obiektu delegaty</text:span></text:span><text:span text:style-name="defZiel">*/</text:span></text:p>
          <text:p text:style-name="P76"><text:span text:style-name="def3"><text:span text:style-name="T21">del2 += d; </text:span></text:span><text:span text:style-name="defZiel">/*</text:span><text:span text:style-name="defZiel"><text:span text:style-name="T153">dodanie obiektu delegaty, efekt taki jakbyśmy dodawali zwykłą funkcję</text:span></text:span><text:span text:style-name="defZiel">*/</text:span></text:p>
          <text:p text:style-name="P78"><text:span text:style-name="def3"><text:span text:style-name="T21"><text:s/></text:span></text:span><text:span text:style-name="defZiel">/* </text:span><text:span text:style-name="defZiel"><text:span text:style-name="T153">wywołanie zdarzenia –</text:span></text:span><text:span text:style-name="defZiel"><text:span text:style-name="T158"> MOŻE odbyć się TYLKO w obiekcie definiującym event ! - ENKAPSULACJA</text:span></text:span><text:span text:style-name="defZiel">*/</text:span></text:p>
          <text:p text:style-name="P76"><text:span text:style-name="def3"><text:span text:style-name="T21">del1(</text:span></text:span><text:span text:style-name="def3"><text:span text:style-name="T95">"Text1"</text:span></text:span><text:span text:style-name="def3"><text:span text:style-name="T21">);</text:span></text:span></text:p>
          <text:p text:style-name="P76"><text:span text:style-name="def3"><text:span text:style-name="T21">del2(</text:span></text:span><text:span text:style-name="def3"><text:span text:style-name="T95">"Text2"</text:span></text:span><text:span text:style-name="def3"><text:span text:style-name="T21">);</text:span></text:span></text:p>
          <text:p text:style-name="P76"><text:span text:style-name="def3"><text:span text:style-name="T21">del1 -= c.MyDelegateHandler; </text:span></text:span><text:span text:style-name="defZiel">/*</text:span><text:span text:style-name="defZiel"><text:span text:style-name="T153">usunięcie instancyjnej funkcji z eventa</text:span></text:span><text:span text:style-name="defZiel">*/</text:span></text:p>
          <text:p text:style-name="P79"><text:span text:style-name="def3"><text:span text:style-name="T21">del2 -= </text:span></text:span><text:span text:style-name="def3"><text:span text:style-name="T111">Car</text:span></text:span><text:span text:style-name="def3"><text:span text:style-name="T21">.MyDelegateStaticHandler; </text:span></text:span><text:span text:style-name="defZiel">/*</text:span><text:span text:style-name="defZiel"><text:span text:style-name="T153">usunięcie statycznej funkcji z eventa</text:span></text:span><text:span text:style-name="defZiel">*/</text:span></text:p>
          <text:p text:style-name="P79"><text:span text:style-name="def3"><text:span text:style-name="T21">del2 -= d; </text:span></text:span><text:span text:style-name="defZiel">/*</text:span><text:span text:style-name="defZiel"><text:span text:style-name="T153">usunięcie delegaty przez odwołanie do obiektu</text:span></text:span><text:span text:style-name="defZiel">*/</text:span></text:p>
          <text:p text:style-name="P79"><text:span text:style-name="def3"><text:span text:style-name="T21"/></text:span></text:p>
        </text:list-header>
        <text:list-item>
          <text:p text:style-name="P213"><text:span text:style-name="def"><text:span text:style-name="T150">jest to tak naprawdę dodawanie ukrytych metod na prefixami </text:span></text:span><text:span text:style-name="def2"><text:span text:style-name="T150">add_</text:span></text:span><text:span text:style-name="def"><text:span text:style-name="T150"> i </text:span></text:span><text:span text:style-name="def2"><text:span text:style-name="T150">remove_</text:span></text:span><text:span text:style-name="def"><text:span text:style-name="T150">, więc należy uważać na nazewnictwo (tak jak w przypadku budowania automatycznych właściwości)</text:span></text:span></text:p>
        </text:list-item>
        <text:list-item>
          <text:p text:style-name="P214"><text:span text:style-name="def"><text:span text:style-name="T154">Argumenty niestandardowych zdarzeń –</text:span></text:span><text:span text:style-name="def"><text:span text:style-name="T156"> ważne jeśli chcemy przesłać obiekt wywołujący do wywołanej metody (w sposób koszerny, bo zawsze można wcisnąć na siłę obiekt w argument). </text:span></text:span><text:span text:style-name="def"><text:span text:style-name="T157">JAK POWINNO TO DZIAŁAĆ!</text:span></text:span></text:p>
          <text:p text:style-name="P214"><text:span text:style-name="defZiel"><text:span text:style-name="T157">/*Definicja zbioru argumentów. To jest miejsce tylko na treść*/</text:span></text:span></text:p>
          <text:p text:style-name="P80"><text:span text:style-name="def3"><text:span text:style-name="T61">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MyEventArgs</text:span></text:span><text:span text:style-name="def3"><text:span text:style-name="T21"> : </text:span></text:span><text:span text:style-name="def3"><text:span text:style-name="T111">EventArgs </text:span></text:span></text:p>
          <text:p text:style-name="P76"><text:span text:style-name="def3"><text:span text:style-name="T21">{</text:span></text:span></text:p>
          <text:p text:style-name="P140"><text:span text:style-name="def3"><text:span text:style-name="T60">public</text:span></text:span><text:span text:style-name="def3"><text:span text:style-name="T21"> </text:span></text:span><text:span text:style-name="def3"><text:span text:style-name="T60">readonly</text:span></text:span><text:span text:style-name="def3"><text:span text:style-name="T21"> </text:span></text:span><text:span text:style-name="def3"><text:span text:style-name="T60">string</text:span></text:span><text:span text:style-name="def3"><text:span text:style-name="T21"> msg;</text:span></text:span></text:p>
          <text:p text:style-name="P140"><text:span text:style-name="def3"><text:span text:style-name="T60">public</text:span></text:span><text:span text:style-name="def3"><text:span text:style-name="T21"> MyEventArgs(</text:span></text:span><text:span text:style-name="def3"><text:span text:style-name="T60">string</text:span></text:span><text:span text:style-name="def3"><text:span text:style-name="T21"> amsg)</text:span></text:span></text:p>
          <text:p text:style-name="P140"><text:span text:style-name="def3"><text:span text:style-name="T21">{</text:span></text:span></text:p>
          <text:p text:style-name="P150"><text:span text:style-name="def3"><text:span text:style-name="T21">msg = amsg;</text:span></text:span></text:p>
          <text:p text:style-name="P140"><text:span text:style-name="def3"><text:span text:style-name="T21">}</text:span></text:span></text:p>
          <text:p text:style-name="P159"><text:span text:style-name="def3"><text:span text:style-name="T21">}</text:span></text:span></text:p>
          <text:p text:style-name="P159"><text:span text:style-name="def3"><text:span text:style-name="T21"/></text:span></text:p>
          <text:p text:style-name="P160"><text:span text:style-name="defZiel">/*</text:span><text:span text:style-name="defZiel"><text:span text:style-name="T157">definicja delegatu. Dzięki takiej budowie w funkcji wywołanej mamy dostęp do automatycznie przesyłanego obiektu wywołującego</text:span></text:span><text:span text:style-name="defZiel">*/</text:span></text:p>
          <text:p text:style-name="P161"><text:span text:style-name="def3"><text:span text:style-name="T60">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60">void</text:span></text:span><text:span text:style-name="def3"><text:span text:style-name="T21"> </text:span></text:span><text:span text:style-name="def3"><text:span text:style-name="T111">MyDelegate</text:span></text:span><text:span text:style-name="def3"><text:span text:style-name="T21">(</text:span></text:span><text:span text:style-name="def3"><text:span text:style-name="T60">object</text:span></text:span><text:span text:style-name="def3"><text:span text:style-name="T21"> sender, </text:span></text:span><text:span text:style-name="def3"><text:span text:style-name="T111">MyEventArgs</text:span></text:span><text:span text:style-name="def3"><text:span text:style-name="T21"> args);</text:span></text:span></text:p>
        </text:list-item>
      </text:list>
      <text:p text:style-name="P25"><text:span text:style-name="def3"/></text:p>
      <text:p text:style-name="P19"><text:span text:style-name="def3"><text:tab/></text:span><text:span text:style-name="defZiel">/*</text:span><text:span text:style-name="defZiel"><text:span text:style-name="T157">Klasa obiektu wywołującego – zawiera instancję delegatu</text:span></text:span><text:span text:style-name="defZiel">*/</text:span></text:p>
      <text:list xml:id="list41439231" text:continue-numbering="true" text:style-name="L25">
        <text:list-header>
          <text:p text:style-name="P161"><text:span text:style-name="def3"><text:span text:style-name="T60">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Car</text:span></text:span></text:p>
          <text:p text:style-name="P161"><text:span text:style-name="def3"><text:span text:style-name="T21">{</text:span></text:span></text:p>
          <text:p text:style-name="P140"><text:span text:style-name="def3"><text:span text:style-name="T60">public</text:span></text:span><text:span text:style-name="def3"><text:span text:style-name="T21"> </text:span></text:span><text:span text:style-name="def3"><text:span text:style-name="T60">int</text:span></text:span><text:span text:style-name="def3"><text:span text:style-name="T21"> t;</text:span></text:span></text:p>
          <text:p text:style-name="P141"><text:span text:style-name="defZiel"><text:span text:style-name="T158">/*del jest public, aby można było dodawać Funkcje poza obiektem. Mimo to słowo </text:span></text:span><text:soft-page-break/><text:span text:style-name="defZiel"><text:span text:style-name="T158">event sprawia, ze nie można wywołać poza obiektem Car*/</text:span></text:span></text:p>
          <text:p text:style-name="P141"><text:span text:style-name="def2"><text:span text:style-name="T158">public </text:span></text:span><text:span text:style-name="def2"><text:span text:style-name="T157">event</text:span></text:span><text:span text:style-name="def3"><text:span text:style-name="T23"> </text:span></text:span><text:span text:style-name="def3"><text:span text:style-name="T111">MyDelegate</text:span></text:span><text:span text:style-name="def3"><text:span text:style-name="T21"> del; </text:span></text:span></text:p>
          <text:p text:style-name="P140"><text:span text:style-name="def3"><text:span text:style-name="T60">public</text:span></text:span><text:span text:style-name="def3"><text:span text:style-name="T21"> </text:span></text:span><text:span text:style-name="def3"><text:span text:style-name="T60">void</text:span></text:span><text:span text:style-name="def3"><text:span text:style-name="T21"> InnerFunct(</text:span></text:span><text:span text:style-name="def3"><text:span text:style-name="T111">Form1</text:span></text:span><text:span text:style-name="def3"><text:span text:style-name="T21"> aform)</text:span></text:span></text:p>
          <text:p text:style-name="P140"><text:span text:style-name="def3"><text:span text:style-name="T21">{ </text:span></text:span></text:p>
          <text:p text:style-name="P150"><text:span text:style-name="def3"><text:span text:style-name="T21">del(</text:span></text:span><text:span text:style-name="def3"><text:span text:style-name="T60">this</text:span></text:span><text:span text:style-name="def3"><text:span text:style-name="T21">, </text:span></text:span><text:span text:style-name="def3"><text:span text:style-name="T60">new</text:span></text:span><text:span text:style-name="def3"><text:span text:style-name="T21"> </text:span></text:span><text:span text:style-name="def3"><text:span text:style-name="T111">MyEventArgs</text:span></text:span><text:span text:style-name="def3"><text:span text:style-name="T21">(</text:span></text:span><text:span text:style-name="def3"><text:span text:style-name="T95">"text"</text:span></text:span><text:span text:style-name="def3"><text:span text:style-name="T21">)); </text:span></text:span><text:span text:style-name="defZiel">/*</text:span><text:span text:style-name="defZiel"><text:span text:style-name="T158">del to event, więc nie może zostać wywołana POZA obiektem Car</text:span></text:span><text:span text:style-name="defZiel">*/</text:span></text:p>
          <text:p text:style-name="P140"><text:span text:style-name="def3"><text:span text:style-name="T21">}</text:span></text:span></text:p>
          <text:p text:style-name="P76"><text:span text:style-name="def3"><text:span text:style-name="T21">}</text:span></text:span></text:p>
          <text:p text:style-name="P78"><text:span text:style-name="def3"><text:span text:style-name="T112">…</text:span></text:span></text:p>
          <text:p text:style-name="P78"><text:span text:style-name="def3"><text:span text:style-name="T62">public</text:span></text:span><text:span text:style-name="def3"><text:span text:style-name="T21"> </text:span></text:span><text:span text:style-name="def3"><text:span text:style-name="T60">partial</text:span></text:span><text:span text:style-name="def3"><text:span text:style-name="T21"> </text:span></text:span><text:span text:style-name="def3"><text:span text:style-name="T60">class</text:span></text:span><text:span text:style-name="def3"><text:span text:style-name="T21"> </text:span></text:span><text:span text:style-name="def3"><text:span text:style-name="T111">Form1</text:span></text:span><text:span text:style-name="def3"><text:span text:style-name="T21"> : </text:span></text:span><text:span text:style-name="def3"><text:span text:style-name="T111">Form</text:span></text:span></text:p>
          <text:p text:style-name="P78"><text:span text:style-name="def"><text:span text:style-name="T158">{</text:span></text:span></text:p>
          <text:p text:style-name="P141"><text:span text:style-name="def3"><text:span text:style-name="T62">public</text:span></text:span><text:span text:style-name="def3"><text:span text:style-name="T21"> </text:span></text:span><text:span text:style-name="def3"><text:span text:style-name="T60">void</text:span></text:span><text:span text:style-name="def3"><text:span text:style-name="T21"> MyFunct(</text:span></text:span><text:span text:style-name="def3"><text:span text:style-name="T60">object</text:span></text:span><text:span text:style-name="def3"><text:span text:style-name="T21"> sender, </text:span></text:span><text:span text:style-name="def3"><text:span text:style-name="T111">MyEventArgs</text:span></text:span><text:span text:style-name="def3"><text:span text:style-name="T21"> args)</text:span></text:span></text:p>
          <text:p text:style-name="P140"><text:span text:style-name="def3"><text:span text:style-name="T21">{</text:span></text:span></text:p>
          <text:p text:style-name="P150"><text:span text:style-name="def3"><text:span text:style-name="T111">Car</text:span></text:span><text:span text:style-name="def3"><text:span text:style-name="T21"> c = (</text:span></text:span><text:span text:style-name="def3"><text:span text:style-name="T111">Car</text:span></text:span><text:span text:style-name="def3"><text:span text:style-name="T21">)sender;</text:span></text:span></text:p>
          <text:p text:style-name="P150"><text:span text:style-name="def3"><text:span text:style-name="T87">//args.msg zawiera treść</text:span></text:span></text:p>
          <text:p text:style-name="P140"><text:span text:style-name="def3"><text:span text:style-name="T21">}</text:span></text:span></text:p>
          <text:p text:style-name="P140"><text:span text:style-name="def3"><text:span text:style-name="T60">public</text:span></text:span><text:span text:style-name="def3"><text:span text:style-name="T21"> Form1()</text:span></text:span></text:p>
          <text:p text:style-name="P140"><text:span text:style-name="def3"><text:span text:style-name="T21">{</text:span></text:span></text:p>
          <text:p text:style-name="P150"><text:span text:style-name="def3"><text:span text:style-name="T111">Car</text:span></text:span><text:span text:style-name="def3"><text:span text:style-name="T21"> c = </text:span></text:span><text:span text:style-name="def3"><text:span text:style-name="T60">new</text:span></text:span><text:span text:style-name="def3"><text:span text:style-name="T21"> </text:span></text:span><text:span text:style-name="def3"><text:span text:style-name="T111">Car</text:span></text:span><text:span text:style-name="def3"><text:span text:style-name="T21">()</text:span></text:span></text:p>
          <text:p text:style-name="P150"><text:span text:style-name="def3"><text:span text:style-name="T21">c.del += MyFunct; </text:span></text:span><text:span text:style-name="defZiel">/*</text:span><text:span text:style-name="defZiel"><text:span text:style-name="T158">dopisanie funkcji</text:span></text:span><text:span text:style-name="defZiel">*/</text:span></text:p>
          <text:p text:style-name="P150"><text:span text:style-name="defZiel"/></text:p>
          <text:p text:style-name="P151"><text:span text:style-name="defZiel">/*</text:span><text:span text:style-name="defZiel"><text:span text:style-name="T158">Poniższy kod nie zadziało bo </text:span></text:span><text:span text:style-name="defZiel"><text:span text:style-name="T158">c.del</text:span></text:span><text:span text:style-name="defZiel"><text:span text:style-name="T158"> to EVENT</text:span></text:span><text:span text:style-name="defZiel">*/</text:span></text:p>
          <text:p text:style-name="P150"><text:span text:style-name="defZiel">//c.del(this, new MyEventArgs("text"));</text:span></text:p>
        </text:list-header>
      </text:list>
      <text:p text:style-name="P24"><text:span text:style-name="defZiel"/></text:p>
      <text:p text:style-name="P27"><text:span text:style-name="defZiel">/*</text:span><text:span text:style-name="defZiel"><text:span text:style-name="T158">Wywołanie InnerFunct powoduje „wydarzenie”, które odpala EVENT</text:span></text:span><text:span text:style-name="defZiel">*/</text:span></text:p>
      <text:list xml:id="list41431537" text:continue-numbering="true" text:style-name="L25">
        <text:list-header>
          <text:p text:style-name="P150"><text:span text:style-name="def3"><text:span text:style-name="T21">c.InnerFunct(</text:span></text:span><text:span text:style-name="def3"><text:span text:style-name="T60">this</text:span></text:span><text:span text:style-name="def3"><text:span text:style-name="T21">);</text:span></text:span></text:p>
          <text:p text:style-name="P140"><text:span text:style-name="def3"><text:span text:style-name="T21">}</text:span></text:span></text:p>
          <text:p text:style-name="P140"><text:span text:style-name="def3"><text:span text:style-name="T21"><text:s text:c="8"/></text:span></text:span></text:p>
          <text:p text:style-name="P76"><text:span text:style-name="def3"><text:span text:style-name="T21">}</text:span></text:span></text:p>
        </text:list-header>
        <text:list-item>
          <text:p text:style-name="P81"><text:span text:style-name="def"><text:span text:style-name="T160">Generyczne delegaty w eventach – dzięki nim nie trzeba definiować dla każde</text:span></text:span><text:span text:style-name="def"><text:span text:style-name="T159">j klasy dziedziczącej po </text:span></text:span><text:span text:style-name="def3"><text:span text:style-name="T114">EventArgs</text:span></text:span><text:span text:style-name="def"><text:span text:style-name="T160"> innego del</text:span></text:span><text:span text:style-name="def"><text:span text:style-name="T159">egatu.</text:span></text:span></text:p>
          <text:list>
            <text:list-item>
              <text:p text:style-name="P82"><text:span text:style-name="def"><text:span text:style-name="T160">Zamiast</text:span></text:span></text:p>
              <text:list>
                <text:list-item>
                  <text:p text:style-name="P82"><text:span text:style-name="def3"><text:span text:style-name="T63">public</text:span></text:span><text:span text:style-name="def3"><text:span text:style-name="T24"> </text:span></text:span><text:span text:style-name="def3"><text:span text:style-name="T63">delegate</text:span></text:span><text:span text:style-name="def3"><text:span text:style-name="T24"> </text:span></text:span><text:span text:style-name="def3"><text:span text:style-name="T63">void</text:span></text:span><text:span text:style-name="def3"><text:span text:style-name="T24"> </text:span></text:span><text:span text:style-name="def3"><text:span text:style-name="T113">MyDelegate</text:span></text:span><text:span text:style-name="def3"><text:span text:style-name="T24">(</text:span></text:span><text:span text:style-name="def3"><text:span text:style-name="T63">object</text:span></text:span><text:span text:style-name="def3"><text:span text:style-name="T24"> sender, </text:span></text:span><text:span text:style-name="def3"><text:span text:style-name="T113">MyEventArgs</text:span></text:span><text:span text:style-name="def3"><text:span text:style-name="T24"> args);</text:span></text:span></text:p>
                </text:list-item>
              </text:list>
              <text:p text:style-name="P82"><text:span text:style-name="def"><text:span text:style-name="T160">piszemy</text:span></text:span></text:p>
              <text:list text:continue-numbering="true">
                <text:list-item>
                  <text:p text:style-name="P82"><text:span text:style-name="def3"><text:span text:style-name="T63">public</text:span></text:span><text:span text:style-name="def3"><text:span text:style-name="T21"> </text:span></text:span><text:span text:style-name="def3"><text:span text:style-name="T60">delegate</text:span></text:span><text:span text:style-name="def3"><text:span text:style-name="T21"> </text:span></text:span><text:span text:style-name="def3"><text:span text:style-name="T60">void</text:span></text:span><text:span text:style-name="def3"><text:span text:style-name="T21"> </text:span></text:span><text:span text:style-name="def3"><text:span text:style-name="T111">MyDelegate</text:span></text:span><text:span text:style-name="def3"><text:span text:style-name="T21">&lt;T&gt;(</text:span></text:span><text:span text:style-name="def3"><text:span text:style-name="T60">object</text:span></text:span><text:span text:style-name="def3"><text:span text:style-name="T21"> sender, T args);</text:span></text:span></text:p>
                </text:list-item>
              </text:list>
              <text:p text:style-name="P82"><text:span text:style-name="def"><text:span text:style-name="T160">a w klasie Car</text:span></text:span></text:p>
              <text:p text:style-name="P82"><text:span text:style-name="def"><text:span text:style-name="T160">Zamiast</text:span></text:span></text:p>
              <text:list text:continue-numbering="true">
                <text:list-item>
                  <text:p text:style-name="P82"><text:span text:style-name="def2"><text:span text:style-name="T158">public </text:span></text:span><text:span text:style-name="def2"><text:span text:style-name="T157">event</text:span></text:span><text:span text:style-name="def3"><text:span text:style-name="T23"> </text:span></text:span><text:span text:style-name="def3"><text:span text:style-name="T113">MyDelegate</text:span></text:span><text:span text:style-name="def3"><text:span text:style-name="T24"> del;</text:span></text:span></text:p>
                </text:list-item>
              </text:list>
              <text:p text:style-name="P82"><text:span text:style-name="def"><text:span text:style-name="T160">piszemy</text:span></text:span></text:p>
              <text:list text:continue-numbering="true">
                <text:list-item>
                  <text:p text:style-name="P82"><text:span text:style-name="def2"><text:span text:style-name="T158">public </text:span></text:span><text:span text:style-name="def2"><text:span text:style-name="T157">event</text:span></text:span><text:span text:style-name="def3"><text:span text:style-name="T23"> </text:span></text:span><text:span text:style-name="def3"><text:span text:style-name="T113">MyDelegate</text:span></text:span><text:span text:style-name="def3"><text:span text:style-name="T24">&lt;</text:span></text:span><text:span text:style-name="def3"><text:span text:style-name="T113">MyEventArgs</text:span></text:span><text:span text:style-name="def3"><text:span text:style-name="T24">&gt; del;</text:span></text:span></text:p>
                </text:list-item>
              </text:list>
            </text:list-item>
          </text:list>
        </text:list-item>
        <text:list-item>
          <text:p text:style-name="P83"><text:span text:style-name="def"><text:span text:style-name="T161">Klasy anonimowe – klasy a nie metody, bo delegaty to klasy! Pamiętajmy, że += jest równoznaczne z utworzeniem obiekty i przypisaniem do do instancji delegaty!</text:span></text:span></text:p>
          <text:p text:style-name="P83"><text:span text:style-name="def"><text:span text:style-name="T161">Metody, które dodajemy do obiektu delegaty są rzadko używane w innym miejscu. W takim przypadku można nie tworzyć jawnie funkcji, tylko dopisać jej kod do delegaty, a kompilator sam utworzy ukrytą funkcję.</text:span></text:span></text:p>
          <text:list>
            <text:list-item>
              <text:p text:style-name="P83"><text:span text:style-name="def"><text:span text:style-name="T161">Zamiast</text:span></text:span></text:p>
              <text:list>
                <text:list-item>
                  <text:p text:style-name="P83"><text:span text:style-name="def3"><text:span text:style-name="T25">c.del += MyFunct;</text:span></text:span></text:p>
                </text:list-item>
              </text:list>
            </text:list-item>
            <text:list-item>
              <text:p text:style-name="P83"><text:span text:style-name="def3"><text:span text:style-name="T25">piszemy</text:span></text:span></text:p>
              <text:list>
                <text:list-item>
                  <text:p text:style-name="P83"><text:span text:style-name="def3"><text:span text:style-name="T25">c.del += </text:span></text:span><text:span text:style-name="def3"><text:span text:style-name="T60">delegate</text:span></text:span><text:span text:style-name="def3"><text:span text:style-name="T21">(</text:span></text:span><text:span text:style-name="def3"><text:span text:style-name="T60">object</text:span></text:span><text:span text:style-name="def3"><text:span text:style-name="T21"> sender, </text:span></text:span><text:span text:style-name="def3"><text:span text:style-name="T111">MyEventArgs</text:span></text:span><text:span text:style-name="def3"><text:span text:style-name="T21"> args) { ((</text:span></text:span><text:span text:style-name="def3"><text:span text:style-name="T111">Car</text:span></text:span><text:span text:style-name="def3"><text:span text:style-name="T21">)sender).innerText = args.msg; }; </text:span></text:span><text:span text:style-name="defZiel">/*</text:span><text:span text:style-name="defZiel"><text:span text:style-name="T161">w tym przypadku można usunąć definicję funkcji MyFunct z kodu</text:span></text:span><text:span text:style-name="defZiel">*/</text:span></text:p>
                </text:list-item>
              </text:list>
            </text:list-item>
            <text:list-item>
              <text:p text:style-name="P84"><text:span text:style-name="def"><text:span text:style-name="T162">Metoda anonimowa MA dostęp do zmiennych lokalnych metody w której została zdefini</text:span></text:span><text:span text:style-name="def"><text:span text:style-name="T178">o</text:span></text:span><text:span text:style-name="def"><text:span text:style-name="T162">wana </text:span></text:span><text:span text:style-name="def3"><text:span text:style-name="T25">c.del += …</text:span></text:span></text:p>
            </text:list-item>
            <text:list-item>
              <text:p text:style-name="P84"><text:span text:style-name="def"><text:span text:style-name="T162">Metoda anonimowa NIE MA dostępu do REF i OUT metody w której została zdefiniowana.</text:span></text:span></text:p>
            </text:list-item>
            <text:list-item>
              <text:p text:style-name="P84"><text:span text:style-name="def"><text:span text:style-name="T162">Metoda anonimowa NIE MOŻE mieć zmiennej lokalnej o takiej samej nazwie </text:span></text:span><text:span text:style-name="def"><text:span text:style-name="T163">jak</text:span></text:span><text:span text:style-name="def"><text:span text:style-name="T162"> </text:span></text:span><text:span text:style-name="def"><text:span text:style-name="T163">zmienne</text:span></text:span><text:span text:style-name="def"><text:span text:style-name="T162"> </text:span></text:span><text:span text:style-name="def"><text:span text:style-name="T163">w</text:span></text:span><text:span text:style-name="def"><text:span text:style-name="T162"> metod</text:span></text:span><text:span text:style-name="def"><text:span text:style-name="T163">zie,</text:span></text:span><text:span text:style-name="def"><text:span text:style-name="T162"> w której została zdefiniowana.</text:span></text:span></text:p>
            </text:list-item>
          </text:list>
        </text:list-item>
        <text:list-item>
          <text:p text:style-name="P85"><text:span text:style-name="def"><text:span text:style-name="T164">Wyrażenia lambda to zwięzły sposób pisania delegatów i klas anonimowych</text:span></text:span></text:p>
          <text:list>
            <text:list-item>
              <text:p text:style-name="P85"><text:soft-page-break/><text:span text:style-name="defZiel"><text:span text:style-name="T164">public</text:span></text:span><text:span text:style-name="defZiel"> delegate bool MyDelegate(int x);</text:span></text:p>
              <text:p text:style-name="P85"><text:span text:style-name="def"><text:span text:style-name="T164">Zamiast</text:span></text:span></text:p>
              <text:list>
                <text:list-item>
                  <text:p text:style-name="P86"><text:span text:style-name="def3"><text:span text:style-name="T64">public</text:span></text:span><text:span text:style-name="def3"><text:span text:style-name="T26"> </text:span></text:span><text:span text:style-name="def3"><text:span text:style-name="T64">delegate</text:span></text:span><text:span text:style-name="def3"><text:span text:style-name="T26"> </text:span></text:span><text:span text:style-name="def3"><text:span text:style-name="T64">bool</text:span></text:span><text:span text:style-name="def3"><text:span text:style-name="T26"> </text:span></text:span><text:span text:style-name="def3"><text:span text:style-name="T115">MyDelegate2</text:span></text:span><text:span text:style-name="def3"><text:span text:style-name="T26">(</text:span></text:span><text:span text:style-name="def3"><text:span text:style-name="T64">int</text:span></text:span><text:span text:style-name="def3"><text:span text:style-name="T26"> x, </text:span></text:span><text:span text:style-name="def3"><text:span text:style-name="T64">string</text:span></text:span><text:span text:style-name="def3"><text:span text:style-name="T26"> msg);</text:span></text:span></text:p>
                  <text:p text:style-name="P86"><text:span text:style-name="def3"><text:span text:style-name="T126">MyDelegate</text:span></text:span><text:span text:style-name="def3"><text:span text:style-name="T21"> del = </text:span></text:span><text:span text:style-name="def3"><text:span text:style-name="T60">delegate</text:span></text:span><text:span text:style-name="def3"><text:span text:style-name="T21">(</text:span></text:span><text:span text:style-name="def3"><text:span text:style-name="T60">int</text:span></text:span><text:span text:style-name="def3"><text:span text:style-name="T21"> i) { </text:span></text:span><text:span text:style-name="def3"><text:span text:style-name="T60">return</text:span></text:span><text:span text:style-name="def3"><text:span text:style-name="T21"> i % 2 == 0; };</text:span></text:span></text:p>
                  <text:p text:style-name="P85"><text:span text:style-name="def3"><text:span text:style-name="T21"/></text:span></text:p>
                </text:list-item>
              </text:list>
            </text:list-item>
            <text:list-item>
              <text:p text:style-name="P86"><text:span text:style-name="def"><text:span text:style-name="T164">możemy napisa</text:span></text:span><text:span text:style-name="def"><text:span text:style-name="T165">ć</text:span></text:span></text:p>
              <text:p text:style-name="P86"><text:span text:style-name="defZiel"><text:span text:style-name="T165">/*parametry =&gt; wynik*/</text:span></text:span></text:p>
              <text:p text:style-name="P86"><text:span text:style-name="defZiel"><text:span text:style-name="T165">/*typ i ustalany niejawnie*/</text:span></text:span></text:p>
              <text:p text:style-name="P86"><text:span text:style-name="def3"><text:span text:style-name="T115">MyDelegate1</text:span></text:span><text:span text:style-name="def3"><text:span text:style-name="T21"> del11 = (i =&gt; (i % 2) == 0);</text:span></text:span></text:p>
            </text:list-item>
            <text:list-item>
              <text:p text:style-name="P86"><text:span text:style-name="def"><text:span text:style-name="T165">inne uwagi o budowie</text:span></text:span></text:p>
              <text:p text:style-name="P86"><text:span text:style-name="defZiel"><text:span text:style-name="T165">/*typ i ustalany jawine*/</text:span></text:span></text:p>
              <text:list>
                <text:list-header>
                  <text:p text:style-name="P164"><text:span text:style-name="def3"><text:span text:style-name="T111">MyDelegate1</text:span></text:span><text:span text:style-name="def3"><text:span text:style-name="T21"> del12 = ((</text:span></text:span><text:span text:style-name="def3"><text:span text:style-name="T60">int</text:span></text:span><text:span text:style-name="def3"><text:span text:style-name="T21"> i) =&gt; (i % 2) == 0);</text:span></text:span></text:p>
                </text:list-header>
              </text:list>
              <text:p text:style-name="P86"><text:span text:style-name="defZiel"><text:span text:style-name="T165">/*wynik można objąć w nawiasy dla czytelności*/</text:span></text:span></text:p>
              <text:list text:continue-numbering="true">
                <text:list-header>
                  <text:p text:style-name="P164"><text:span text:style-name="def3"><text:span text:style-name="T116">M</text:span></text:span><text:span text:style-name="def3"><text:span text:style-name="T111">yDelegate1</text:span></text:span><text:span text:style-name="def3"><text:span text:style-name="T21"> del13 = (i =&gt; ((i % 2) == 0));</text:span></text:span></text:p>
                </text:list-header>
              </text:list>
              <text:p text:style-name="P86"><text:span text:style-name="defZiel"><text:span text:style-name="T165">/*wieliczłonowo obliczny wynik*/</text:span></text:span></text:p>
              <text:list text:continue-numbering="true">
                <text:list-header>
                  <text:p text:style-name="P164"><text:span text:style-name="def3"><text:span text:style-name="T111">MyDelegate1</text:span></text:span><text:span text:style-name="def3"><text:span text:style-name="T21"> del14 = (i =&gt; { </text:span></text:span><text:span text:style-name="def3"><text:span text:style-name="T60">string</text:span></text:span><text:span text:style-name="def3"><text:span text:style-name="T21"> s = i.ToString();</text:span></text:span></text:p>
                  <text:p text:style-name="P165"><text:span text:style-name="def3"><text:span text:style-name="T60">if</text:span></text:span><text:span text:style-name="def3"><text:span text:style-name="T21"> (s.Length &gt; 3)</text:span></text:span></text:p>
                  <text:p text:style-name="P165"><text:span text:style-name="def3"><text:span text:style-name="T21">{</text:span></text:span></text:p>
                  <text:p text:style-name="P166"><text:span text:style-name="def3"><text:span text:style-name="T60">return</text:span></text:span><text:span text:style-name="def3"><text:span text:style-name="T21"> </text:span></text:span><text:span text:style-name="def3"><text:span text:style-name="T60">true</text:span></text:span><text:span text:style-name="def3"><text:span text:style-name="T21">;</text:span></text:span></text:p>
                  <text:p text:style-name="P165"><text:span text:style-name="def3"><text:span text:style-name="T21">}</text:span></text:span></text:p>
                  <text:p text:style-name="P165"><text:span text:style-name="def3"><text:span text:style-name="T60">else</text:span></text:span></text:p>
                  <text:p text:style-name="P165"><text:span text:style-name="def3"><text:span text:style-name="T21">{</text:span></text:span></text:p>
                  <text:p text:style-name="P166"><text:span text:style-name="def3"><text:span text:style-name="T60">return</text:span></text:span><text:span text:style-name="def3"><text:span text:style-name="T21"> </text:span></text:span><text:span text:style-name="def3"><text:span text:style-name="T60">false</text:span></text:span><text:span text:style-name="def3"><text:span text:style-name="T21">;</text:span></text:span></text:p>
                  <text:p text:style-name="P165"><text:span text:style-name="def3"><text:span text:style-name="T21">}</text:span></text:span></text:p>
                  <text:p text:style-name="P167"><text:span text:style-name="def3"><text:span text:style-name="T21">});</text:span></text:span></text:p>
                </text:list-header>
              </text:list>
              <text:p text:style-name="P42"><text:span text:style-name="defZiel"><text:span text:style-name="T165">/*wiele parametrów – KONIECZNIE w nawiasy*/</text:span></text:span></text:p>
              <text:list text:continue-numbering="true">
                <text:list-header>
                  <text:p text:style-name="P164"><text:span text:style-name="def3"><text:span text:style-name="T111">MyDelegate2</text:span></text:span><text:span text:style-name="def3"><text:span text:style-name="T21"> del21 = ((i,s) =&gt; ((i % 2) == 0));</text:span></text:span></text:p>
                </text:list-header>
              </text:list>
              <text:p text:style-name="P42"><text:span text:style-name="defZiel"><text:span text:style-name="T165">/*wiele parametrów z jawnie ustalonymi typami – KONIECZNIE w nawiasy*/</text:span></text:span></text:p>
              <text:list text:continue-numbering="true">
                <text:list-header>
                  <text:p text:style-name="P164"><text:span text:style-name="def3"><text:span text:style-name="T111">MyDelegate2</text:span></text:span><text:span text:style-name="def3"><text:span text:style-name="T21"> del22 = ((</text:span></text:span><text:span text:style-name="def3"><text:span text:style-name="T60">int</text:span></text:span><text:span text:style-name="def3"><text:span text:style-name="T21"> i, </text:span></text:span><text:span text:style-name="def3"><text:span text:style-name="T60">string</text:span></text:span><text:span text:style-name="def3"><text:span text:style-name="T21"> s) =&gt; ((i % 2) == 0));</text:span></text:span></text:p>
                </text:list-header>
              </text:list>
              <text:p text:style-name="P87"><text:span text:style-name="defZiel"><text:span text:style-name="T165">/*</text:span></text:span><text:span text:style-name="defZiel"><text:span text:style-name="T166">delegat BEZ parametrów</text:span></text:span><text:span text:style-name="defZiel"><text:span text:style-name="T165">*/</text:span></text:span></text:p>
              <text:p text:style-name="P87"><text:span text:style-name="def3"><text:span text:style-name="T111">MyDelegate</text:span></text:span><text:span text:style-name="def3"><text:span text:style-name="T117">3</text:span></text:span><text:span text:style-name="def3"><text:span text:style-name="T111"> </text:span></text:span><text:span text:style-name="def3"><text:span text:style-name="T21">del</text:span></text:span><text:span text:style-name="def3"><text:span text:style-name="T27">31</text:span></text:span><text:span text:style-name="def3"><text:span text:style-name="T21"> = (() =&gt; ((i % 2) == 0));</text:span></text:span></text:p>
            </text:list-item>
            <text:list-item>
              <text:p text:style-name="P87"><text:span text:style-name="def"><text:span text:style-name="T166">Oczywiście można napisać zarówno</text:span></text:span></text:p>
              <text:list>
                <text:list-item>
                  <text:p text:style-name="P87"><text:span text:style-name="def3"><text:span text:style-name="T115">MyDelegate1</text:span></text:span><text:span text:style-name="def3"><text:span text:style-name="T27"> del11 = (i =&gt; (i % 2) == 0);</text:span></text:span></text:p>
                </text:list-item>
              </text:list>
            </text:list-item>
          </text:list>
        </text:list-item>
      </text:list>
      <text:p text:style-name="P28"><text:span text:style-name="def3"><text:span text:style-name="T27">jak i </text:span></text:span></text:p>
      <text:list xml:id="list6560283613006127872" text:style-name="L26">
        <text:list-item>
          <text:list>
            <text:list-item>
              <text:list>
                <text:list-item>
                  <text:p text:style-name="P89"><text:span text:style-name="def3"><text:span text:style-name="T115">MyDelegate1</text:span></text:span><text:span text:style-name="def3"><text:span text:style-name="T27"> del11 += (i =&gt; (i % 2) == 0);</text:span></text:span></text:p>
                </text:list-item>
              </text:list>
            </text:list-item>
          </text:list>
        </text:list-item>
      </text:list>
      <text:list xml:id="list41438615" text:continue-list="list41431537" text:style-name="L25">
        <text:list-item>
          <text:list>
            <text:list-item>
              <text:p text:style-name="P87"><text:span text:style-name="def"><text:span text:style-name="T166">Delegatów dodanych wyrażeniami lambda nie można usunąć.</text:span></text:span></text:p>
            </text:list-item>
            <text:list-item>
              <text:p text:style-name="P88"><text:span text:style-name="def"><text:span text:style-name="T171">Lambda obsługują argumenty niestandardowych zdarzeń</text:span></text:span></text:p>
              <text:p text:style-name="P88"><text:span text:style-name="def3"><text:span text:style-name="T44">c.del += ((sender, args) =&gt; </text:span></text:span><text:span text:style-name="def3"><text:span text:style-name="T21">{</text:span></text:span><text:span text:style-name="def3"><text:span text:style-name="T87">/*użyj sender i args.msg.*/</text:span></text:span><text:span text:style-name="def3"><text:span text:style-name="T21">};</text:span></text:span></text:p>
              <text:p text:style-name="P88"/>
            </text:list-item>
          </text:list>
        </text:list-item>
      </text:list>
      <text:p text:style-name="P10"><text:span text:style-name="def"><text:span text:style-name="T5">Metody indeksatora</text:span></text:span></text:p>
      <text:p text:style-name="P10"><text:span text:style-name="def"><text:span text:style-name="T171">Jak pokazywać podelementy klasy przy pomocy składni tablicy</text:span></text:span><text:span text:style-name="def2"><text:span text:style-name="T171"> tab[]</text:span></text:span><text:span text:style-name="def3"><text:span text:style-name="T171">. </text:span></text:span><text:span text:style-name="def"><text:span text:style-name="T171">Działanie trochę podobne do Enumeratorów, ale te chodziły po wszystkich elementach po kolei, a tu mamy dostęp do elementu o wybranym indeksie. Osiągamy to przy pomocy składni </text:span></text:span></text:p>
      <text:list xml:id="list3187253181121430963" text:style-name="L27">
        <text:list-item>
          <text:p text:style-name="P91"><text:span text:style-name="def3"><text:span text:style-name="T55">publi</text:span></text:span><text:span text:style-name="def3"><text:span text:style-name="T55">c</text:span></text:span><text:span text:style-name="def3"><text:span text:style-name="T21"> </text:span></text:span><text:span text:style-name="def3"><text:span text:style-name="T60">class</text:span></text:span><text:span text:style-name="def3"><text:span text:style-name="T21"> </text:span></text:span><text:span text:style-name="def3"><text:span text:style-name="T111">People</text:span></text:span><text:span text:style-name="def3"><text:span text:style-name="T21">{</text:span></text:span></text:p>
          <text:p text:style-name="P142"><text:span text:style-name="def3"><text:span text:style-name="T60">private</text:span></text:span><text:span text:style-name="def3"><text:span text:style-name="T21"> </text:span></text:span><text:span text:style-name="def3"><text:span text:style-name="T111">ArrayList</text:span></text:span><text:span text:style-name="def3"><text:span text:style-name="T21"> peopleArray = </text:span></text:span><text:span text:style-name="def3"><text:span text:style-name="T60">new</text:span></text:span><text:span text:style-name="def3"><text:span text:style-name="T21"> </text:span></text:span><text:span text:style-name="def3"><text:span text:style-name="T111">ArrayList</text:span></text:span><text:span text:style-name="def3"><text:span text:style-name="T21">();</text:span></text:span></text:p>
          <text:p text:style-name="P143"><text:span text:style-name="def3"><text:span text:style-name="T60">public</text:span></text:span><text:span text:style-name="def3"><text:span text:style-name="T21"> </text:span></text:span><text:span text:style-name="def3"><text:span text:style-name="T111">Person</text:span></text:span><text:span text:style-name="def3"><text:span text:style-name="T21"> </text:span></text:span><text:span text:style-name="def3"><text:span text:style-name="T60">this</text:span></text:span><text:span text:style-name="def3"><text:span text:style-name="T21">[</text:span></text:span><text:span text:style-name="def3"><text:span text:style-name="T60">int</text:span></text:span><text:span text:style-name="def3"><text:span text:style-name="T21"> idx]</text:span></text:span></text:p>
          <text:p text:style-name="P143"><text:span text:style-name="def3"><text:span text:style-name="T21">{</text:span></text:span></text:p>
          <text:p text:style-name="P152"><text:span text:style-name="def3"><text:span text:style-name="T60">get</text:span></text:span><text:span text:style-name="def3"><text:span text:style-name="T21">{</text:span></text:span><text:span text:style-name="def3"><text:span text:style-name="T60">return</text:span></text:span><text:span text:style-name="def3"><text:span text:style-name="T21"> (</text:span></text:span><text:span text:style-name="def3"><text:span text:style-name="T111">Person</text:span></text:span><text:span text:style-name="def3"><text:span text:style-name="T21">)peopleArray[idx];}</text:span></text:span></text:p>
          <text:p text:style-name="P152"><text:span text:style-name="def3"><text:span text:style-name="T60">set</text:span></text:span><text:span text:style-name="def3"><text:span text:style-name="T21">{peopleArray.Insert(idx, </text:span></text:span><text:span text:style-name="def3"><text:span text:style-name="T60">value</text:span></text:span><text:span text:style-name="def3"><text:span text:style-name="T21">);}</text:span></text:span></text:p>
          <text:p text:style-name="P142"><text:span text:style-name="def3"><text:span text:style-name="T21">}</text:span></text:span></text:p>
          <text:p text:style-name="P90"><text:span text:style-name="def3"><text:span text:style-name="T21">}</text:span></text:span></text:p>
        </text:list-item>
      </text:list>
      <text:p text:style-name="P2"><text:span text:style-name="def3"><text:span text:style-name="T21">...</text:span></text:span></text:p>
      <text:list xml:id="list41427021" text:continue-numbering="true" text:style-name="L27">
        <text:list-header>
          <text:p text:style-name="P90"><text:span text:style-name="def3"><text:span text:style-name="T111">People</text:span></text:span><text:span text:style-name="def3"><text:span text:style-name="T21"> </text:span></text:span><text:span text:style-name="def3"><text:span text:style-name="T28">pl</text:span></text:span><text:span text:style-name="def3"><text:span text:style-name="T21"> = </text:span></text:span><text:span text:style-name="def3"><text:span text:style-name="T60">new</text:span></text:span><text:span text:style-name="def3"><text:span text:style-name="T21"> </text:span></text:span><text:span text:style-name="def3"><text:span text:style-name="T111">People</text:span></text:span><text:span text:style-name="def3"><text:span text:style-name="T21">();</text:span></text:span></text:p>
          <text:p text:style-name="P92"><text:span text:style-name="def3"><text:span text:style-name="T45">pl</text:span></text:span><text:span text:style-name="def3"><text:span text:style-name="T44">[0] = </text:span></text:span><text:span text:style-name="def3"><text:span text:style-name="T65">new</text:span></text:span><text:span text:style-name="def3"><text:span text:style-name="T29"> </text:span></text:span><text:span text:style-name="def3"><text:span text:style-name="T118">Pe</text:span></text:span><text:span text:style-name="def3"><text:span text:style-name="T119">rson</text:span></text:span><text:span text:style-name="def3"><text:span text:style-name="T29">()</text:span></text:span><text:span text:style-name="def3"><text:span text:style-name="T44">;</text:span></text:span></text:p>
          <text:p text:style-name="P90"><text:span text:style-name="def3"><text:span text:style-name="T111">Person</text:span></text:span><text:span text:style-name="def3"><text:span text:style-name="T21"> </text:span></text:span><text:span text:style-name="def3"><text:span text:style-name="T28">p</text:span></text:span><text:span text:style-name="def3"><text:span text:style-name="T21"> = </text:span></text:span><text:span text:style-name="def3"><text:span text:style-name="T28">pl</text:span></text:span><text:span text:style-name="def3"><text:span text:style-name="T21">[0];</text:span></text:span></text:p>
          <text:p text:style-name="P91"/>
        </text:list-header>
        <text:list-item>
          <text:p text:style-name="P93"><text:span text:style-name="def"><text:span text:style-name="T172">typy generyczne dają nam takie właściwości od ręki</text:span></text:span></text:p>
          <text:p text:style-name="P93"><text:span text:style-name="def3"><text:span text:style-name="T66">private</text:span></text:span><text:span text:style-name="def3"><text:span text:style-name="T21"> </text:span></text:span><text:span text:style-name="def3"><text:span text:style-name="T111">List</text:span></text:span><text:span text:style-name="def3"><text:span text:style-name="T21">&lt;</text:span></text:span><text:span text:style-name="def3"><text:span text:style-name="T111">Person</text:span></text:span><text:span text:style-name="def3"><text:span text:style-name="T21">&gt; peopleArray = </text:span></text:span><text:span text:style-name="def3"><text:span text:style-name="T60">new</text:span></text:span><text:span text:style-name="def3"><text:span text:style-name="T21"> </text:span></text:span><text:span text:style-name="def3"><text:span text:style-name="T111">List</text:span></text:span><text:span text:style-name="def3"><text:span text:style-name="T21">&lt;</text:span></text:span><text:span text:style-name="def3"><text:span text:style-name="T111">Person</text:span></text:span><text:span text:style-name="def3"><text:span text:style-name="T21">&gt;();</text:span></text:span></text:p>
          <text:p text:style-name="P90"><text:span text:style-name="def3"><text:span text:style-name="T21">peopleArray.Add(</text:span></text:span><text:span text:style-name="def3"><text:span text:style-name="T60">new</text:span></text:span><text:span text:style-name="def3"><text:span text:style-name="T21"> </text:span></text:span><text:span text:style-name="def3"><text:span text:style-name="T111">Person</text:span></text:span><text:span text:style-name="def3"><text:span text:style-name="T21">());</text:span></text:span></text:p>
          <text:p text:style-name="P90"><text:span text:style-name="def3"><text:span text:style-name="T111">Person</text:span></text:span><text:span text:style-name="def3"><text:span text:style-name="T21"> t = peopleArray[0];</text:span></text:span></text:p>
        </text:list-item>
        <text:list-item>
          <text:p text:style-name="P93"><text:soft-page-break/><text:span text:style-name="def3"><text:span text:style-name="T30">indeksować można także po stringach, </text:span></text:span><text:span text:style-name="def3"><text:span text:style-name="T31">ale jest chyba tylko wer</text:span></text:span><text:span text:style-name="def3"><text:span text:style-name="T32">s</text:span></text:span><text:span text:style-name="def3"><text:span text:style-name="T31">ja na generykach. </text:span></text:span><text:span text:style-name="def3"><text:span text:style-name="T32">Dla niegenerycznych chyba należało by użyć Hashtable.</text:span></text:span></text:p>
          <text:p text:style-name="P90"><text:span text:style-name="def3"><text:span text:style-name="T66">private</text:span></text:span><text:span text:style-name="def3"><text:span text:style-name="T21"> </text:span></text:span><text:span text:style-name="def3"><text:span text:style-name="T111">Dictionary</text:span></text:span><text:span text:style-name="def3"><text:span text:style-name="T21">&lt;</text:span></text:span><text:span text:style-name="def3"><text:span text:style-name="T60">string</text:span></text:span><text:span text:style-name="def3"><text:span text:style-name="T21">, </text:span></text:span><text:span text:style-name="def3"><text:span text:style-name="T111">Person</text:span></text:span><text:span text:style-name="def3"><text:span text:style-name="T21">&gt; people</text:span></text:span><text:span text:style-name="def3"><text:span text:style-name="T30">Dict</text:span></text:span><text:span text:style-name="def3"><text:span text:style-name="T21"> = </text:span></text:span><text:span text:style-name="def3"><text:span text:style-name="T60">new</text:span></text:span><text:span text:style-name="def3"><text:span text:style-name="T21"> </text:span></text:span><text:span text:style-name="def3"><text:span text:style-name="T111">Dictionary</text:span></text:span><text:span text:style-name="def3"><text:span text:style-name="T21">&lt;</text:span></text:span><text:span text:style-name="def3"><text:span text:style-name="T60">string</text:span></text:span><text:span text:style-name="def3"><text:span text:style-name="T21">, </text:span></text:span><text:span text:style-name="def3"><text:span text:style-name="T111">Person</text:span></text:span><text:span text:style-name="def3"><text:span text:style-name="T21">&gt;();</text:span></text:span></text:p>
          <text:p text:style-name="P90"><text:span text:style-name="def3"><text:span text:style-name="T21">...</text:span></text:span></text:p>
          <text:p text:style-name="P93"><text:span text:style-name="def3"><text:span text:style-name="T21">people</text:span></text:span><text:span text:style-name="def3"><text:span text:style-name="T30">Dict</text:span></text:span><text:span text:style-name="def3"><text:span text:style-name="T21">.Add(</text:span></text:span><text:span text:style-name="def3"><text:span text:style-name="T95">"</text:span></text:span><text:span text:style-name="def3"><text:span text:style-name="T96">Igor</text:span></text:span><text:span text:style-name="def3"><text:span text:style-name="T95">"</text:span></text:span><text:span text:style-name="def3"><text:span text:style-name="T21">, </text:span></text:span><text:span text:style-name="def3"><text:span text:style-name="T60">new</text:span></text:span><text:span text:style-name="def3"><text:span text:style-name="T21"> </text:span></text:span><text:span text:style-name="def3"><text:span text:style-name="T111">Person</text:span></text:span><text:span text:style-name="def3"><text:span text:style-name="T21">());</text:span></text:span></text:p>
          <text:p text:style-name="P93"><text:span text:style-name="def3"><text:span text:style-name="T111">Person</text:span></text:span><text:span text:style-name="def3"><text:span text:style-name="T21"> t = people</text:span></text:span><text:span text:style-name="def3"><text:span text:style-name="T30">Dict</text:span></text:span><text:span text:style-name="def3"><text:span text:style-name="T21">[</text:span></text:span><text:span text:style-name="def3"><text:span text:style-name="T95">"</text:span></text:span><text:span text:style-name="def3"><text:span text:style-name="T96">Igor</text:span></text:span><text:span text:style-name="def3"><text:span text:style-name="T95">"</text:span></text:span><text:span text:style-name="def3"><text:span text:style-name="T21">];</text:span></text:span></text:p>
          <text:p text:style-name="P93"><text:span text:style-name="def3"><text:span text:style-name="T21"/></text:span></text:p>
        </text:list-item>
        <text:list-item>
          <text:p text:style-name="P94"><text:span text:style-name="def"><text:span text:style-name="T173">indeksatory wielu wymiarów</text:span></text:span></text:p>
          <text:p text:style-name="P94"><text:span text:style-name="def3"><text:span text:style-name="T67">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People</text:span></text:span><text:span text:style-name="def3"><text:span text:style-name="T21">{</text:span></text:span></text:p>
          <text:p text:style-name="P142"><text:span text:style-name="def3"><text:span text:style-name="T60">private</text:span></text:span><text:span text:style-name="def3"><text:span text:style-name="T21"> </text:span></text:span><text:span text:style-name="def3"><text:span text:style-name="T111">Person</text:span></text:span><text:span text:style-name="def3"><text:span text:style-name="T21">[,] peopleArray = </text:span></text:span><text:span text:style-name="def3"><text:span text:style-name="T60">new</text:span></text:span><text:span text:style-name="def3"><text:span text:style-name="T21"> </text:span></text:span><text:span text:style-name="def3"><text:span text:style-name="T111">Person</text:span></text:span><text:span text:style-name="def3"><text:span text:style-name="T21">[10,10];</text:span></text:span></text:p>
          <text:p text:style-name="P142"><text:span text:style-name="def3"><text:span text:style-name="T60">public</text:span></text:span><text:span text:style-name="def3"><text:span text:style-name="T21"> </text:span></text:span><text:span text:style-name="def3"><text:span text:style-name="T111">Person</text:span></text:span><text:span text:style-name="def3"><text:span text:style-name="T21"> </text:span></text:span><text:span text:style-name="def3"><text:span text:style-name="T60">this</text:span></text:span><text:span text:style-name="def3"><text:span text:style-name="T21">[</text:span></text:span><text:span text:style-name="def3"><text:span text:style-name="T60">int</text:span></text:span><text:span text:style-name="def3"><text:span text:style-name="T21"> x, </text:span></text:span><text:span text:style-name="def3"><text:span text:style-name="T60">int</text:span></text:span><text:span text:style-name="def3"><text:span text:style-name="T21"> y]</text:span></text:span></text:p>
          <text:p text:style-name="P142"><text:span text:style-name="def3"><text:span text:style-name="T21">{</text:span></text:span></text:p>
          <text:p text:style-name="P142"><text:span text:style-name="def3"><text:span text:style-name="T21"><text:s text:c="4"/></text:span></text:span><text:span text:style-name="def3"><text:span text:style-name="T60">get</text:span></text:span><text:span text:style-name="def3"><text:span text:style-name="T21"> { </text:span></text:span><text:span text:style-name="def3"><text:span text:style-name="T60">return</text:span></text:span><text:span text:style-name="def3"><text:span text:style-name="T21"> (</text:span></text:span><text:span text:style-name="def3"><text:span text:style-name="T111">Person</text:span></text:span><text:span text:style-name="def3"><text:span text:style-name="T21">)peopleArray[x,y]; }</text:span></text:span></text:p>
          <text:p text:style-name="P142"><text:span text:style-name="def3"><text:span text:style-name="T21"><text:s text:c="4"/></text:span></text:span><text:span text:style-name="def3"><text:span text:style-name="T60">set</text:span></text:span><text:span text:style-name="def3"><text:span text:style-name="T21"> { peopleArray[x, y] = </text:span></text:span><text:span text:style-name="def3"><text:span text:style-name="T60">value</text:span></text:span><text:span text:style-name="def3"><text:span text:style-name="T21">; }</text:span></text:span></text:p>
          <text:p text:style-name="P142"><text:span text:style-name="def3"><text:span text:style-name="T21">}</text:span></text:span></text:p>
          <text:p text:style-name="P90"><text:span text:style-name="def3"><text:span text:style-name="T21">}</text:span></text:span></text:p>
          <text:p text:style-name="P90"><text:span text:style-name="def3"><text:span text:style-name="T21">...</text:span></text:span></text:p>
          <text:p text:style-name="P95"><text:span text:style-name="def3"><text:span text:style-name="T21">pl[1,1] = </text:span></text:span><text:span text:style-name="def3"><text:span text:style-name="T60">new</text:span></text:span><text:span text:style-name="def3"><text:span text:style-name="T21"> </text:span></text:span><text:span text:style-name="def3"><text:span text:style-name="T111">Person</text:span></text:span><text:span text:style-name="def3"><text:span text:style-name="T21">();</text:span></text:span></text:p>
          <text:p text:style-name="P95"><text:span text:style-name="def3"><text:span text:style-name="T21"/></text:span></text:p>
        </text:list-item>
        <text:list-item>
          <text:p text:style-name="P95"><text:span text:style-name="def"><text:span text:style-name="T174">Przeciążanie metod indeksatora</text:span></text:span></text:p>
          <text:p text:style-name="P95"><text:span text:style-name="def3"><text:span text:style-name="T68">public</text:span></text:span><text:span text:style-name="def3"><text:span text:style-name="T21"> </text:span></text:span><text:span text:style-name="def3"><text:span text:style-name="T111">Person</text:span></text:span><text:span text:style-name="def3"><text:span text:style-name="T21"> </text:span></text:span><text:span text:style-name="def3"><text:span text:style-name="T60">this</text:span></text:span><text:span text:style-name="def3"><text:span text:style-name="T21">[</text:span></text:span><text:span text:style-name="def3"><text:span text:style-name="T60">string</text:span></text:span><text:span text:style-name="def3"><text:span text:style-name="T21"> key]</text:span></text:span></text:p>
          <text:p text:style-name="P90"><text:span text:style-name="def3"><text:span text:style-name="T21">{</text:span></text:span></text:p>
          <text:p text:style-name="P162"><text:span text:style-name="def3"><text:span text:style-name="T21"><text:s text:c="4"/></text:span></text:span><text:span text:style-name="def3"><text:span text:style-name="T60">get</text:span></text:span><text:span text:style-name="def3"><text:span text:style-name="T21"> { </text:span></text:span><text:span text:style-name="def3"><text:span text:style-name="T60">return</text:span></text:span><text:span text:style-name="def3"><text:span text:style-name="T21"> (</text:span></text:span><text:span text:style-name="def3"><text:span text:style-name="T111">Person</text:span></text:span><text:span text:style-name="def3"><text:span text:style-name="T21">)peopleArray[</text:span></text:span><text:span text:style-name="def3"><text:span text:style-name="T111">Int32</text:span></text:span><text:span text:style-name="def3"><text:span text:style-name="T21">.Parse(key), 1]; }</text:span></text:span></text:p>
          <text:p text:style-name="P95"><text:span text:style-name="def3"><text:span text:style-name="T21"><text:s text:c="4"/></text:span></text:span><text:span text:style-name="def3"><text:span text:style-name="T60">set</text:span></text:span><text:span text:style-name="def3"><text:span text:style-name="T21"> { peopleArray[</text:span></text:span><text:span text:style-name="def3"><text:span text:style-name="T111">Int32</text:span></text:span><text:span text:style-name="def3"><text:span text:style-name="T21">.Parse(key), 1] = </text:span></text:span><text:span text:style-name="def3"><text:span text:style-name="T60">value</text:span></text:span><text:span text:style-name="def3"><text:span text:style-name="T21">; }</text:span></text:span></text:p>
          <text:p text:style-name="P90"><text:span text:style-name="def3"><text:span text:style-name="T21">}</text:span></text:span></text:p>
          <text:p text:style-name="P43"><text:span text:style-name="def3"/></text:p>
          <text:p text:style-name="P90"><text:span text:style-name="def3"><text:span text:style-name="T60">public</text:span></text:span><text:span text:style-name="def3"><text:span text:style-name="T21"> </text:span></text:span><text:span text:style-name="def3"><text:span text:style-name="T111">Person</text:span></text:span><text:span text:style-name="def3"><text:span text:style-name="T21"> </text:span></text:span><text:span text:style-name="def3"><text:span text:style-name="T60">this</text:span></text:span><text:span text:style-name="def3"><text:span text:style-name="T21">[</text:span></text:span><text:span text:style-name="def3"><text:span text:style-name="T60">int</text:span></text:span><text:span text:style-name="def3"><text:span text:style-name="T21"> x]</text:span></text:span></text:p>
          <text:p text:style-name="P90"><text:span text:style-name="def3"><text:span text:style-name="T21">{</text:span></text:span></text:p>
          <text:p text:style-name="P90"><text:span text:style-name="def3"><text:span text:style-name="T21"><text:s text:c="4"/></text:span></text:span><text:span text:style-name="def3"><text:span text:style-name="T60">get</text:span></text:span><text:span text:style-name="def3"><text:span text:style-name="T21"> { </text:span></text:span><text:span text:style-name="def3"><text:span text:style-name="T60">return</text:span></text:span><text:span text:style-name="def3"><text:span text:style-name="T21"> (</text:span></text:span><text:span text:style-name="def3"><text:span text:style-name="T111">Person</text:span></text:span><text:span text:style-name="def3"><text:span text:style-name="T21">)peopleArray[x, 1]; }</text:span></text:span></text:p>
          <text:p text:style-name="P90"><text:span text:style-name="def3"><text:span text:style-name="T21"><text:s text:c="4"/></text:span></text:span><text:span text:style-name="def3"><text:span text:style-name="T60">set</text:span></text:span><text:span text:style-name="def3"><text:span text:style-name="T21"> { peopleArray[x, 1] = </text:span></text:span><text:span text:style-name="def3"><text:span text:style-name="T60">value</text:span></text:span><text:span text:style-name="def3"><text:span text:style-name="T21">; }</text:span></text:span></text:p>
          <text:p text:style-name="P90"><text:span text:style-name="def3"><text:span text:style-name="T21">}</text:span></text:span></text:p>
          <text:p text:style-name="P43"><text:span text:style-name="def3"/></text:p>
          <text:p text:style-name="P90"><text:span text:style-name="def3"><text:span text:style-name="T60">public</text:span></text:span><text:span text:style-name="def3"><text:span text:style-name="T21"> </text:span></text:span><text:span text:style-name="def3"><text:span text:style-name="T111">Person</text:span></text:span><text:span text:style-name="def3"><text:span text:style-name="T21"> </text:span></text:span><text:span text:style-name="def3"><text:span text:style-name="T60">this</text:span></text:span><text:span text:style-name="def3"><text:span text:style-name="T21">[</text:span></text:span><text:span text:style-name="def3"><text:span text:style-name="T60">int</text:span></text:span><text:span text:style-name="def3"><text:span text:style-name="T21"> x, </text:span></text:span><text:span text:style-name="def3"><text:span text:style-name="T60">int</text:span></text:span><text:span text:style-name="def3"><text:span text:style-name="T21"> y]</text:span></text:span></text:p>
          <text:p text:style-name="P90"><text:span text:style-name="def3"><text:span text:style-name="T21">{</text:span></text:span></text:p>
          <text:p text:style-name="P90"><text:span text:style-name="def3"><text:span text:style-name="T21"><text:s text:c="4"/></text:span></text:span><text:span text:style-name="def3"><text:span text:style-name="T60">get</text:span></text:span><text:span text:style-name="def3"><text:span text:style-name="T21"> { </text:span></text:span><text:span text:style-name="def3"><text:span text:style-name="T60">return</text:span></text:span><text:span text:style-name="def3"><text:span text:style-name="T21"> (</text:span></text:span><text:span text:style-name="def3"><text:span text:style-name="T111">Person</text:span></text:span><text:span text:style-name="def3"><text:span text:style-name="T21">)peopleArray[x,y]; }</text:span></text:span></text:p>
          <text:p text:style-name="P90"><text:span text:style-name="def3"><text:span text:style-name="T21"><text:s text:c="4"/></text:span></text:span><text:span text:style-name="def3"><text:span text:style-name="T60">set</text:span></text:span><text:span text:style-name="def3"><text:span text:style-name="T21"> { peopleArray[x, y] = </text:span></text:span><text:span text:style-name="def3"><text:span text:style-name="T60">value</text:span></text:span><text:span text:style-name="def3"><text:span text:style-name="T21">; }</text:span></text:span></text:p>
          <text:p text:style-name="P90"><text:span text:style-name="def3"><text:span text:style-name="T21">}</text:span></text:span></text:p>
        </text:list-item>
      </text:list>
      <text:p text:style-name="Standard"><text:span text:style-name="def3"><text:span text:style-name="T33"/></text:span></text:p>
      <text:p text:style-name="P11"><text:span text:style-name="def"><text:span text:style-name="T4">Przeciążanie op</text:span></text:span><text:span text:style-name="def"><text:span text:style-name="T3">e</text:span></text:span><text:span text:style-name="def"><text:span text:style-name="T4">ratorów</text:span></text:span></text:p>
      <text:list xml:id="list1632161259219909686" text:style-name="L28">
        <text:list-item>
          <text:p text:style-name="P97"><text:span text:style-name="def"><text:span text:style-name="T175">Można przeciążyć właściwie każdy operator poza []() i skrótowcami += etc, ale te ostatnie są automatycznie przeciążane po przeciążeniu ich składowych</text:span></text:span></text:p>
        </text:list-item>
        <text:list-item>
          <text:p text:style-name="P97"><text:span text:style-name="def"><text:span text:style-name="T175">Zastosowanie? Mogą np. służyć do dodawania obiektów z liczbowymi właściwościami, np. </text:span></text:span><text:span text:style-name="def2"><text:span text:style-name="T175">Point</text:span></text:span><text:span text:style-name="def"><text:span text:style-name="T175">. Można w ten sposób dodawać różne obiekty ,ale nie zawsze ma to sens np. dla klasy </text:span></text:span><text:span text:style-name="def2"><text:span text:style-name="T175">Person</text:span></text:span><text:span text:style-name="def"><text:span text:style-name="T175">.</text:span></text:span></text:p>
          <text:p text:style-name="P97"><text:span text:style-name="def3"><text:span text:style-name="T56">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Point</text:span></text:span><text:span text:style-name="def3"><text:span text:style-name="T21">{</text:span></text:span></text:p>
          <text:p text:style-name="P96"><text:span text:style-name="def3"><text:span text:style-name="T21"><text:s text:c="4"/></text:span></text:span><text:span text:style-name="def3"><text:span text:style-name="T60">public</text:span></text:span><text:span text:style-name="def3"><text:span text:style-name="T21"> </text:span></text:span><text:span text:style-name="def3"><text:span text:style-name="T60">int</text:span></text:span><text:span text:style-name="def3"><text:span text:style-name="T21"> x;</text:span></text:span></text:p>
          <text:p text:style-name="P96"><text:span text:style-name="def3"><text:span text:style-name="T21"><text:s text:c="4"/></text:span></text:span><text:span text:style-name="def3"><text:span text:style-name="T60">public</text:span></text:span><text:span text:style-name="def3"><text:span text:style-name="T21"> </text:span></text:span><text:span text:style-name="def3"><text:span text:style-name="T60">int</text:span></text:span><text:span text:style-name="def3"><text:span text:style-name="T21"> y;</text:span></text:span></text:p>
          <text:p text:style-name="P96"><text:span text:style-name="def3"><text:span text:style-name="T21"><text:s text:c="4"/></text:span></text:span><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111">Point</text:span></text:span><text:span text:style-name="def3"><text:span text:style-name="T21"> </text:span></text:span><text:span text:style-name="def3"><text:span text:style-name="T60">operator</text:span></text:span><text:span text:style-name="def3"><text:span text:style-name="T21"> +(</text:span></text:span><text:span text:style-name="def3"><text:span text:style-name="T111">Point</text:span></text:span><text:span text:style-name="def3"><text:span text:style-name="T21"> p1, </text:span></text:span><text:span text:style-name="def3"><text:span text:style-name="T111">Point</text:span></text:span><text:span text:style-name="def3"><text:span text:style-name="T21"> p2)</text:span></text:span></text:p>
          <text:p text:style-name="P96"><text:span text:style-name="def3"><text:span text:style-name="T21"><text:s text:c="4"/>{</text:span></text:span></text:p>
          <text:p text:style-name="P96"><text:span text:style-name="def3"><text:span text:style-name="T21"><text:s text:c="8"/></text:span></text:span><text:span text:style-name="def3"><text:span text:style-name="T60">return</text:span></text:span><text:span text:style-name="def3"><text:span text:style-name="T21"> </text:span></text:span><text:span text:style-name="def3"><text:span text:style-name="T60">new</text:span></text:span><text:span text:style-name="def3"><text:span text:style-name="T21"> </text:span></text:span><text:span text:style-name="def3"><text:span text:style-name="T111">Point</text:span></text:span><text:span text:style-name="def3"><text:span text:style-name="T21">() { x = p1.x + p2.x, y = p1.y + p2.y };</text:span></text:span></text:p>
          <text:p text:style-name="P96"><text:span text:style-name="def3"><text:span text:style-name="T21"><text:s text:c="4"/>}</text:span></text:span></text:p>
          <text:p text:style-name="P96"><text:span text:style-name="def3"><text:span text:style-name="T21"><text:s text:c="4"/></text:span></text:span><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111">Point</text:span></text:span><text:span text:style-name="def3"><text:span text:style-name="T21"> </text:span></text:span><text:span text:style-name="def3"><text:span text:style-name="T60">operator</text:span></text:span><text:span text:style-name="def3"><text:span text:style-name="T21"> *(</text:span></text:span><text:span text:style-name="def3"><text:span text:style-name="T111">Point</text:span></text:span><text:span text:style-name="def3"><text:span text:style-name="T21"> p1, </text:span></text:span><text:span text:style-name="def3"><text:span text:style-name="T60">int</text:span></text:span><text:span text:style-name="def3"><text:span text:style-name="T21"> mul)</text:span></text:span></text:p>
          <text:p text:style-name="P96"><text:span text:style-name="def3"><text:span text:style-name="T21"><text:s text:c="4"/>{</text:span></text:span></text:p>
          <text:p text:style-name="P96"><text:span text:style-name="def3"><text:span text:style-name="T21"><text:s text:c="8"/></text:span></text:span><text:span text:style-name="def3"><text:span text:style-name="T60">return</text:span></text:span><text:span text:style-name="def3"><text:span text:style-name="T21"> </text:span></text:span><text:span text:style-name="def3"><text:span text:style-name="T60">new</text:span></text:span><text:span text:style-name="def3"><text:span text:style-name="T21"> </text:span></text:span><text:span text:style-name="def3"><text:span text:style-name="T111">Point</text:span></text:span><text:span text:style-name="def3"><text:span text:style-name="T21">() { x = p1.x * mul, y = p1.y * mul };</text:span></text:span></text:p>
          <text:p text:style-name="P96"><text:span text:style-name="def3"><text:span text:style-name="T21"><text:s text:c="4"/>}</text:span></text:span></text:p>
          <text:p text:style-name="P96"><text:span text:style-name="def3"><text:span text:style-name="T21">}</text:span></text:span></text:p>
        </text:list-item>
        <text:list-item>
          <text:p text:style-name="P98"><text:span text:style-name="def"><text:span text:style-name="T176">jeśli chcemy mieś dowolną kolejność dla operatora * to musimy przeciążyć operator 2 razy</text:span></text:span></text:p>
        </text:list-item>
        <text:list-item>
          <text:p text:style-name="P98"><text:span text:style-name="def"><text:span text:style-name="T176">przeciążanie operatorów ++ i – – <text:s/>jest jedno a o wynik dba sam program</text:span></text:span></text:p>
        </text:list-item>
        <text:list-item>
          <text:p text:style-name="P98"><text:span text:style-name="def"><text:span text:style-name="T176">== i != najlepiej przeciążać przesłaniając metodę </text:span></text:span><text:span text:style-name="def2"><text:span text:style-name="T176">equals</text:span></text:span><text:span text:style-name="def"><text:span text:style-name="T176"> i używając jej tak:</text:span></text:span></text:p>
          <text:list>
            <text:list-header>
              <text:p text:style-name="P98"><text:span text:style-name="def3"><text:span text:style-name="T69">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bool</text:span></text:span><text:span text:style-name="def3"><text:span text:style-name="T21"> </text:span></text:span><text:span text:style-name="def3"><text:span text:style-name="T60">operator</text:span></text:span><text:span text:style-name="def3"><text:span text:style-name="T21"> ==(</text:span></text:span><text:span text:style-name="def3"><text:span text:style-name="T111">Point</text:span></text:span><text:span text:style-name="def3"><text:span text:style-name="T21"> p1, </text:span></text:span><text:span text:style-name="def3"><text:span text:style-name="T111">Point</text:span></text:span><text:span text:style-name="def3"><text:span text:style-name="T21"> p2)</text:span></text:span></text:p>
              <text:p text:style-name="P96"><text:span text:style-name="def3"><text:span text:style-name="T21"><text:s text:c="4"/>{</text:span></text:span></text:p>
              <text:p text:style-name="P96"><text:soft-page-break/><text:span text:style-name="def3"><text:span text:style-name="T21"><text:s text:c="8"/></text:span></text:span><text:span text:style-name="def3"><text:span text:style-name="T60">return</text:span></text:span><text:span text:style-name="def3"><text:span text:style-name="T21"> p1.</text:span></text:span><text:span text:style-name="def3"><text:span text:style-name="T34">Equals(</text:span></text:span><text:span text:style-name="def3"><text:span text:style-name="T21">p2</text:span></text:span><text:span text:style-name="def3"><text:span text:style-name="T34">)</text:span></text:span><text:span text:style-name="def3"><text:span text:style-name="T21">;</text:span></text:span></text:p>
              <text:p text:style-name="P96"><text:span text:style-name="def3"><text:span text:style-name="T21"><text:s text:c="4"/>}</text:span></text:span></text:p>
              <text:p text:style-name="P96"><text:span text:style-name="def3"><text:span text:style-name="T21"><text:s text:c="4"/></text:span></text:span><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bool</text:span></text:span><text:span text:style-name="def3"><text:span text:style-name="T21"> </text:span></text:span><text:span text:style-name="def3"><text:span text:style-name="T60">operator</text:span></text:span><text:span text:style-name="def3"><text:span text:style-name="T21"> !=(</text:span></text:span><text:span text:style-name="def3"><text:span text:style-name="T111">Point</text:span></text:span><text:span text:style-name="def3"><text:span text:style-name="T21"> p1, </text:span></text:span><text:span text:style-name="def3"><text:span text:style-name="T111">Point</text:span></text:span><text:span text:style-name="def3"><text:span text:style-name="T21"> p2)</text:span></text:span></text:p>
              <text:p text:style-name="P96"><text:span text:style-name="def3"><text:span text:style-name="T21"><text:s text:c="4"/>{</text:span></text:span></text:p>
              <text:p text:style-name="P98"><text:span text:style-name="def3"><text:span text:style-name="T21"><text:s text:c="8"/></text:span></text:span><text:span text:style-name="def3"><text:span text:style-name="T60">return</text:span></text:span><text:span text:style-name="def3"><text:span text:style-name="T21"> !p1.</text:span></text:span><text:span text:style-name="def3"><text:span text:style-name="T34">Equals(</text:span></text:span><text:span text:style-name="def3"><text:span text:style-name="T21">p2</text:span></text:span><text:span text:style-name="def3"><text:span text:style-name="T34">)</text:span></text:span><text:span text:style-name="def3"><text:span text:style-name="T21">;</text:span></text:span></text:p>
              <text:p text:style-name="P96"><text:span text:style-name="def3"><text:span text:style-name="T21"><text:s text:c="4"/>}</text:span></text:span></text:p>
              <text:p text:style-name="P99"><text:span text:style-name="def3"><text:span text:style-name="T35">}</text:span></text:span></text:p>
            </text:list-header>
            <text:list-item>
              <text:p text:style-name="P98"><text:span text:style-name="def"><text:span text:style-name="T176">OBA operatory MUSZĄ być przeciążone jednocześnie</text:span></text:span></text:p>
            </text:list-item>
          </text:list>
        </text:list-item>
        <text:list-item>
          <text:p text:style-name="P98"><text:span text:style-name="def"><text:span text:style-name="T176">operatory &lt; <text:s/>&lt;= ect najlepiej przeciążać implementując </text:span></text:span><text:span text:style-name="def2"><text:span text:style-name="T176">Icomparable</text:span></text:span><text:span text:style-name="def"><text:span text:style-name="T176">. </text:span></text:span></text:p>
          <text:list>
            <text:list-item>
              <text:p text:style-name="P96"><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bool</text:span></text:span><text:span text:style-name="def3"><text:span text:style-name="T21"> </text:span></text:span><text:span text:style-name="def3"><text:span text:style-name="T60">operator</text:span></text:span><text:span text:style-name="def3"><text:span text:style-name="T21"> &lt;(</text:span></text:span><text:span text:style-name="def3"><text:span text:style-name="T111">Point</text:span></text:span><text:span text:style-name="def3"><text:span text:style-name="T21"> p1, </text:span></text:span><text:span text:style-name="def3"><text:span text:style-name="T111">Point</text:span></text:span><text:span text:style-name="def3"><text:span text:style-name="T21"> p2)</text:span></text:span></text:p>
              <text:p text:style-name="P144"><text:span text:style-name="def3"><text:span text:style-name="T21">{</text:span></text:span></text:p>
              <text:p text:style-name="P144"><text:span text:style-name="def3"><text:span text:style-name="T21"><text:s text:c="3"/></text:span></text:span><text:span text:style-name="def3"><text:span text:style-name="T60">return</text:span></text:span><text:span text:style-name="def3"><text:span text:style-name="T21"> p1.CompareTo(p2) &gt; 0;</text:span></text:span></text:p>
              <text:p text:style-name="P144"><text:span text:style-name="def3"><text:span text:style-name="T21">}</text:span></text:span></text:p>
            </text:list-item>
            <text:list-item>
              <text:p text:style-name="P99"><text:span text:style-name="def"><text:span text:style-name="T177">oba operatory &lt; &gt; muszą być przeciążone jednocześnie</text:span></text:span></text:p>
            </text:list-item>
          </text:list>
        </text:list-item>
      </text:list>
      <text:p text:style-name="P12"><text:span text:style-name="def"><text:span text:style-name="T176"/></text:span></text:p>
      <text:p text:style-name="P13"><text:span text:style-name="def"><text:span text:style-name="T3">Niestandardowe metody konwersji</text:span></text:span></text:p>
      <text:p text:style-name="P13"><text:span text:style-name="def"><text:span text:style-name="T178">Pozwalają np. na konwersję </text:span></text:span><text:span text:style-name="def2"><text:span text:style-name="T178">Square</text:span></text:span><text:span text:style-name="def"><text:span text:style-name="T178"> do </text:span></text:span><text:span text:style-name="def2"><text:span text:style-name="T178">Rectangle</text:span></text:span><text:span text:style-name="def"><text:span text:style-name="T178">.</text:span></text:span></text:p>
      <text:list xml:id="list6281977158763723985" text:style-name="L29">
        <text:list-item>
          <text:p text:style-name="P101"><text:span text:style-name="def3"><text:span text:style-name="T70">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Square</text:span></text:span></text:p>
          <text:p text:style-name="P100"><text:span text:style-name="def3"><text:span text:style-name="T21">{</text:span></text:span></text:p>
          <text:p text:style-name="P145"><text:span text:style-name="def3"><text:span text:style-name="T60">public</text:span></text:span><text:span text:style-name="def3"><text:span text:style-name="T21"> </text:span></text:span><text:span text:style-name="def3"><text:span text:style-name="T60">int</text:span></text:span><text:span text:style-name="def3"><text:span text:style-name="T21"> a;</text:span></text:span></text:p>
          <text:p text:style-name="P100"><text:span text:style-name="def3"><text:span text:style-name="T21">}</text:span></text:span></text:p>
          <text:p text:style-name="P44"><text:span text:style-name="def3"/></text:p>
          <text:p text:style-name="P100"><text:span text:style-name="def3"><text:span text:style-name="T60">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Rectangle</text:span></text:span></text:p>
          <text:p text:style-name="P100"><text:span text:style-name="def3"><text:span text:style-name="T21">{</text:span></text:span></text:p>
          <text:p text:style-name="P145"><text:span text:style-name="def3"><text:span text:style-name="T60">public</text:span></text:span><text:span text:style-name="def3"><text:span text:style-name="T21"> </text:span></text:span><text:span text:style-name="def3"><text:span text:style-name="T60">int</text:span></text:span><text:span text:style-name="def3"><text:span text:style-name="T21"> x;</text:span></text:span></text:p>
          <text:p text:style-name="P145"><text:span text:style-name="def3"><text:span text:style-name="T60">public</text:span></text:span><text:span text:style-name="def3"><text:span text:style-name="T21"> </text:span></text:span><text:span text:style-name="def3"><text:span text:style-name="T60">int</text:span></text:span><text:span text:style-name="def3"><text:span text:style-name="T21"> y;</text:span></text:span></text:p>
          <text:p text:style-name="P145"><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explicit</text:span></text:span><text:span text:style-name="def3"><text:span text:style-name="T21"> </text:span></text:span><text:span text:style-name="def3"><text:span text:style-name="T60">operator</text:span></text:span><text:span text:style-name="def3"><text:span text:style-name="T21"> </text:span></text:span><text:span text:style-name="def3"><text:span text:style-name="T111">Rectangle</text:span></text:span><text:span text:style-name="def3"><text:span text:style-name="T21">(</text:span></text:span><text:span text:style-name="def3"><text:span text:style-name="T111">Square</text:span></text:span><text:span text:style-name="def3"><text:span text:style-name="T21"> s)</text:span></text:span></text:p>
          <text:p text:style-name="P145"><text:span text:style-name="def3"><text:span text:style-name="T21">{</text:span></text:span></text:p>
          <text:p text:style-name="P153"><text:span text:style-name="def3"><text:span text:style-name="T111">Rectangle</text:span></text:span><text:span text:style-name="def3"><text:span text:style-name="T21"> r = </text:span></text:span><text:span text:style-name="def3"><text:span text:style-name="T60">new</text:span></text:span><text:span text:style-name="def3"><text:span text:style-name="T21"> </text:span></text:span><text:span text:style-name="def3"><text:span text:style-name="T111">Rectangle</text:span></text:span><text:span text:style-name="def3"><text:span text:style-name="T21">();</text:span></text:span></text:p>
          <text:p text:style-name="P153"><text:span text:style-name="def3"><text:span text:style-name="T21">r.x = s.a;</text:span></text:span></text:p>
          <text:p text:style-name="P153"><text:span text:style-name="def3"><text:span text:style-name="T21">r.y = s.a;</text:span></text:span></text:p>
          <text:p text:style-name="P153"><text:span text:style-name="def3"><text:span text:style-name="T60">return</text:span></text:span><text:span text:style-name="def3"><text:span text:style-name="T21"> r;</text:span></text:span></text:p>
          <text:p text:style-name="P145"><text:span text:style-name="def3"><text:span text:style-name="T21">}</text:span></text:span></text:p>
          <text:p text:style-name="P100"><text:span text:style-name="def3"><text:span text:style-name="T21">}</text:span></text:span></text:p>
        </text:list-item>
        <text:list-item>
          <text:p text:style-name="P102"><text:span text:style-name="def3"><text:span text:style-name="T36">jeśli zamiast </text:span></text:span><text:span text:style-name="def3"><text:span text:style-name="T71">explicit</text:span></text:span><text:span text:style-name="def3"><text:span text:style-name="T36"> użyjemy </text:span></text:span><text:span text:style-name="def3"><text:span text:style-name="T71">implicit</text:span></text:span><text:span text:style-name="def3"><text:span text:style-name="T36"> to mamy JAWNĄ i NIEJAWNĄ konwersję jednocześnie</text:span></text:span></text:p>
        </text:list-item>
      </text:list>
      <text:p text:style-name="P13"><text:span text:style-name="def3"><text:span text:style-name="T120"/></text:span></text:p>
      <text:p text:style-name="P14"><text:span text:style-name="def"><text:span text:style-name="T6">Metody rozszerzające </text:span></text:span><text:span text:style-name="def"><text:span text:style-name="T104">(coś jak helpery)</text:span></text:span></text:p>
      <text:list xml:id="list4556141429106565767" text:style-name="L30">
        <text:list-item>
          <text:p text:style-name="P104"><text:span text:style-name="def"><text:span text:style-name="T104">można „wlocie” dodawać nowe metody do przekompilowanych typów.</text:span></text:span></text:p>
        </text:list-item>
        <text:list-item>
          <text:p text:style-name="P104"><text:span text:style-name="def"><text:span text:style-name="T104">Muszą znajdować się w klasach statycznych <text:s/>i być opatrzone tokenem </text:span></text:span><text:span text:style-name="def2"><text:span text:style-name="T104">static</text:span></text:span></text:p>
        </text:list-item>
        <text:list-item>
          <text:p text:style-name="P104"><text:span text:style-name="def"><text:span text:style-name="T104">oznakowane są jako rozszerzające, gdy pierwszy parametr to </text:span></text:span><text:span text:style-name="def2"><text:span text:style-name="T104">this</text:span></text:span><text:span text:style-name="def"><text:span text:style-name="T104">, </text:span></text:span><text:span text:style-name="def"><text:span text:style-name="T105">a reszta dowolna</text:span></text:span></text:p>
        </text:list-item>
        <text:list-item>
          <text:p text:style-name="P104"><text:span text:style-name="def3"><text:span text:style-name="T57">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class</text:span></text:span><text:span text:style-name="def3"><text:span text:style-name="T21"> </text:span></text:span><text:span text:style-name="def3"><text:span text:style-name="T111">ExtMethodsClass</text:span></text:span></text:p>
          <text:p text:style-name="P103"><text:span text:style-name="def3"><text:span text:style-name="T21">{</text:span></text:span></text:p>
          <text:p text:style-name="P146"><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int</text:span></text:span><text:span text:style-name="def3"><text:span text:style-name="T21"> ReverseDigits(</text:span></text:span><text:span text:style-name="def3"><text:span text:style-name="T60">this</text:span></text:span><text:span text:style-name="def3"><text:span text:style-name="T21"> </text:span></text:span><text:span text:style-name="def3"><text:span text:style-name="T60">int</text:span></text:span><text:span text:style-name="def3"><text:span text:style-name="T21"> i)</text:span></text:span></text:p>
          <text:p text:style-name="P146"><text:span text:style-name="def3"><text:span text:style-name="T21">{</text:span></text:span></text:p>
          <text:p text:style-name="P154"><text:span text:style-name="defZiel">/*</text:span><text:span text:style-name="defZiel"><text:span text:style-name="T179">kod odwracania</text:span></text:span><text:span text:style-name="defZiel">*/</text:span></text:p>
          <text:p text:style-name="P146"><text:span text:style-name="def3"><text:span text:style-name="T21">}</text:span></text:span></text:p>
          <text:p text:style-name="P103"><text:span text:style-name="def3"><text:span text:style-name="T21">}</text:span></text:span></text:p>
          <text:p text:style-name="P45"><text:span text:style-name="def3">...</text:span></text:p>
          <text:p text:style-name="P103"><text:span text:style-name="def3"><text:span text:style-name="T60">int</text:span></text:span><text:span text:style-name="def3"><text:span text:style-name="T21"> u = y.ReverseDigits();</text:span></text:span></text:p>
        </text:list-item>
        <text:list-item>
          <text:p text:style-name="P105"><text:span text:style-name="def2"><text:span text:style-name="T180">this</text:span></text:span><text:span text:style-name="def3"><text:span text:style-name="T37"> nie jest przekazywane jako </text:span></text:span><text:span text:style-name="def2"><text:span text:style-name="T180">ref</text:span></text:span><text:span text:style-name="def3"><text:span text:style-name="T37">, więc przypisanie czegoś do </text:span></text:span><text:span text:style-name="def2"><text:span text:style-name="T180">i</text:span></text:span><text:span text:style-name="def3"><text:span text:style-name="T37"> jest tylko przypisaniem do kopii i nie będzie miało znaczenia poza zasięgiem metody rozszerzającej. Aby móc to obejść trzeba przekazać int ponownie jako </text:span></text:span><text:span text:style-name="def2"><text:span text:style-name="T180">ref</text:span></text:span></text:p>
        </text:list-item>
        <text:list-item>
          <text:p text:style-name="P105"><text:span text:style-name="def3"><text:span text:style-name="T72">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int</text:span></text:span><text:span text:style-name="def3"><text:span text:style-name="T21"> ReverseDigits(</text:span></text:span><text:span text:style-name="def3"><text:span text:style-name="T60">this</text:span></text:span><text:span text:style-name="def3"><text:span text:style-name="T21"> </text:span></text:span><text:span text:style-name="def3"><text:span text:style-name="T60">int</text:span></text:span><text:span text:style-name="def3"><text:span text:style-name="T21"> i, </text:span></text:span><text:span text:style-name="def3"><text:span text:style-name="T60">ref</text:span></text:span><text:span text:style-name="def3"><text:span text:style-name="T21"> </text:span></text:span><text:span text:style-name="def3"><text:span text:style-name="T60">int</text:span></text:span><text:span text:style-name="def3"><text:span text:style-name="T21"> self)</text:span></text:span><text:span text:style-name="def3"><text:span text:style-name="T37">{</text:span></text:span><text:span text:style-name="defZiel"><text:span text:style-name="T180"> /*działaj na self*/</text:span></text:span><text:span text:style-name="def3"><text:span text:style-name="T37"> }</text:span></text:span></text:p>
          <text:p text:style-name="P105"><text:span text:style-name="def3"><text:span text:style-name="T72">int</text:span></text:span><text:span text:style-name="def3"><text:span text:style-name="T21"> u = y.ReverseDigits(</text:span></text:span><text:span text:style-name="def3"><text:span text:style-name="T60">ref</text:span></text:span><text:span text:style-name="def3"><text:span text:style-name="T21"> y);</text:span></text:span></text:p>
        </text:list-item>
        <text:list-item>
          <text:p text:style-name="P106"><text:span text:style-name="def"><text:span text:style-name="T179">klasa i metoda jest </text:span></text:span><text:span text:style-name="def2"><text:span text:style-name="T179">static</text:span></text:span><text:span text:style-name="def"><text:span text:style-name="T179">, więc można wywołać ją statycznie</text:span></text:span></text:p>
        </text:list-item>
        <text:list-item>
          <text:p text:style-name="P105"><text:span text:style-name="def"><text:span text:style-name="T180">metody ROZSZERZAJĄ a nie DZIEDZICZĄ więc nie mają dostępu do zmiennych z zasięgu </text:span></text:span><text:span text:style-name="def2"><text:span text:style-name="T180">y</text:span></text:span><text:span text:style-name="def"><text:span text:style-name="T180">, tylko do parametrów</text:span></text:span></text:p>
        </text:list-item>
        <text:list-item>
          <text:p text:style-name="P105"><text:span text:style-name="def"><text:span text:style-name="T180">metody ograniczają się do zasięgu w którym zostały zdefiniowane, więc, aby użyć ich w </text:span></text:span><text:soft-page-break/><text:span text:style-name="def"><text:span text:style-name="T180">inny miejscy należy je zaimportować używając </text:span></text:span><text:span text:style-name="def2"><text:span text:style-name="T180">using</text:span></text:span><text:span text:style-name="def"><text:span text:style-name="T180">. Dlatego warto takie metody (jeśli mają być używane w wielu miejscach) zdefiniować w osobnym pliku lub bibliotece.</text:span></text:span></text:p>
        </text:list-item>
      </text:list>
      <text:p text:style-name="P15"><text:span text:style-name="def"><text:span text:style-name="T180"/></text:span></text:p>
      <text:p text:style-name="P15"><text:span text:style-name="def"><text:span text:style-name="T7">Rozszerzanie interfejsów</text:span></text:span></text:p>
      <text:list xml:id="list6902609147541729675" text:style-name="L31">
        <text:list-item>
          <text:p text:style-name="P108"><text:span text:style-name="def3"><text:span text:style-name="T59">public</text:span></text:span><text:span text:style-name="def3"><text:span text:style-name="T21"> </text:span></text:span><text:span text:style-name="def3"><text:span text:style-name="T60">interface</text:span></text:span><text:span text:style-name="def3"><text:span text:style-name="T21"> </text:span></text:span><text:span text:style-name="def3"><text:span text:style-name="T111">IBasicMath</text:span></text:span></text:p>
          <text:p text:style-name="P107"><text:span text:style-name="def3"><text:span text:style-name="T21">{</text:span></text:span></text:p>
          <text:p text:style-name="P147"><text:span text:style-name="def3"><text:span text:style-name="T60">int</text:span></text:span><text:span text:style-name="def3"><text:span text:style-name="T21"> Add(</text:span></text:span><text:span text:style-name="def3"><text:span text:style-name="T60">int</text:span></text:span><text:span text:style-name="def3"><text:span text:style-name="T21"> x, </text:span></text:span><text:span text:style-name="def3"><text:span text:style-name="T60">int</text:span></text:span><text:span text:style-name="def3"><text:span text:style-name="T21"> y);</text:span></text:span></text:p>
          <text:p text:style-name="P107"><text:span text:style-name="def3"><text:span text:style-name="T21">}</text:span></text:span></text:p>
          <text:p text:style-name="P46"><text:span text:style-name="def3"/></text:p>
          <text:p text:style-name="P107"><text:span text:style-name="def3"><text:span text:style-name="T60">public</text:span></text:span><text:span text:style-name="def3"><text:span text:style-name="T21"> </text:span></text:span><text:span text:style-name="def3"><text:span text:style-name="T60">class</text:span></text:span><text:span text:style-name="def3"><text:span text:style-name="T21"> </text:span></text:span><text:span text:style-name="def3"><text:span text:style-name="T111">BasicIntMath</text:span></text:span><text:span text:style-name="def3"><text:span text:style-name="T21">:</text:span></text:span><text:span text:style-name="def3"><text:span text:style-name="T111">IBasicMath</text:span></text:span></text:p>
          <text:p text:style-name="P107"><text:span text:style-name="def3"><text:span text:style-name="T21">{</text:span></text:span></text:p>
          <text:p text:style-name="P147"><text:span text:style-name="def3"><text:span text:style-name="T60">public</text:span></text:span><text:span text:style-name="def3"><text:span text:style-name="T21"> </text:span></text:span><text:span text:style-name="def3"><text:span text:style-name="T60">int</text:span></text:span><text:span text:style-name="def3"><text:span text:style-name="T21"> Add(</text:span></text:span><text:span text:style-name="def3"><text:span text:style-name="T60">int</text:span></text:span><text:span text:style-name="def3"><text:span text:style-name="T21"> x, </text:span></text:span><text:span text:style-name="def3"><text:span text:style-name="T60">int</text:span></text:span><text:span text:style-name="def3"><text:span text:style-name="T21"> y)</text:span></text:span></text:p>
          <text:p text:style-name="P147"><text:span text:style-name="def3"><text:span text:style-name="T21">{</text:span></text:span></text:p>
          <text:p text:style-name="P155"><text:span text:style-name="def3"><text:span text:style-name="T60">return</text:span></text:span><text:span text:style-name="def3"><text:span text:style-name="T21"> x + y;</text:span></text:span></text:p>
          <text:p text:style-name="P147"><text:span text:style-name="def3"><text:span text:style-name="T21">}</text:span></text:span></text:p>
          <text:p text:style-name="P107"><text:span text:style-name="def3"><text:span text:style-name="T21">}</text:span></text:span></text:p>
          <text:p text:style-name="P46"><text:span text:style-name="def3"/></text:p>
          <text:p text:style-name="P107"><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class</text:span></text:span><text:span text:style-name="def3"><text:span text:style-name="T21"> </text:span></text:span><text:span text:style-name="def3"><text:span text:style-name="T111">mAthExt</text:span></text:span></text:p>
          <text:p text:style-name="P107"><text:span text:style-name="def3"><text:span text:style-name="T21">{</text:span></text:span></text:p>
          <text:p text:style-name="P147"><text:span text:style-name="def3"><text:span text:style-name="T60">public</text:span></text:span><text:span text:style-name="def3"><text:span text:style-name="T21"> </text:span></text:span><text:span text:style-name="def3"><text:span text:style-name="T60">static</text:span></text:span><text:span text:style-name="def3"><text:span text:style-name="T21"> </text:span></text:span><text:span text:style-name="def3"><text:span text:style-name="T60">int</text:span></text:span><text:span text:style-name="def3"><text:span text:style-name="T21"> Subst(</text:span></text:span><text:span text:style-name="def3"><text:span text:style-name="T60">this</text:span></text:span><text:span text:style-name="def3"><text:span text:style-name="T21"> </text:span></text:span><text:span text:style-name="def3"><text:span text:style-name="T111">IBasicMath</text:span></text:span><text:span text:style-name="def3"><text:span text:style-name="T21"> ibm, </text:span></text:span><text:span text:style-name="def3"><text:span text:style-name="T60">int</text:span></text:span><text:span text:style-name="def3"><text:span text:style-name="T21"> x, </text:span></text:span><text:span text:style-name="def3"><text:span text:style-name="T60">int</text:span></text:span><text:span text:style-name="def3"><text:span text:style-name="T21"> y)</text:span></text:span></text:p>
          <text:p text:style-name="P147"><text:span text:style-name="def3"><text:span text:style-name="T21">{</text:span></text:span></text:p>
          <text:p text:style-name="P155"><text:span text:style-name="def3"><text:span text:style-name="T60">return</text:span></text:span><text:span text:style-name="def3"><text:span text:style-name="T21"> x – y; </text:span></text:span><text:span text:style-name="defZiel">/*</text:span><text:span text:style-name="defZiel"><text:span text:style-name="T181">rozszerzenie interfejsu MUSI mieś implementację</text:span></text:span><text:span text:style-name="defZiel">*/</text:span></text:p>
          <text:p text:style-name="P147"><text:span text:style-name="def3"><text:span text:style-name="T21">}</text:span></text:span></text:p>
          <text:p text:style-name="P107"><text:span text:style-name="def3"><text:span text:style-name="T21">}</text:span></text:span></text:p>
          <text:p text:style-name="P46"><text:span text:style-name="def3">...</text:span></text:p>
          <text:p text:style-name="P107"><text:span text:style-name="def3"><text:span text:style-name="T21">BasicIntMath bim = </text:span></text:span><text:span text:style-name="def3"><text:span text:style-name="T60">new</text:span></text:span><text:span text:style-name="def3"><text:span text:style-name="T21"> BasicIntMath();</text:span></text:span></text:p>
          <text:p text:style-name="P107"><text:span text:style-name="def3"><text:span text:style-name="T60">int</text:span></text:span><text:span text:style-name="def3"><text:span text:style-name="T21"> y = bim.Subst(1, 2);</text:span></text:span></text:p>
          <text:p text:style-name="P108"><text:span text:style-name="def3"><text:span text:style-name="T180"/></text:span></text:p>
        </text:list-item>
        <text:list-item>
          <text:p text:style-name="P108"><text:span text:style-name="def"><text:span text:style-name="T180">Rozszerzenia interfejsów MUSZĄ mieć implementację!</text:span></text:span></text:p>
        </text:list-item>
      </text:list>
      <text:list xml:id="list41433501" text:continue-list="list4556141429106565767" text:style-name="L30">
        <text:list-header>
          <text:p text:style-name="P104"><text:span text:style-name="def"><text:span text:style-name="T104"/></text:span></text:p>
        </text:list-header>
      </text:list>
      <text:p text:style-name="P16"><text:span text:style-name="def"><text:span text:style-name="T106">Metody częściowe</text:span></text:span></text:p>
      <text:p text:style-name="P16"><text:span text:style-name="def"><text:span text:style-name="T106">Definicja i implementacja metod zapisana w różnych plikach.</text:span></text:span></text:p>
      <text:list xml:id="list5460256572330904936" text:style-name="L32">
        <text:list-item>
          <text:p text:style-name="P110"><text:span text:style-name="def"><text:span text:style-name="T106">Można je definiować tylko w klasie częściowej</text:span></text:span></text:p>
        </text:list-item>
        <text:list-item>
          <text:p text:style-name="P110"><text:span text:style-name="def"><text:span text:style-name="T106">ZAWSZE zwracają </text:span></text:span><text:span text:style-name="def2"><text:span text:style-name="T106">void</text:span></text:span></text:p>
        </text:list-item>
        <text:list-item>
          <text:p text:style-name="P110"><text:span text:style-name="def"><text:span text:style-name="T106">NIE MOGĄ mieć parametrów </text:span></text:span><text:span text:style-name="def2"><text:span text:style-name="T106">out</text:span></text:span></text:p>
        </text:list-item>
        <text:list-item>
          <text:p text:style-name="P110"><text:span text:style-name="def"><text:span text:style-name="T106">są zawsze niejawnie prywatne</text:span></text:span></text:p>
        </text:list-item>
        <text:list-item>
          <text:p text:style-name="P110"><text:span text:style-name="def"><text:span text:style-name="T106">w czasie kompilacji zostaną usunięte jeśli nie znajdziemy ich implementacji</text:span></text:span></text:p>
        </text:list-item>
        <text:list-item>
          <text:p text:style-name="P163"><text:span text:style-name="def3"><text:span text:style-name="T73">partial</text:span></text:span><text:span text:style-name="def3"><text:span text:style-name="T21"> </text:span></text:span><text:span text:style-name="def3"><text:span text:style-name="T60">class</text:span></text:span><text:span text:style-name="def3"><text:span text:style-name="T21"> </text:span></text:span><text:span text:style-name="def3"><text:span text:style-name="T111">TestClass</text:span></text:span></text:p>
          <text:p text:style-name="P109"><text:span text:style-name="def3"><text:span text:style-name="T21">{</text:span></text:span></text:p>
          <text:p text:style-name="P148"><text:span text:style-name="def3"><text:span text:style-name="T60">partial</text:span></text:span><text:span text:style-name="def3"><text:span text:style-name="T21"> </text:span></text:span><text:span text:style-name="def3"><text:span text:style-name="T60">void</text:span></text:span><text:span text:style-name="def3"><text:span text:style-name="T21"> TestMethod(</text:span></text:span><text:span text:style-name="def3"><text:span text:style-name="T60">string</text:span></text:span><text:span text:style-name="def3"><text:span text:style-name="T21"> s);</text:span></text:span></text:p>
          <text:p text:style-name="P109"><text:span text:style-name="def3"><text:span text:style-name="T21">}</text:span></text:span></text:p>
          <text:p text:style-name="P47"><text:span text:style-name="def3"/></text:p>
          <text:p text:style-name="P109"><text:span text:style-name="def3"><text:span text:style-name="T60">partial</text:span></text:span><text:span text:style-name="def3"><text:span text:style-name="T21"> </text:span></text:span><text:span text:style-name="def3"><text:span text:style-name="T60">class</text:span></text:span><text:span text:style-name="def3"><text:span text:style-name="T21"> </text:span></text:span><text:span text:style-name="def3"><text:span text:style-name="T111">TestClass</text:span></text:span></text:p>
          <text:p text:style-name="P109"><text:span text:style-name="def3"><text:span text:style-name="T21">{</text:span></text:span></text:p>
          <text:p text:style-name="P148"><text:span text:style-name="def3"><text:span text:style-name="T60">partial</text:span></text:span><text:span text:style-name="def3"><text:span text:style-name="T21"> </text:span></text:span><text:span text:style-name="def3"><text:span text:style-name="T60">void</text:span></text:span><text:span text:style-name="def3"><text:span text:style-name="T21"> TestMethod(</text:span></text:span><text:span text:style-name="def3"><text:span text:style-name="T60">string</text:span></text:span><text:span text:style-name="def3"><text:span text:style-name="T21"> s)</text:span></text:span></text:p>
          <text:p text:style-name="P148"><text:span text:style-name="def3"><text:span text:style-name="T21">{</text:span></text:span></text:p>
          <text:p text:style-name="P156"><text:span text:style-name="def3"><text:span text:style-name="T87">/*obsłuż s*/</text:span></text:span></text:p>
          <text:p text:style-name="P148"><text:span text:style-name="def3"><text:span text:style-name="T21">}</text:span></text:span></text:p>
          <text:p text:style-name="P109"><text:span text:style-name="def3"><text:span text:style-name="T21">}</text:span></text:span></text:p>
        </text:list-item>
        <text:list-item>
          <text:p text:style-name="P110"><text:span text:style-name="def"><text:span text:style-name="T182">to dział trochę jak opcjonalne kompilowanie kodu</text:span></text:span></text:p>
        </text:list-item>
        <text:list-item>
          <text:p text:style-name="P110"><text:span text:style-name="def"><text:span text:style-name="T182">Jedna osoba może przygotować szkielet działania klasy, a inna (w osobnym pliku) zaimplementować poszczególne metody</text:span></text:span></text:p>
        </text:list-item>
        <text:list-item>
          <text:p text:style-name="P110"><text:span text:style-name="def"><text:span text:style-name="T182">Może służyć do tworzenia „lekkich zdarzeń”, które mogą, ale nie muszą być implementowane (</text:span></text:span><text:span text:style-name="def2"><text:span text:style-name="T182">OnExit</text:span></text:span><text:span text:style-name="def3"><text:span text:style-name="T38">, </text:span></text:span><text:span text:style-name="def2"><text:span text:style-name="T182">OnShow</text:span></text:span><text:span text:style-name="def3"><text:span text:style-name="T38"> </text:span></text:span><text:span text:style-name="def"><text:span text:style-name="T182">etc.)</text:span></text:span></text:p>
        </text:list-item>
      </text:list>
      <text:p text:style-name="P26"><text:span text:style-name="def3"><text:span text:style-name="T121"/></text:span></text:p>
      <text:p text:style-name="P20"><text:span text:style-name="def"><text:span text:style-name="T107">Klasy anonimowe</text:span></text:span></text:p>
      <text:p text:style-name="P20"><text:span text:style-name="def"><text:span text:style-name="T107">Służą do definiowania „w locie” prostych klas, np. takich, które służą jako pojemniki z wieloma prywatnymi właściwościami ich zmiennymi i metodami </text:span></text:span><text:span text:style-name="def2"><text:span text:style-name="T107">ToString, GetHashCode, Equals</text:span></text:span></text:p>
      <text:list xml:id="list1675332309031582664" text:style-name="L33">
        <text:list-item>
          <text:p text:style-name="P112"><text:soft-page-break/><text:span text:style-name="def3"><text:span text:style-name="T58">var</text:span></text:span><text:span text:style-name="def3"><text:span text:style-name="T21"> myCar = </text:span></text:span><text:span text:style-name="def3"><text:span text:style-name="T60">new</text:span></text:span><text:span text:style-name="def3"><text:span text:style-name="T21"> {Color=</text:span></text:span><text:span text:style-name="def3"><text:span text:style-name="T95">"red"</text:span></text:span><text:span text:style-name="def3"><text:span text:style-name="T21">, speed=7};</text:span></text:span></text:p>
          <text:p text:style-name="P111"><text:span text:style-name="def3"><text:span text:style-name="T111">String</text:span></text:span><text:span text:style-name="def3"><text:span text:style-name="T21"> col = myCar.Color;</text:span></text:span></text:p>
        </text:list-item>
        <text:list-item>
          <text:p text:style-name="P112"><text:span text:style-name="def"><text:span text:style-name="T183">wywodzą się z System.Object</text:span></text:span></text:p>
        </text:list-item>
        <text:list-item>
          <text:p text:style-name="P112"><text:span text:style-name="def"><text:span text:style-name="T183">dostają:</text:span></text:span></text:p>
          <text:list>
            <text:list-item>
              <text:p text:style-name="P112"><text:span text:style-name="def2"><text:span text:style-name="T183">ToString</text:span></text:span><text:span text:style-name="def3"><text:span text:style-name="T39"> – </text:span></text:span><text:span text:style-name="def"><text:span text:style-name="T183">oddaje ciąg </text:span></text:span><text:span text:style-name="def2"><text:span text:style-name="T183">key</text:span></text:span><text:span text:style-name="def"><text:span text:style-name="T183">/</text:span></text:span><text:span text:style-name="def2"><text:span text:style-name="T183">val</text:span></text:span><text:span text:style-name="def"><text:span text:style-name="T183"> zdefiniowanych właściwości</text:span></text:span></text:p>
            </text:list-item>
            <text:list-item>
              <text:p text:style-name="P112"><text:span text:style-name="def2"><text:span text:style-name="T183">Equals</text:span></text:span><text:span text:style-name="def"><text:span text:style-name="T183"> – porównuje wartości właściwości (dla obiektów we właściwościach porównuje ich adresy, czyli używa ==)</text:span></text:span></text:p>
            </text:list-item>
            <text:list-item>
              <text:p text:style-name="P112"><text:span text:style-name="def2"><text:span text:style-name="T183">GetHashCode</text:span></text:span><text:span text:style-name="def"><text:span text:style-name="T183"> – dwa obiekty anonimowych klas, które są </text:span></text:span><text:span text:style-name="def2"><text:span text:style-name="T183">Equals</text:span></text:span><text:span text:style-name="def"><text:span text:style-name="T183">, dadzą taki sam hashCone, bo jest budowany na podstawie wartości właściwości</text:span></text:span></text:p>
            </text:list-item>
            <text:list-item>
              <text:p text:style-name="P112"><text:span text:style-name="def"><text:span text:style-name="T183">typy anonimowe mogą zawierać inne typy anonimowe</text:span></text:span></text:p>
            </text:list-item>
            <text:list-item>
              <text:p text:style-name="P112"><text:span text:style-name="def"><text:span text:style-name="T183">w zasadzie wykorzystuje się je tylko w LINQ</text:span></text:span></text:p>
            </text:list-item>
          </text:list>
        </text:list-item>
      </text:list>
      <text:p text:style-name="P17"><text:span text:style-name="def"><text:span text:style-name="T183">Typy wskaźnikowe</text:span></text:span></text:p>
      <text:p text:style-name="P17"><text:span text:style-name="def"><text:span text:style-name="T183">używamy gdy:</text:span></text:span></text:p>
      <text:list xml:id="list3713813380025381177" text:style-name="L34">
        <text:list-item>
          <text:p text:style-name="P113"><text:span text:style-name="def"><text:span text:style-name="T183">chcemy zoptymalizować kod działając poza kontrolą CLR</text:span></text:span></text:p>
        </text:list-item>
        <text:list-item>
          <text:p text:style-name="P113"><text:span text:style-name="def"><text:span text:style-name="T183">wywołujemy metody z języka C (z plików .dll) lub serwera COM, które wymagają wskaźników</text:span></text:span></text:p>
        </text:list-item>
        <text:list-item>
          <text:p text:style-name="P113"><text:span text:style-name="def"><text:span text:style-name="T183">trzeba p</text:span></text:span><text:span text:style-name="def"><text:span text:style-name="T184">owiadomić kompilator o zamiarze używania kody niebezpiecznego </text:span></text:span></text:p>
          <text:list>
            <text:list-item>
              <text:p text:style-name="P114"><text:span text:style-name="def"><text:span text:style-name="T184">(Build → Allow unsafe code)</text:span></text:span></text:p>
            </text:list-item>
          </text:list>
        </text:list-item>
        <text:list-item>
          <text:p text:style-name="P114"><text:span text:style-name="def"><text:span text:style-name="T184">temat właściwie pomijam</text:span></text:span></text:p>
        </text:list-item>
      </text:list>
      <text:p text:style-name="P115"><text:span text:style-name="def"><text:span text:style-name="T184"/></text:span></text:p>
      <text:p text:style-name="P116"><text:span text:style-name="def"><text:span text:style-name="T185">LINQ</text:span></text:span></text:p>
      <text:p text:style-name="P116"><text:span text:style-name="def"><text:span text:style-name="T185">Jest to mechanizm dostępu do danych zmagazynowanych w magazynach danuch jak tablice czy kolekcje</text:span></text:span></text:p>
      <text:list xml:id="list2280984447942021532" text:style-name="L36">
        <text:list-item>
          <text:p text:style-name="P118"><text:span text:style-name="def"><text:span text:style-name="T185">Używa</text:span></text:span></text:p>
          <text:list>
            <text:list-item>
              <text:p text:style-name="P118"><text:span text:style-name="def"><text:span text:style-name="T185">niejawnej typizacji danych</text:span></text:span></text:p>
            </text:list-item>
            <text:list-item>
              <text:p text:style-name="P118"><text:span text:style-name="def"><text:span text:style-name="T185">składni inicjalizacji obiektów</text:span></text:span></text:p>
            </text:list-item>
            <text:list-item>
              <text:p text:style-name="P118"><text:span text:style-name="def"><text:span text:style-name="T185">wyrażeń lambda</text:span></text:span></text:p>
            </text:list-item>
          </text:list>
        </text:list-item>
        <text:list-item>
          <text:p text:style-name="P118"><text:span text:style-name="def"><text:span text:style-name="T185">LINQ ma działać na dowolnym typie implementującym generyczny </text:span></text:span><text:span text:style-name="def2"><text:span text:style-name="T185">IEnumerable&lt;T&gt;</text:span></text:span><text:span text:style-name="def"><text:span text:style-name="T185"> bezpośrednio, albo przez metody rozszerzające</text:span></text:span></text:p>
        </text:list-item>
        <text:list-item>
          <text:p text:style-name="P118"><text:span text:style-name="def"><text:span text:style-name="T185">LINQ ma ścisłą kontrolę typów (w odróżnieniu od SQL)</text:span></text:span></text:p>
        </text:list-item>
        <text:list-item>
          <text:p text:style-name="P118"><text:span text:style-name="def"><text:span text:style-name="T185">using System.LINQ</text:span></text:span></text:p>
        </text:list-item>
        <text:list-item>
          <text:p text:style-name="P118"><text:span text:style-name="def"><text:span text:style-name="T185">konstrukcja LINQ zwraca sekwencję implementującą </text:span></text:span><text:span text:style-name="def2"><text:span text:style-name="T185">IEnumerable</text:span></text:span><text:span text:style-name="def"><text:span text:style-name="T185"> (foreach)</text:span></text:span></text:p>
          <text:list>
            <text:list-item>
              <text:p text:style-name="P118"><text:span text:style-name="def"><text:span text:style-name="T185">podanie typu elementów</text:span></text:span></text:p>
              <text:p text:style-name="P118"><text:span text:style-name="def3"><text:span text:style-name="T80">foreach</text:span></text:span><text:span text:style-name="def3"><text:span text:style-name="T21"> (</text:span></text:span><text:span text:style-name="def3"><text:span text:style-name="T60">int</text:span></text:span><text:span text:style-name="def3"><text:span text:style-name="T21"> i </text:span></text:span><text:span text:style-name="def3"><text:span text:style-name="T60">in</text:span></text:span><text:span text:style-name="def3"><text:span text:style-name="T21"> subSet) { ...}</text:span></text:span></text:p>
            </text:list-item>
            <text:list-item>
              <text:p text:style-name="P118"><text:span text:style-name="def"><text:span text:style-name="T185">użycie niejawnej typizacji jest łatwiejsze</text:span></text:span></text:p>
              <text:p text:style-name="P118"><text:span text:style-name="def3"><text:span text:style-name="T80">foreach</text:span></text:span><text:span text:style-name="def3"><text:span text:style-name="T21"> (</text:span></text:span><text:span text:style-name="def3"><text:span text:style-name="T84">var</text:span></text:span><text:span text:style-name="def3"><text:span text:style-name="T21"> i </text:span></text:span><text:span text:style-name="def3"><text:span text:style-name="T60">in</text:span></text:span><text:span text:style-name="def3"><text:span text:style-name="T21"> subSet) { …}</text:span></text:span></text:p>
            </text:list-item>
          </text:list>
        </text:list-item>
        <text:list-item>
          <text:p text:style-name="P118"><text:span text:style-name="def2"><text:span text:style-name="T185">System.Linq.Enumerable</text:span></text:span><text:span text:style-name="def"><text:span text:style-name="T185"> definiuje wiele generycznych metod rozszerzających, które są dołączane do </text:span></text:span><text:span text:style-name="def2"><text:span text:style-name="T185">System.Array </text:span></text:span><text:span text:style-name="def"><text:span text:style-name="T185">i innych kolekcji takich jak </text:span></text:span><text:span text:style-name="def2"><text:span text:style-name="T185">First&lt;T&gt;()</text:span></text:span><text:span text:style-name="def"><text:span text:style-name="T185">, </text:span></text:span><text:span text:style-name="def2"><text:span text:style-name="T185">Max&lt;T&gt;()</text:span></text:span><text:span text:style-name="def"><text:span text:style-name="T185">, </text:span></text:span><text:span text:style-name="def2"><text:span text:style-name="T185">Contains&lt;T&gt;()</text:span></text:span><text:span text:style-name="def"><text:span text:style-name="T185">, co daje duże możliwości pomimo, że nie są zdefiniowane w </text:span></text:span><text:span text:style-name="def2"><text:span text:style-name="T185">Array</text:span></text:span><text:span text:style-name="def"><text:span text:style-name="T185">.</text:span></text:span></text:p>
        </text:list-item>
        <text:list-item>
          <text:p text:style-name="P118"><text:span text:style-name="def"><text:span text:style-name="T8">Odroczone</text:span></text:span><text:span text:style-name="def"><text:span text:style-name="T185"> </text:span></text:span><text:span text:style-name="def"><text:span text:style-name="T8">wykonanie</text:span></text:span><text:span text:style-name="def"><text:span text:style-name="T185"> – zapytanie nie jest wykonywane aż do momentu wykorzystania jego wyników, co gwarantuje , ze zawsze otrzymujemy najnowsze wyniki, nawet jeśli po definicji wyrażenia odpytywana kolekcja została zmieniona.</text:span></text:span></text:p>
        </text:list-item>
        <text:list-item>
          <text:p text:style-name="P118"><text:span text:style-name="def"><text:span text:style-name="T185">W debugerze MOŻNA oglądać wyniki zapytania</text:span></text:span></text:p>
        </text:list-item>
        <text:list-item>
          <text:p text:style-name="P119"><text:span text:style-name="def"><text:span text:style-name="T186">wywołanie natychmiastowe (zrzucenie wyniku do kolekcji)</text:span></text:span></text:p>
          <text:list>
            <text:list-item>
              <text:p text:style-name="P119"><text:span text:style-name="def3"><text:span text:style-name="T81">int</text:span></text:span><text:span text:style-name="def3"><text:span text:style-name="T21">[] res = (</text:span></text:span><text:span text:style-name="def3"><text:span text:style-name="T60">from</text:span></text:span><text:span text:style-name="def3"><text:span text:style-name="T21"> i </text:span></text:span><text:span text:style-name="def3"><text:span text:style-name="T60">in</text:span></text:span><text:span text:style-name="def3"><text:span text:style-name="T21"> members </text:span></text:span><text:span text:style-name="def3"><text:span text:style-name="T60">where</text:span></text:span><text:span text:style-name="def3"><text:span text:style-name="T21"> i &lt; 4 </text:span></text:span><text:span text:style-name="def3"><text:span text:style-name="T60">select</text:span></text:span><text:span text:style-name="def3"><text:span text:style-name="T21"> i).ToArray&lt;</text:span></text:span><text:span text:style-name="def3"><text:span text:style-name="T60">int</text:span></text:span><text:span text:style-name="def3"><text:span text:style-name="T21">&gt;(); </text:span></text:span><text:span text:style-name="defZiel">/*</text:span><text:span text:style-name="defZiel"><text:span text:style-name="T186">tablica</text:span></text:span><text:span text:style-name="defZiel">*/</text:span></text:p>
            </text:list-item>
            <text:list-item>
              <text:p text:style-name="P119"><text:span text:style-name="def3"><text:span text:style-name="T127">List</text:span></text:span><text:span text:style-name="def3"><text:span text:style-name="T21">&lt;</text:span></text:span><text:span text:style-name="def3"><text:span text:style-name="T60">int</text:span></text:span><text:span text:style-name="def3"><text:span text:style-name="T21">&gt; res = (</text:span></text:span><text:span text:style-name="def3"><text:span text:style-name="T60">from</text:span></text:span><text:span text:style-name="def3"><text:span text:style-name="T21"> i </text:span></text:span><text:span text:style-name="def3"><text:span text:style-name="T60">in</text:span></text:span><text:span text:style-name="def3"><text:span text:style-name="T21"> members </text:span></text:span><text:span text:style-name="def3"><text:span text:style-name="T60">where</text:span></text:span><text:span text:style-name="def3"><text:span text:style-name="T21"> i &lt; 4 </text:span></text:span><text:span text:style-name="def3"><text:span text:style-name="T60">select</text:span></text:span><text:span text:style-name="def3"><text:span text:style-name="T21"> i).ToList&lt;</text:span></text:span><text:span text:style-name="def3"><text:span text:style-name="T60">int</text:span></text:span><text:span text:style-name="def3"><text:span text:style-name="T21">&gt;(); </text:span></text:span><text:span text:style-name="defZiel">/*</text:span><text:span text:style-name="defZiel"><text:span text:style-name="T186">lista</text:span></text:span><text:span text:style-name="defZiel">*/</text:span></text:p>
            </text:list-item>
          </text:list>
        </text:list-item>
        <text:list-item>
          <text:p text:style-name="P119"><text:span text:style-name="def"><text:span text:style-name="T186">Niejawnego typizowania nie można użyć do definiowania pola w klasie lub strukturze, więc jak przetrzymać tam wynik LINQ?</text:span></text:span></text:p>
          <text:p text:style-name="P119"><text:span text:style-name="def"><text:span text:style-name="T186">Można napisać</text:span></text:span></text:p>
          <text:list>
            <text:list-item>
              <text:p text:style-name="P119"><text:span text:style-name="def"><text:span text:style-name="T186">...</text:span></text:span></text:p>
              <text:p text:style-name="P119"><text:span text:style-name="def3"><text:span text:style-name="T79">private</text:span></text:span><text:span text:style-name="def3"><text:span text:style-name="T21"> </text:span></text:span><text:span text:style-name="def3"><text:span text:style-name="T111">IEnumerable</text:span></text:span><text:span text:style-name="def3"><text:span text:style-name="T21">&lt;</text:span></text:span><text:span text:style-name="def3"><text:span text:style-name="T60">string</text:span></text:span><text:span text:style-name="def3"><text:span text:style-name="T21">&gt; subSet = </text:span></text:span><text:span text:style-name="def3"><text:span text:style-name="T60">from</text:span></text:span><text:span text:style-name="def3"><text:span text:style-name="T21"> g </text:span></text:span><text:span text:style-name="def3"><text:span text:style-name="T60">in</text:span></text:span><text:span text:style-name="def3"><text:span text:style-name="T21"> kolekcja </text:span></text:span><text:span text:style-name="def3"><text:span text:style-name="T60">where</text:span></text:span><text:span text:style-name="def3"><text:span text:style-name="T21"> g.Contains(</text:span></text:span><text:span text:style-name="def3"><text:span text:style-name="T95">" "</text:span></text:span><text:span text:style-name="def3"><text:span text:style-name="T21">);</text:span></text:span></text:p>
              <text:p text:style-name="P119"><text:soft-page-break/><text:span text:style-name="def"><text:span text:style-name="T186">...</text:span></text:span></text:p>
            </text:list-item>
          </text:list>
          <text:p text:style-name="P119"><text:span text:style-name="def"><text:span text:style-name="T186">ale to stosujemy rzadko, bo tak odpytywać możemy tylko kolekcje </text:span></text:span><text:span text:style-name="def2"><text:span text:style-name="T186">static </text:span></text:span><text:span text:style-name="def"><text:span text:style-name="T187">(nie mogą być to dane instancyjne),</text:span></text:span><text:span text:style-name="def"><text:span text:style-name="T186"> co bardzo nas to ogranicza.</text:span></text:span></text:p>
        </text:list-item>
        <text:list-item>
          <text:p text:style-name="P120"><text:span text:style-name="def"><text:span text:style-name="T187">Zwracanie wyników do zewnętrznej procedury</text:span></text:span></text:p>
          <text:list>
            <text:list-item>
              <text:p text:style-name="P120"><text:span text:style-name="def"><text:span text:style-name="T187">w celu uproszczenia kodu wyniki zapytania LINQ są zapisywane do niejawnie typizowanej zmienne tak nie może być</text:span></text:span></text:p>
              <text:list>
                <text:list-item>
                  <text:p text:style-name="P120"><text:span text:style-name="def"><text:span text:style-name="T187">pole</text:span></text:span></text:p>
                </text:list-item>
                <text:list-item>
                  <text:p text:style-name="P120"><text:span text:style-name="def"><text:span text:style-name="T187">wartość </text:span></text:span><text:span text:style-name="def2"><text:span text:style-name="T187">ref</text:span></text:span><text:span text:style-name="def"><text:span text:style-name="T187"> lub </text:span></text:span><text:span text:style-name="def2"><text:span text:style-name="T187">out</text:span></text:span></text:p>
                </text:list-item>
                <text:list-item>
                  <text:p text:style-name="P120"><text:span text:style-name="def"><text:span text:style-name="T187">wartość zwracana przez funkcję</text:span></text:span></text:p>
                </text:list-item>
              </text:list>
            </text:list-item>
            <text:list-item>
              <text:p text:style-name="P120"><text:span text:style-name="def"><text:span text:style-name="T187">można wracać</text:span></text:span><text:span text:style-name="def2"><text:span text:style-name="T187"> Ienumerable&lt;&gt;</text:span></text:span><text:span text:style-name="def"><text:span text:style-name="T187"> - działa TYLKO dzięki ścisłej kontroli typów (&lt;int&gt;) !!!</text:span></text:span></text:p>
              <text:list>
                <text:list-item>
                  <text:p text:style-name="P120"><text:span text:style-name="def3"><text:span text:style-name="T128">IEnumerable</text:span></text:span><text:span text:style-name="def3"><text:span text:style-name="T21">&lt;</text:span></text:span><text:span text:style-name="def3"><text:span text:style-name="T60">int</text:span></text:span><text:span text:style-name="def3"><text:span text:style-name="T21">&gt; GetSubSet(){</text:span></text:span></text:p>
                  <text:p text:style-name="P157"><text:span text:style-name="def3"><text:span text:style-name="T60">int</text:span></text:span><text:span text:style-name="def3"><text:span text:style-name="T21">[] members = { 1, 2, 3, 4, 5, 6, 7, 8 };</text:span></text:span></text:p>
                  <text:p text:style-name="P157"><text:span text:style-name="def3"><text:span text:style-name="T60">return</text:span></text:span><text:span text:style-name="def3"><text:span text:style-name="T21"> (</text:span></text:span><text:span text:style-name="def3"><text:span text:style-name="T60">from</text:span></text:span><text:span text:style-name="def3"><text:span text:style-name="T21"> i </text:span></text:span><text:span text:style-name="def3"><text:span text:style-name="T60">in</text:span></text:span><text:span text:style-name="def3"><text:span text:style-name="T21"> members </text:span></text:span><text:span text:style-name="def3"><text:span text:style-name="T60">where</text:span></text:span><text:span text:style-name="def3"><text:span text:style-name="T21"> i &lt; 4 </text:span></text:span><text:span text:style-name="def3"><text:span text:style-name="T60">select</text:span></text:span><text:span text:style-name="def3"><text:span text:style-name="T21"> i).ToList&lt;</text:span></text:span><text:span text:style-name="def3"><text:span text:style-name="T60">int</text:span></text:span><text:span text:style-name="def3"><text:span text:style-name="T21">&gt;();</text:span></text:span></text:p>
                  <text:p text:style-name="P117"><text:span text:style-name="def3"><text:span text:style-name="T21">}</text:span></text:span></text:p>
                  <text:p text:style-name="P117"><text:span text:style-name="def3"><text:span text:style-name="T21">...</text:span></text:span></text:p>
                  <text:p text:style-name="P120"><text:span text:style-name="def3"><text:span text:style-name="T128">IEnumerable</text:span></text:span><text:span text:style-name="def3"><text:span text:style-name="T21">&lt;</text:span></text:span><text:span text:style-name="def3"><text:span text:style-name="T60">int</text:span></text:span><text:span text:style-name="def3"><text:span text:style-name="T21">&gt; r = GetSubSet();</text:span></text:span></text:p>
                </text:list-item>
              </text:list>
            </text:list-item>
            <text:list-item>
              <text:p text:style-name="P120"><text:span text:style-name="def"><text:span text:style-name="T187">można zwracać kolekcję, do której zrzuciliśmy wynik</text:span></text:span></text:p>
              <text:list>
                <text:list-item>
                  <text:p text:style-name="P120"><text:span text:style-name="def3"><text:span text:style-name="T85">int</text:span></text:span><text:span text:style-name="def3"><text:span text:style-name="T21">[] GetSubSet(){</text:span></text:span></text:p>
                  <text:p text:style-name="P157"><text:span text:style-name="def3"><text:span text:style-name="T60">int</text:span></text:span><text:span text:style-name="def3"><text:span text:style-name="T21">[] members = { 1, 2, 3, 4, 5, 6, 7, 8 };</text:span></text:span></text:p>
                  <text:p text:style-name="P157"><text:span text:style-name="def3"><text:span text:style-name="T60">return</text:span></text:span><text:span text:style-name="def3"><text:span text:style-name="T21"> (</text:span></text:span><text:span text:style-name="def3"><text:span text:style-name="T60">from</text:span></text:span><text:span text:style-name="def3"><text:span text:style-name="T21"> i </text:span></text:span><text:span text:style-name="def3"><text:span text:style-name="T60">in</text:span></text:span><text:span text:style-name="def3"><text:span text:style-name="T21"> members </text:span></text:span><text:span text:style-name="def3"><text:span text:style-name="T60">where</text:span></text:span><text:span text:style-name="def3"><text:span text:style-name="T21"> i &lt; 4 </text:span></text:span><text:span text:style-name="def3"><text:span text:style-name="T60">select</text:span></text:span><text:span text:style-name="def3"><text:span text:style-name="T21"> i).ToArray&lt;</text:span></text:span><text:span text:style-name="def3"><text:span text:style-name="T60">int</text:span></text:span><text:span text:style-name="def3"><text:span text:style-name="T21">&gt;();</text:span></text:span></text:p>
                  <text:p text:style-name="P117"><text:span text:style-name="def3"><text:span text:style-name="T21">}</text:span></text:span></text:p>
                </text:list-item>
              </text:list>
            </text:list-item>
          </text:list>
        </text:list-item>
        <text:list-item>
          <text:p text:style-name="P120"><text:span text:style-name="def"><text:span text:style-name="T187">LINQ może operować na danych z kolekcji generycznych np</text:span></text:span><text:span text:style-name="def3"><text:span text:style-name="T48">. </text:span></text:span><text:span text:style-name="def2"><text:span text:style-name="T187">List&lt;&gt;. </text:span></text:span></text:p>
          <text:list>
            <text:list-item>
              <text:p text:style-name="P120"><text:span text:style-name="def3"><text:span text:style-name="T133">List</text:span></text:span><text:span text:style-name="def3"><text:span text:style-name="T21">&lt;</text:span></text:span><text:span text:style-name="def3"><text:span text:style-name="T111">Car</text:span></text:span><text:span text:style-name="def3"><text:span text:style-name="T21">&gt; myCars = </text:span></text:span><text:span text:style-name="def3"><text:span text:style-name="T60">new</text:span></text:span><text:span text:style-name="def3"><text:span text:style-name="T21"> </text:span></text:span><text:span text:style-name="def3"><text:span text:style-name="T111">List</text:span></text:span><text:span text:style-name="def3"><text:span text:style-name="T21">&lt;</text:span></text:span><text:span text:style-name="def3"><text:span text:style-name="T111">Car</text:span></text:span><text:span text:style-name="def3"><text:span text:style-name="T21">&gt;();</text:span></text:span></text:p>
              <text:p text:style-name="P117"><text:span text:style-name="def3"><text:span text:style-name="T21">myCars.Add(</text:span></text:span><text:span text:style-name="def3"><text:span text:style-name="T60">new</text:span></text:span><text:span text:style-name="def3"><text:span text:style-name="T21"> </text:span></text:span><text:span text:style-name="def3"><text:span text:style-name="T111">Car</text:span></text:span><text:span text:style-name="def3"><text:span text:style-name="T21">() { speed = 7 });</text:span></text:span></text:p>
              <text:p text:style-name="P117"><text:span text:style-name="def3"><text:span text:style-name="T60">var</text:span></text:span><text:span text:style-name="def3"><text:span text:style-name="T21"> fastCars = </text:span></text:span><text:span text:style-name="def3"><text:span text:style-name="T60">from</text:span></text:span><text:span text:style-name="def3"><text:span text:style-name="T21"> c </text:span></text:span><text:span text:style-name="def3"><text:span text:style-name="T60">in</text:span></text:span><text:span text:style-name="def3"><text:span text:style-name="T21"> myCars </text:span></text:span><text:span text:style-name="def3"><text:span text:style-name="T60">where</text:span></text:span><text:span text:style-name="def3"><text:span text:style-name="T21"> c.speed &gt; 5 </text:span></text:span><text:span text:style-name="def3"><text:span text:style-name="T60">select</text:span></text:span><text:span text:style-name="def3"><text:span text:style-name="T21"> c;</text:span></text:span></text:p>
              <text:p text:style-name="P117"><text:span text:style-name="def3"><text:span text:style-name="T60">foreach</text:span></text:span><text:span text:style-name="def3"><text:span text:style-name="T21"> (</text:span></text:span><text:span text:style-name="def3"><text:span text:style-name="T60">var</text:span></text:span><text:span text:style-name="def3"><text:span text:style-name="T21"> f </text:span></text:span><text:span text:style-name="def3"><text:span text:style-name="T60">in</text:span></text:span><text:span text:style-name="def3"><text:span text:style-name="T21"> fastCars) { };</text:span></text:span></text:p>
              <text:p text:style-name="P117"><text:span text:style-name="def3"><text:span text:style-name="T21"/></text:span></text:p>
            </text:list-item>
          </text:list>
        </text:list-item>
        <text:list-item>
          <text:p text:style-name="P168"><text:span text:style-name="def3"><text:span text:style-name="T188">To samo dla kolekcji niegenerycznej możemy uzyskać dzięki metodzie rozszerzającej OfType&lt;</text:span></text:span><text:span text:style-name="def3"><text:span text:style-name="T136">Car</text:span></text:span><text:span text:style-name="def3"><text:span text:style-name="T188">&gt;(), która zwraca obiekt </text:span></text:span><text:span text:style-name="def2"><text:span text:style-name="T191">IEnumerable&lt;T&gt; </text:span></text:span><text:span text:style-name="def3"><text:span text:style-name="T189">(LINQ operuje tylko na typach rozszerzających</text:span></text:span><text:span text:style-name="def3"><text:span text:style-name="T190"> </text:span></text:span><text:span text:style-name="def2"><text:span text:style-name="T191">IEnumerable&lt;T&gt;</text:span></text:span><text:span text:style-name="def3"><text:span text:style-name="T185"> !</text:span></text:span><text:span text:style-name="def3"><text:span text:style-name="T189">)</text:span></text:span></text:p>
          <text:list>
            <text:list-item>
              <text:p text:style-name="P117"><text:span text:style-name="def3"><text:span text:style-name="T111">ArrayList</text:span></text:span><text:span text:style-name="def3"><text:span text:style-name="T21"> myArrCars = </text:span></text:span><text:span text:style-name="def3"><text:span text:style-name="T60">new</text:span></text:span><text:span text:style-name="def3"><text:span text:style-name="T21"> </text:span></text:span><text:span text:style-name="def3"><text:span text:style-name="T111">ArrayList</text:span></text:span><text:span text:style-name="def3"><text:span text:style-name="T21">();</text:span></text:span></text:p>
              <text:p text:style-name="P117"><text:span text:style-name="def3"><text:span text:style-name="T21">myArrCars.Add(</text:span></text:span><text:span text:style-name="def3"><text:span text:style-name="T60">new</text:span></text:span><text:span text:style-name="def3"><text:span text:style-name="T21"> </text:span></text:span><text:span text:style-name="def3"><text:span text:style-name="T111">Car</text:span></text:span><text:span text:style-name="def3"><text:span text:style-name="T21">() { speed = 7 });</text:span></text:span></text:p>
              <text:p text:style-name="P117"><text:span text:style-name="def3"><text:span text:style-name="T60">var</text:span></text:span><text:span text:style-name="def3"><text:span text:style-name="T21"> myCarsEnum = myCars.OfType&lt;</text:span></text:span><text:span text:style-name="def3"><text:span text:style-name="T111">Car</text:span></text:span><text:span text:style-name="def3"><text:span text:style-name="T21">&gt;(); </text:span></text:span><text:span text:style-name="defZiel">/*</text:span><text:span text:style-name="defZiel"><text:span text:style-name="T189">bez tej linii kompilator zwraca błąd</text:span></text:span><text:span text:style-name="defZiel">*/</text:span></text:p>
              <text:p text:style-name="P117"><text:span text:style-name="def3"><text:span text:style-name="T60">var</text:span></text:span><text:span text:style-name="def3"><text:span text:style-name="T21"> fastArrCars = </text:span></text:span><text:span text:style-name="def3"><text:span text:style-name="T60">from</text:span></text:span><text:span text:style-name="def3"><text:span text:style-name="T21"> c </text:span></text:span><text:span text:style-name="def3"><text:span text:style-name="T60">in</text:span></text:span><text:span text:style-name="def3"><text:span text:style-name="T21"> myCarsEnum </text:span></text:span><text:span text:style-name="def3"><text:span text:style-name="T60">where</text:span></text:span><text:span text:style-name="def3"><text:span text:style-name="T21"> c.speed &gt; 5 </text:span></text:span><text:span text:style-name="def3"><text:span text:style-name="T60">select</text:span></text:span><text:span text:style-name="def3"><text:span text:style-name="T21"> c;</text:span></text:span></text:p>
              <text:p text:style-name="P117"><text:span text:style-name="def3"><text:span text:style-name="T60">foreach</text:span></text:span><text:span text:style-name="def3"><text:span text:style-name="T21"> (</text:span></text:span><text:span text:style-name="def3"><text:span text:style-name="T60">var</text:span></text:span><text:span text:style-name="def3"><text:span text:style-name="T21"> f </text:span></text:span><text:span text:style-name="def3"><text:span text:style-name="T60">in</text:span></text:span><text:span text:style-name="def3"><text:span text:style-name="T21"> fastCars) { };</text:span></text:span></text:p>
            </text:list-item>
            <text:list-item>
              <text:p text:style-name="P121"><text:span text:style-name="def3"><text:span text:style-name="T49">typy niegeneryczne przechowują elementy jako System.Object, to mogą przechowywać mix dowolnych typów. </text:span></text:span><text:span text:style-name="def3"><text:span text:style-name="T50">Kompilator odda bład bo nie będzie wiedzał co tak włąsciwie w kolecji jest. A</text:span></text:span><text:span text:style-name="def3"><text:span text:style-name="T49">by odfiltrować tylko jeden typ elementów należy użyć metody rozszerzającej OfType&lt;T&gt;()</text:span></text:span></text:p>
              <text:list>
                <text:list-item>
                  <text:p text:style-name="P121"><text:span text:style-name="def3"><text:span text:style-name="T133">ArrayList</text:span></text:span><text:span text:style-name="def3"><text:span text:style-name="T21"> lst = </text:span></text:span><text:span text:style-name="def3"><text:span text:style-name="T60">new</text:span></text:span><text:span text:style-name="def3"><text:span text:style-name="T21"> </text:span></text:span><text:span text:style-name="def3"><text:span text:style-name="T111">ArrayList</text:span></text:span><text:span text:style-name="def3"><text:span text:style-name="T21">();</text:span></text:span></text:p>
                  <text:p text:style-name="P117"><text:span text:style-name="def3"><text:span text:style-name="T21">lst.AddRange(</text:span></text:span><text:span text:style-name="def3"><text:span text:style-name="T60">new</text:span></text:span><text:span text:style-name="def3"><text:span text:style-name="T21"> </text:span></text:span><text:span text:style-name="def3"><text:span text:style-name="T111">Object</text:span></text:span><text:span text:style-name="def3"><text:span text:style-name="T21">[]{</text:span></text:span><text:span text:style-name="def3"><text:span text:style-name="T60">new</text:span></text:span><text:span text:style-name="def3"><text:span text:style-name="T21"> </text:span></text:span><text:span text:style-name="def3"><text:span text:style-name="T111">Car</text:span></text:span><text:span text:style-name="def3"><text:span text:style-name="T21">(), 1, 2, </text:span></text:span><text:span text:style-name="def3"><text:span text:style-name="T95">"Ala"</text:span></text:span><text:span text:style-name="def3"><text:span text:style-name="T21">, 5.5, </text:span></text:span><text:span text:style-name="def3"><text:span text:style-name="T60">new</text:span></text:span><text:span text:style-name="def3"><text:span text:style-name="T21"> </text:span></text:span><text:span text:style-name="def3"><text:span text:style-name="T111">Object</text:span></text:span><text:span text:style-name="def3"><text:span text:style-name="T21">()});</text:span></text:span></text:p>
                  <text:p text:style-name="P122"><text:span text:style-name="defZiel">/*</text:span><text:span text:style-name="defZiel"><text:span text:style-name="T192">dzięki temu LINQ będzie wiedział, że operuje na integerach</text:span></text:span><text:span text:style-name="defZiel">*/</text:span></text:p>
                  <text:p text:style-name="P117"><text:span text:style-name="def3"><text:span text:style-name="T60">var</text:span></text:span><text:span text:style-name="def3"><text:span text:style-name="T21"> a = lst.OfType&lt;</text:span></text:span><text:span text:style-name="def3"><text:span text:style-name="T60">int</text:span></text:span><text:span text:style-name="def3"><text:span text:style-name="T21">&gt;(); </text:span></text:span></text:p>
                  <text:p text:style-name="P117"><text:span text:style-name="def3"><text:span text:style-name="T60">var</text:span></text:span><text:span text:style-name="def3"><text:span text:style-name="T21"> b = (</text:span></text:span><text:span text:style-name="def3"><text:span text:style-name="T60">from</text:span></text:span><text:span text:style-name="def3"><text:span text:style-name="T21"> i </text:span></text:span><text:span text:style-name="def3"><text:span text:style-name="T60">in</text:span></text:span><text:span text:style-name="def3"><text:span text:style-name="T21"> a </text:span></text:span><text:span text:style-name="def3"><text:span text:style-name="T60">where</text:span></text:span><text:span text:style-name="def3"><text:span text:style-name="T21"> i &lt; 4 </text:span></text:span><text:span text:style-name="def3"><text:span text:style-name="T60">select</text:span></text:span><text:span text:style-name="def3"><text:span text:style-name="T21"> i) ;</text:span></text:span></text:p>
                </text:list-item>
                <text:list-item>
                  <text:p text:style-name="P122"><text:span text:style-name="def"><text:span text:style-name="T187">ŹLE</text:span></text:span><text:span text:style-name="def3"><text:span text:style-name="T135"> </text:span></text:span></text:p>
                  <text:p text:style-name="P122"><text:span text:style-name="def3"><text:span text:style-name="T133">ArrayList</text:span></text:span><text:span text:style-name="def3"><text:span text:style-name="T21"> lst = </text:span></text:span><text:span text:style-name="def3"><text:span text:style-name="T60">new</text:span></text:span><text:span text:style-name="def3"><text:span text:style-name="T21"> </text:span></text:span><text:span text:style-name="def3"><text:span text:style-name="T111">ArrayList</text:span></text:span><text:span text:style-name="def3"><text:span text:style-name="T21">();</text:span></text:span></text:p>
                  <text:p text:style-name="P122"><text:span text:style-name="def3"><text:span text:style-name="T21">lst.AddRange(</text:span></text:span><text:span text:style-name="def3"><text:span text:style-name="T60">new</text:span></text:span><text:span text:style-name="def3"><text:span text:style-name="T21"> </text:span></text:span><text:span text:style-name="def3"><text:span text:style-name="T111">Object</text:span></text:span><text:span text:style-name="def3"><text:span text:style-name="T21">[]{</text:span></text:span><text:span text:style-name="def3"><text:span text:style-name="T60">new</text:span></text:span><text:span text:style-name="def3"><text:span text:style-name="T21"> </text:span></text:span><text:span text:style-name="def3"><text:span text:style-name="T111">Car</text:span></text:span><text:span text:style-name="def3"><text:span text:style-name="T21">(), 1, 2, </text:span></text:span><text:span text:style-name="def3"><text:span text:style-name="T95">"Ala"</text:span></text:span><text:span text:style-name="def3"><text:span text:style-name="T21">, 5.5, </text:span></text:span><text:span text:style-name="def3"><text:span text:style-name="T60">new</text:span></text:span><text:span text:style-name="def3"><text:span text:style-name="T21"> </text:span></text:span><text:span text:style-name="def3"><text:span text:style-name="T111">Object</text:span></text:span><text:span text:style-name="def3"><text:span text:style-name="T21">()});</text:span></text:span></text:p>
                  <text:p text:style-name="P122"><text:span text:style-name="def3"><text:span text:style-name="T60">var</text:span></text:span><text:span text:style-name="def3"><text:span text:style-name="T21"> b = (</text:span></text:span><text:span text:style-name="def3"><text:span text:style-name="T60">from</text:span></text:span><text:span text:style-name="def3"><text:span text:style-name="T21"> i </text:span></text:span><text:span text:style-name="def3"><text:span text:style-name="T60">in</text:span></text:span><text:span text:style-name="def3"><text:span text:style-name="T21"> lst </text:span></text:span><text:span text:style-name="def3"><text:span text:style-name="T60">where</text:span></text:span><text:span text:style-name="def3"><text:span text:style-name="T21"> i &lt; 4 </text:span></text:span><text:span text:style-name="def3"><text:span text:style-name="T60">select</text:span></text:span><text:span text:style-name="def3"><text:span text:style-name="T21"> i) ;</text:span></text:span></text:p>
                  <text:p text:style-name="P121"><text:span text:style-name="def3"><text:span text:style-name="T48"/></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Consolas6" svg:font-family="Consolas" style:font-family-generic="roman" style:font-pitch="variable"/>
    <style:font-face style:name="Consolas5" svg:font-family="Consolas" style:font-adornments="Normalny" style:font-family-generic="roman"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3H45M3S</meta:editing-duration>
    <meta:editing-cycles>83</meta:editing-cycles>
    <meta:generator>LibreOffice/4.0.1.2$Windows_x86 LibreOffice_project/84102822e3d61eb989ddd325abf1ac077904985</meta:generator>
    <dc:date>2013-03-21T21:29:28.80</dc:date>
    <meta:document-statistic meta:table-count="0" meta:image-count="0" meta:object-count="0" meta:page-count="29" meta:paragraph-count="1195" meta:word-count="8543" meta:character-count="51512" meta:non-whitespace-character-count="44812"/>
  </office:meta>
</office:document-meta>
</file>